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Preformatted_20_Text">
      <style:paragraph-properties style:writing-mode="lr-tb"/>
    </style:style>
    <style:style style:name="P61" style:family="paragraph" style:parent-style-name="Preformatted_20_Text">
      <style:paragraph-properties fo:margin-top="0in" fo:margin-bottom="0.1965in" style:writing-mode="lr-tb"/>
    </style:style>
    <style:style style:name="P62" style:family="paragraph" style:parent-style-name="Preformatted_20_Text" style:list-style-name="L8">
      <style:paragraph-properties fo:margin-top="0in" fo:margin-bottom="0.1965in" style:writing-mode="lr-tb"/>
    </style:style>
    <style:style style:name="P63" style:family="paragraph" style:parent-style-name="Preformatted_20_Text" style:list-style-name="L10">
      <style:paragraph-properties fo:margin-top="0in" fo:margin-bottom="0.1965in" style:writing-mode="lr-tb"/>
    </style:style>
    <style:style style:name="P64" style:family="paragraph" style:parent-style-name="Preformatted_20_Text" style:list-style-name="L13">
      <style:paragraph-properties fo:margin-top="0in" fo:margin-bottom="0.1965in" style:writing-mode="lr-tb"/>
    </style:style>
    <style:style style:name="P65" style:family="paragraph" style:parent-style-name="Preformatted_20_Text" style:list-style-name="L22">
      <style:paragraph-properties fo:margin-top="0in" fo:margin-bottom="0.1965in" style:writing-mode="lr-tb"/>
    </style:style>
    <style:style style:name="P66" style:family="paragraph" style:parent-style-name="Preformatted_20_Text" style:list-style-name="L28">
      <style:paragraph-properties fo:margin-top="0in" fo:margin-bottom="0.1965in" style:writing-mode="lr-t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8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9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You said:</text:h>
      <text:p text:style-name="Text_20_body">I have a few markdown to html converters but they are too specialized. I need proper understanding of how they work so I can start over and build a general purpose script for converting markdown into html lessons across all my departments.</text:p>
      <text:h text:style-name="Heading_20_6" text:outline-level="6">ChatGPT said:</text:h>
      <text:p text:style-name="Text_20_body">Got it ? — let’s strip this down to <text:span text:style-name="Emphasis">first principles</text:span>.</text:p>
      <text:p text:style-name="Text_20_body">A <text:span text:style-name="Strong_20_Emphasis">Markdown-to-HTML converter</text:span> is really just a <text:span text:style-name="Strong_20_Emphasis">parser + renderer</text:span>:</text:p>
      <text:p text:style-name="Horizontal_20_Line"/>
      <text:h text:style-name="Heading_20_2" text:outline-level="2">1. What’s really happening under the hood?</text:h>
      <text:p text:style-name="Text_20_body">Markdown is just plain text with simple formatting rules:</text:p>
      <text:list xml:id="list8133152666508869220" text:style-name="L1">
        <text:list-item>
          <text:p text:style-name="P1"><text:span text:style-name="Source_20_Text"># Heading</text:span> → <text:span text:style-name="Source_20_Text">&lt;h1&gt;Heading&lt;/h1&gt;</text:span></text:p>
        </text:list-item>
        <text:list-item>
          <text:p text:style-name="P1"><text:span text:style-name="Source_20_Text">**bold**</text:span> → <text:span text:style-name="Source_20_Text">&lt;strong&gt;bold&lt;/strong&gt;</text:span></text:p>
        </text:list-item>
        <text:list-item>
          <text:p text:style-name="P1"><text:span text:style-name="Source_20_Text">*italic*</text:span> → <text:span text:style-name="Source_20_Text">&lt;em&gt;italic&lt;/em&gt;</text:span></text:p>
        </text:list-item>
        <text:list-item>
          <text:p text:style-name="P1"><text:span text:style-name="Source_20_Text">[link](url)</text:span> → <text:span text:style-name="Source_20_Text">&lt;a href="url"&gt;link&lt;/a&gt;</text:span></text:p>
        </text:list-item>
        <text:list-item>
          <text:p text:style-name="P1">Lists, code blocks, blockquotes, etc.</text:p>
        </text:list-item>
      </text:list>
      <text:p text:style-name="Text_20_body">So a converter has to:</text:p>
      <text:list xml:id="list7283609689925260033" text:style-name="L2">
        <text:list-item>
          <text:p text:style-name="P2"><text:span text:style-name="Strong_20_Emphasis">Read the markdown text.</text:span></text:p>
        </text:list-item>
        <text:list-item>
          <text:p text:style-name="P2"><text:span text:style-name="Strong_20_Emphasis">Parse</text:span> (recognize Markdown patterns using regex or a tokenizer).</text:p>
        </text:list-item>
        <text:list-item>
          <text:p text:style-name="P2"><text:span text:style-name="Strong_20_Emphasis">Transform</text:span> into the right HTML tags.</text:p>
        </text:list-item>
        <text:list-item>
          <text:p text:style-name="P2"><text:span text:style-name="Strong_20_Emphasis">Output</text:span> valid HTML (usually wrapped in <text:span text:style-name="Source_20_Text">&lt;html&gt;&lt;head&gt;&lt;body&gt;...&lt;/body&gt;&lt;/html&gt;</text:span>).</text:p>
        </text:list-item>
      </text:list>
      <text:p text:style-name="Horizontal_20_Line"/>
      <text:h text:style-name="Heading_20_2" text:outline-level="2">2. Two main approaches</text:h>
      <text:h text:style-name="Heading_20_3" text:outline-level="3">? Regex-based</text:h>
      <text:list xml:id="list8732477248655420148" text:style-name="L3">
        <text:list-item>
          <text:p text:style-name="P3">Quick and dirty: use regular expressions to replace Markdown patterns with HTML.</text:p>
        </text:list-item>
        <text:list-item>
          <text:p text:style-name="P3">Example: replace <text:span text:style-name="Source_20_Text">\*\*(.*?)\*\*</text:span> with <text:span text:style-name="Source_20_Text">&lt;strong&gt;\1&lt;/strong&gt;</text:span>.</text:p>
        </text:list-item>
        <text:list-item>
          <text:p text:style-name="P3">Works for simple cases, but gets messy for nested or complex Markdown.</text:p>
        </text:list-item>
      </text:list>
      <text:h text:style-name="Heading_20_3" text:outline-level="3">? Parser-based</text:h>
      <text:list xml:id="list2265490974967152470" text:style-name="L4">
        <text:list-item>
          <text:p text:style-name="P4">Tokenizes the input (splits into "tokens": heading, paragraph, list, etc).</text:p>
        </text:list-item>
        <text:list-item>
          <text:p text:style-name="P4">Then renders each token into HTML.</text:p>
        </text:list-item>
        <text:list-item>
          <text:p text:style-name="P4">This is how libraries like <text:span text:style-name="Source_20_Text">marked.js</text:span>, <text:span text:style-name="Source_20_Text">markdown-it</text:span>, or <text:span text:style-name="Source_20_Text">mistune</text:span> in Python work.</text:p>
        </text:list-item>
      </text:list>
      <text:p text:style-name="Horizontal_20_Line"/>
      <text:h text:style-name="Heading_20_2" text:outline-level="2">3. A Minimal Example (regex style in Python)</text:h>
      <text:p text:style-name="P60"><text:span text:style-name="Source_20_Text">import re</text:span></text:p>
      <text:p text:style-name="P60"><text:soft-page-break/></text:p>
      <text:p text:style-name="P60"><text:span text:style-name="Source_20_Text">def md_to_html(markdown_text):</text:span></text:p>
      <text:p text:style-name="P60"><text:span text:style-name="Source_20_Text"><text:s text:c="4"/>html = markdown_text</text:span></text:p>
      <text:p text:style-name="P60"/>
      <text:p text:style-name="P60"><text:span text:style-name="Source_20_Text"><text:s text:c="4"/># Headings</text:span></text:p>
      <text:p text:style-name="P60"><text:span text:style-name="Source_20_Text"><text:s text:c="4"/>html = re.sub(r"^# (.*)", r"&lt;h1&gt;\1&lt;/h1&gt;", html, flags=re.MULTILINE)</text:span></text:p>
      <text:p text:style-name="P60"><text:span text:style-name="Source_20_Text"><text:s text:c="4"/>html = re.sub(r"^## (.*)", r"&lt;h2&gt;\1&lt;/h2&gt;", html, flags=re.MULTILINE)</text:span></text:p>
      <text:p text:style-name="P60"/>
      <text:p text:style-name="P60"><text:span text:style-name="Source_20_Text"><text:s text:c="4"/># Bold and italics</text:span></text:p>
      <text:p text:style-name="P60"><text:span text:style-name="Source_20_Text"><text:s text:c="4"/>html = re.sub(r"\*\*(.*?)\*\*", r"&lt;strong&gt;\1&lt;/strong&gt;", html)</text:span></text:p>
      <text:p text:style-name="P60"><text:span text:style-name="Source_20_Text"><text:s text:c="4"/>html = re.sub(r"\*(.*?)\*", r"&lt;em&gt;\1&lt;/em&gt;", html)</text:span></text:p>
      <text:p text:style-name="P60"/>
      <text:p text:style-name="P60"><text:span text:style-name="Source_20_Text"><text:s text:c="4"/># Links</text:span></text:p>
      <text:p text:style-name="P60"><text:span text:style-name="Source_20_Text"><text:s text:c="4"/>html = re.sub(r"\[(.*?)\]\((.*?)\)", r"&lt;a href='\2'&gt;\1&lt;/a&gt;", html)</text:span></text:p>
      <text:p text:style-name="P60"/>
      <text:p text:style-name="P60"><text:span text:style-name="Source_20_Text"><text:s text:c="4"/># Paragraphs (wrap lines not inside tags)</text:span></text:p>
      <text:p text:style-name="P60"><text:span text:style-name="Source_20_Text"><text:s text:c="4"/>html = re.sub(r"^(?!&lt;h\d&gt;|&lt;ul&gt;|&lt;li&gt;|&lt;strong&gt;|&lt;em&gt;|&lt;a)(.+)$", r"&lt;p&gt;\1&lt;/p&gt;", html, flags=re.MULTILINE)</text:span></text:p>
      <text:p text:style-name="P60"/>
      <text:p text:style-name="P60"><text:span text:style-name="Source_20_Text"><text:s text:c="4"/>return html</text:span></text:p>
      <text:p text:style-name="P60"/>
      <text:p text:style-name="P60"><text:span text:style-name="Source_20_Text">md = """</text:span></text:p>
      <text:p text:style-name="P60"><text:span text:style-name="Source_20_Text"># Lesson 1</text:span></text:p>
      <text:p text:style-name="P60"><text:span text:style-name="Source_20_Text">This is **bold** and *italic*.</text:span></text:p>
      <text:p text:style-name="P60"><text:span text:style-name="Source_20_Text">Go to [MGU](https://maloneuniversity.org).</text:span></text:p>
      <text:p text:style-name="P60"><text:span text:style-name="Source_20_Text">"""</text:span></text:p>
      <text:p text:style-name="P60"/>
      <text:p text:style-name="P61"><text:span text:style-name="Source_20_Text">print(md_to_html(md))</text:span></text:p>
      <text:p text:style-name="Text_20_body">Output:</text:p>
      <text:p text:style-name="P60"><text:span text:style-name="Source_20_Text">&lt;h1&gt;Lesson 1&lt;/h1&gt;</text:span></text:p>
      <text:p text:style-name="P60"><text:span text:style-name="Source_20_Text">&lt;p&gt;This is &lt;strong&gt;bold&lt;/strong&gt; and &lt;em&gt;italic&lt;/em&gt;.&lt;/p&gt;</text:span></text:p>
      <text:p text:style-name="P61"><text:span text:style-name="Source_20_Text">&lt;p&gt;Go to &lt;a href='https://maloneuniversity.org'&gt;MGU&lt;/a&gt;.&lt;/p&gt;</text:span></text:p>
      <text:p text:style-name="Horizontal_20_Line"/>
      <text:h text:style-name="Heading_20_2" text:outline-level="2">4. Generalizing for your use-case</text:h>
      <text:p text:style-name="Text_20_body">Since you want this for <text:span text:style-name="Strong_20_Emphasis">all departments and lessons</text:span>, you’ll need:</text:p>
      <text:list xml:id="list5341857052649142764" text:style-name="L5">
        <text:list-item>
          <text:p text:style-name="P5"><text:span text:style-name="Strong_20_Emphasis">Core Markdown to HTML engine</text:span> (start minimal, expand rules).</text:p>
        </text:list-item>
        <text:list-item>
          <text:p text:style-name="P5"><text:span text:style-name="Strong_20_Emphasis">Template system</text:span> (wrap lessons in <text:span text:style-name="Source_20_Text">&lt;html&gt;&lt;head&gt;&lt;link ...&gt;&lt;/head&gt;&lt;body&gt;...</text:span>).</text:p>
        </text:list-item>
        <text:list-item>
          <text:p text:style-name="P5"><text:span text:style-name="Strong_20_Emphasis">Metadata support</text:span> (e.g., YAML frontmatter: title, subject, author).</text:p>
        </text:list-item>
        <text:list-item>
          <text:p text:style-name="P5"><text:span text:style-name="Strong_20_Emphasis">Batch processing</text:span> (walk through folders and convert every <text:span text:style-name="Source_20_Text">.md</text:span> → <text:span text:style-name="Source_20_Text">.html</text:span>).</text:p>
        </text:list-item>
      </text:list>
      <text:p text:style-name="Horizontal_20_Line"/>
      <text:p text:style-name="Text_20_body">✅ My suggestion:<text:line-break/>We start with a <text:span text:style-name="Strong_20_Emphasis">minimal general-purpose converter</text:span> (like the regex one above), then expand it step by step:</text:p>
      <text:list xml:id="list7364370559475227182" text:style-name="L6">
        <text:list-item>
          <text:p text:style-name="P6">Add lists, blockquotes, code.</text:p>
        </text:list-item>
        <text:list-item>
          <text:p text:style-name="P6">Add metadata handling.</text:p>
        </text:list-item>
        <text:list-item>
          <text:p text:style-name="P6">Add templating for consistent design across departments.</text:p>
        </text:list-item>
      </text:list>
      <text:p text:style-name="Horizontal_20_Line"/>
      <text:p text:style-name="Text_20_body">Do you want me to write a <text:span text:style-name="Strong_20_Emphasis">scaffold script</text:span> that walks your <text:span text:style-name="Source_20_Text">/departments/</text:span> folders, converts all <text:span text:style-name="Source_20_Text">.md</text:span> to <text:span text:style-name="Source_20_Text">.html</text:span>, and wraps them in your site’s CSS/layout — so you have a general-purpose engine right away?</text:p>
      <text:h text:style-name="Heading_20_5" text:outline-level="5"><text:soft-page-break/>You said:</text:h>
      <text:p text:style-name="Text_20_body">yes</text:p>
      <text:h text:style-name="Heading_20_6" text:outline-level="6">ChatGPT said:</text:h>
      <text:p text:style-name="Text_20_body">Perfect ✅ Let’s scaffold a <text:span text:style-name="Strong_20_Emphasis">general-purpose Markdown → HTML lesson converter</text:span> for your site.</text:p>
      <text:p text:style-name="Text_20_body">This script will:</text:p>
      <text:list xml:id="list2336564006135282520" text:style-name="L7">
        <text:list-item>
          <text:p text:style-name="P7">Walk through your <text:span text:style-name="Source_20_Text">departments/</text:span> folder (and subfolders).</text:p>
        </text:list-item>
        <text:list-item>
          <text:p text:style-name="P7">Convert every <text:span text:style-name="Source_20_Text">.md</text:span> file into <text:span text:style-name="Source_20_Text">.html</text:span>.</text:p>
        </text:list-item>
        <text:list-item>
          <text:p text:style-name="P7">Wrap each lesson in a <text:span text:style-name="Strong_20_Emphasis">consistent template</text:span> (head, body, footer).</text:p>
        </text:list-item>
        <text:list-item>
          <text:p text:style-name="P7">Save the output next to the source file, so your folder stays mirrored.</text:p>
        </text:list-item>
      </text:list>
      <text:p text:style-name="Horizontal_20_Line"/>
      <text:h text:style-name="Heading_20_2" text:outline-level="2">Python Scaffold</text:h>
      <text:p text:style-name="P60"><text:span text:style-name="Source_20_Text">import os</text:span></text:p>
      <text:p text:style-name="P60"><text:span text:style-name="Source_20_Text">import re</text:span></text:p>
      <text:p text:style-name="P60"/>
      <text:p text:style-name="P60"><text:span text:style-name="Source_20_Text"># ==== TEMPLATE ====</text:span></text:p>
      <text:p text:style-name="P60"><text:span text:style-name="Source_20_Text">HTML_TEMPLATE = """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<text:s text:c="2"/>&lt;meta charset="UTF-8"&gt;</text:span></text:p>
      <text:p text:style-name="P60"><text:span text:style-name="Source_20_Text"><text:s text:c="2"/>&lt;title&gt;{title}&lt;/title&gt;</text:span></text:p>
      <text:p text:style-name="P60"><text:span text:style-name="Source_20_Text"><text:s text:c="2"/>&lt;link rel="stylesheet" href="/components/css/style.css"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<text:s text:c="2"/>&lt;header&gt;</text:span></text:p>
      <text:p text:style-name="P60"><text:span text:style-name="Source_20_Text"><text:s text:c="4"/>&lt;h1&gt;{title}&lt;/h1&gt;</text:span></text:p>
      <text:p text:style-name="P60"><text:span text:style-name="Source_20_Text"><text:s text:c="2"/>&lt;/header&gt;</text:span></text:p>
      <text:p text:style-name="P60"><text:span text:style-name="Source_20_Text"><text:s text:c="2"/>&lt;main&gt;</text:span></text:p>
      <text:p text:style-name="P60"><text:span text:style-name="Source_20_Text"><text:s text:c="4"/>{content}</text:span></text:p>
      <text:p text:style-name="P60"><text:span text:style-name="Source_20_Text"><text:s text:c="2"/>&lt;/main&gt;</text:span></text:p>
      <text:p text:style-name="P60"><text:span text:style-name="Source_20_Text"><text:s text:c="2"/>&lt;footer&gt;</text:span></text:p>
      <text:p text:style-name="P60"><text:span text:style-name="Source_20_Text"><text:s text:c="4"/>&lt;p&gt;&amp;copy; 2025 Malone Global University&lt;/p&gt;</text:span></text:p>
      <text:p text:style-name="P60"><text:span text:style-name="Source_20_Text"><text:s text:c="2"/>&lt;/footer&gt;</text:span></text:p>
      <text:p text:style-name="P60"><text:span text:style-name="Source_20_Text">&lt;/body&gt;</text:span></text:p>
      <text:p text:style-name="P60"><text:span text:style-name="Source_20_Text">&lt;/html&gt;</text:span></text:p>
      <text:p text:style-name="P60"><text:span text:style-name="Source_20_Text">"""</text:span></text:p>
      <text:p text:style-name="P60"/>
      <text:p text:style-name="P60"><text:span text:style-name="Source_20_Text"># ==== BASIC MARKDOWN RULES ====</text:span></text:p>
      <text:p text:style-name="P60"><text:span text:style-name="Source_20_Text">def md_to_html(markdown_text):</text:span></text:p>
      <text:p text:style-name="P60"><text:span text:style-name="Source_20_Text"><text:s text:c="4"/>html = markdown_text</text:span></text:p>
      <text:p text:style-name="P60"/>
      <text:p text:style-name="P60"><text:span text:style-name="Source_20_Text"><text:s text:c="4"/># Headings</text:span></text:p>
      <text:p text:style-name="P60"><text:span text:style-name="Source_20_Text"><text:s text:c="4"/>html = re.sub(r"^###### (.*)", r"&lt;h6&gt;\1&lt;/h6&gt;", html, flags=re.MULTILINE)</text:span></text:p>
      <text:p text:style-name="P60"><text:span text:style-name="Source_20_Text"><text:s text:c="4"/>html = re.sub(r"^##### (.*)", r"&lt;h5&gt;\1&lt;/h5&gt;", html, flags=re.MULTILINE)</text:span></text:p>
      <text:p text:style-name="P60"><text:span text:style-name="Source_20_Text"><text:s text:c="4"/>html = re.sub(r"^#### (.*)", r"&lt;h4&gt;\1&lt;/h4&gt;", html, flags=re.MULTILINE)</text:span></text:p>
      <text:p text:style-name="P60"><text:span text:style-name="Source_20_Text"><text:s text:c="4"/>html = re.sub(r"^### (.*)", r"&lt;h3&gt;\1&lt;/h3&gt;", html, flags=re.MULTILINE)</text:span></text:p>
      <text:p text:style-name="P60"><text:span text:style-name="Source_20_Text"><text:s text:c="4"/>html = re.sub(r"^## (.*)", r"&lt;h2&gt;\1&lt;/h2&gt;", html, flags=re.MULTILINE)</text:span></text:p>
      <text:p text:style-name="P60"><text:span text:style-name="Source_20_Text"><text:s text:c="4"/>html = re.sub(r"^# (.*)", r"&lt;h1&gt;\1&lt;/h1&gt;", html, flags=re.MULTILINE)</text:span></text:p>
      <text:p text:style-name="P60"/>
      <text:p text:style-name="P60"><text:span text:style-name="Source_20_Text"><text:s text:c="4"/># Bold / Italics</text:span></text:p>
      <text:p text:style-name="P60"><text:span text:style-name="Source_20_Text"><text:s text:c="4"/>html = re.sub(r"\*\*(.*?)\*\*", r"&lt;strong&gt;\1&lt;/strong&gt;", html)</text:span></text:p>
      <text:p text:style-name="P60"><text:span text:style-name="Source_20_Text"><text:s text:c="4"/>html = re.sub(r"\*(.*?)\*", r"&lt;em&gt;\1&lt;/em&gt;", html)</text:span></text:p>
      <text:p text:style-name="P60"/>
      <text:p text:style-name="P60"><text:span text:style-name="Source_20_Text"><text:s text:c="4"/># Links</text:span></text:p>
      <text:p text:style-name="P60"><text:span text:style-name="Source_20_Text"><text:s text:c="4"/>html = re.sub(r"\[(.*?)\]\((.*?)\)", r"&lt;a href='\2'&gt;\1&lt;/a&gt;", html)</text:span></text:p>
      <text:p text:style-name="P60"/>
      <text:p text:style-name="P60"><text:span text:style-name="Source_20_Text"><text:s text:c="4"/># Unordered lists</text:span></text:p>
      <text:p text:style-name="P60"><text:span text:style-name="Source_20_Text"><text:s text:c="4"/>html = re.sub(r"^\s*-\s+(.*)", r"&lt;li&gt;\1&lt;/li&gt;", html, flags=re.MULTILINE)</text:span></text:p>
      <text:p text:style-name="P60"><text:soft-page-break/><text:span text:style-name="Source_20_Text"><text:s text:c="4"/>html = re.sub(r"(&lt;li&gt;.*&lt;/li&gt;\n?)+", lambda m: "&lt;ul&gt;\n" + m.group(0) + "&lt;/ul&gt;", html, flags=re.MULTILINE)</text:span></text:p>
      <text:p text:style-name="P60"/>
      <text:p text:style-name="P60"><text:span text:style-name="Source_20_Text"><text:s text:c="4"/># Paragraphs (wrap text lines not already inside tags)</text:span></text:p>
      <text:p text:style-name="P60"><text:span text:style-name="Source_20_Text"><text:s text:c="4"/>html = re.sub(r"^(?!&lt;h\d&gt;|&lt;ul&gt;|&lt;li&gt;|&lt;strong&gt;|&lt;em&gt;|&lt;a|&lt;p&gt;|&lt;/ul&gt;|&lt;/li&gt;)(.+)$", r"&lt;p&gt;\1&lt;/p&gt;", html, flags=re.MULTILINE)</text:span></text:p>
      <text:p text:style-name="P60"/>
      <text:p text:style-name="P60"><text:span text:style-name="Source_20_Text"><text:s text:c="4"/>return html</text:span></text:p>
      <text:p text:style-name="P60"/>
      <text:p text:style-name="P60"/>
      <text:p text:style-name="P60"><text:span text:style-name="Source_20_Text"># ==== CONVERSION FUNCTION ====</text:span></text:p>
      <text:p text:style-name="P60"><text:span text:style-name="Source_20_Text">def convert_markdown_file(md_path):</text:span></text:p>
      <text:p text:style-name="P60"><text:span text:style-name="Source_20_Text"><text:s text:c="4"/>with open(md_path, "r", encoding="utf-8") as f:</text:span></text:p>
      <text:p text:style-name="P60"><text:span text:style-name="Source_20_Text"><text:s text:c="8"/>md_text = f.read()</text:span></text:p>
      <text:p text:style-name="P60"/>
      <text:p text:style-name="P60"><text:span text:style-name="Source_20_Text"><text:s text:c="4"/># Use first heading as title, fallback = filename</text:span></text:p>
      <text:p text:style-name="P60"><text:span text:style-name="Source_20_Text"><text:s text:c="4"/>first_heading = re.search(r"^# (.*)", md_text, re.MULTILINE)</text:span></text:p>
      <text:p text:style-name="P60"><text:span text:style-name="Source_20_Text"><text:s text:c="4"/>title = first_heading.group(1) if first_heading else os.path.splitext(os.path.basename(md_path))[0]</text:span></text:p>
      <text:p text:style-name="P60"/>
      <text:p text:style-name="P60"><text:span text:style-name="Source_20_Text"><text:s text:c="4"/># Convert markdown to HTML</text:span></text:p>
      <text:p text:style-name="P60"><text:span text:style-name="Source_20_Text"><text:s text:c="4"/>body_html = md_to_html(md_text)</text:span></text:p>
      <text:p text:style-name="P60"/>
      <text:p text:style-name="P60"><text:span text:style-name="Source_20_Text"><text:s text:c="4"/># Wrap with template</text:span></text:p>
      <text:p text:style-name="P60"><text:span text:style-name="Source_20_Text"><text:s text:c="4"/>full_html = HTML_TEMPLATE.format(title=title, content=body_html)</text:span></text:p>
      <text:p text:style-name="P60"/>
      <text:p text:style-name="P60"><text:span text:style-name="Source_20_Text"><text:s text:c="4"/># Save HTML file next to markdown</text:span></text:p>
      <text:p text:style-name="P60"><text:span text:style-name="Source_20_Text"><text:s text:c="4"/>html_path = os.path.splitext(md_path)[0] + ".html"</text:span></text:p>
      <text:p text:style-name="P60"><text:span text:style-name="Source_20_Text"><text:s text:c="4"/>with open(html_path, "w", encoding="utf-8") as f:</text:span></text:p>
      <text:p text:style-name="P60"><text:span text:style-name="Source_20_Text"><text:s text:c="8"/>f.write(full_html)</text:span></text:p>
      <text:p text:style-name="P60"/>
      <text:p text:style-name="P60"><text:span text:style-name="Source_20_Text"><text:s text:c="4"/>print(f"Converted: {md_path} → {html_path}")</text:span></text:p>
      <text:p text:style-name="P60"/>
      <text:p text:style-name="P60"/>
      <text:p text:style-name="P60"><text:span text:style-name="Source_20_Text"># ==== WALK THROUGH DEPARTMENTS ====</text:span></text:p>
      <text:p text:style-name="P60"><text:span text:style-name="Source_20_Text">def convert_all_markdown(base_dir="departments"):</text:span></text:p>
      <text:p text:style-name="P60"><text:span text:style-name="Source_20_Text"><text:s text:c="4"/>for root, _, files in os.walk(base_dir):</text:span></text:p>
      <text:p text:style-name="P60"><text:span text:style-name="Source_20_Text"><text:s text:c="8"/>for file in files:</text:span></text:p>
      <text:p text:style-name="P60"><text:span text:style-name="Source_20_Text"><text:s text:c="12"/>if file.endswith(".md"):</text:span></text:p>
      <text:p text:style-name="P60"><text:span text:style-name="Source_20_Text"><text:s text:c="16"/>convert_markdown_file(os.path.join(root, file))</text:span></text:p>
      <text:p text:style-name="P60"/>
      <text:p text:style-name="P60"/>
      <text:p text:style-name="P60"><text:span text:style-name="Source_20_Text">if __name__ == "__main__":</text:span></text:p>
      <text:p text:style-name="P61"><text:span text:style-name="Source_20_Text"><text:s text:c="4"/>convert_all_markdown()</text:span></text:p>
      <text:p text:style-name="Horizontal_20_Line"/>
      <text:h text:style-name="Heading_20_2" text:outline-level="2">? How this fits your system</text:h>
      <text:list xml:id="list5315197795460505487" text:style-name="L8">
        <text:list-item>
          <text:p text:style-name="P8">Place script at <text:span text:style-name="Source_20_Text">C:/MGU/convert.py</text:span>.</text:p>
        </text:list-item>
        <text:list-item>
          <text:p text:style-name="P8">Run:</text:p>
          <text:p text:style-name="P62"><text:span text:style-name="Source_20_Text">python convert.py</text:span></text:p>
        </text:list-item>
        <text:list-item>
          <text:p text:style-name="P8">Every <text:span text:style-name="Source_20_Text">.md</text:span> inside <text:span text:style-name="Source_20_Text">departments/</text:span> (and subfolders like <text:span text:style-name="Source_20_Text">law</text:span>, <text:span text:style-name="Source_20_Text">science</text:span>, <text:span text:style-name="Source_20_Text">math</text:span>) will auto-generate a <text:span text:style-name="Source_20_Text">.html</text:span> lesson with your global CSS.</text:p>
        </text:list-item>
        <text:list-item>
          <text:p text:style-name="P8">Template is consistent across departments, so design stays uniform.</text:p>
        </text:list-item>
      </text:list>
      <text:p text:style-name="Horizontal_20_Line"/>
      <text:p text:style-name="Text_20_body">? Next step: Do you want me to <text:span text:style-name="Strong_20_Emphasis">expand the Markdown rules</text:span> (blockquotes, code blocks, images, horizontal rules, etc.) so your lessons look like professional course material right away, or keep it minimal for now?</text:p>
      <text:h text:style-name="Heading_20_5" text:outline-level="5"><text:soft-page-break/>You said:</text:h>
      <text:p text:style-name="Text_20_body">I want a simple script that I can use as a base for later scripts. A script that I can save as version 1.0. I will not delete or overwrite this script. I will use it to create more powerful scripts later from a known working state. I will feed later scripts to A.I. models to see what I am doing and give design cues for the next upgrades. I will save different scripts, clearly marked and audited, for use with different tasks. </text:p>
      <text:h text:style-name="Heading_20_6" text:outline-level="6">ChatGPT said:</text:h>
      <text:p text:style-name="Text_20_body">That’s a smart approach ✅ — versioning your scripts and keeping a <text:span text:style-name="Strong_20_Emphasis">“clean base”</text:span> is exactly how professional developers work.</text:p>
      <text:p text:style-name="Text_20_body">Here’s a <text:span text:style-name="Strong_20_Emphasis">Version 1.0</text:span> script — the simplest possible Markdown → HTML converter that still works, with minimal rules. It’s clean, readable, and easy to extend later.</text:p>
      <text:p text:style-name="Horizontal_20_Line"/>
      <text:h text:style-name="Heading_20_1" text:outline-level="1">? <text:span text:style-name="Source_20_Text">md_to_html_v1.py</text:span></text:h>
      <text:p text:style-name="P60"><text:span text:style-name="Source_20_Text">"""</text:span></text:p>
      <text:p text:style-name="P60"><text:span text:style-name="Source_20_Text">MD to HTML Converter - Version 1.0</text:span></text:p>
      <text:p text:style-name="P60"><text:span text:style-name="Source_20_Text">----------------------------------</text:span></text:p>
      <text:p text:style-name="P60"><text:span text:style-name="Source_20_Text">This script converts Markdown (.md) files into simple HTML files.</text:span></text:p>
      <text:p text:style-name="P60"><text:span text:style-name="Source_20_Text">It is a minimal working base that can be extended in later versions.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import re</text:span></text:p>
      <text:p text:style-name="P60"/>
      <text:p text:style-name="P60"><text:span text:style-name="Source_20_Text"># ==== Basic Markdown → HTML function ====</text:span></text:p>
      <text:p text:style-name="P60"><text:span text:style-name="Source_20_Text">def md_to_html(markdown_text):</text:span></text:p>
      <text:p text:style-name="P60"><text:span text:style-name="Source_20_Text"><text:s text:c="4"/>html = markdown_text</text:span></text:p>
      <text:p text:style-name="P60"/>
      <text:p text:style-name="P60"><text:span text:style-name="Source_20_Text"><text:s text:c="4"/># Headings</text:span></text:p>
      <text:p text:style-name="P60"><text:span text:style-name="Source_20_Text"><text:s text:c="4"/>html = re.sub(r"^# (.*)", r"&lt;h1&gt;\1&lt;/h1&gt;", html, flags=re.MULTILINE)</text:span></text:p>
      <text:p text:style-name="P60"><text:span text:style-name="Source_20_Text"><text:s text:c="4"/>html = re.sub(r"^## (.*)", r"&lt;h2&gt;\1&lt;/h2&gt;", html, flags=re.MULTILINE)</text:span></text:p>
      <text:p text:style-name="P60"/>
      <text:p text:style-name="P60"><text:span text:style-name="Source_20_Text"><text:s text:c="4"/># Bold and Italics</text:span></text:p>
      <text:p text:style-name="P60"><text:span text:style-name="Source_20_Text"><text:s text:c="4"/>html = re.sub(r"\*\*(.*?)\*\*", r"&lt;strong&gt;\1&lt;/strong&gt;", html)</text:span></text:p>
      <text:p text:style-name="P60"><text:span text:style-name="Source_20_Text"><text:s text:c="4"/>html = re.sub(r"\*(.*?)\*", r"&lt;em&gt;\1&lt;/em&gt;", html)</text:span></text:p>
      <text:p text:style-name="P60"/>
      <text:p text:style-name="P60"><text:span text:style-name="Source_20_Text"><text:s text:c="4"/># Links</text:span></text:p>
      <text:p text:style-name="P60"><text:span text:style-name="Source_20_Text"><text:s text:c="4"/>html = re.sub(r"\[(.*?)\]\((.*?)\)", r"&lt;a href='\2'&gt;\1&lt;/a&gt;", html)</text:span></text:p>
      <text:p text:style-name="P60"/>
      <text:p text:style-name="P60"><text:span text:style-name="Source_20_Text"><text:s text:c="4"/>return html</text:span></text:p>
      <text:p text:style-name="P60"/>
      <text:p text:style-name="P60"/>
      <text:p text:style-name="P60"><text:span text:style-name="Source_20_Text"># ==== Convert single file ====</text:span></text:p>
      <text:p text:style-name="P60"><text:span text:style-name="Source_20_Text">def convert_markdown_file(md_path):</text:span></text:p>
      <text:p text:style-name="P60"><text:span text:style-name="Source_20_Text"><text:s text:c="4"/>with open(md_path, "r", encoding="utf-8") as f:</text:span></text:p>
      <text:p text:style-name="P60"><text:span text:style-name="Source_20_Text"><text:s text:c="8"/>md_text = f.read()</text:span></text:p>
      <text:p text:style-name="P60"/>
      <text:p text:style-name="P60"><text:span text:style-name="Source_20_Text"><text:s text:c="4"/>body_html = md_to_html(md_text)</text:span></text:p>
      <text:p text:style-name="P60"/>
      <text:p text:style-name="P60"><text:span text:style-name="Source_20_Text"><text:s text:c="4"/># Wrap in minimal HTML structure</text:span></text:p>
      <text:p text:style-name="P60"><text:span text:style-name="Source_20_Text"><text:s text:c="4"/>full_html = f"""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<text:s text:c="2"/>&lt;meta charset="UTF-8"&gt;</text:span></text:p>
      <text:p text:style-name="P60"><text:span text:style-name="Source_20_Text"><text:s text:c="2"/>&lt;title&gt;{os.path.basename(md_path)}&lt;/tit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{body_html}</text:span></text:p>
      <text:p text:style-name="P60"><text:span text:style-name="Source_20_Text">&lt;/body&gt;</text:span></text:p>
      <text:p text:style-name="P60"><text:span text:style-name="Source_20_Text">&lt;/html&gt;"""</text:span></text:p>
      <text:p text:style-name="P60"><text:soft-page-break/></text:p>
      <text:p text:style-name="P60"><text:span text:style-name="Source_20_Text"><text:s text:c="4"/># Save alongside source</text:span></text:p>
      <text:p text:style-name="P60"><text:span text:style-name="Source_20_Text"><text:s text:c="4"/>html_path = os.path.splitext(md_path)[0] + ".html"</text:span></text:p>
      <text:p text:style-name="P60"><text:span text:style-name="Source_20_Text"><text:s text:c="4"/>with open(html_path, "w", encoding="utf-8") as f:</text:span></text:p>
      <text:p text:style-name="P60"><text:span text:style-name="Source_20_Text"><text:s text:c="8"/>f.write(full_html)</text:span></text:p>
      <text:p text:style-name="P60"/>
      <text:p text:style-name="P60"><text:span text:style-name="Source_20_Text"><text:s text:c="4"/>print(f"Converted: {md_path} → {html_path}")</text:span></text:p>
      <text:p text:style-name="P60"/>
      <text:p text:style-name="P60"/>
      <text:p text:style-name="P60"><text:span text:style-name="Source_20_Text"># ==== Batch convert all .md files ====</text:span></text:p>
      <text:p text:style-name="P60"><text:span text:style-name="Source_20_Text">def convert_all_markdown(base_dir="departments"):</text:span></text:p>
      <text:p text:style-name="P60"><text:span text:style-name="Source_20_Text"><text:s text:c="4"/>for root, _, files in os.walk(base_dir):</text:span></text:p>
      <text:p text:style-name="P60"><text:span text:style-name="Source_20_Text"><text:s text:c="8"/>for file in files:</text:span></text:p>
      <text:p text:style-name="P60"><text:span text:style-name="Source_20_Text"><text:s text:c="12"/>if file.endswith(".md"):</text:span></text:p>
      <text:p text:style-name="P60"><text:span text:style-name="Source_20_Text"><text:s text:c="16"/>convert_markdown_file(os.path.join(root, file))</text:span></text:p>
      <text:p text:style-name="P60"/>
      <text:p text:style-name="P60"/>
      <text:p text:style-name="P60"><text:span text:style-name="Source_20_Text">if __name__ == "__main__":</text:span></text:p>
      <text:p text:style-name="P61"><text:span text:style-name="Source_20_Text"><text:s text:c="4"/>convert_all_markdown()</text:span></text:p>
      <text:p text:style-name="Horizontal_20_Line"/>
      <text:h text:style-name="Heading_20_2" text:outline-level="2">✅ Features of Version 1.0</text:h>
      <text:list xml:id="list4117154837673228591" text:style-name="L9">
        <text:list-item>
          <text:p text:style-name="P9">Converts <text:span text:style-name="Source_20_Text">.md</text:span> files to <text:span text:style-name="Source_20_Text">.html</text:span> inside <text:span text:style-name="Source_20_Text">departments/</text:span> (recursively).</text:p>
        </text:list-item>
        <text:list-item>
          <text:p text:style-name="P9">Supports:</text:p>
          <text:list>
            <text:list-item>
              <text:p text:style-name="P9"><text:span text:style-name="Source_20_Text"># Heading</text:span> → <text:span text:style-name="Source_20_Text">&lt;h1&gt;</text:span></text:p>
            </text:list-item>
            <text:list-item>
              <text:p text:style-name="P9"><text:span text:style-name="Source_20_Text">## Heading</text:span> → <text:span text:style-name="Source_20_Text">&lt;h2&gt;</text:span></text:p>
            </text:list-item>
            <text:list-item>
              <text:p text:style-name="P9"><text:span text:style-name="Source_20_Text">**bold**</text:span> → <text:span text:style-name="Source_20_Text">&lt;strong&gt;</text:span></text:p>
            </text:list-item>
            <text:list-item>
              <text:p text:style-name="P9"><text:span text:style-name="Source_20_Text">*italic*</text:span> → <text:span text:style-name="Source_20_Text">&lt;em&gt;</text:span></text:p>
            </text:list-item>
            <text:list-item>
              <text:p text:style-name="P9"><text:span text:style-name="Source_20_Text">[link](url)</text:span> → <text:span text:style-name="Source_20_Text">&lt;a&gt;</text:span></text:p>
            </text:list-item>
          </text:list>
        </text:list-item>
        <text:list-item>
          <text:p text:style-name="P9">Wraps result in a <text:span text:style-name="Strong_20_Emphasis">minimal HTML template</text:span>.</text:p>
        </text:list-item>
        <text:list-item>
          <text:p text:style-name="P9">Clean, short, readable — perfect as a base for Version 2.0+.</text:p>
        </text:list-item>
      </text:list>
      <text:p text:style-name="Horizontal_20_Line"/>
      <text:h text:style-name="Heading_20_2" text:outline-level="2">? Usage</text:h>
      <text:list xml:id="list4934123697457591308" text:style-name="L10">
        <text:list-item>
          <text:p text:style-name="P10">Save this as <text:span text:style-name="Source_20_Text">md_to_html_v1.py</text:span> inside <text:span text:style-name="Source_20_Text">C:/MGU/</text:span>.</text:p>
        </text:list-item>
        <text:list-item>
          <text:p text:style-name="P10">Run:</text:p>
          <text:p text:style-name="P63"><text:span text:style-name="Source_20_Text">python md_to_html_v1.py</text:span></text:p>
        </text:list-item>
        <text:list-item>
          <text:p text:style-name="P10">It will walk through <text:span text:style-name="Source_20_Text">departments/</text:span> and create <text:span text:style-name="Source_20_Text">.html</text:span> files next to each <text:span text:style-name="Source_20_Text">.md</text:span>.</text:p>
        </text:list-item>
      </text:list>
      <text:p text:style-name="Horizontal_20_Line"/>
      <text:p text:style-name="Text_20_body">Do you want me to also show you a <text:span text:style-name="Strong_20_Emphasis">Version Control naming scheme</text:span> (like <text:span text:style-name="Source_20_Text">v1.0</text:span>, <text:span text:style-name="Source_20_Text">v1.1</text:span>, <text:span text:style-name="Source_20_Text">v2.0</text:span>) so your scripts stay organized as you branch into specialized tools?</text:p>
      <text:h text:style-name="Heading_20_5" text:outline-level="5">You said:</text:h>
      <text:p text:style-name="Text_20_body">If I place it only in a specific folder will it only convert files in those subfolders?</text:p>
      <text:h text:style-name="Heading_20_6" text:outline-level="6"><text:soft-page-break/>ChatGPT said:</text:h>
      <text:p text:style-name="Text_20_body">Exactly ? — the script is written so that it starts from whatever <text:span text:style-name="Strong_20_Emphasis">base directory</text:span> you tell it, and then walks through that folder <text:span text:style-name="Strong_20_Emphasis">and all its subfolders</text:span>.</text:p>
      <text:p text:style-name="Text_20_body">Right now this line sets the default:</text:p>
      <text:p text:style-name="P61"><text:span text:style-name="Source_20_Text">def convert_all_markdown(base_dir="departments"):</text:span></text:p>
      <text:p text:style-name="Text_20_body">So if you run it as-is, it will look inside <text:span text:style-name="Source_20_Text">departments/</text:span> and everything nested under it.</text:p>
      <text:p text:style-name="Horizontal_20_Line"/>
      <text:h text:style-name="Heading_20_3" text:outline-level="3">? Example 1 — Convert only <text:span text:style-name="Source_20_Text">law/</text:span> department</text:h>
      <text:p text:style-name="Text_20_body">If you run:</text:p>
      <text:p text:style-name="P61"><text:span text:style-name="Source_20_Text">convert_all_markdown(base_dir="departments/law")</text:span></text:p>
      <text:p text:style-name="Text_20_body">…it will only touch Markdown files inside <text:span text:style-name="Source_20_Text">departments/law/</text:span> and its subfolders.</text:p>
      <text:p text:style-name="Horizontal_20_Line"/>
      <text:h text:style-name="Heading_20_3" text:outline-level="3">? Example 2 — Convert just one folder (no recursion)</text:h>
      <text:p text:style-name="Text_20_body">If you want <text:span text:style-name="Strong_20_Emphasis">only files in that folder, not its subfolders</text:span>, you can tweak this part:</text:p>
      <text:p text:style-name="P61"><text:span text:style-name="Source_20_Text">for root, _, files in os.walk(base_dir):</text:span></text:p>
      <text:p text:style-name="Text_20_body">➡️ Replace with:</text:p>
      <text:p text:style-name="P60"><text:span text:style-name="Source_20_Text">for file in os.listdir(base_dir):</text:span></text:p>
      <text:p text:style-name="P60"><text:span text:style-name="Source_20_Text"><text:s text:c="4"/>if file.endswith(".md"):</text:span></text:p>
      <text:p text:style-name="P61"><text:span text:style-name="Source_20_Text"><text:s text:c="8"/>convert_markdown_file(os.path.join(base_dir, file))</text:span></text:p>
      <text:p text:style-name="Text_20_body">That way it won’t go deeper.</text:p>
      <text:p text:style-name="Horizontal_20_Line"/>
      <text:p text:style-name="Text_20_body">✅ So yes — by placing the script in a specific folder <text:span text:style-name="Strong_20_Emphasis">and pointing </text:span><text:span text:style-name="Strong_20_Emphasis"><text:span text:style-name="Source_20_Text">base_dir</text:span></text:span><text:span text:style-name="Strong_20_Emphasis"> at it</text:span>, you control exactly which Markdown files get converted.</text:p>
      <text:p text:style-name="Text_20_body">Do you want me to give you two ready-made versions of the function —</text:p>
      <text:list xml:id="list1566613070257629729" text:style-name="L11">
        <text:list-item>
          <text:p text:style-name="P11">one for <text:span text:style-name="Strong_20_Emphasis">recursive conversion</text:span> (includes subfolders),</text:p>
        </text:list-item>
        <text:list-item>
          <text:p text:style-name="P11">one for <text:span text:style-name="Strong_20_Emphasis">single-folder only</text:span> (no recursion)?</text:p>
        </text:list-item>
      </text:list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let’s lock this into <text:span text:style-name="Strong_20_Emphasis">Version 1.0 base script</text:span>, with <text:span text:style-name="Strong_20_Emphasis">two clear functions</text:span> you can call depending on what you want:</text:p>
      <text:list xml:id="list4984696324880478751" text:style-name="L12">
        <text:list-item>
          <text:p text:style-name="P12"><text:span text:style-name="Strong_20_Emphasis">Recursive conversion</text:span> → will process all <text:span text:style-name="Source_20_Text">.md</text:span> in the folder <text:span text:style-name="Emphasis">and all subfolders</text:span>.</text:p>
        </text:list-item>
        <text:list-item>
          <text:p text:style-name="P12"><text:span text:style-name="Strong_20_Emphasis">Single-folder conversion</text:span> → will only process <text:span text:style-name="Source_20_Text">.md</text:span> files directly inside that folder.</text:p>
        </text:list-item>
      </text:list>
      <text:p text:style-name="Horizontal_20_Line"/>
      <text:h text:style-name="Heading_20_1" text:outline-level="1"><text:soft-page-break/>? <text:span text:style-name="Source_20_Text">md_to_html_v1.py</text:span></text:h>
      <text:p text:style-name="P60"><text:span text:style-name="Source_20_Text">"""</text:span></text:p>
      <text:p text:style-name="P60"><text:span text:style-name="Source_20_Text">MD to HTML Converter - Version 1.0</text:span></text:p>
      <text:p text:style-name="P60"><text:span text:style-name="Source_20_Text">----------------------------------</text:span></text:p>
      <text:p text:style-name="P60"><text:span text:style-name="Source_20_Text">This script converts Markdown (.md) files into simple HTML files.</text:span></text:p>
      <text:p text:style-name="P60"><text:span text:style-name="Source_20_Text">Two modes are available:</text:span></text:p>
      <text:p text:style-name="P60"><text:span text:style-name="Source_20_Text"><text:s text:c="2"/>1. convert_all_markdown_recursive(base_dir) → includes subfolders</text:span></text:p>
      <text:p text:style-name="P60"><text:span text:style-name="Source_20_Text"><text:s text:c="2"/>2. convert_all_markdown_single(base_dir) <text:s text:c="2"/>→ only files in one folder</text:span></text:p>
      <text:p text:style-name="P60"/>
      <text:p text:style-name="P60"><text:span text:style-name="Source_20_Text">This is the clean, auditable base version (v1.0).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import re</text:span></text:p>
      <text:p text:style-name="P60"/>
      <text:p text:style-name="P60"><text:span text:style-name="Source_20_Text"># ==== Basic Markdown → HTML function ====</text:span></text:p>
      <text:p text:style-name="P60"><text:span text:style-name="Source_20_Text">def md_to_html(markdown_text):</text:span></text:p>
      <text:p text:style-name="P60"><text:span text:style-name="Source_20_Text"><text:s text:c="4"/>html = markdown_text</text:span></text:p>
      <text:p text:style-name="P60"/>
      <text:p text:style-name="P60"><text:span text:style-name="Source_20_Text"><text:s text:c="4"/># Headings</text:span></text:p>
      <text:p text:style-name="P60"><text:span text:style-name="Source_20_Text"><text:s text:c="4"/>html = re.sub(r"^# (.*)", r"&lt;h1&gt;\1&lt;/h1&gt;", html, flags=re.MULTILINE)</text:span></text:p>
      <text:p text:style-name="P60"><text:span text:style-name="Source_20_Text"><text:s text:c="4"/>html = re.sub(r"^## (.*)", r"&lt;h2&gt;\1&lt;/h2&gt;", html, flags=re.MULTILINE)</text:span></text:p>
      <text:p text:style-name="P60"/>
      <text:p text:style-name="P60"><text:span text:style-name="Source_20_Text"><text:s text:c="4"/># Bold and Italics</text:span></text:p>
      <text:p text:style-name="P60"><text:span text:style-name="Source_20_Text"><text:s text:c="4"/>html = re.sub(r"\*\*(.*?)\*\*", r"&lt;strong&gt;\1&lt;/strong&gt;", html)</text:span></text:p>
      <text:p text:style-name="P60"><text:span text:style-name="Source_20_Text"><text:s text:c="4"/>html = re.sub(r"\*(.*?)\*", r"&lt;em&gt;\1&lt;/em&gt;", html)</text:span></text:p>
      <text:p text:style-name="P60"/>
      <text:p text:style-name="P60"><text:span text:style-name="Source_20_Text"><text:s text:c="4"/># Links</text:span></text:p>
      <text:p text:style-name="P60"><text:span text:style-name="Source_20_Text"><text:s text:c="4"/>html = re.sub(r"\[(.*?)\]\((.*?)\)", r"&lt;a href='\2'&gt;\1&lt;/a&gt;", html)</text:span></text:p>
      <text:p text:style-name="P60"/>
      <text:p text:style-name="P60"><text:span text:style-name="Source_20_Text"><text:s text:c="4"/>return html</text:span></text:p>
      <text:p text:style-name="P60"/>
      <text:p text:style-name="P60"/>
      <text:p text:style-name="P60"><text:span text:style-name="Source_20_Text"># ==== Convert single file ====</text:span></text:p>
      <text:p text:style-name="P60"><text:span text:style-name="Source_20_Text">def convert_markdown_file(md_path):</text:span></text:p>
      <text:p text:style-name="P60"><text:span text:style-name="Source_20_Text"><text:s text:c="4"/>with open(md_path, "r", encoding="utf-8") as f:</text:span></text:p>
      <text:p text:style-name="P60"><text:span text:style-name="Source_20_Text"><text:s text:c="8"/>md_text = f.read()</text:span></text:p>
      <text:p text:style-name="P60"/>
      <text:p text:style-name="P60"><text:span text:style-name="Source_20_Text"><text:s text:c="4"/>body_html = md_to_html(md_text)</text:span></text:p>
      <text:p text:style-name="P60"/>
      <text:p text:style-name="P60"><text:span text:style-name="Source_20_Text"><text:s text:c="4"/># Wrap in minimal HTML structure</text:span></text:p>
      <text:p text:style-name="P60"><text:span text:style-name="Source_20_Text"><text:s text:c="4"/>full_html = f"""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<text:s text:c="2"/>&lt;meta charset="UTF-8"&gt;</text:span></text:p>
      <text:p text:style-name="P60"><text:span text:style-name="Source_20_Text"><text:s text:c="2"/>&lt;title&gt;{os.path.basename(md_path)}&lt;/tit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{body_html}</text:span></text:p>
      <text:p text:style-name="P60"><text:span text:style-name="Source_20_Text">&lt;/body&gt;</text:span></text:p>
      <text:p text:style-name="P60"><text:span text:style-name="Source_20_Text">&lt;/html&gt;"""</text:span></text:p>
      <text:p text:style-name="P60"/>
      <text:p text:style-name="P60"><text:span text:style-name="Source_20_Text"><text:s text:c="4"/># Save alongside source</text:span></text:p>
      <text:p text:style-name="P60"><text:span text:style-name="Source_20_Text"><text:s text:c="4"/>html_path = os.path.splitext(md_path)[0] + ".html"</text:span></text:p>
      <text:p text:style-name="P60"><text:span text:style-name="Source_20_Text"><text:s text:c="4"/>with open(html_path, "w", encoding="utf-8") as f:</text:span></text:p>
      <text:p text:style-name="P60"><text:span text:style-name="Source_20_Text"><text:s text:c="8"/>f.write(full_html)</text:span></text:p>
      <text:p text:style-name="P60"/>
      <text:p text:style-name="P60"><text:span text:style-name="Source_20_Text"><text:s text:c="4"/>print(f"Converted: {md_path} → {html_path}")</text:span></text:p>
      <text:p text:style-name="P60"/>
      <text:p text:style-name="P60"/>
      <text:p text:style-name="P60"><text:span text:style-name="Source_20_Text"># ==== Recursive conversion (includes subfolders) ====</text:span></text:p>
      <text:p text:style-name="P60"><text:span text:style-name="Source_20_Text">def convert_all_markdown_recursive(base_dir="departments"):</text:span></text:p>
      <text:p text:style-name="P60"><text:span text:style-name="Source_20_Text"><text:s text:c="4"/>for root, _, files in os.walk(base_dir):</text:span></text:p>
      <text:p text:style-name="P60"><text:span text:style-name="Source_20_Text"><text:s text:c="8"/>for file in files:</text:span></text:p>
      <text:p text:style-name="P60"><text:span text:style-name="Source_20_Text"><text:s text:c="12"/>if file.endswith(".md"):</text:span></text:p>
      <text:p text:style-name="P60"><text:soft-page-break/><text:span text:style-name="Source_20_Text"><text:s text:c="16"/>convert_markdown_file(os.path.join(root, file))</text:span></text:p>
      <text:p text:style-name="P60"/>
      <text:p text:style-name="P60"/>
      <text:p text:style-name="P60"><text:span text:style-name="Source_20_Text"># ==== Single-folder conversion (no subfolders) ====</text:span></text:p>
      <text:p text:style-name="P60"><text:span text:style-name="Source_20_Text">def convert_all_markdown_single(base_dir="departments"):</text:span></text:p>
      <text:p text:style-name="P60"><text:span text:style-name="Source_20_Text"><text:s text:c="4"/>for file in os.listdir(base_dir):</text:span></text:p>
      <text:p text:style-name="P60"><text:span text:style-name="Source_20_Text"><text:s text:c="8"/>if file.endswith(".md"):</text:span></text:p>
      <text:p text:style-name="P60"><text:span text:style-name="Source_20_Text"><text:s text:c="12"/>convert_markdown_file(os.path.join(base_dir, file))</text:span></text:p>
      <text:p text:style-name="P60"/>
      <text:p text:style-name="P60"/>
      <text:p text:style-name="P60"><text:span text:style-name="Source_20_Text"># ==== Main entry point ====</text:span></text:p>
      <text:p text:style-name="P60"><text:span text:style-name="Source_20_Text">if __name__ == "__main__":</text:span></text:p>
      <text:p text:style-name="P60"><text:span text:style-name="Source_20_Text"><text:s text:c="4"/># Change this line to switch modes:</text:span></text:p>
      <text:p text:style-name="P60"><text:span text:style-name="Source_20_Text"><text:s text:c="4"/># convert_all_markdown_recursive("departments/law")</text:span></text:p>
      <text:p text:style-name="P60"><text:span text:style-name="Source_20_Text"><text:s text:c="4"/># convert_all_markdown_single("departments/math")</text:span></text:p>
      <text:p text:style-name="P60"/>
      <text:p text:style-name="P61"><text:span text:style-name="Source_20_Text"><text:s text:c="4"/>convert_all_markdown_recursive("departments") <text:s/># Default: recursive</text:span></text:p>
      <text:p text:style-name="Horizontal_20_Line"/>
      <text:h text:style-name="Heading_20_2" text:outline-level="2">? How to Use</text:h>
      <text:list xml:id="list8647703835000388752" text:style-name="L13">
        <text:list-item>
          <text:p text:style-name="P13">Convert <text:span text:style-name="Emphasis">everything</text:span> under <text:span text:style-name="Source_20_Text">departments/</text:span> (including subfolders):</text:p>
          <text:p text:style-name="P64"><text:span text:style-name="Source_20_Text">convert_all_markdown_recursive("departments")</text:span></text:p>
        </text:list-item>
        <text:list-item>
          <text:p text:style-name="P13">Convert only files in <text:span text:style-name="Source_20_Text">departments/law/</text:span> (ignore subfolders):</text:p>
          <text:p text:style-name="P64"><text:span text:style-name="Source_20_Text">convert_all_markdown_single("departments/law")</text:span></text:p>
        </text:list-item>
      </text:list>
      <text:p text:style-name="Horizontal_20_Line"/>
      <text:p text:style-name="Text_20_body">? This way, you have <text:span text:style-name="Strong_20_Emphasis">one clean script</text:span> (Version 1.0) with <text:span text:style-name="Strong_20_Emphasis">two conversion modes</text:span>. You can just copy it, rename it (<text:span text:style-name="Source_20_Text">v1.1</text:span>, <text:span text:style-name="Source_20_Text">v2.0</text:span>), and experiment with new features later without losing the original.</text:p>
      <text:p text:style-name="Text_20_body">Do you also want me to set up a <text:span text:style-name="Strong_20_Emphasis">version naming system</text:span> (like a folder structure or naming rules) so your future AI-fed upgrades stay well-organized?</text:p>
      <text:h text:style-name="Heading_20_5" text:outline-level="5">You said:</text:h>
      <text:p text:style-name="Text_20_body">how does that work?</text:p>
      <text:h text:style-name="Heading_20_6" text:outline-level="6">ChatGPT said:</text:h>
      <text:p text:style-name="Text_20_body">Great question ? — let me show you exactly how a <text:span text:style-name="Strong_20_Emphasis">version naming system</text:span> works for your scripts. Think of it like keeping “snapshots” of your work, so you always know which one is the stable base and which ones are experimental upgrades.</text:p>
      <text:p text:style-name="Horizontal_20_Line"/>
      <text:h text:style-name="Heading_20_2" text:outline-level="2">? 1. File Naming Convention</text:h>
      <text:p text:style-name="Text_20_body">Each script has a clear <text:span text:style-name="Strong_20_Emphasis">version number</text:span> in its filename:</text:p>
      <text:list xml:id="list1488425283074623001" text:style-name="L14">
        <text:list-item>
          <text:p text:style-name="P14"><text:span text:style-name="Source_20_Text">md_to_html_v1.0.py</text:span> → the very first, minimal working script (your “base”).</text:p>
        </text:list-item>
        <text:list-item>
          <text:p text:style-name="P14"><text:span text:style-name="Source_20_Text">md_to_html_v1.1.py</text:span> → small improvement (maybe adds images or lists).</text:p>
        </text:list-item>
        <text:list-item>
          <text:p text:style-name="P14"><text:span text:style-name="Source_20_Text">md_to_html_v1.2.py</text:span> → another improvement (maybe adds blockquotes).</text:p>
        </text:list-item>
        <text:list-item>
          <text:p text:style-name="P14"><text:span text:style-name="Source_20_Text">md_to_html_v2.0.py</text:span> → a bigger change (maybe switches from regex to a parser).</text:p>
        </text:list-item>
      </text:list>
      <text:p text:style-name="Text_20_body">That way you <text:span text:style-name="Strong_20_Emphasis">never overwrite</text:span> your working versions — you just clone and rename.</text:p>
      <text:p text:style-name="Horizontal_20_Line"><text:soft-page-break/></text:p>
      <text:h text:style-name="Heading_20_2" text:outline-level="2">? 2. Folder Organization</text:h>
      <text:p text:style-name="Text_20_body">You can also keep them in a dedicated folder for clarity:</text:p>
      <text:p text:style-name="P60"><text:span text:style-name="Source_20_Text">C:/MGU/scripts/</text:span></text:p>
      <text:p text:style-name="P60"><text:span text:style-name="Source_20_Text">│</text:span></text:p>
      <text:p text:style-name="P60"><text:span text:style-name="Source_20_Text">├── md_to_html_v1.0.py <text:s text:c="2"/># Base, never touched</text:span></text:p>
      <text:p text:style-name="P60"><text:span text:style-name="Source_20_Text">├── md_to_html_v1.1.py <text:s text:c="2"/># Adds more markdown rules</text:span></text:p>
      <text:p text:style-name="P60"><text:span text:style-name="Source_20_Text">├── md_to_html_v1.2.py <text:s text:c="2"/># Adds templating</text:span></text:p>
      <text:p text:style-name="P61"><text:span text:style-name="Source_20_Text">├── md_to_html_v2.0.py <text:s text:c="2"/># Major rewrite, parser-based</text:span></text:p>
      <text:p text:style-name="Text_20_body">This keeps everything traceable, so later you can look back and say:</text:p>
      <text:p text:style-name="Quotations">"Oh, Version 1.0 was my clean base, Version 2.0 is my parser experiment."</text:p>
      <text:p text:style-name="Horizontal_20_Line"/>
      <text:h text:style-name="Heading_20_2" text:outline-level="2">? 3. Inside the Script</text:h>
      <text:p text:style-name="Text_20_body">It’s also good to <text:span text:style-name="Strong_20_Emphasis">label the version inside the script</text:span>.<text:line-break/>For example, at the very top:</text:p>
      <text:p text:style-name="P60"><text:span text:style-name="Source_20_Text">"""</text:span></text:p>
      <text:p text:style-name="P60"><text:span text:style-name="Source_20_Text">MD to HTML Converter</text:span></text:p>
      <text:p text:style-name="P60"><text:span text:style-name="Source_20_Text">Version: 1.0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This is the clean base version. </text:span></text:p>
      <text:p text:style-name="P60"><text:span text:style-name="Source_20_Text">Only minimal Markdown → HTML rules are implemented.</text:span></text:p>
      <text:p text:style-name="P61"><text:span text:style-name="Source_20_Text">"""</text:span></text:p>
      <text:p text:style-name="Text_20_body">That way, if you ever open <text:span text:style-name="Source_20_Text">v1.0</text:span>, you know exactly what it is without guessing.</text:p>
      <text:p text:style-name="Horizontal_20_Line"/>
      <text:h text:style-name="Heading_20_2" text:outline-level="2">? 4. Workflow Example</text:h>
      <text:list xml:id="list7096973061491042293" text:style-name="L15">
        <text:list-item>
          <text:p text:style-name="P15">You start with <text:span text:style-name="Source_20_Text">md_to_html_v1.0.py</text:span> (base).</text:p>
        </text:list-item>
        <text:list-item>
          <text:p text:style-name="P15">You duplicate it, rename it <text:span text:style-name="Source_20_Text">md_to_html_v1.1.py</text:span>.</text:p>
        </text:list-item>
        <text:list-item>
          <text:p text:style-name="P15">In <text:span text:style-name="Source_20_Text">v1.1</text:span>, you add lists and images.</text:p>
        </text:list-item>
        <text:list-item>
          <text:p text:style-name="P15">Later, you make a <text:span text:style-name="Strong_20_Emphasis">major redesign</text:span> → you clone <text:span text:style-name="Source_20_Text">v1.1</text:span> into <text:span text:style-name="Source_20_Text">v2.0</text:span> and rewrite it using a library like <text:span text:style-name="Source_20_Text">markdown-it-py</text:span>.</text:p>
        </text:list-item>
        <text:list-item>
          <text:p text:style-name="P15"><text:span text:style-name="Source_20_Text">v1.0</text:span> never changes — it’s your “known good checkpoint.”</text:p>
        </text:list-item>
      </text:list>
      <text:p text:style-name="Horizontal_20_Line"/>
      <text:p text:style-name="Text_20_body">✅ This is the same system developers use in professional software (it’s basically manual version control). Later, you could even use <text:span text:style-name="Strong_20_Emphasis">Git tags</text:span> to mark <text:span text:style-name="Source_20_Text">v1.0</text:span>, <text:span text:style-name="Source_20_Text">v1.1</text:span>, etc. — but naming files this way works just fine if you want simplicity.</text:p>
      <text:p text:style-name="Horizontal_20_Line"/>
      <text:p text:style-name="Text_20_body">Do you want me to make you a <text:span text:style-name="Strong_20_Emphasis">ready-to-use “v1.0 base script” file with the version header inside it</text:span> so it’s already formatted for this system?</text:p>
      <text:h text:style-name="Heading_20_5" text:outline-level="5"><text:soft-page-break/>You said:</text:h>
      <text:p text:style-name="Text_20_body">yes</text:p>
      <text:h text:style-name="Heading_20_6" text:outline-level="6">ChatGPT said:</text:h>
      <text:p text:style-name="Text_20_body">Perfect ✅ — here’s your <text:span text:style-name="Strong_20_Emphasis">ready-to-save Version 1.0 base script</text:span> with a proper version header included. This is your “clean checkpoint” for all future upgrades.</text:p>
      <text:p text:style-name="Horizontal_20_Line"/>
      <text:h text:style-name="Heading_20_1" text:outline-level="1">? <text:span text:style-name="Source_20_Text">md_to_html_v1.0.py</text:span></text:h>
      <text:p text:style-name="P60"><text:span text:style-name="Source_20_Text">"""</text:span></text:p>
      <text:p text:style-name="P60"><text:span text:style-name="Source_20_Text">MD to HTML Converter - Version 1.0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Description:</text:span></text:p>
      <text:p text:style-name="P60"><text:span text:style-name="Source_20_Text">This is the minimal working base version of a Markdown → HTML converter.</text:span></text:p>
      <text:p text:style-name="P60"><text:span text:style-name="Source_20_Text">It supports:</text:span></text:p>
      <text:p text:style-name="P60"><text:span text:style-name="Source_20_Text"><text:s text:c="2"/>- # Heading → &lt;h1&gt;</text:span></text:p>
      <text:p text:style-name="P60"><text:span text:style-name="Source_20_Text"><text:s text:c="2"/>- ## Heading → &lt;h2&gt;</text:span></text:p>
      <text:p text:style-name="P60"><text:span text:style-name="Source_20_Text"><text:s text:c="2"/>- **bold** → &lt;strong&gt;</text:span></text:p>
      <text:p text:style-name="P60"><text:span text:style-name="Source_20_Text"><text:s text:c="2"/>- *italic* → &lt;em&gt;</text:span></text:p>
      <text:p text:style-name="P60"><text:span text:style-name="Source_20_Text"><text:s text:c="2"/>- [link](url) → &lt;a href='url'&gt;</text:span></text:p>
      <text:p text:style-name="P60"><text:span text:style-name="Source_20_Text"><text:s text:c="2"/></text:span></text:p>
      <text:p text:style-name="P60"><text:span text:style-name="Source_20_Text">Two conversion modes are included:</text:span></text:p>
      <text:p text:style-name="P60"><text:span text:style-name="Source_20_Text"><text:s text:c="2"/>1. Recursive: converts all .md files in a folder and its subfolders</text:span></text:p>
      <text:p text:style-name="P60"><text:span text:style-name="Source_20_Text"><text:s text:c="2"/>2. Single-folder: converts only .md files directly inside a folder</text:span></text:p>
      <text:p text:style-name="P60"/>
      <text:p text:style-name="P60"><text:span text:style-name="Source_20_Text">This script is intended as a stable base (v1.0) for future upgrades.</text:span></text:p>
      <text:p text:style-name="P60"><text:span text:style-name="Source_20_Text">Do not overwrite; create new versions for experimental features.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import re</text:span></text:p>
      <text:p text:style-name="P60"/>
      <text:p text:style-name="P60"><text:span text:style-name="Source_20_Text"># ==== Basic Markdown → HTML function ====</text:span></text:p>
      <text:p text:style-name="P60"><text:span text:style-name="Source_20_Text">def md_to_html(markdown_text):</text:span></text:p>
      <text:p text:style-name="P60"><text:span text:style-name="Source_20_Text"><text:s text:c="4"/>html = markdown_text</text:span></text:p>
      <text:p text:style-name="P60"/>
      <text:p text:style-name="P60"><text:span text:style-name="Source_20_Text"><text:s text:c="4"/># Headings</text:span></text:p>
      <text:p text:style-name="P60"><text:span text:style-name="Source_20_Text"><text:s text:c="4"/>html = re.sub(r"^# (.*)", r"&lt;h1&gt;\1&lt;/h1&gt;", html, flags=re.MULTILINE)</text:span></text:p>
      <text:p text:style-name="P60"><text:span text:style-name="Source_20_Text"><text:s text:c="4"/>html = re.sub(r"^## (.*)", r"&lt;h2&gt;\1&lt;/h2&gt;", html, flags=re.MULTILINE)</text:span></text:p>
      <text:p text:style-name="P60"/>
      <text:p text:style-name="P60"><text:span text:style-name="Source_20_Text"><text:s text:c="4"/># Bold and Italics</text:span></text:p>
      <text:p text:style-name="P60"><text:span text:style-name="Source_20_Text"><text:s text:c="4"/>html = re.sub(r"\*\*(.*?)\*\*", r"&lt;strong&gt;\1&lt;/strong&gt;", html)</text:span></text:p>
      <text:p text:style-name="P60"><text:span text:style-name="Source_20_Text"><text:s text:c="4"/>html = re.sub(r"\*(.*?)\*", r"&lt;em&gt;\1&lt;/em&gt;", html)</text:span></text:p>
      <text:p text:style-name="P60"/>
      <text:p text:style-name="P60"><text:span text:style-name="Source_20_Text"><text:s text:c="4"/># Links</text:span></text:p>
      <text:p text:style-name="P60"><text:span text:style-name="Source_20_Text"><text:s text:c="4"/>html = re.sub(r"\[(.*?)\]\((.*?)\)", r"&lt;a href='\2'&gt;\1&lt;/a&gt;", html)</text:span></text:p>
      <text:p text:style-name="P60"/>
      <text:p text:style-name="P60"><text:span text:style-name="Source_20_Text"><text:s text:c="4"/>return html</text:span></text:p>
      <text:p text:style-name="P60"/>
      <text:p text:style-name="P60"/>
      <text:p text:style-name="P60"><text:span text:style-name="Source_20_Text"># ==== Convert single file ====</text:span></text:p>
      <text:p text:style-name="P60"><text:span text:style-name="Source_20_Text">def convert_markdown_file(md_path):</text:span></text:p>
      <text:p text:style-name="P60"><text:span text:style-name="Source_20_Text"><text:s text:c="4"/>with open(md_path, "r", encoding="utf-8") as f:</text:span></text:p>
      <text:p text:style-name="P60"><text:span text:style-name="Source_20_Text"><text:s text:c="8"/>md_text = f.read()</text:span></text:p>
      <text:p text:style-name="P60"/>
      <text:p text:style-name="P60"><text:span text:style-name="Source_20_Text"><text:s text:c="4"/>body_html = md_to_html(md_text)</text:span></text:p>
      <text:p text:style-name="P60"/>
      <text:p text:style-name="P60"><text:span text:style-name="Source_20_Text"><text:s text:c="4"/># Wrap in minimal HTML structure</text:span></text:p>
      <text:p text:style-name="P60"><text:span text:style-name="Source_20_Text"><text:s text:c="4"/>full_html = f"""&lt;!DOCTYPE html&gt;</text:span></text:p>
      <text:p text:style-name="P60"><text:span text:style-name="Source_20_Text">&lt;html lang="en"&gt;</text:span></text:p>
      <text:p text:style-name="P60"><text:soft-page-break/><text:span text:style-name="Source_20_Text">&lt;head&gt;</text:span></text:p>
      <text:p text:style-name="P60"><text:span text:style-name="Source_20_Text"><text:s text:c="2"/>&lt;meta charset="UTF-8"&gt;</text:span></text:p>
      <text:p text:style-name="P60"><text:span text:style-name="Source_20_Text"><text:s text:c="2"/>&lt;title&gt;{os.path.basename(md_path)}&lt;/tit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{body_html}</text:span></text:p>
      <text:p text:style-name="P60"><text:span text:style-name="Source_20_Text">&lt;/body&gt;</text:span></text:p>
      <text:p text:style-name="P60"><text:span text:style-name="Source_20_Text">&lt;/html&gt;"""</text:span></text:p>
      <text:p text:style-name="P60"/>
      <text:p text:style-name="P60"><text:span text:style-name="Source_20_Text"><text:s text:c="4"/># Save alongside source</text:span></text:p>
      <text:p text:style-name="P60"><text:span text:style-name="Source_20_Text"><text:s text:c="4"/>html_path = os.path.splitext(md_path)[0] + ".html"</text:span></text:p>
      <text:p text:style-name="P60"><text:span text:style-name="Source_20_Text"><text:s text:c="4"/>with open(html_path, "w", encoding="utf-8") as f:</text:span></text:p>
      <text:p text:style-name="P60"><text:span text:style-name="Source_20_Text"><text:s text:c="8"/>f.write(full_html)</text:span></text:p>
      <text:p text:style-name="P60"/>
      <text:p text:style-name="P60"><text:span text:style-name="Source_20_Text"><text:s text:c="4"/>print(f"Converted: {md_path} → {html_path}")</text:span></text:p>
      <text:p text:style-name="P60"/>
      <text:p text:style-name="P60"/>
      <text:p text:style-name="P60"><text:span text:style-name="Source_20_Text"># ==== Recursive conversion (includes subfolders) ====</text:span></text:p>
      <text:p text:style-name="P60"><text:span text:style-name="Source_20_Text">def convert_all_markdown_recursive(base_dir="departments"):</text:span></text:p>
      <text:p text:style-name="P60"><text:span text:style-name="Source_20_Text"><text:s text:c="4"/>for root, _, files in os.walk(base_dir):</text:span></text:p>
      <text:p text:style-name="P60"><text:span text:style-name="Source_20_Text"><text:s text:c="8"/>for file in files:</text:span></text:p>
      <text:p text:style-name="P60"><text:span text:style-name="Source_20_Text"><text:s text:c="12"/>if file.endswith(".md"):</text:span></text:p>
      <text:p text:style-name="P60"><text:span text:style-name="Source_20_Text"><text:s text:c="16"/>convert_markdown_file(os.path.join(root, file))</text:span></text:p>
      <text:p text:style-name="P60"/>
      <text:p text:style-name="P60"/>
      <text:p text:style-name="P60"><text:span text:style-name="Source_20_Text"># ==== Single-folder conversion (no subfolders) ====</text:span></text:p>
      <text:p text:style-name="P60"><text:span text:style-name="Source_20_Text">def convert_all_markdown_single(base_dir="departments"):</text:span></text:p>
      <text:p text:style-name="P60"><text:span text:style-name="Source_20_Text"><text:s text:c="4"/>for file in os.listdir(base_dir):</text:span></text:p>
      <text:p text:style-name="P60"><text:span text:style-name="Source_20_Text"><text:s text:c="8"/>if file.endswith(".md"):</text:span></text:p>
      <text:p text:style-name="P60"><text:span text:style-name="Source_20_Text"><text:s text:c="12"/>convert_markdown_file(os.path.join(base_dir, file))</text:span></text:p>
      <text:p text:style-name="P60"/>
      <text:p text:style-name="P60"/>
      <text:p text:style-name="P60"><text:span text:style-name="Source_20_Text"># ==== Main entry point ====</text:span></text:p>
      <text:p text:style-name="P60"><text:span text:style-name="Source_20_Text">if __name__ == "__main__":</text:span></text:p>
      <text:p text:style-name="P60"><text:span text:style-name="Source_20_Text"><text:s text:c="4"/># Default: recursive conversion of all .md files in "departments"</text:span></text:p>
      <text:p text:style-name="P60"><text:span text:style-name="Source_20_Text"><text:s text:c="4"/>convert_all_markdown_recursive("departments")</text:span></text:p>
      <text:p text:style-name="P60"/>
      <text:p text:style-name="P60"><text:span text:style-name="Source_20_Text"><text:s text:c="4"/># Example usage for single-folder conversion:</text:span></text:p>
      <text:p text:style-name="P61"><text:span text:style-name="Source_20_Text"><text:s text:c="4"/># convert_all_markdown_single("departments/law")</text:span></text:p>
      <text:p text:style-name="Horizontal_20_Line"/>
      <text:h text:style-name="Heading_20_3" text:outline-level="3">✅ How this fits your versioning system:</text:h>
      <text:list xml:id="list5209169942694702986" text:style-name="L16">
        <text:list-item>
          <text:p text:style-name="P16">Save as <text:span text:style-name="Strong_20_Emphasis"><text:span text:style-name="Source_20_Text">md_to_html_v1.0.py</text:span></text:span> — never overwrite.</text:p>
        </text:list-item>
        <text:list-item>
          <text:p text:style-name="P16">Future upgrades → duplicate, rename to <text:span text:style-name="Source_20_Text">v1.1</text:span>, <text:span text:style-name="Source_20_Text">v1.2</text:span>, <text:span text:style-name="Source_20_Text">v2.0</text:span>, etc.</text:p>
        </text:list-item>
        <text:list-item>
          <text:p text:style-name="P16">Internal header clearly marks the version, date, author, and features.</text:p>
        </text:list-item>
        <text:list-item>
          <text:p text:style-name="P16">Stable base → AI models can analyze this for design cues or improvements.</text:p>
        </text:list-item>
      </text:list>
      <text:p text:style-name="Horizontal_20_Line"/>
      <text:p text:style-name="Text_20_body">If you want, I can also <text:span text:style-name="Strong_20_Emphasis">add a minimal README template</text:span> for your <text:span text:style-name="Source_20_Text">scripts/</text:span> folder that tracks all versions, changes, and notes for each script. It keeps your version history organized without needing Git.</text:p>
      <text:p text:style-name="Text_20_body">Do you want me to do that next?</text:p>
      <text:h text:style-name="Heading_20_5" text:outline-level="5">You said:</text:h>
      <text:p text:style-name="Text_20_body">yes</text:p>
      <text:h text:style-name="Heading_20_6" text:outline-level="6"><text:soft-page-break/>ChatGPT said:</text:h>
      <text:p text:style-name="Text_20_body">Perfect ✅ — here’s a <text:span text:style-name="Strong_20_Emphasis">minimal, structured README template</text:span> for your <text:span text:style-name="Source_20_Text">scripts/</text:span> folder. It will help you <text:span text:style-name="Strong_20_Emphasis">track versions, features, and notes</text:span> for each script without relying on Git.</text:p>
      <text:p text:style-name="Horizontal_20_Line"/>
      <text:h text:style-name="Heading_20_1" text:outline-level="1">? <text:span text:style-name="Source_20_Text">scripts/README.md</text:span></text:h>
      <text:p text:style-name="P60"><text:span text:style-name="Source_20_Text"># MGU Scripts Version History</text:span></text:p>
      <text:p text:style-name="P60"/>
      <text:p text:style-name="P60"><text:span text:style-name="Source_20_Text">This folder contains all Markdown → HTML converter scripts and other automation tools for Malone Global University. <text:s/></text:span></text:p>
      <text:p text:style-name="P60"><text:span text:style-name="Source_20_Text">Each script has a **version number**, **date**, and **description of changes/features**. <text:s/></text:span></text:p>
      <text:p text:style-name="P60"/>
      <text:p text:style-name="P60"><text:span text:style-name="Source_20_Text">---</text:span></text:p>
      <text:p text:style-name="P60"/>
      <text:p text:style-name="P60"><text:span text:style-name="Source_20_Text">## Version Tracking Template</text:span></text:p>
      <text:p text:style-name="P60"/>
      <text:p text:style-name="P60"><text:span text:style-name="Source_20_Text">| Version | Script Name <text:s text:c="10"/>| Date <text:s text:c="6"/>| Description / Features <text:s text:c="28"/>| Notes |</text:span></text:p>
      <text:p text:style-name="P60"><text:span text:style-name="Source_20_Text">|---------|----------------------|------------|---------------------------------------------------|-------|</text:span></text:p>
      <text:p text:style-name="P60"><text:span text:style-name="Source_20_Text">| 1.0 <text:s text:c="4"/>| md_to_html_v1.0.py <text:s text:c="2"/>| 2025-08-16 | Minimal working base. Converts headings, bold/italic, links. Recursive and single-folder modes. | Stable base. Do not overwrite. |</text:span></text:p>
      <text:p text:style-name="P60"><text:span text:style-name="Source_20_Text">| 1.1 <text:s text:c="4"/>| md_to_html_v1.1.py <text:s text:c="2"/>| YYYY-MM-DD | Example: adds support for lists and images. <text:s text:c="6"/>| Experimental; derived from v1.0. |</text:span></text:p>
      <text:p text:style-name="P60"><text:span text:style-name="Source_20_Text">| 1.2 <text:s text:c="4"/>| md_to_html_v1.2.py <text:s text:c="2"/>| YYYY-MM-DD | Example: adds templating with CSS wrappers. <text:s text:c="6"/>| Experimental. |</text:span></text:p>
      <text:p text:style-name="P60"><text:span text:style-name="Source_20_Text">| 2.0 <text:s text:c="4"/>| md_to_html_v2.0.py <text:s text:c="2"/>| YYYY-MM-DD | Example: major rewrite using parser-based approach. | Experimental, larger redesign. |</text:span></text:p>
      <text:p text:style-name="P60"/>
      <text:p text:style-name="P60"><text:span text:style-name="Source_20_Text">---</text:span></text:p>
      <text:p text:style-name="P60"/>
      <text:p text:style-name="P60"><text:span text:style-name="Source_20_Text">## Guidelines for New Versions</text:span></text:p>
      <text:p text:style-name="P60"><text:span text:style-name="Source_20_Text">1. **Do not overwrite previous versions.** <text:s/></text:span></text:p>
      <text:p text:style-name="P60"><text:span text:style-name="Source_20_Text">2. **Increment version numbers logically:** <text:s/></text:span></text:p>
      <text:p text:style-name="P60"><text:span text:style-name="Source_20_Text"><text:s text:c="3"/>- Patch/minor change → x.y (e.g., 1.0 → 1.1) <text:s/></text:span></text:p>
      <text:p text:style-name="P60"><text:span text:style-name="Source_20_Text"><text:s text:c="3"/>- Major redesign → x.0 (e.g., 1.2 → 2.0) <text:s/></text:span></text:p>
      <text:p text:style-name="P60"><text:span text:style-name="Source_20_Text">3. **Update README** whenever a new script is added. Include date, description, and notes. <text:s/></text:span></text:p>
      <text:p text:style-name="P60"><text:span text:style-name="Source_20_Text">4. **Keep v1.0 as stable reference** for all future AI-fed experiments. <text:s/></text:span></text:p>
      <text:p text:style-name="P60"/>
      <text:p text:style-name="P60"><text:span text:style-name="Source_20_Text">---</text:span></text:p>
      <text:p text:style-name="P60"/>
      <text:p text:style-name="P60"><text:span text:style-name="Source_20_Text">## Notes</text:span></text:p>
      <text:p text:style-name="P60"><text:span text:style-name="Source_20_Text">- All scripts should include a **version header** inside the file for traceability. <text:s/></text:span></text:p>
      <text:p text:style-name="P60"><text:span text:style-name="Source_20_Text">- Scripts may be placed in subfolders if necessary, but track them in this README. <text:s/></text:span></text:p>
      <text:p text:style-name="P61"><text:span text:style-name="Source_20_Text">- Use this README as a **single source of truth** for your scripts and version history.</text:span></text:p>
      <text:p text:style-name="Horizontal_20_Line"/>
      <text:h text:style-name="Heading_20_3" text:outline-level="3">✅ How to use it:</text:h>
      <text:list xml:id="list1845024276098416275" text:style-name="L17">
        <text:list-item>
          <text:p text:style-name="P17">Save as <text:span text:style-name="Source_20_Text">C:/MGU/scripts/README.md</text:span>.</text:p>
        </text:list-item>
        <text:list-item>
          <text:p text:style-name="P17">Each time you create a new script version, add a new row with:</text:p>
          <text:list>
            <text:list-item>
              <text:p text:style-name="P17">Version</text:p>
            </text:list-item>
            <text:list-item>
              <text:p text:style-name="P17">Script name</text:p>
            </text:list-item>
            <text:list-item>
              <text:p text:style-name="P17">Date</text:p>
            </text:list-item>
            <text:list-item>
              <text:p text:style-name="P17"><text:soft-page-break/>Features / changes</text:p>
            </text:list-item>
            <text:list-item>
              <text:p text:style-name="P17">Notes (experimental, stable, etc.)</text:p>
            </text:list-item>
          </text:list>
        </text:list-item>
        <text:list-item>
          <text:p text:style-name="P17">This keeps <text:span text:style-name="Strong_20_Emphasis">all versions organized and auditable</text:span>, exactly the way you described for AI-assisted development.</text:p>
        </text:list-item>
      </text:list>
      <text:p text:style-name="Horizontal_20_Line"/>
      <text:p text:style-name="Text_20_body">If you want, I can also <text:span text:style-name="Strong_20_Emphasis">show a folder structure example</text:span> that combines this README with your scripts and departments so that everything stays clean, versioned, and ready for AI analysis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 <text:span text:style-name="Strong_20_Emphasis">recommended folder structure</text:span> for MGU scripts, Markdown lessons, and version tracking. This keeps everything clean, auditable, and ready for AI-assisted development.</text:p>
      <text:p text:style-name="Horizontal_20_Line"/>
      <text:h text:style-name="Heading_20_1" text:outline-level="1">?￯ﾸﾏ Suggested Folder Structure</text:h>
      <text:p text:style-name="P60"><text:span text:style-name="Source_20_Text">C:/MGU/</text:span></text:p>
      <text:p text:style-name="P60"><text:span text:style-name="Source_20_Text">│</text:span></text:p>
      <text:p text:style-name="P60"><text:span text:style-name="Source_20_Text">├── scripts/ <text:s text:c="16"/># All your automation scripts</text:span></text:p>
      <text:p text:style-name="P60"><text:span text:style-name="Source_20_Text">│ <text:s text:c="2"/>├── README.md <text:s text:c="11"/># Version tracking and notes</text:span></text:p>
      <text:p text:style-name="P60"><text:span text:style-name="Source_20_Text">│ <text:s text:c="2"/>├── md_to_html_v1.0.py <text:s text:c="2"/># Base, stable</text:span></text:p>
      <text:p text:style-name="P60"><text:span text:style-name="Source_20_Text">│ <text:s text:c="2"/>├── md_to_html_v1.1.py <text:s text:c="2"/># Upgrade 1 (lists/images)</text:span></text:p>
      <text:p text:style-name="P60"><text:span text:style-name="Source_20_Text">│ <text:s text:c="2"/>├── md_to_html_v1.2.py <text:s text:c="2"/># Upgrade 2 (templating)</text:span></text:p>
      <text:p text:style-name="P60"><text:span text:style-name="Source_20_Text">│ <text:s text:c="2"/>└── md_to_html_v2.0.py <text:s text:c="2"/># Major redesign (parser-based)</text:span></text:p>
      <text:p text:style-name="P60"><text:span text:style-name="Source_20_Text">│</text:span></text:p>
      <text:p text:style-name="P60"><text:span text:style-name="Source_20_Text">├── departments/ <text:s text:c="12"/># All your lesson content</text:span></text:p>
      <text:p text:style-name="P60"><text:span text:style-name="Source_20_Text">│ <text:s text:c="2"/>├── law/</text:span></text:p>
      <text:p text:style-name="P60"><text:span text:style-name="Source_20_Text">│ <text:s text:c="2"/>│ <text:s text:c="2"/>├── lesson1.md</text:span></text:p>
      <text:p text:style-name="P60"><text:span text:style-name="Source_20_Text">│ <text:s text:c="2"/>│ <text:s text:c="2"/>├── lesson2.md</text:span></text:p>
      <text:p text:style-name="P60"><text:span text:style-name="Source_20_Text">│ <text:s text:c="2"/>│ <text:s text:c="2"/>└── home.html <text:s text:c="7"/># optional archived home page</text:span></text:p>
      <text:p text:style-name="P60"><text:span text:style-name="Source_20_Text">│ <text:s text:c="2"/>│</text:span></text:p>
      <text:p text:style-name="P60"><text:span text:style-name="Source_20_Text">│ <text:s text:c="2"/>├── science/</text:span></text:p>
      <text:p text:style-name="P60"><text:span text:style-name="Source_20_Text">│ <text:s text:c="2"/>│ <text:s text:c="2"/>├── lesson1.md</text:span></text:p>
      <text:p text:style-name="P60"><text:span text:style-name="Source_20_Text">│ <text:s text:c="2"/>│ <text:s text:c="2"/>└── lesson2.md</text:span></text:p>
      <text:p text:style-name="P60"><text:span text:style-name="Source_20_Text">│ <text:s text:c="2"/>│</text:span></text:p>
      <text:p text:style-name="P60"><text:span text:style-name="Source_20_Text">│ <text:s text:c="2"/>├── math/</text:span></text:p>
      <text:p text:style-name="P60"><text:span text:style-name="Source_20_Text">│ <text:s text:c="2"/>│ <text:s text:c="2"/>└── ...</text:span></text:p>
      <text:p text:style-name="P60"><text:span text:style-name="Source_20_Text">│ <text:s text:c="2"/>│</text:span></text:p>
      <text:p text:style-name="P60"><text:span text:style-name="Source_20_Text">│ <text:s text:c="2"/>└── ... <text:s text:c="17"/># additional departments</text:span></text:p>
      <text:p text:style-name="P60"><text:span text:style-name="Source_20_Text">│</text:span></text:p>
      <text:p text:style-name="P60"><text:span text:style-name="Source_20_Text">├── components/ <text:s text:c="13"/># CSS, JS, shared templates</text:span></text:p>
      <text:p text:style-name="P60"><text:span text:style-name="Source_20_Text">│ <text:s text:c="2"/>├── css/</text:span></text:p>
      <text:p text:style-name="P60"><text:span text:style-name="Source_20_Text">│ <text:s text:c="2"/>│ <text:s text:c="2"/>└── style.css</text:span></text:p>
      <text:p text:style-name="P60"><text:span text:style-name="Source_20_Text">│ <text:s text:c="2"/>└── js/</text:span></text:p>
      <text:p text:style-name="P60"><text:span text:style-name="Source_20_Text">│ <text:s text:c="6"/>└── ...</text:span></text:p>
      <text:p text:style-name="P60"><text:span text:style-name="Source_20_Text">│</text:span></text:p>
      <text:p text:style-name="P60"><text:span text:style-name="Source_20_Text">├── images/ <text:s text:c="17"/># All images used in lessons</text:span></text:p>
      <text:p text:style-name="P60"><text:span text:style-name="Source_20_Text">│ <text:s text:c="2"/>└── ...</text:span></text:p>
      <text:p text:style-name="P60"><text:span text:style-name="Source_20_Text">│</text:span></text:p>
      <text:p text:style-name="P60"><text:span text:style-name="Source_20_Text">└── MGU-DOCS/ <text:s text:c="15"/># Notes, journal, black papers</text:span></text:p>
      <text:p text:style-name="P61"><text:span text:style-name="Source_20_Text"><text:s text:c="4"/>└── ...</text:span></text:p>
      <text:p text:style-name="Horizontal_20_Line"/>
      <text:h text:style-name="Heading_20_3" text:outline-level="3"><text:soft-page-break/>? How this structure works</text:h>
      <text:list xml:id="list8769213173424287904" text:style-name="L18">
        <text:list-item>
          <text:p text:style-name="P18"><text:span text:style-name="Strong_20_Emphasis">Scripts folder:</text:span></text:p>
          <text:list>
            <text:list-item>
              <text:p text:style-name="P18">Each version is clearly named.</text:p>
            </text:list-item>
            <text:list-item>
              <text:p text:style-name="P18">README tracks version history and notes.</text:p>
            </text:list-item>
            <text:list-item>
              <text:p text:style-name="P18">Keeps base scripts separate from experimental scripts.</text:p>
            </text:list-item>
          </text:list>
        </text:list-item>
        <text:list-item>
          <text:p text:style-name="P18"><text:span text:style-name="Strong_20_Emphasis">Departments folder:</text:span></text:p>
          <text:list>
            <text:list-item>
              <text:p text:style-name="P18">Each department has its own subfolder.</text:p>
            </text:list-item>
            <text:list-item>
              <text:p text:style-name="P18">Scripts can target specific departments or convert recursively.</text:p>
            </text:list-item>
          </text:list>
        </text:list-item>
        <text:list-item>
          <text:p text:style-name="P18"><text:span text:style-name="Strong_20_Emphasis">Components folder:</text:span></text:p>
          <text:list>
            <text:list-item>
              <text:p text:style-name="P18">Shared CSS/JS for consistent lesson styling.</text:p>
            </text:list-item>
          </text:list>
        </text:list-item>
        <text:list-item>
          <text:p text:style-name="P18"><text:span text:style-name="Strong_20_Emphasis">Images &amp; Docs:</text:span></text:p>
          <text:list>
            <text:list-item>
              <text:p text:style-name="P18">Centralized storage for images or reference documents.</text:p>
            </text:list-item>
          </text:list>
        </text:list-item>
      </text:list>
      <text:p text:style-name="Horizontal_20_Line"/>
      <text:h text:style-name="Heading_20_3" text:outline-level="3">? Benefits</text:h>
      <text:list xml:id="list1906187381296782930" text:style-name="L19">
        <text:list-item>
          <text:p text:style-name="P19">Stable base scripts (<text:span text:style-name="Source_20_Text">v1.0</text:span>) never get overwritten.</text:p>
        </text:list-item>
        <text:list-item>
          <text:p text:style-name="P19">Experimental scripts can evolve while v1.0 remains auditable.</text:p>
        </text:list-item>
        <text:list-item>
          <text:p text:style-name="P19">AI models can analyze <text:span text:style-name="Strong_20_Emphasis">both scripts and folder organization</text:span> to generate insights.</text:p>
        </text:list-item>
        <text:list-item>
          <text:p text:style-name="P19">Each department is neatly separated for modular lesson processing.</text:p>
        </text:list-item>
      </text:list>
      <text:p text:style-name="Horizontal_20_Line"/>
      <text:p text:style-name="Text_20_body">If you want, I can <text:span text:style-name="Strong_20_Emphasis">combine everything we’ve done</text:span> —<text:line-break/>v1.0 script, README template, and folder structure guide — into a <text:span text:style-name="Strong_20_Emphasis">ready-to-go starter package</text:span> for MGU, so you can literally drop it into <text:span text:style-name="Source_20_Text">C:/MGU/</text:span> and start converting lessons immediately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 <text:span text:style-name="Strong_20_Emphasis">ready-to-go starter package</text:span> for MGU. It combines:</text:p>
      <text:list xml:id="list5056429316265814769" text:style-name="L20">
        <text:list-item>
          <text:p text:style-name="P20"><text:span text:style-name="Strong_20_Emphasis">Version 1.0 Markdown → HTML converter</text:span> (<text:span text:style-name="Source_20_Text">md_to_html_v1.0.py</text:span>)</text:p>
        </text:list-item>
        <text:list-item>
          <text:p text:style-name="P20"><text:span text:style-name="Strong_20_Emphasis">Scripts README</text:span> (<text:span text:style-name="Source_20_Text">README.md</text:span>) for version tracking</text:p>
        </text:list-item>
        <text:list-item>
          <text:p text:style-name="P20"><text:span text:style-name="Strong_20_Emphasis">Recommended folder structure</text:span> for departments, components, images, and docs</text:p>
        </text:list-item>
      </text:list>
      <text:p text:style-name="Horizontal_20_Line"/>
      <text:h text:style-name="Heading_20_1" text:outline-level="1">1️⃣ Scripts Folder</text:h>
      <text:p text:style-name="Text_20_body"><text:span text:style-name="Strong_20_Emphasis">Path:</text:span> <text:span text:style-name="Source_20_Text">C:/MGU/scripts/</text:span></text:p>
      <text:p text:style-name="Text_20_body"><text:span text:style-name="Strong_20_Emphasis"><text:span text:style-name="Source_20_Text">md_to_html_v1.0.py</text:span></text:span> – Stable base version</text:p>
      <text:p text:style-name="P60"><text:span text:style-name="Source_20_Text">"""</text:span></text:p>
      <text:p text:style-name="P60"><text:span text:style-name="Source_20_Text">MD to HTML Converter - Version 1.0</text:span></text:p>
      <text:p text:style-name="P60"><text:soft-page-break/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Description:</text:span></text:p>
      <text:p text:style-name="P60"><text:span text:style-name="Source_20_Text">This is the minimal working base version of a Markdown → HTML converter.</text:span></text:p>
      <text:p text:style-name="P60"><text:span text:style-name="Source_20_Text">It supports:</text:span></text:p>
      <text:p text:style-name="P60"><text:span text:style-name="Source_20_Text"><text:s text:c="2"/>- # Heading → &lt;h1&gt;</text:span></text:p>
      <text:p text:style-name="P60"><text:span text:style-name="Source_20_Text"><text:s text:c="2"/>- ## Heading → &lt;h2&gt;</text:span></text:p>
      <text:p text:style-name="P60"><text:span text:style-name="Source_20_Text"><text:s text:c="2"/>- **bold** → &lt;strong&gt;</text:span></text:p>
      <text:p text:style-name="P60"><text:span text:style-name="Source_20_Text"><text:s text:c="2"/>- *italic* → &lt;em&gt;</text:span></text:p>
      <text:p text:style-name="P60"><text:span text:style-name="Source_20_Text"><text:s text:c="2"/>- [link](url) → &lt;a href='url'&gt;</text:span></text:p>
      <text:p text:style-name="P60"><text:span text:style-name="Source_20_Text"><text:s text:c="2"/></text:span></text:p>
      <text:p text:style-name="P60"><text:span text:style-name="Source_20_Text">Two conversion modes are included:</text:span></text:p>
      <text:p text:style-name="P60"><text:span text:style-name="Source_20_Text"><text:s text:c="2"/>1. Recursive: converts all .md files in a folder and its subfolders</text:span></text:p>
      <text:p text:style-name="P60"><text:span text:style-name="Source_20_Text"><text:s text:c="2"/>2. Single-folder: converts only .md files directly inside a folder</text:span></text:p>
      <text:p text:style-name="P60"/>
      <text:p text:style-name="P60"><text:span text:style-name="Source_20_Text">This script is intended as a stable base (v1.0) for future upgrades.</text:span></text:p>
      <text:p text:style-name="P60"><text:span text:style-name="Source_20_Text">Do not overwrite; create new versions for experimental features.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import re</text:span></text:p>
      <text:p text:style-name="P60"/>
      <text:p text:style-name="P60"><text:span text:style-name="Source_20_Text">def md_to_html(markdown_text):</text:span></text:p>
      <text:p text:style-name="P60"><text:span text:style-name="Source_20_Text"><text:s text:c="4"/>html = markdown_text</text:span></text:p>
      <text:p text:style-name="P60"><text:span text:style-name="Source_20_Text"><text:s text:c="4"/>html = re.sub(r"^# (.*)", r"&lt;h1&gt;\1&lt;/h1&gt;", html, flags=re.MULTILINE)</text:span></text:p>
      <text:p text:style-name="P60"><text:span text:style-name="Source_20_Text"><text:s text:c="4"/>html = re.sub(r"^## (.*)", r"&lt;h2&gt;\1&lt;/h2&gt;", html, flags=re.MULTILINE)</text:span></text:p>
      <text:p text:style-name="P60"><text:span text:style-name="Source_20_Text"><text:s text:c="4"/>html = re.sub(r"\*\*(.*?)\*\*", r"&lt;strong&gt;\1&lt;/strong&gt;", html)</text:span></text:p>
      <text:p text:style-name="P60"><text:span text:style-name="Source_20_Text"><text:s text:c="4"/>html = re.sub(r"\*(.*?)\*", r"&lt;em&gt;\1&lt;/em&gt;", html)</text:span></text:p>
      <text:p text:style-name="P60"><text:span text:style-name="Source_20_Text"><text:s text:c="4"/>html = re.sub(r"\[(.*?)\]\((.*?)\)", r"&lt;a href='\2'&gt;\1&lt;/a&gt;", html)</text:span></text:p>
      <text:p text:style-name="P60"><text:span text:style-name="Source_20_Text"><text:s text:c="4"/>return html</text:span></text:p>
      <text:p text:style-name="P60"/>
      <text:p text:style-name="P60"><text:span text:style-name="Source_20_Text">def convert_markdown_file(md_path):</text:span></text:p>
      <text:p text:style-name="P60"><text:span text:style-name="Source_20_Text"><text:s text:c="4"/>with open(md_path, "r", encoding="utf-8") as f:</text:span></text:p>
      <text:p text:style-name="P60"><text:span text:style-name="Source_20_Text"><text:s text:c="8"/>md_text = f.read()</text:span></text:p>
      <text:p text:style-name="P60"><text:span text:style-name="Source_20_Text"><text:s text:c="4"/>body_html = md_to_html(md_text)</text:span></text:p>
      <text:p text:style-name="P60"><text:span text:style-name="Source_20_Text"><text:s text:c="4"/>full_html = f"""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<text:s text:c="2"/>&lt;meta charset="UTF-8"&gt;</text:span></text:p>
      <text:p text:style-name="P60"><text:span text:style-name="Source_20_Text"><text:s text:c="2"/>&lt;title&gt;{os.path.basename(md_path)}&lt;/tit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{body_html}</text:span></text:p>
      <text:p text:style-name="P60"><text:span text:style-name="Source_20_Text">&lt;/body&gt;</text:span></text:p>
      <text:p text:style-name="P60"><text:span text:style-name="Source_20_Text">&lt;/html&gt;"""</text:span></text:p>
      <text:p text:style-name="P60"><text:span text:style-name="Source_20_Text"><text:s text:c="4"/>html_path = os.path.splitext(md_path)[0] + ".html"</text:span></text:p>
      <text:p text:style-name="P60"><text:span text:style-name="Source_20_Text"><text:s text:c="4"/>with open(html_path, "w", encoding="utf-8") as f:</text:span></text:p>
      <text:p text:style-name="P60"><text:span text:style-name="Source_20_Text"><text:s text:c="8"/>f.write(full_html)</text:span></text:p>
      <text:p text:style-name="P60"><text:span text:style-name="Source_20_Text"><text:s text:c="4"/>print(f"Converted: {md_path} → {html_path}")</text:span></text:p>
      <text:p text:style-name="P60"/>
      <text:p text:style-name="P60"><text:span text:style-name="Source_20_Text">def convert_all_markdown_recursive(base_dir="departments"):</text:span></text:p>
      <text:p text:style-name="P60"><text:span text:style-name="Source_20_Text"><text:s text:c="4"/>for root, _, files in os.walk(base_dir):</text:span></text:p>
      <text:p text:style-name="P60"><text:span text:style-name="Source_20_Text"><text:s text:c="8"/>for file in files:</text:span></text:p>
      <text:p text:style-name="P60"><text:span text:style-name="Source_20_Text"><text:s text:c="12"/>if file.endswith(".md"):</text:span></text:p>
      <text:p text:style-name="P60"><text:span text:style-name="Source_20_Text"><text:s text:c="16"/>convert_markdown_file(os.path.join(root, file))</text:span></text:p>
      <text:p text:style-name="P60"/>
      <text:p text:style-name="P60"><text:span text:style-name="Source_20_Text">def convert_all_markdown_single(base_dir="departments"):</text:span></text:p>
      <text:p text:style-name="P60"><text:span text:style-name="Source_20_Text"><text:s text:c="4"/>for file in os.listdir(base_dir):</text:span></text:p>
      <text:p text:style-name="P60"><text:span text:style-name="Source_20_Text"><text:s text:c="8"/>if file.endswith(".md"):</text:span></text:p>
      <text:p text:style-name="P60"><text:span text:style-name="Source_20_Text"><text:s text:c="12"/>convert_markdown_file(os.path.join(base_dir, file))</text:span></text:p>
      <text:p text:style-name="P60"/>
      <text:p text:style-name="P60"><text:span text:style-name="Source_20_Text">if __name__ == "__main__":</text:span></text:p>
      <text:p text:style-name="P60"><text:span text:style-name="Source_20_Text"><text:s text:c="4"/># Default: recursive conversion</text:span></text:p>
      <text:p text:style-name="P60"><text:span text:style-name="Source_20_Text"><text:s text:c="4"/>convert_all_markdown_recursive("departments")</text:span></text:p>
      <text:p text:style-name="P60"><text:span text:style-name="Source_20_Text"><text:s text:c="4"/># Example single-folder usage:</text:span></text:p>
      <text:p text:style-name="P61"><text:span text:style-name="Source_20_Text"><text:s text:c="4"/># convert_all_markdown_single("departments/law")</text:span></text:p>
      <text:p text:style-name="Horizontal_20_Line"><text:soft-page-break/></text:p>
      <text:p text:style-name="Text_20_body"><text:span text:style-name="Strong_20_Emphasis"><text:span text:style-name="Source_20_Text">README.md</text:span></text:span> – Script version tracking</text:p>
      <text:p text:style-name="P60"><text:span text:style-name="Source_20_Text"># MGU Scripts Version History</text:span></text:p>
      <text:p text:style-name="P60"/>
      <text:p text:style-name="P60"><text:span text:style-name="Source_20_Text">This folder contains all Markdown → HTML converter scripts and other automation tools for Malone Global University. <text:s/></text:span></text:p>
      <text:p text:style-name="P60"><text:span text:style-name="Source_20_Text">Each script has a **version number**, **date**, and **description of changes/features**. <text:s/></text:span></text:p>
      <text:p text:style-name="P60"/>
      <text:p text:style-name="P60"><text:span text:style-name="Source_20_Text">| Version | Script Name <text:s text:c="10"/>| Date <text:s text:c="6"/>| Description / Features <text:s text:c="28"/>| Notes |</text:span></text:p>
      <text:p text:style-name="P60"><text:span text:style-name="Source_20_Text">|---------|----------------------|------------|---------------------------------------------------|-------|</text:span></text:p>
      <text:p text:style-name="P60"><text:span text:style-name="Source_20_Text">| 1.0 <text:s text:c="4"/>| md_to_html_v1.0.py <text:s text:c="2"/>| 2025-08-16 | Minimal working base. Converts headings, bold/italic, links. Recursive and single-folder modes. | Stable base. Do not overwrite. |</text:span></text:p>
      <text:p text:style-name="P60"><text:span text:style-name="Source_20_Text">| 1.1 <text:s text:c="4"/>| md_to_html_v1.1.py <text:s text:c="2"/>| YYYY-MM-DD | Example: adds support for lists and images. <text:s text:c="6"/>| Experimental; derived from v1.0. |</text:span></text:p>
      <text:p text:style-name="P60"><text:span text:style-name="Source_20_Text">| 1.2 <text:s text:c="4"/>| md_to_html_v1.2.py <text:s text:c="2"/>| YYYY-MM-DD | Example: adds templating with CSS wrappers. <text:s text:c="6"/>| Experimental. |</text:span></text:p>
      <text:p text:style-name="P61"><text:span text:style-name="Source_20_Text">| 2.0 <text:s text:c="4"/>| md_to_html_v2.0.py <text:s text:c="2"/>| YYYY-MM-DD | Major rewrite using parser-based approach. <text:s text:c="7"/>| Experimental. |</text:span></text:p>
      <text:p text:style-name="Horizontal_20_Line"/>
      <text:h text:style-name="Heading_20_1" text:outline-level="1">2️⃣ Departments Folder</text:h>
      <text:p text:style-name="Text_20_body"><text:span text:style-name="Strong_20_Emphasis">Path:</text:span> <text:span text:style-name="Source_20_Text">C:/MGU/departments/</text:span></text:p>
      <text:p text:style-name="P60"><text:span text:style-name="Source_20_Text">departments/</text:span></text:p>
      <text:p text:style-name="P60"><text:span text:style-name="Source_20_Text">├── law/</text:span></text:p>
      <text:p text:style-name="P60"><text:span text:style-name="Source_20_Text">│ <text:s text:c="2"/>├── lesson1.md</text:span></text:p>
      <text:p text:style-name="P60"><text:span text:style-name="Source_20_Text">│ <text:s text:c="2"/>├── lesson2.md</text:span></text:p>
      <text:p text:style-name="P60"><text:span text:style-name="Source_20_Text">│ <text:s text:c="2"/>└── home.html <text:s/># optional archived page</text:span></text:p>
      <text:p text:style-name="P60"><text:span text:style-name="Source_20_Text">├── science/</text:span></text:p>
      <text:p text:style-name="P60"><text:span text:style-name="Source_20_Text">│ <text:s text:c="2"/>├── lesson1.md</text:span></text:p>
      <text:p text:style-name="P60"><text:span text:style-name="Source_20_Text">│ <text:s text:c="2"/>└── lesson2.md</text:span></text:p>
      <text:p text:style-name="P60"><text:span text:style-name="Source_20_Text">├── math/</text:span></text:p>
      <text:p text:style-name="P60"><text:span text:style-name="Source_20_Text">│ <text:s text:c="2"/>└── ...</text:span></text:p>
      <text:p text:style-name="P61"><text:span text:style-name="Source_20_Text">└── ... <text:s/># additional departments</text:span></text:p>
      <text:p text:style-name="Horizontal_20_Line"/>
      <text:h text:style-name="Heading_20_1" text:outline-level="1">3️⃣ Components Folder</text:h>
      <text:p text:style-name="Text_20_body"><text:span text:style-name="Strong_20_Emphasis">Path:</text:span> <text:span text:style-name="Source_20_Text">C:/MGU/components/</text:span></text:p>
      <text:p text:style-name="P60"><text:span text:style-name="Source_20_Text">components/</text:span></text:p>
      <text:p text:style-name="P60"><text:span text:style-name="Source_20_Text">├── css/</text:span></text:p>
      <text:p text:style-name="P60"><text:span text:style-name="Source_20_Text">│ <text:s text:c="2"/>└── style.css <text:s text:c="2"/># shared styling for lessons</text:span></text:p>
      <text:p text:style-name="P60"><text:span text:style-name="Source_20_Text">└── js/</text:span></text:p>
      <text:p text:style-name="P61"><text:span text:style-name="Source_20_Text"><text:s text:c="4"/>└── ... <text:s text:c="8"/># optional JS for interactive lessons</text:span></text:p>
      <text:p text:style-name="Horizontal_20_Line"/>
      <text:h text:style-name="Heading_20_1" text:outline-level="1">4️⃣ Images Folder</text:h>
      <text:p text:style-name="Text_20_body"><text:span text:style-name="Strong_20_Emphasis">Path:</text:span> <text:span text:style-name="Source_20_Text">C:/MGU/images/</text:span></text:p>
      <text:p text:style-name="P60"><text:soft-page-break/><text:span text:style-name="Source_20_Text">images/</text:span></text:p>
      <text:p text:style-name="P61"><text:span text:style-name="Source_20_Text">└── ... <text:s/># all lesson images</text:span></text:p>
      <text:p text:style-name="Horizontal_20_Line"/>
      <text:h text:style-name="Heading_20_1" text:outline-level="1">5️⃣ MGU-DOCS Folder</text:h>
      <text:p text:style-name="Text_20_body"><text:span text:style-name="Strong_20_Emphasis">Path:</text:span> <text:span text:style-name="Source_20_Text">C:/MGU/MGU-DOCS/</text:span></text:p>
      <text:p text:style-name="P60"><text:span text:style-name="Source_20_Text">MGU-DOCS/</text:span></text:p>
      <text:p text:style-name="P61"><text:span text:style-name="Source_20_Text">└── ... <text:s/># journal, black papers, notes</text:span></text:p>
      <text:p text:style-name="Horizontal_20_Line"/>
      <text:h text:style-name="Heading_20_2" text:outline-level="2">✅ How to Use</text:h>
      <text:list xml:id="list4116928259697406702" text:style-name="L21">
        <text:list-item>
          <text:p text:style-name="P21">Place the starter package in <text:span text:style-name="Source_20_Text">C:/MGU/</text:span>.</text:p>
        </text:list-item>
        <text:list-item>
          <text:p text:style-name="P21">Run <text:span text:style-name="Source_20_Text">md_to_html_v1.0.py</text:span> to convert all <text:span text:style-name="Source_20_Text">.md</text:span> files in <text:span text:style-name="Source_20_Text">departments/</text:span>.</text:p>
        </text:list-item>
        <text:list-item>
          <text:p text:style-name="P21">Track versions in <text:span text:style-name="Source_20_Text">scripts/README.md</text:span> when creating new upgrades.</text:p>
        </text:list-item>
        <text:list-item>
          <text:p text:style-name="P21">Keep <text:span text:style-name="Source_20_Text">v1.0</text:span> untouched; duplicate and rename for experiments (<text:span text:style-name="Source_20_Text">v1.1</text:span>, <text:span text:style-name="Source_20_Text">v2.0</text:span>, etc.).</text:p>
        </text:list-item>
      </text:list>
      <text:p text:style-name="Horizontal_20_Line"/>
      <text:p text:style-name="Text_20_body">This gives you a <text:span text:style-name="Strong_20_Emphasis">fully functional base system</text:span> — scripts, version tracking, folder organization — ready for future AI-assisted upgrades.</text:p>
      <text:p text:style-name="Text_20_body">I can also make a <text:span text:style-name="Strong_20_Emphasis">tiny “conversion log” feature</text:span> for v1.0 so every converted lesson writes a timestamped log entry. It’s optional, but keeps an audit trail.</text:p>
      <text:p text:style-name="Text_20_body">Do you want me to add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we can add a <text:span text:style-name="Strong_20_Emphasis">simple conversion log</text:span> to your <text:span text:style-name="Source_20_Text">v1.0</text:span> script so every time a Markdown file is converted, it writes a <text:span text:style-name="Strong_20_Emphasis">timestamped entry</text:span> to a log file. This keeps an <text:span text:style-name="Strong_20_Emphasis">audit trail</text:span> of all conversions.</text:p>
      <text:p text:style-name="Horizontal_20_Line"/>
      <text:h text:style-name="Heading_20_1" text:outline-level="1">Updated <text:span text:style-name="Source_20_Text">md_to_html_v1.0.py</text:span> with Logging</text:h>
      <text:p text:style-name="P60"><text:span text:style-name="Source_20_Text">"""</text:span></text:p>
      <text:p text:style-name="P60"><text:span text:style-name="Source_20_Text">MD to HTML Converter - Version 1.0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Description:</text:span></text:p>
      <text:p text:style-name="P60"><text:span text:style-name="Source_20_Text">Minimal working base version of Markdown → HTML converter.</text:span></text:p>
      <text:p text:style-name="P60"><text:span text:style-name="Source_20_Text">Now includes a simple conversion log: every converted file is recorded with timestamp.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import re</text:span></text:p>
      <text:p text:style-name="P60"><text:span text:style-name="Source_20_Text">from datetime import datetime</text:span></text:p>
      <text:p text:style-name="P60"/>
      <text:p text:style-name="P60"><text:span text:style-name="Source_20_Text">LOG_FILE = "conversion_log.txt" <text:s/># log saved in same folder as script</text:span></text:p>
      <text:p text:style-name="P60"><text:soft-page-break/></text:p>
      <text:p text:style-name="P60"><text:span text:style-name="Source_20_Text">def log_conversion(md_path, html_path):</text:span></text:p>
      <text:p text:style-name="P60"><text:span text:style-name="Source_20_Text"><text:s text:c="4"/>"""Append a timestamped entry to the conversion log."""</text:span></text:p>
      <text:p text:style-name="P60"><text:span text:style-name="Source_20_Text"><text:s text:c="4"/>with open(LOG_FILE, "a", encoding="utf-8") as log:</text:span></text:p>
      <text:p text:style-name="P60"><text:span text:style-name="Source_20_Text"><text:s text:c="8"/>timestamp = datetime.now().strftime("%Y-%m-%d %H:%M:%S")</text:span></text:p>
      <text:p text:style-name="P60"><text:span text:style-name="Source_20_Text"><text:s text:c="8"/>log.write(f"[{timestamp}] {md_path} → {html_path}\n")</text:span></text:p>
      <text:p text:style-name="P60"/>
      <text:p text:style-name="P60"><text:span text:style-name="Source_20_Text">def md_to_html(markdown_text):</text:span></text:p>
      <text:p text:style-name="P60"><text:span text:style-name="Source_20_Text"><text:s text:c="4"/>html = markdown_text</text:span></text:p>
      <text:p text:style-name="P60"><text:span text:style-name="Source_20_Text"><text:s text:c="4"/>html = re.sub(r"^# (.*)", r"&lt;h1&gt;\1&lt;/h1&gt;", html, flags=re.MULTILINE)</text:span></text:p>
      <text:p text:style-name="P60"><text:span text:style-name="Source_20_Text"><text:s text:c="4"/>html = re.sub(r"^## (.*)", r"&lt;h2&gt;\1&lt;/h2&gt;", html, flags=re.MULTILINE)</text:span></text:p>
      <text:p text:style-name="P60"><text:span text:style-name="Source_20_Text"><text:s text:c="4"/>html = re.sub(r"\*\*(.*?)\*\*", r"&lt;strong&gt;\1&lt;/strong&gt;", html)</text:span></text:p>
      <text:p text:style-name="P60"><text:span text:style-name="Source_20_Text"><text:s text:c="4"/>html = re.sub(r"\*(.*?)\*", r"&lt;em&gt;\1&lt;/em&gt;", html)</text:span></text:p>
      <text:p text:style-name="P60"><text:span text:style-name="Source_20_Text"><text:s text:c="4"/>html = re.sub(r"\[(.*?)\]\((.*?)\)", r"&lt;a href='\2'&gt;\1&lt;/a&gt;", html)</text:span></text:p>
      <text:p text:style-name="P60"><text:span text:style-name="Source_20_Text"><text:s text:c="4"/>return html</text:span></text:p>
      <text:p text:style-name="P60"/>
      <text:p text:style-name="P60"><text:span text:style-name="Source_20_Text">def convert_markdown_file(md_path):</text:span></text:p>
      <text:p text:style-name="P60"><text:span text:style-name="Source_20_Text"><text:s text:c="4"/>with open(md_path, "r", encoding="utf-8") as f:</text:span></text:p>
      <text:p text:style-name="P60"><text:span text:style-name="Source_20_Text"><text:s text:c="8"/>md_text = f.read()</text:span></text:p>
      <text:p text:style-name="P60"/>
      <text:p text:style-name="P60"><text:span text:style-name="Source_20_Text"><text:s text:c="4"/>body_html = md_to_html(md_text)</text:span></text:p>
      <text:p text:style-name="P60"/>
      <text:p text:style-name="P60"><text:span text:style-name="Source_20_Text"><text:s text:c="4"/>full_html = f"""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<text:s text:c="2"/>&lt;meta charset="UTF-8"&gt;</text:span></text:p>
      <text:p text:style-name="P60"><text:span text:style-name="Source_20_Text"><text:s text:c="2"/>&lt;title&gt;{os.path.basename(md_path)}&lt;/tit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{body_html}</text:span></text:p>
      <text:p text:style-name="P60"><text:span text:style-name="Source_20_Text">&lt;/body&gt;</text:span></text:p>
      <text:p text:style-name="P60"><text:span text:style-name="Source_20_Text">&lt;/html&gt;"""</text:span></text:p>
      <text:p text:style-name="P60"/>
      <text:p text:style-name="P60"><text:span text:style-name="Source_20_Text"><text:s text:c="4"/>html_path = os.path.splitext(md_path)[0] + ".html"</text:span></text:p>
      <text:p text:style-name="P60"><text:span text:style-name="Source_20_Text"><text:s text:c="4"/>with open(html_path, "w", encoding="utf-8") as f:</text:span></text:p>
      <text:p text:style-name="P60"><text:span text:style-name="Source_20_Text"><text:s text:c="8"/>f.write(full_html)</text:span></text:p>
      <text:p text:style-name="P60"/>
      <text:p text:style-name="P60"><text:span text:style-name="Source_20_Text"><text:s text:c="4"/>print(f"Converted: {md_path} → {html_path}")</text:span></text:p>
      <text:p text:style-name="P60"><text:span text:style-name="Source_20_Text"><text:s text:c="4"/>log_conversion(md_path, html_path)</text:span></text:p>
      <text:p text:style-name="P60"/>
      <text:p text:style-name="P60"><text:span text:style-name="Source_20_Text">def convert_all_markdown_recursive(base_dir="departments"):</text:span></text:p>
      <text:p text:style-name="P60"><text:span text:style-name="Source_20_Text"><text:s text:c="4"/>for root, _, files in os.walk(base_dir):</text:span></text:p>
      <text:p text:style-name="P60"><text:span text:style-name="Source_20_Text"><text:s text:c="8"/>for file in files:</text:span></text:p>
      <text:p text:style-name="P60"><text:span text:style-name="Source_20_Text"><text:s text:c="12"/>if file.endswith(".md"):</text:span></text:p>
      <text:p text:style-name="P60"><text:span text:style-name="Source_20_Text"><text:s text:c="16"/>convert_markdown_file(os.path.join(root, file))</text:span></text:p>
      <text:p text:style-name="P60"/>
      <text:p text:style-name="P60"><text:span text:style-name="Source_20_Text">def convert_all_markdown_single(base_dir="departments"):</text:span></text:p>
      <text:p text:style-name="P60"><text:span text:style-name="Source_20_Text"><text:s text:c="4"/>for file in os.listdir(base_dir):</text:span></text:p>
      <text:p text:style-name="P60"><text:span text:style-name="Source_20_Text"><text:s text:c="8"/>if file.endswith(".md"):</text:span></text:p>
      <text:p text:style-name="P60"><text:span text:style-name="Source_20_Text"><text:s text:c="12"/>convert_markdown_file(os.path.join(base_dir, file))</text:span></text:p>
      <text:p text:style-name="P60"/>
      <text:p text:style-name="P60"><text:span text:style-name="Source_20_Text">if __name__ == "__main__":</text:span></text:p>
      <text:p text:style-name="P60"><text:span text:style-name="Source_20_Text"><text:s text:c="4"/>convert_all_markdown_recursive("departments")</text:span></text:p>
      <text:p text:style-name="P60"><text:span text:style-name="Source_20_Text"><text:s text:c="4"/># Example single-folder usage:</text:span></text:p>
      <text:p text:style-name="P61"><text:span text:style-name="Source_20_Text"><text:s text:c="4"/># convert_all_markdown_single("departments/law")</text:span></text:p>
      <text:p text:style-name="Horizontal_20_Line"/>
      <text:h text:style-name="Heading_20_2" text:outline-level="2">✅ Features Added</text:h>
      <text:list xml:id="list8974843773536746772" text:style-name="L22">
        <text:list-item>
          <text:p text:style-name="P22"><text:span text:style-name="Strong_20_Emphasis">Conversion Log (</text:span><text:span text:style-name="Strong_20_Emphasis"><text:span text:style-name="Source_20_Text">conversion_log.txt</text:span></text:span><text:span text:style-name="Strong_20_Emphasis">)</text:span></text:p>
          <text:list>
            <text:list-item>
              <text:p text:style-name="P22">Every converted file is recorded with a <text:span text:style-name="Strong_20_Emphasis">timestamp</text:span>.</text:p>
            </text:list-item>
            <text:list-item>
              <text:p text:style-name="P22">Format:</text:p>
              <text:p text:style-name="P65"><text:soft-page-break/><text:span text:style-name="Source_20_Text">[2025-08-16 14:05:12] departments/law/lesson1.md → departments/law/lesson1.html</text:span></text:p>
            </text:list-item>
          </text:list>
        </text:list-item>
        <text:list-item>
          <text:p text:style-name="P22"><text:span text:style-name="Strong_20_Emphasis">No external dependencies</text:span> — works on any system with Python.</text:p>
        </text:list-item>
        <text:list-item>
          <text:p text:style-name="P22"><text:span text:style-name="Strong_20_Emphasis">Stable base</text:span> — you can still use this as v1.0 and upgrade later.</text:p>
        </text:list-item>
      </text:list>
      <text:p text:style-name="Horizontal_20_Line"/>
      <text:p text:style-name="Text_20_body">This log gives you an <text:span text:style-name="Strong_20_Emphasis">audit trail</text:span> for all lessons processed, which is ideal for tracking large batch conversions across multiple departments.</text:p>
      <text:p text:style-name="Text_20_body">I can also <text:span text:style-name="Strong_20_Emphasis">update the README template</text:span> to include a section describing the log feature so every future version documents it clearly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n <text:span text:style-name="Strong_20_Emphasis">updated README template</text:span> for your <text:span text:style-name="Source_20_Text">scripts/</text:span> folder that includes the new <text:span text:style-name="Strong_20_Emphasis">conversion log feature</text:span>. This ensures all future versions document the log and any other added features.</text:p>
      <text:p text:style-name="Horizontal_20_Line"/>
      <text:h text:style-name="Heading_20_1" text:outline-level="1">? <text:span text:style-name="Source_20_Text">scripts/README.md</text:span> (Updated)</text:h>
      <text:p text:style-name="P60"><text:span text:style-name="Source_20_Text"># MGU Scripts Version History</text:span></text:p>
      <text:p text:style-name="P60"/>
      <text:p text:style-name="P60"><text:span text:style-name="Source_20_Text">This folder contains all Markdown → HTML converter scripts and other automation tools for Malone Global University. <text:s/></text:span></text:p>
      <text:p text:style-name="P60"><text:span text:style-name="Source_20_Text">Each script has a **version number**, **date**, and **description of changes/features**. <text:s/></text:span></text:p>
      <text:p text:style-name="P60"/>
      <text:p text:style-name="P60"><text:span text:style-name="Source_20_Text">| Version | Script Name <text:s text:c="10"/>| Date <text:s text:c="6"/>| Description / Features <text:s text:c="28"/>| Notes |</text:span></text:p>
      <text:p text:style-name="P60"><text:span text:style-name="Source_20_Text">|---------|----------------------|------------|---------------------------------------------------|-------|</text:span></text:p>
      <text:p text:style-name="P60"><text:span text:style-name="Source_20_Text">| 1.0 <text:s text:c="4"/>| md_to_html_v1.0.py <text:s text:c="2"/>| 2025-08-16 | Minimal working base. Converts headings, bold/italic, links. Recursive and single-folder modes. Added **conversion log** feature: every converted file is recorded with timestamp. | Stable base. Do not overwrite. |</text:span></text:p>
      <text:p text:style-name="P60"><text:span text:style-name="Source_20_Text">| 1.1 <text:s text:c="4"/>| md_to_html_v1.1.py <text:s text:c="2"/>| YYYY-MM-DD | Adds support for lists and images. Logs conversions automatically. | Experimental; derived from v1.0. |</text:span></text:p>
      <text:p text:style-name="P60"><text:span text:style-name="Source_20_Text">| 1.2 <text:s text:c="4"/>| md_to_html_v1.2.py <text:s text:c="2"/>| YYYY-MM-DD | Adds templating with CSS wrappers. Logs included. | Experimental. |</text:span></text:p>
      <text:p text:style-name="P60"><text:span text:style-name="Source_20_Text">| 2.0 <text:s text:c="4"/>| md_to_html_v2.0.py <text:s text:c="2"/>| YYYY-MM-DD | Major redesign using parser-based approach. Logs included. | Experimental, larger redesign. |</text:span></text:p>
      <text:p text:style-name="P60"/>
      <text:p text:style-name="P60"><text:span text:style-name="Source_20_Text">---</text:span></text:p>
      <text:p text:style-name="P60"/>
      <text:p text:style-name="P60"><text:span text:style-name="Source_20_Text">## Guidelines for New Versions</text:span></text:p>
      <text:p text:style-name="P60"><text:span text:style-name="Source_20_Text">1. **Do not overwrite previous versions.** <text:s/></text:span></text:p>
      <text:p text:style-name="P60"><text:span text:style-name="Source_20_Text">2. **Increment version numbers logically:** <text:s/></text:span></text:p>
      <text:p text:style-name="P60"><text:span text:style-name="Source_20_Text"><text:s text:c="3"/>- Patch/minor change → x.y (e.g., 1.0 → 1.1) <text:s/></text:span></text:p>
      <text:p text:style-name="P60"><text:span text:style-name="Source_20_Text"><text:s text:c="3"/>- Major redesign → x.0 (e.g., 1.2 → 2.0) <text:s/></text:span></text:p>
      <text:p text:style-name="P60"><text:span text:style-name="Source_20_Text">3. **Update README** whenever a new script is added. Include date, description, and notes. <text:s/></text:span></text:p>
      <text:p text:style-name="P60"><text:span text:style-name="Source_20_Text">4. **Keep v1.0 as stable reference** for all future AI-fed experiments. <text:s/></text:span></text:p>
      <text:p text:style-name="P60"/>
      <text:p text:style-name="P60"><text:span text:style-name="Source_20_Text">---</text:span></text:p>
      <text:p text:style-name="P60"/>
      <text:p text:style-name="P60"><text:soft-page-break/><text:span text:style-name="Source_20_Text">## Conversion Log Feature</text:span></text:p>
      <text:p text:style-name="P60"><text:span text:style-name="Source_20_Text">- All scripts that convert Markdown files maintain a **conversion log**. <text:s/></text:span></text:p>
      <text:p text:style-name="P60"><text:span text:style-name="Source_20_Text">- The log file (`conversion_log.txt`) is stored in the same folder as the script by default. <text:s/></text:span></text:p>
      <text:p text:style-name="P60"><text:span text:style-name="Source_20_Text">- Each log entry includes:</text:span></text:p>
      <text:p text:style-name="P60"><text:span text:style-name="Source_20_Text"><text:s text:c="2"/>- Timestamp</text:span></text:p>
      <text:p text:style-name="P60"><text:span text:style-name="Source_20_Text"><text:s text:c="2"/>- Source Markdown file path</text:span></text:p>
      <text:p text:style-name="P60"><text:span text:style-name="Source_20_Text"><text:s text:c="2"/>- Generated HTML file path <text:s/></text:span></text:p>
      <text:p text:style-name="P60"/>
      <text:p text:style-name="P61"><text:span text:style-name="Source_20_Text">**Example entry:**</text:span></text:p>
      <text:p text:style-name="Text_20_body">[2025-08-16 14:05:12] departments/law/lesson1.md → departments/law/lesson1.html</text:p>
      <text:p text:style-name="P60"/>
      <text:p text:style-name="P60"><text:span text:style-name="Source_20_Text">This ensures every conversion is **auditable** and traceable across all departments.</text:span></text:p>
      <text:p text:style-name="P60"/>
      <text:p text:style-name="P60"><text:span text:style-name="Source_20_Text">---</text:span></text:p>
      <text:p text:style-name="P60"/>
      <text:p text:style-name="P60"><text:span text:style-name="Source_20_Text">## Notes</text:span></text:p>
      <text:p text:style-name="P60"><text:span text:style-name="Source_20_Text">- All scripts should include a **version header** inside the file for traceability. <text:s/></text:span></text:p>
      <text:p text:style-name="P60"><text:span text:style-name="Source_20_Text">- Scripts may be placed in subfolders if necessary, but track them in this README. <text:s/></text:span></text:p>
      <text:p text:style-name="P61"><text:span text:style-name="Source_20_Text">- Use this README as a **single source of truth** for your scripts and version history.</text:span></text:p>
      <text:p text:style-name="Horizontal_20_Line"/>
      <text:p text:style-name="Text_20_body">With this update:</text:p>
      <text:list xml:id="list1922861715288770526" text:style-name="L23">
        <text:list-item>
          <text:p text:style-name="P23">Every future script version can document <text:span text:style-name="Strong_20_Emphasis">both features and log behavior</text:span>.</text:p>
        </text:list-item>
        <text:list-item>
          <text:p text:style-name="P23">AI or human auditors can easily see <text:span text:style-name="Strong_20_Emphasis">what changed, what’s logged, and when</text:span>.</text:p>
        </text:list-item>
        <text:list-item>
          <text:p text:style-name="P23">Your v1.0 remains fully stable while still showing the new log feature in the documentation.</text:p>
        </text:list-item>
      </text:list>
      <text:p text:style-name="Text_20_body">If you want, I can also create a <text:span text:style-name="Strong_20_Emphasis">tiny visual diagram</text:span> showing the <text:span text:style-name="Strong_20_Emphasis">scripts → departments → HTML lessons → log</text:span> flow. It’s useful for new team members or AI models analyzing your workflow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 <text:span text:style-name="Strong_20_Emphasis">simple visual diagram</text:span> showing the workflow of your MGU Markdown → HTML conversion system with logging. Think of it as a “map” of how everything flows.</text:p>
      <text:p text:style-name="Horizontal_20_Line"/>
      <text:h text:style-name="Heading_20_1" text:outline-level="1">?￯ﾸﾏ MGU Conversion Workflow Diagram</text:h>
      <text:p text:style-name="P60"><text:span text:style-name="Source_20_Text"><text:s text:c="10"/>+--------------------+</text:span></text:p>
      <text:p text:style-name="P60"><text:span text:style-name="Source_20_Text"><text:s text:c="10"/>| <text:s/>md_to_html_v1.0 <text:s text:c="2"/>| <text:s/>&lt;-- Script (v1.0)</text:span></text:p>
      <text:p text:style-name="P60"><text:span text:style-name="Source_20_Text"><text:s text:c="10"/>+--------------------+</text:span></text:p>
      <text:p text:style-name="P60"><text:span text:style-name="Source_20_Text"><text:s text:c="21"/>|</text:span></text:p>
      <text:p text:style-name="P60"><text:span text:style-name="Source_20_Text"><text:s text:c="21"/>| runs on</text:span></text:p>
      <text:p text:style-name="P60"><text:span text:style-name="Source_20_Text"><text:s text:c="21"/>v</text:span></text:p>
      <text:p text:style-name="P60"><text:span text:style-name="Source_20_Text"><text:s text:c="10"/>+--------------------+</text:span></text:p>
      <text:p text:style-name="P60"><text:span text:style-name="Source_20_Text"><text:s text:c="10"/>| <text:s/>departments/ <text:s text:c="5"/>| <text:s/>&lt;-- Base folder with all Markdown lessons</text:span></text:p>
      <text:p text:style-name="P60"><text:span text:style-name="Source_20_Text"><text:s text:c="10"/>| <text:s/>├─ law/ <text:s text:c="10"/>|</text:span></text:p>
      <text:p text:style-name="P60"><text:span text:style-name="Source_20_Text"><text:s text:c="10"/>| <text:s/>├─ science/ <text:s text:c="6"/>|</text:span></text:p>
      <text:p text:style-name="P60"><text:span text:style-name="Source_20_Text"><text:s text:c="10"/>| <text:s/>├─ math/ <text:s text:c="9"/>|</text:span></text:p>
      <text:p text:style-name="P60"><text:span text:style-name="Source_20_Text"><text:s text:c="10"/>| <text:s/>└─ ... <text:s text:c="11"/>|</text:span></text:p>
      <text:p text:style-name="P60"><text:span text:style-name="Source_20_Text"><text:s text:c="10"/>+--------------------+</text:span></text:p>
      <text:p text:style-name="P60"><text:span text:style-name="Source_20_Text"><text:s text:c="21"/>|</text:span></text:p>
      <text:p text:style-name="P60"><text:soft-page-break/><text:span text:style-name="Source_20_Text"><text:s text:c="21"/>| converts each .md</text:span></text:p>
      <text:p text:style-name="P60"><text:span text:style-name="Source_20_Text"><text:s text:c="21"/>v</text:span></text:p>
      <text:p text:style-name="P60"><text:span text:style-name="Source_20_Text"><text:s text:c="10"/>+--------------------+</text:span></text:p>
      <text:p text:style-name="P60"><text:span text:style-name="Source_20_Text"><text:s text:c="10"/>| <text:s/>HTML lessons <text:s text:c="5"/>| <text:s/>&lt;-- Generated HTML files</text:span></text:p>
      <text:p text:style-name="P60"><text:span text:style-name="Source_20_Text"><text:s text:c="10"/>| <text:s/>(in same folders) |</text:span></text:p>
      <text:p text:style-name="P60"><text:span text:style-name="Source_20_Text"><text:s text:c="10"/>+--------------------+</text:span></text:p>
      <text:p text:style-name="P60"><text:span text:style-name="Source_20_Text"><text:s text:c="21"/>|</text:span></text:p>
      <text:p text:style-name="P60"><text:span text:style-name="Source_20_Text"><text:s text:c="21"/>| logs each conversion</text:span></text:p>
      <text:p text:style-name="P60"><text:span text:style-name="Source_20_Text"><text:s text:c="21"/>v</text:span></text:p>
      <text:p text:style-name="P60"><text:span text:style-name="Source_20_Text"><text:s text:c="10"/>+--------------------+</text:span></text:p>
      <text:p text:style-name="P60"><text:span text:style-name="Source_20_Text"><text:s text:c="10"/>| conversion_log.txt | <text:s/>&lt;-- Timestamped audit log</text:span></text:p>
      <text:p text:style-name="P61"><text:span text:style-name="Source_20_Text"><text:s text:c="10"/>+--------------------+</text:span></text:p>
      <text:p text:style-name="Horizontal_20_Line"/>
      <text:h text:style-name="Heading_20_3" text:outline-level="3">? Workflow Explanation</text:h>
      <text:list xml:id="list5143369412389778649" text:style-name="L24">
        <text:list-item>
          <text:p text:style-name="P24"><text:span text:style-name="Strong_20_Emphasis">Script (</text:span><text:span text:style-name="Strong_20_Emphasis"><text:span text:style-name="Source_20_Text">md_to_html_v1.0.py</text:span></text:span><text:span text:style-name="Strong_20_Emphasis">)</text:span></text:p>
          <text:list>
            <text:list-item>
              <text:p text:style-name="P24">Can run recursively or single-folder.</text:p>
            </text:list-item>
            <text:list-item>
              <text:p text:style-name="P24">Reads Markdown files from the specified folder.</text:p>
            </text:list-item>
          </text:list>
        </text:list-item>
        <text:list-item>
          <text:p text:style-name="P24"><text:span text:style-name="Strong_20_Emphasis">Departments folder</text:span></text:p>
          <text:list>
            <text:list-item>
              <text:p text:style-name="P24">Each department contains <text:span text:style-name="Source_20_Text">.md</text:span> lesson files.</text:p>
            </text:list-item>
            <text:list-item>
              <text:p text:style-name="P24">Script can target one department or all recursively.</text:p>
            </text:list-item>
          </text:list>
        </text:list-item>
        <text:list-item>
          <text:p text:style-name="P24"><text:span text:style-name="Strong_20_Emphasis">HTML Lessons</text:span></text:p>
          <text:list>
            <text:list-item>
              <text:p text:style-name="P24">Generated next to the source <text:span text:style-name="Source_20_Text">.md</text:span> file.</text:p>
            </text:list-item>
            <text:list-item>
              <text:p text:style-name="P24">Can be archived or linked to your website pages.</text:p>
            </text:list-item>
          </text:list>
        </text:list-item>
        <text:list-item>
          <text:p text:style-name="P24"><text:span text:style-name="Strong_20_Emphasis">Conversion Log</text:span></text:p>
          <text:list>
            <text:list-item>
              <text:p text:style-name="P24">Records every conversion with a timestamp.</text:p>
            </text:list-item>
            <text:list-item>
              <text:p text:style-name="P24">Maintains an audit trail for accountability and debugging.</text:p>
            </text:list-item>
          </text:list>
        </text:list-item>
      </text:list>
      <text:p text:style-name="Horizontal_20_Line"/>
      <text:p text:style-name="Text_20_body">This diagram makes your <text:span text:style-name="Strong_20_Emphasis">workflow explicit</text:span>, which is ideal for:</text:p>
      <text:list xml:id="list7474787719317932724" text:style-name="L25">
        <text:list-item>
          <text:p text:style-name="P25"><text:span text:style-name="Strong_20_Emphasis">New team members</text:span> learning your system</text:p>
        </text:list-item>
        <text:list-item>
          <text:p text:style-name="P25"><text:span text:style-name="Strong_20_Emphasis">AI models</text:span> analyzing and suggesting improvements</text:p>
        </text:list-item>
        <text:list-item>
          <text:p text:style-name="P25"><text:span text:style-name="Strong_20_Emphasis">Auditing</text:span> all content conversions</text:p>
        </text:list-item>
      </text:list>
      <text:p text:style-name="Horizontal_20_Line"/>
      <text:p text:style-name="Text_20_body">If you want, I can also create a <text:span text:style-name="Strong_20_Emphasis">slightly more advanced version</text:span> that <text:span text:style-name="Strong_20_Emphasis">includes scripts folder, components (CSS/JS), images, and MGU-DOCS</text:span> — a full end-to-end visual of your entire MGU content system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 <text:span text:style-name="Strong_20_Emphasis">full end-to-end MGU content system diagram</text:span> that includes:</text:p>
      <text:list xml:id="list3131484682031156225" text:style-name="L26">
        <text:list-item>
          <text:p text:style-name="P26"><text:span text:style-name="Source_20_Text">scripts/</text:span> (all converter versions)</text:p>
        </text:list-item>
        <text:list-item>
          <text:p text:style-name="P26"><text:span text:style-name="Source_20_Text">departments/</text:span> (Markdown lessons)</text:p>
        </text:list-item>
        <text:list-item>
          <text:p text:style-name="P26"><text:soft-page-break/><text:span text:style-name="Source_20_Text">components/</text:span> (CSS/JS)</text:p>
        </text:list-item>
        <text:list-item>
          <text:p text:style-name="P26"><text:span text:style-name="Source_20_Text">images/</text:span> (lesson media)</text:p>
        </text:list-item>
        <text:list-item>
          <text:p text:style-name="P26"><text:span text:style-name="Source_20_Text">MGU-DOCS/</text:span> (notes, journals, black papers)</text:p>
        </text:list-item>
        <text:list-item>
          <text:p text:style-name="P26"><text:span text:style-name="Source_20_Text">conversion_log.txt</text:span></text:p>
        </text:list-item>
      </text:list>
      <text:p text:style-name="Horizontal_20_Line"/>
      <text:h text:style-name="Heading_20_1" text:outline-level="1">?￯ﾸﾏ Full MGU Content System Diagram</text:h>
      <text:p text:style-name="P60"><text:span text:style-name="Source_20_Text"><text:s text:c="17"/>+--------------------+</text:span></text:p>
      <text:p text:style-name="P60"><text:span text:style-name="Source_20_Text"><text:s text:c="17"/>| <text:s text:c="3"/>scripts/ <text:s text:c="7"/>|</text:span></text:p>
      <text:p text:style-name="P60"><text:span text:style-name="Source_20_Text"><text:s text:c="17"/>|--------------------|</text:span></text:p>
      <text:p text:style-name="P60"><text:span text:style-name="Source_20_Text"><text:s text:c="17"/>| md_to_html_v1.0.py |</text:span></text:p>
      <text:p text:style-name="P60"><text:span text:style-name="Source_20_Text"><text:s text:c="17"/>| md_to_html_v1.1.py |</text:span></text:p>
      <text:p text:style-name="P60"><text:span text:style-name="Source_20_Text"><text:s text:c="17"/>| md_to_html_v2.0.py |</text:span></text:p>
      <text:p text:style-name="P60"><text:span text:style-name="Source_20_Text"><text:s text:c="17"/>| README.md <text:s text:c="10"/>|</text:span></text:p>
      <text:p text:style-name="P60"><text:span text:style-name="Source_20_Text"><text:s text:c="17"/>+--------------------+</text:span></text:p>
      <text:p text:style-name="P60"><text:span text:style-name="Source_20_Text"><text:s text:c="27"/>|</text:span></text:p>
      <text:p text:style-name="P60"><text:span text:style-name="Source_20_Text"><text:s text:c="27"/>| runs conversion</text:span></text:p>
      <text:p text:style-name="P60"><text:span text:style-name="Source_20_Text"><text:s text:c="27"/>v</text:span></text:p>
      <text:p text:style-name="P60"><text:span text:style-name="Source_20_Text"><text:s text:c="17"/>+--------------------+</text:span></text:p>
      <text:p text:style-name="P60"><text:span text:style-name="Source_20_Text"><text:s text:c="17"/>| <text:s/>departments/ <text:s text:c="5"/>|</text:span></text:p>
      <text:p text:style-name="P60"><text:span text:style-name="Source_20_Text"><text:s text:c="17"/>|--------------------|</text:span></text:p>
      <text:p text:style-name="P60"><text:span text:style-name="Source_20_Text"><text:s text:c="17"/>| law/ <text:s text:c="14"/>|</text:span></text:p>
      <text:p text:style-name="P60"><text:span text:style-name="Source_20_Text"><text:s text:c="17"/>| <text:s text:c="2"/>├─ lesson1.md <text:s text:c="3"/>|</text:span></text:p>
      <text:p text:style-name="P60"><text:span text:style-name="Source_20_Text"><text:s text:c="17"/>| <text:s text:c="2"/>├─ lesson2.md <text:s text:c="3"/>|</text:span></text:p>
      <text:p text:style-name="P60"><text:span text:style-name="Source_20_Text"><text:s text:c="17"/>| <text:s text:c="2"/>└─ home.html <text:s text:c="4"/>|</text:span></text:p>
      <text:p text:style-name="P60"><text:span text:style-name="Source_20_Text"><text:s text:c="17"/>| science/ <text:s text:c="10"/>|</text:span></text:p>
      <text:p text:style-name="P60"><text:span text:style-name="Source_20_Text"><text:s text:c="17"/>| math/ <text:s text:c="13"/>|</text:span></text:p>
      <text:p text:style-name="P60"><text:span text:style-name="Source_20_Text"><text:s text:c="17"/>| ... <text:s text:c="15"/>|</text:span></text:p>
      <text:p text:style-name="P60"><text:span text:style-name="Source_20_Text"><text:s text:c="17"/>+--------------------+</text:span></text:p>
      <text:p text:style-name="P60"><text:span text:style-name="Source_20_Text"><text:s text:c="27"/>|</text:span></text:p>
      <text:p text:style-name="P60"><text:span text:style-name="Source_20_Text"><text:s text:c="27"/>| generates</text:span></text:p>
      <text:p text:style-name="P60"><text:span text:style-name="Source_20_Text"><text:s text:c="27"/>v</text:span></text:p>
      <text:p text:style-name="P60"><text:span text:style-name="Source_20_Text"><text:s text:c="17"/>+--------------------+</text:span></text:p>
      <text:p text:style-name="P60"><text:span text:style-name="Source_20_Text"><text:s text:c="17"/>| <text:s/>HTML lessons <text:s text:c="5"/>|</text:span></text:p>
      <text:p text:style-name="P60"><text:span text:style-name="Source_20_Text"><text:s text:c="17"/>| <text:s/>(in same folders) |</text:span></text:p>
      <text:p text:style-name="P60"><text:span text:style-name="Source_20_Text"><text:s text:c="17"/>+--------------------+</text:span></text:p>
      <text:p text:style-name="P60"><text:span text:style-name="Source_20_Text"><text:s text:c="27"/>|</text:span></text:p>
      <text:p text:style-name="P60"><text:span text:style-name="Source_20_Text"><text:s text:c="27"/>| logs every conversion</text:span></text:p>
      <text:p text:style-name="P60"><text:span text:style-name="Source_20_Text"><text:s text:c="27"/>v</text:span></text:p>
      <text:p text:style-name="P60"><text:span text:style-name="Source_20_Text"><text:s text:c="17"/>+--------------------+</text:span></text:p>
      <text:p text:style-name="P60"><text:span text:style-name="Source_20_Text"><text:s text:c="17"/>| conversion_log.txt |</text:span></text:p>
      <text:p text:style-name="P60"><text:span text:style-name="Source_20_Text"><text:s text:c="17"/>+--------------------+</text:span></text:p>
      <text:p text:style-name="P60"><text:span text:style-name="Source_20_Text"><text:s text:c="27"/>|</text:span></text:p>
      <text:p text:style-name="P60"><text:span text:style-name="Source_20_Text"><text:s text:c="10"/>------------------------------------</text:span></text:p>
      <text:p text:style-name="P60"><text:span text:style-name="Source_20_Text"><text:s text:c="10"/>| <text:s text:c="33"/>|</text:span></text:p>
      <text:p text:style-name="P60"><text:span text:style-name="Source_20_Text"><text:s text:c="10"/>v <text:s text:c="33"/>v</text:span></text:p>
      <text:p text:style-name="P60"><text:span text:style-name="Source_20_Text">+--------------------+ <text:s text:c="12"/>+--------------------+</text:span></text:p>
      <text:p text:style-name="P60"><text:span text:style-name="Source_20_Text">| <text:s/>components/ <text:s text:c="6"/>| <text:s text:c="12"/>| <text:s text:c="2"/>images/ <text:s text:c="9"/>|</text:span></text:p>
      <text:p text:style-name="P60"><text:span text:style-name="Source_20_Text">|--------------------| <text:s text:c="12"/>|--------------------|</text:span></text:p>
      <text:p text:style-name="P60"><text:span text:style-name="Source_20_Text">| css/ <text:s text:c="14"/>| <text:s text:c="12"/>| lesson images <text:s text:c="5"/>|</text:span></text:p>
      <text:p text:style-name="P60"><text:span text:style-name="Source_20_Text">| js/ <text:s text:c="15"/>| <text:s text:c="12"/>| media files <text:s text:c="7"/>|</text:span></text:p>
      <text:p text:style-name="P60"><text:span text:style-name="Source_20_Text">+--------------------+ <text:s text:c="12"/>+--------------------+</text:span></text:p>
      <text:p text:style-name="P60"><text:span text:style-name="Source_20_Text"><text:s text:c="27"/>|</text:span></text:p>
      <text:p text:style-name="P60"><text:span text:style-name="Source_20_Text"><text:s text:c="27"/>v</text:span></text:p>
      <text:p text:style-name="P60"><text:span text:style-name="Source_20_Text"><text:s text:c="17"/>+--------------------+</text:span></text:p>
      <text:p text:style-name="P60"><text:span text:style-name="Source_20_Text"><text:s text:c="17"/>| <text:s/>MGU-DOCS/ <text:s text:c="8"/>|</text:span></text:p>
      <text:p text:style-name="P60"><text:span text:style-name="Source_20_Text"><text:s text:c="17"/>|--------------------|</text:span></text:p>
      <text:p text:style-name="P60"><text:span text:style-name="Source_20_Text"><text:s text:c="17"/>| Journals, Notes <text:s text:c="3"/>|</text:span></text:p>
      <text:p text:style-name="P60"><text:span text:style-name="Source_20_Text"><text:s text:c="17"/>| Black Papers <text:s text:c="6"/>|</text:span></text:p>
      <text:p text:style-name="P61"><text:span text:style-name="Source_20_Text"><text:s text:c="17"/>+--------------------+</text:span></text:p>
      <text:p text:style-name="Horizontal_20_Line"><text:soft-page-break/></text:p>
      <text:h text:style-name="Heading_20_3" text:outline-level="3">? Explanation</text:h>
      <text:list xml:id="list4505994573324282640" text:style-name="L27">
        <text:list-item>
          <text:p text:style-name="P27"><text:span text:style-name="Strong_20_Emphasis">Scripts folder</text:span></text:p>
          <text:list>
            <text:list-item>
              <text:p text:style-name="P27">Contains all versions of your converter scripts.</text:p>
            </text:list-item>
            <text:list-item>
              <text:p text:style-name="P27">README tracks version history and conversion log usage.</text:p>
            </text:list-item>
          </text:list>
        </text:list-item>
        <text:list-item>
          <text:p text:style-name="P27"><text:span text:style-name="Strong_20_Emphasis">Departments folder</text:span></text:p>
          <text:list>
            <text:list-item>
              <text:p text:style-name="P27">Source Markdown lessons organized by department.</text:p>
            </text:list-item>
            <text:list-item>
              <text:p text:style-name="P27">Optional <text:span text:style-name="Source_20_Text">home.html</text:span> can archive pages.</text:p>
            </text:list-item>
          </text:list>
        </text:list-item>
        <text:list-item>
          <text:p text:style-name="P27"><text:span text:style-name="Strong_20_Emphasis">HTML Lessons</text:span></text:p>
          <text:list>
            <text:list-item>
              <text:p text:style-name="P27">Generated next to original Markdown files.</text:p>
            </text:list-item>
            <text:list-item>
              <text:p text:style-name="P27">Can be linked directly to your website.</text:p>
            </text:list-item>
          </text:list>
        </text:list-item>
        <text:list-item>
          <text:p text:style-name="P27"><text:span text:style-name="Strong_20_Emphasis">Conversion Log</text:span></text:p>
          <text:list>
            <text:list-item>
              <text:p text:style-name="P27">Records every converted file with timestamp.</text:p>
            </text:list-item>
            <text:list-item>
              <text:p text:style-name="P27">Provides audit trail for all automated processes.</text:p>
            </text:list-item>
          </text:list>
        </text:list-item>
        <text:list-item>
          <text:p text:style-name="P27"><text:span text:style-name="Strong_20_Emphasis">Components</text:span></text:p>
          <text:list>
            <text:list-item>
              <text:p text:style-name="P27">Shared CSS/JS for consistent styling and interactivity.</text:p>
            </text:list-item>
          </text:list>
        </text:list-item>
        <text:list-item>
          <text:p text:style-name="P27"><text:span text:style-name="Strong_20_Emphasis">Images</text:span></text:p>
          <text:list>
            <text:list-item>
              <text:p text:style-name="P27">Central repository for all lesson media.</text:p>
            </text:list-item>
          </text:list>
        </text:list-item>
        <text:list-item>
          <text:p text:style-name="P27"><text:span text:style-name="Strong_20_Emphasis">MGU-DOCS</text:span></text:p>
          <text:list>
            <text:list-item>
              <text:p text:style-name="P27">Storage for journals, black papers, and internal documentation.</text:p>
            </text:list-item>
          </text:list>
        </text:list-item>
      </text:list>
      <text:p text:style-name="Horizontal_20_Line"/>
      <text:p text:style-name="Text_20_body">This diagram shows your <text:span text:style-name="Strong_20_Emphasis">entire content ecosystem</text:span> in a modular, auditable way.</text:p>
      <text:p text:style-name="Text_20_body">If you want, I can also make a <text:span text:style-name="Strong_20_Emphasis">small Python helper function</text:span> that <text:span text:style-name="Strong_20_Emphasis">automatically updates the README and logs the total number of conversions per run</text:span>, so you have a live dashboard-style summary every time you process lessons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 <text:span text:style-name="Strong_20_Emphasis">Python helper function</text:span> you can add to your <text:span text:style-name="Source_20_Text">v1.0</text:span> script. It <text:span text:style-name="Strong_20_Emphasis">updates the README</text:span> with the total number of conversions per run and keeps a simple <text:span text:style-name="Strong_20_Emphasis">dashboard-style summary</text:span> in the log.</text:p>
      <text:p text:style-name="Horizontal_20_Line"/>
      <text:h text:style-name="Heading_20_1" text:outline-level="1">? Updated <text:span text:style-name="Source_20_Text">md_to_html_v1.0.py</text:span> with Conversion Summary</text:h>
      <text:p text:style-name="P60"><text:span text:style-name="Source_20_Text">"""</text:span></text:p>
      <text:p text:style-name="P60"><text:span text:style-name="Source_20_Text">MD to HTML Converter - Version 1.0</text:span></text:p>
      <text:p text:style-name="P60"><text:soft-page-break/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Description:</text:span></text:p>
      <text:p text:style-name="P60"><text:span text:style-name="Source_20_Text">Minimal working Markdown → HTML converter.</text:span></text:p>
      <text:p text:style-name="P60"><text:span text:style-name="Source_20_Text">Includes:</text:span></text:p>
      <text:p text:style-name="P60"><text:span text:style-name="Source_20_Text">- Conversion log (timestamped entries)</text:span></text:p>
      <text:p text:style-name="P60"><text:span text:style-name="Source_20_Text">- Automatic summary of total conversions per run</text:span></text:p>
      <text:p text:style-name="P60"><text:span text:style-name="Source_20_Text">- Optional README update with conversion stats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import re</text:span></text:p>
      <text:p text:style-name="P60"><text:span text:style-name="Source_20_Text">from datetime import datetime</text:span></text:p>
      <text:p text:style-name="P60"/>
      <text:p text:style-name="P60"><text:span text:style-name="Source_20_Text">LOG_FILE = "conversion_log.txt"</text:span></text:p>
      <text:p text:style-name="P60"><text:span text:style-name="Source_20_Text">README_FILE = "README.md" <text:s/># Scripts folder README</text:span></text:p>
      <text:p text:style-name="P60"/>
      <text:p text:style-name="P60"><text:span text:style-name="Source_20_Text"># Counter for this run</text:span></text:p>
      <text:p text:style-name="P60"><text:span text:style-name="Source_20_Text">conversion_count = 0</text:span></text:p>
      <text:p text:style-name="P60"/>
      <text:p text:style-name="P60"><text:span text:style-name="Source_20_Text">def log_conversion(md_path, html_path):</text:span></text:p>
      <text:p text:style-name="P60"><text:span text:style-name="Source_20_Text"><text:s text:c="4"/>"""Append a timestamped entry to the conversion log."""</text:span></text:p>
      <text:p text:style-name="P60"><text:span text:style-name="Source_20_Text"><text:s text:c="4"/>global conversion_count</text:span></text:p>
      <text:p text:style-name="P60"><text:span text:style-name="Source_20_Text"><text:s text:c="4"/>with open(LOG_FILE, "a", encoding="utf-8") as log:</text:span></text:p>
      <text:p text:style-name="P60"><text:span text:style-name="Source_20_Text"><text:s text:c="8"/>timestamp = datetime.now().strftime("%Y-%m-%d %H:%M:%S")</text:span></text:p>
      <text:p text:style-name="P60"><text:span text:style-name="Source_20_Text"><text:s text:c="8"/>log.write(f"[{timestamp}] {md_path} → {html_path}\n")</text:span></text:p>
      <text:p text:style-name="P60"><text:span text:style-name="Source_20_Text"><text:s text:c="4"/>conversion_count += 1</text:span></text:p>
      <text:p text:style-name="P60"/>
      <text:p text:style-name="P60"><text:span text:style-name="Source_20_Text">def md_to_html(markdown_text):</text:span></text:p>
      <text:p text:style-name="P60"><text:span text:style-name="Source_20_Text"><text:s text:c="4"/>html = markdown_text</text:span></text:p>
      <text:p text:style-name="P60"><text:span text:style-name="Source_20_Text"><text:s text:c="4"/>html = re.sub(r"^# (.*)", r"&lt;h1&gt;\1&lt;/h1&gt;", html, flags=re.MULTILINE)</text:span></text:p>
      <text:p text:style-name="P60"><text:span text:style-name="Source_20_Text"><text:s text:c="4"/>html = re.sub(r"^## (.*)", r"&lt;h2&gt;\1&lt;/h2&gt;", html, flags=re.MULTILINE)</text:span></text:p>
      <text:p text:style-name="P60"><text:span text:style-name="Source_20_Text"><text:s text:c="4"/>html = re.sub(r"\*\*(.*?)\*\*", r"&lt;strong&gt;\1&lt;/strong&gt;", html)</text:span></text:p>
      <text:p text:style-name="P60"><text:span text:style-name="Source_20_Text"><text:s text:c="4"/>html = re.sub(r"\*(.*?)\*", r"&lt;em&gt;\1&lt;/em&gt;", html)</text:span></text:p>
      <text:p text:style-name="P60"><text:span text:style-name="Source_20_Text"><text:s text:c="4"/>html = re.sub(r"\[(.*?)\]\((.*?)\)", r"&lt;a href='\2'&gt;\1&lt;/a&gt;", html)</text:span></text:p>
      <text:p text:style-name="P60"><text:span text:style-name="Source_20_Text"><text:s text:c="4"/>return html</text:span></text:p>
      <text:p text:style-name="P60"/>
      <text:p text:style-name="P60"><text:span text:style-name="Source_20_Text">def convert_markdown_file(md_path):</text:span></text:p>
      <text:p text:style-name="P60"><text:span text:style-name="Source_20_Text"><text:s text:c="4"/>with open(md_path, "r", encoding="utf-8") as f:</text:span></text:p>
      <text:p text:style-name="P60"><text:span text:style-name="Source_20_Text"><text:s text:c="8"/>md_text = f.read()</text:span></text:p>
      <text:p text:style-name="P60"/>
      <text:p text:style-name="P60"><text:span text:style-name="Source_20_Text"><text:s text:c="4"/>body_html = md_to_html(md_text)</text:span></text:p>
      <text:p text:style-name="P60"/>
      <text:p text:style-name="P60"><text:span text:style-name="Source_20_Text"><text:s text:c="4"/>full_html = f"""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<text:s text:c="2"/>&lt;meta charset="UTF-8"&gt;</text:span></text:p>
      <text:p text:style-name="P60"><text:span text:style-name="Source_20_Text"><text:s text:c="2"/>&lt;title&gt;{os.path.basename(md_path)}&lt;/tit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{body_html}</text:span></text:p>
      <text:p text:style-name="P60"><text:span text:style-name="Source_20_Text">&lt;/body&gt;</text:span></text:p>
      <text:p text:style-name="P60"><text:span text:style-name="Source_20_Text">&lt;/html&gt;"""</text:span></text:p>
      <text:p text:style-name="P60"/>
      <text:p text:style-name="P60"><text:span text:style-name="Source_20_Text"><text:s text:c="4"/>html_path = os.path.splitext(md_path)[0] + ".html"</text:span></text:p>
      <text:p text:style-name="P60"><text:span text:style-name="Source_20_Text"><text:s text:c="4"/>with open(html_path, "w", encoding="utf-8") as f:</text:span></text:p>
      <text:p text:style-name="P60"><text:span text:style-name="Source_20_Text"><text:s text:c="8"/>f.write(full_html)</text:span></text:p>
      <text:p text:style-name="P60"/>
      <text:p text:style-name="P60"><text:span text:style-name="Source_20_Text"><text:s text:c="4"/>print(f"Converted: {md_path} → {html_path}")</text:span></text:p>
      <text:p text:style-name="P60"><text:span text:style-name="Source_20_Text"><text:s text:c="4"/>log_conversion(md_path, html_path)</text:span></text:p>
      <text:p text:style-name="P60"/>
      <text:p text:style-name="P60"><text:span text:style-name="Source_20_Text">def convert_all_markdown_recursive(base_dir="departments"):</text:span></text:p>
      <text:p text:style-name="P60"><text:span text:style-name="Source_20_Text"><text:s text:c="4"/>for root, _, files in os.walk(base_dir):</text:span></text:p>
      <text:p text:style-name="P60"><text:span text:style-name="Source_20_Text"><text:s text:c="8"/>for file in files:</text:span></text:p>
      <text:p text:style-name="P60"><text:span text:style-name="Source_20_Text"><text:s text:c="12"/>if file.endswith(".md"):</text:span></text:p>
      <text:p text:style-name="P60"><text:span text:style-name="Source_20_Text"><text:s text:c="16"/>convert_markdown_file(os.path.join(root, file))</text:span></text:p>
      <text:p text:style-name="P60"><text:soft-page-break/></text:p>
      <text:p text:style-name="P60"><text:span text:style-name="Source_20_Text">def convert_all_markdown_single(base_dir="departments"):</text:span></text:p>
      <text:p text:style-name="P60"><text:span text:style-name="Source_20_Text"><text:s text:c="4"/>for file in os.listdir(base_dir):</text:span></text:p>
      <text:p text:style-name="P60"><text:span text:style-name="Source_20_Text"><text:s text:c="8"/>if file.endswith(".md"):</text:span></text:p>
      <text:p text:style-name="P60"><text:span text:style-name="Source_20_Text"><text:s text:c="12"/>convert_markdown_file(os.path.join(base_dir, file))</text:span></text:p>
      <text:p text:style-name="P60"/>
      <text:p text:style-name="P60"><text:span text:style-name="Source_20_Text">def update_readme_summary():</text:span></text:p>
      <text:p text:style-name="P60"><text:span text:style-name="Source_20_Text"><text:s text:c="4"/>"""Update README.md with total conversions for this run."""</text:span></text:p>
      <text:p text:style-name="P60"><text:span text:style-name="Source_20_Text"><text:s text:c="4"/>global conversion_count</text:span></text:p>
      <text:p text:style-name="P60"><text:span text:style-name="Source_20_Text"><text:s text:c="4"/>timestamp = datetime.now().strftime("%Y-%m-%d %H:%M:%S")</text:span></text:p>
      <text:p text:style-name="P60"><text:span text:style-name="Source_20_Text"><text:s text:c="4"/>summary_line = f"**Conversion Summary ({timestamp}): {conversion_count} files converted**\n"</text:span></text:p>
      <text:p text:style-name="P60"><text:span text:style-name="Source_20_Text"><text:s text:c="4"/></text:span></text:p>
      <text:p text:style-name="P60"><text:span text:style-name="Source_20_Text"><text:s text:c="4"/># Append summary to README</text:span></text:p>
      <text:p text:style-name="P60"><text:span text:style-name="Source_20_Text"><text:s text:c="4"/>if os.path.exists(README_FILE):</text:span></text:p>
      <text:p text:style-name="P60"><text:span text:style-name="Source_20_Text"><text:s text:c="8"/>with open(README_FILE, "a", encoding="utf-8") as readme:</text:span></text:p>
      <text:p text:style-name="P60"><text:span text:style-name="Source_20_Text"><text:s text:c="12"/>readme.write(summary_line)</text:span></text:p>
      <text:p text:style-name="P60"><text:span text:style-name="Source_20_Text"><text:s text:c="4"/>else:</text:span></text:p>
      <text:p text:style-name="P60"><text:span text:style-name="Source_20_Text"><text:s text:c="8"/># Create README if it doesn't exist</text:span></text:p>
      <text:p text:style-name="P60"><text:span text:style-name="Source_20_Text"><text:s text:c="8"/>with open(README_FILE, "w", encoding="utf-8") as readme:</text:span></text:p>
      <text:p text:style-name="P60"><text:span text:style-name="Source_20_Text"><text:s text:c="12"/>readme.write(summary_line)</text:span></text:p>
      <text:p text:style-name="P60"><text:span text:style-name="Source_20_Text"><text:s text:c="4"/>print(f"README updated with conversion summary: {conversion_count} files.")</text:span></text:p>
      <text:p text:style-name="P60"/>
      <text:p text:style-name="P60"><text:span text:style-name="Source_20_Text">if __name__ == "__main__":</text:span></text:p>
      <text:p text:style-name="P60"><text:span text:style-name="Source_20_Text"><text:s text:c="4"/># Default: recursive conversion</text:span></text:p>
      <text:p text:style-name="P60"><text:span text:style-name="Source_20_Text"><text:s text:c="4"/>convert_all_markdown_recursive("departments")</text:span></text:p>
      <text:p text:style-name="P60"><text:span text:style-name="Source_20_Text"><text:s text:c="4"/></text:span></text:p>
      <text:p text:style-name="P60"><text:span text:style-name="Source_20_Text"><text:s text:c="4"/># Update README with conversion summary</text:span></text:p>
      <text:p text:style-name="P61"><text:span text:style-name="Source_20_Text"><text:s text:c="4"/>update_readme_summary()</text:span></text:p>
      <text:p text:style-name="Horizontal_20_Line"/>
      <text:h text:style-name="Heading_20_3" text:outline-level="3">? How it Works</text:h>
      <text:list xml:id="list90513658043283251" text:style-name="L28">
        <text:list-item>
          <text:p text:style-name="P28"><text:span text:style-name="Strong_20_Emphasis">Conversion Counter</text:span></text:p>
          <text:list>
            <text:list-item>
              <text:p text:style-name="P28">Every time a file is converted, <text:span text:style-name="Source_20_Text">conversion_count</text:span> increments.</text:p>
            </text:list-item>
          </text:list>
        </text:list-item>
        <text:list-item>
          <text:p text:style-name="P28"><text:span text:style-name="Strong_20_Emphasis">Conversion Log (</text:span><text:span text:style-name="Strong_20_Emphasis"><text:span text:style-name="Source_20_Text">conversion_log.txt</text:span></text:span><text:span text:style-name="Strong_20_Emphasis">)</text:span></text:p>
          <text:list>
            <text:list-item>
              <text:p text:style-name="P28">Maintains timestamped entries for each file converted.</text:p>
            </text:list-item>
          </text:list>
        </text:list-item>
        <text:list-item>
          <text:p text:style-name="P28"><text:span text:style-name="Strong_20_Emphasis">README Update</text:span></text:p>
          <text:list>
            <text:list-item>
              <text:p text:style-name="P28">At the end of the run, a new line is appended to <text:span text:style-name="Source_20_Text">README.md</text:span> with:</text:p>
              <text:p text:style-name="P66"><text:span text:style-name="Source_20_Text">**Conversion Summary (2025-08-16 14:05:12): 12 files converted**</text:span></text:p>
            </text:list-item>
            <text:list-item>
              <text:p text:style-name="P28">Provides an <text:span text:style-name="Strong_20_Emphasis">auditable, at-a-glance summary</text:span> of batch runs.</text:p>
            </text:list-item>
          </text:list>
        </text:list-item>
      </text:list>
      <text:p text:style-name="Horizontal_20_Line"/>
      <text:p text:style-name="Text_20_body">This gives you a <text:span text:style-name="Strong_20_Emphasis">mini dashboard</text:span> for every batch conversion while keeping the <text:span text:style-name="Strong_20_Emphasis">v1.0 script fully stable</text:span> and auditable.</text:p>
      <text:p text:style-name="Text_20_body">I can also make a <text:span text:style-name="Strong_20_Emphasis">slightly enhanced version</text:span> that generates a <text:span text:style-name="Strong_20_Emphasis">per-department summary</text:span> in the README and log, so you can see how many files were converted per department in each run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<text:soft-page-break/>ChatGPT said:</text:h>
      <text:p text:style-name="Text_20_body">Perfect ✅ — here’s an <text:span text:style-name="Strong_20_Emphasis">enhanced version</text:span> of your <text:span text:style-name="Source_20_Text">v1.0</text:span> converter that generates a <text:span text:style-name="Strong_20_Emphasis">per-department summary</text:span> in both the README and conversion log. This way, you can see exactly how many files were converted <text:span text:style-name="Strong_20_Emphasis">per department</text:span> each run.</text:p>
      <text:p text:style-name="Horizontal_20_Line"/>
      <text:h text:style-name="Heading_20_1" text:outline-level="1">? <text:span text:style-name="Source_20_Text">md_to_html_v1.0.py</text:span> (Enhanced with Per-Department Summary)</text:h>
      <text:p text:style-name="P60"><text:span text:style-name="Source_20_Text">"""</text:span></text:p>
      <text:p text:style-name="P60"><text:span text:style-name="Source_20_Text">MD to HTML Converter - Version 1.0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Description:</text:span></text:p>
      <text:p text:style-name="P60"><text:span text:style-name="Source_20_Text">Minimal working Markdown → HTML converter.</text:span></text:p>
      <text:p text:style-name="P60"><text:span text:style-name="Source_20_Text">Enhancements:</text:span></text:p>
      <text:p text:style-name="P60"><text:span text:style-name="Source_20_Text">- Conversion log with timestamps</text:span></text:p>
      <text:p text:style-name="P60"><text:span text:style-name="Source_20_Text">- Automatic summary of total conversions</text:span></text:p>
      <text:p text:style-name="P60"><text:span text:style-name="Source_20_Text">- Per-department summary</text:span></text:p>
      <text:p text:style-name="P60"><text:span text:style-name="Source_20_Text">- Updates README.md with conversion stats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import re</text:span></text:p>
      <text:p text:style-name="P60"><text:span text:style-name="Source_20_Text">from datetime import datetime</text:span></text:p>
      <text:p text:style-name="P60"><text:span text:style-name="Source_20_Text">from collections import defaultdict</text:span></text:p>
      <text:p text:style-name="P60"/>
      <text:p text:style-name="P60"><text:span text:style-name="Source_20_Text">LOG_FILE = "conversion_log.txt"</text:span></text:p>
      <text:p text:style-name="P60"><text:span text:style-name="Source_20_Text">README_FILE = "README.md"</text:span></text:p>
      <text:p text:style-name="P60"/>
      <text:p text:style-name="P60"><text:span text:style-name="Source_20_Text"># Global counters</text:span></text:p>
      <text:p text:style-name="P60"><text:span text:style-name="Source_20_Text">conversion_count = 0</text:span></text:p>
      <text:p text:style-name="P60"><text:span text:style-name="Source_20_Text">department_counts = defaultdict(int) <text:s/># Tracks conversions per department</text:span></text:p>
      <text:p text:style-name="P60"/>
      <text:p text:style-name="P60"><text:span text:style-name="Source_20_Text">def log_conversion(md_path, html_path):</text:span></text:p>
      <text:p text:style-name="P60"><text:span text:style-name="Source_20_Text"><text:s text:c="4"/>"""Append a timestamped entry to the conversion log and update counters."""</text:span></text:p>
      <text:p text:style-name="P60"><text:span text:style-name="Source_20_Text"><text:s text:c="4"/>global conversion_count</text:span></text:p>
      <text:p text:style-name="P60"><text:span text:style-name="Source_20_Text"><text:s text:c="4"/># Determine department based on folder structure</text:span></text:p>
      <text:p text:style-name="P60"><text:span text:style-name="Source_20_Text"><text:s text:c="4"/>parts = md_path.replace("\\", "/").split("/")</text:span></text:p>
      <text:p text:style-name="P60"><text:span text:style-name="Source_20_Text"><text:s text:c="4"/>department = parts[1] if len(parts) &gt; 1 else "unknown"</text:span></text:p>
      <text:p text:style-name="P60"><text:span text:style-name="Source_20_Text"><text:s text:c="4"/>department_counts[department] += 1</text:span></text:p>
      <text:p text:style-name="P60"/>
      <text:p text:style-name="P60"><text:span text:style-name="Source_20_Text"><text:s text:c="4"/>with open(LOG_FILE, "a", encoding="utf-8") as log:</text:span></text:p>
      <text:p text:style-name="P60"><text:span text:style-name="Source_20_Text"><text:s text:c="8"/>timestamp = datetime.now().strftime("%Y-%m-%d %H:%M:%S")</text:span></text:p>
      <text:p text:style-name="P60"><text:span text:style-name="Source_20_Text"><text:s text:c="8"/>log.write(f"[{timestamp}] {md_path} → {html_path}\n")</text:span></text:p>
      <text:p text:style-name="P60"><text:span text:style-name="Source_20_Text"><text:s text:c="4"/>conversion_count += 1</text:span></text:p>
      <text:p text:style-name="P60"/>
      <text:p text:style-name="P60"><text:span text:style-name="Source_20_Text">def md_to_html(markdown_text):</text:span></text:p>
      <text:p text:style-name="P60"><text:span text:style-name="Source_20_Text"><text:s text:c="4"/>html = markdown_text</text:span></text:p>
      <text:p text:style-name="P60"><text:span text:style-name="Source_20_Text"><text:s text:c="4"/>html = re.sub(r"^# (.*)", r"&lt;h1&gt;\1&lt;/h1&gt;", html, flags=re.MULTILINE)</text:span></text:p>
      <text:p text:style-name="P60"><text:span text:style-name="Source_20_Text"><text:s text:c="4"/>html = re.sub(r"^## (.*)", r"&lt;h2&gt;\1&lt;/h2&gt;", html, flags=re.MULTILINE)</text:span></text:p>
      <text:p text:style-name="P60"><text:span text:style-name="Source_20_Text"><text:s text:c="4"/>html = re.sub(r"\*\*(.*?)\*\*", r"&lt;strong&gt;\1&lt;/strong&gt;", html)</text:span></text:p>
      <text:p text:style-name="P60"><text:span text:style-name="Source_20_Text"><text:s text:c="4"/>html = re.sub(r"\*(.*?)\*", r"&lt;em&gt;\1&lt;/em&gt;", html)</text:span></text:p>
      <text:p text:style-name="P60"><text:span text:style-name="Source_20_Text"><text:s text:c="4"/>html = re.sub(r"\[(.*?)\]\((.*?)\)", r"&lt;a href='\2'&gt;\1&lt;/a&gt;", html)</text:span></text:p>
      <text:p text:style-name="P60"><text:span text:style-name="Source_20_Text"><text:s text:c="4"/>return html</text:span></text:p>
      <text:p text:style-name="P60"/>
      <text:p text:style-name="P60"><text:span text:style-name="Source_20_Text">def convert_markdown_file(md_path):</text:span></text:p>
      <text:p text:style-name="P60"><text:span text:style-name="Source_20_Text"><text:s text:c="4"/>with open(md_path, "r", encoding="utf-8") as f:</text:span></text:p>
      <text:p text:style-name="P60"><text:span text:style-name="Source_20_Text"><text:s text:c="8"/>md_text = f.read()</text:span></text:p>
      <text:p text:style-name="P60"/>
      <text:p text:style-name="P60"><text:span text:style-name="Source_20_Text"><text:s text:c="4"/>body_html = md_to_html(md_text)</text:span></text:p>
      <text:p text:style-name="P60"><text:soft-page-break/></text:p>
      <text:p text:style-name="P60"><text:span text:style-name="Source_20_Text"><text:s text:c="4"/>full_html = f"""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<text:s text:c="2"/>&lt;meta charset="UTF-8"&gt;</text:span></text:p>
      <text:p text:style-name="P60"><text:span text:style-name="Source_20_Text"><text:s text:c="2"/>&lt;title&gt;{os.path.basename(md_path)}&lt;/tit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{body_html}</text:span></text:p>
      <text:p text:style-name="P60"><text:span text:style-name="Source_20_Text">&lt;/body&gt;</text:span></text:p>
      <text:p text:style-name="P60"><text:span text:style-name="Source_20_Text">&lt;/html&gt;"""</text:span></text:p>
      <text:p text:style-name="P60"/>
      <text:p text:style-name="P60"><text:span text:style-name="Source_20_Text"><text:s text:c="4"/>html_path = os.path.splitext(md_path)[0] + ".html"</text:span></text:p>
      <text:p text:style-name="P60"><text:span text:style-name="Source_20_Text"><text:s text:c="4"/>with open(html_path, "w", encoding="utf-8") as f:</text:span></text:p>
      <text:p text:style-name="P60"><text:span text:style-name="Source_20_Text"><text:s text:c="8"/>f.write(full_html)</text:span></text:p>
      <text:p text:style-name="P60"/>
      <text:p text:style-name="P60"><text:span text:style-name="Source_20_Text"><text:s text:c="4"/>print(f"Converted: {md_path} → {html_path}")</text:span></text:p>
      <text:p text:style-name="P60"><text:span text:style-name="Source_20_Text"><text:s text:c="4"/>log_conversion(md_path, html_path)</text:span></text:p>
      <text:p text:style-name="P60"/>
      <text:p text:style-name="P60"><text:span text:style-name="Source_20_Text">def convert_all_markdown_recursive(base_dir="departments"):</text:span></text:p>
      <text:p text:style-name="P60"><text:span text:style-name="Source_20_Text"><text:s text:c="4"/>for root, _, files in os.walk(base_dir):</text:span></text:p>
      <text:p text:style-name="P60"><text:span text:style-name="Source_20_Text"><text:s text:c="8"/>for file in files:</text:span></text:p>
      <text:p text:style-name="P60"><text:span text:style-name="Source_20_Text"><text:s text:c="12"/>if file.endswith(".md"):</text:span></text:p>
      <text:p text:style-name="P60"><text:span text:style-name="Source_20_Text"><text:s text:c="16"/>convert_markdown_file(os.path.join(root, file))</text:span></text:p>
      <text:p text:style-name="P60"/>
      <text:p text:style-name="P60"><text:span text:style-name="Source_20_Text">def convert_all_markdown_single(base_dir="departments"):</text:span></text:p>
      <text:p text:style-name="P60"><text:span text:style-name="Source_20_Text"><text:s text:c="4"/>for file in os.listdir(base_dir):</text:span></text:p>
      <text:p text:style-name="P60"><text:span text:style-name="Source_20_Text"><text:s text:c="8"/>if file.endswith(".md"):</text:span></text:p>
      <text:p text:style-name="P60"><text:span text:style-name="Source_20_Text"><text:s text:c="12"/>convert_markdown_file(os.path.join(base_dir, file))</text:span></text:p>
      <text:p text:style-name="P60"/>
      <text:p text:style-name="P60"><text:span text:style-name="Source_20_Text">def update_readme_summary():</text:span></text:p>
      <text:p text:style-name="P60"><text:span text:style-name="Source_20_Text"><text:s text:c="4"/>"""Update README.md with total and per-department conversion summary."""</text:span></text:p>
      <text:p text:style-name="P60"><text:span text:style-name="Source_20_Text"><text:s text:c="4"/>global conversion_count, department_counts</text:span></text:p>
      <text:p text:style-name="P60"><text:span text:style-name="Source_20_Text"><text:s text:c="4"/>timestamp = datetime.now().strftime("%Y-%m-%d %H:%M:%S")</text:span></text:p>
      <text:p text:style-name="P60"><text:span text:style-name="Source_20_Text"><text:s text:c="4"/></text:span></text:p>
      <text:p text:style-name="P60"><text:span text:style-name="Source_20_Text"><text:s text:c="4"/># Build summary string</text:span></text:p>
      <text:p text:style-name="P60"><text:span text:style-name="Source_20_Text"><text:s text:c="4"/>summary_lines = [f"**Conversion Summary ({timestamp}): {conversion_count} files converted**"]</text:span></text:p>
      <text:p text:style-name="P60"><text:span text:style-name="Source_20_Text"><text:s text:c="4"/>for dept, count in department_counts.items():</text:span></text:p>
      <text:p text:style-name="P60"><text:span text:style-name="Source_20_Text"><text:s text:c="8"/>summary_lines.append(f"- {dept}: {count} files")</text:span></text:p>
      <text:p text:style-name="P60"/>
      <text:p text:style-name="P60"><text:span text:style-name="Source_20_Text"><text:s text:c="4"/>summary_text = "\n".join(summary_lines) + "\n\n"</text:span></text:p>
      <text:p text:style-name="P60"/>
      <text:p text:style-name="P60"><text:span text:style-name="Source_20_Text"><text:s text:c="4"/># Append to README</text:span></text:p>
      <text:p text:style-name="P60"><text:span text:style-name="Source_20_Text"><text:s text:c="4"/>if os.path.exists(README_FILE):</text:span></text:p>
      <text:p text:style-name="P60"><text:span text:style-name="Source_20_Text"><text:s text:c="8"/>with open(README_FILE, "a", encoding="utf-8") as readme:</text:span></text:p>
      <text:p text:style-name="P60"><text:span text:style-name="Source_20_Text"><text:s text:c="12"/>readme.write(summary_text)</text:span></text:p>
      <text:p text:style-name="P60"><text:span text:style-name="Source_20_Text"><text:s text:c="4"/>else:</text:span></text:p>
      <text:p text:style-name="P60"><text:span text:style-name="Source_20_Text"><text:s text:c="8"/>with open(README_FILE, "w", encoding="utf-8") as readme:</text:span></text:p>
      <text:p text:style-name="P60"><text:span text:style-name="Source_20_Text"><text:s text:c="12"/>readme.write(summary_text)</text:span></text:p>
      <text:p text:style-name="P60"/>
      <text:p text:style-name="P60"><text:span text:style-name="Source_20_Text"><text:s text:c="4"/>print(f"README updated with per-department conversion summary.")</text:span></text:p>
      <text:p text:style-name="P60"/>
      <text:p text:style-name="P60"><text:span text:style-name="Source_20_Text">if __name__ == "__main__":</text:span></text:p>
      <text:p text:style-name="P60"><text:span text:style-name="Source_20_Text"><text:s text:c="4"/># Default: recursive conversion</text:span></text:p>
      <text:p text:style-name="P60"><text:span text:style-name="Source_20_Text"><text:s text:c="4"/>convert_all_markdown_recursive("departments")</text:span></text:p>
      <text:p text:style-name="P60"><text:span text:style-name="Source_20_Text"><text:s text:c="4"/></text:span></text:p>
      <text:p text:style-name="P60"><text:span text:style-name="Source_20_Text"><text:s text:c="4"/># Update README with total and per-department summary</text:span></text:p>
      <text:p text:style-name="P61"><text:span text:style-name="Source_20_Text"><text:s text:c="4"/>update_readme_summary()</text:span></text:p>
      <text:p text:style-name="Horizontal_20_Line"/>
      <text:h text:style-name="Heading_20_3" text:outline-level="3">? Features Added</text:h>
      <text:list xml:id="list3846503046298519625" text:style-name="L29">
        <text:list-item>
          <text:p text:style-name="P29"><text:span text:style-name="Strong_20_Emphasis">Per-department counting</text:span></text:p>
          <text:list>
            <text:list-item>
              <text:p text:style-name="P29"><text:soft-page-break/>Automatically determines the department from the folder path (e.g., <text:span text:style-name="Source_20_Text">departments/law/lesson1.md</text:span> → <text:span text:style-name="Source_20_Text">law</text:span>).</text:p>
            </text:list-item>
            <text:list-item>
              <text:p text:style-name="P29">Counts files converted per department.</text:p>
            </text:list-item>
          </text:list>
        </text:list-item>
        <text:list-item>
          <text:p text:style-name="P29"><text:span text:style-name="Strong_20_Emphasis">Enhanced README summary</text:span></text:p>
          <text:list>
            <text:list-item>
              <text:p text:style-name="P29">Shows <text:span text:style-name="Strong_20_Emphasis">total files converted</text:span> and <text:span text:style-name="Strong_20_Emphasis">breakdown per department</text:span>.</text:p>
            </text:list-item>
            <text:list-item>
              <text:p text:style-name="P29">Example:</text:p>
            </text:list-item>
          </text:list>
        </text:list-item>
      </text:list>
      <text:p text:style-name="P60"><text:span text:style-name="Source_20_Text">**Conversion Summary (2025-08-16 14:20:10): 12 files converted**</text:span></text:p>
      <text:p text:style-name="P60"><text:span text:style-name="Source_20_Text">- law: 5 files</text:span></text:p>
      <text:p text:style-name="P60"><text:span text:style-name="Source_20_Text">- science: 4 files</text:span></text:p>
      <text:p text:style-name="P61"><text:span text:style-name="Source_20_Text">- math: 3 files</text:span></text:p>
      <text:list xml:id="list5855182100084096077" text:style-name="L30">
        <text:list-item>
          <text:p text:style-name="P30"><text:span text:style-name="Strong_20_Emphasis">Audit-friendly</text:span></text:p>
          <text:list>
            <text:list-item>
              <text:p text:style-name="P30">Conversion log still records each individual file with timestamps.</text:p>
            </text:list-item>
            <text:list-item>
              <text:p text:style-name="P30">README provides a quick, human-readable overview.</text:p>
            </text:list-item>
          </text:list>
        </text:list-item>
      </text:list>
      <text:p text:style-name="Horizontal_20_Line"/>
      <text:p text:style-name="Text_20_body">This gives you a <text:span text:style-name="Strong_20_Emphasis">full auditing dashboard</text:span> built into v1.0, ready for your AI-assisted workflows or for tracking large batch conversions across all departments.</text:p>
      <text:p text:style-name="Text_20_body">I can also make a <text:span text:style-name="Strong_20_Emphasis">tiny visual diagram showing this per-department counting and README/log update flow</text:span> if you want a graphical representation of this enhancement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 <text:span text:style-name="Strong_20_Emphasis">visual diagram</text:span> showing the <text:span text:style-name="Strong_20_Emphasis">per-department counting and README/log update flow</text:span> for your enhanced <text:span text:style-name="Source_20_Text">v1.0</text:span> converter.</text:p>
      <text:p text:style-name="Horizontal_20_Line"/>
      <text:h text:style-name="Heading_20_1" text:outline-level="1">?￯ﾸﾏ Per-Department Conversion Flow</text:h>
      <text:p text:style-name="P60"><text:span text:style-name="Source_20_Text"><text:s text:c="10"/>+--------------------+</text:span></text:p>
      <text:p text:style-name="P60"><text:span text:style-name="Source_20_Text"><text:s text:c="10"/>| <text:s/>md_to_html_v1.0 <text:s text:c="2"/>| <text:s/>&lt;-- Script (enhanced)</text:span></text:p>
      <text:p text:style-name="P60"><text:span text:style-name="Source_20_Text"><text:s text:c="10"/>+--------------------+</text:span></text:p>
      <text:p text:style-name="P60"><text:span text:style-name="Source_20_Text"><text:s text:c="21"/>|</text:span></text:p>
      <text:p text:style-name="P60"><text:span text:style-name="Source_20_Text"><text:s text:c="21"/>| reads Markdown files</text:span></text:p>
      <text:p text:style-name="P60"><text:span text:style-name="Source_20_Text"><text:s text:c="21"/>v</text:span></text:p>
      <text:p text:style-name="P60"><text:span text:style-name="Source_20_Text"><text:s text:c="10"/>+--------------------+</text:span></text:p>
      <text:p text:style-name="P60"><text:span text:style-name="Source_20_Text"><text:s text:c="10"/>| <text:s/>departments/ <text:s text:c="5"/>|</text:span></text:p>
      <text:p text:style-name="P60"><text:span text:style-name="Source_20_Text"><text:s text:c="10"/>|--------------------|</text:span></text:p>
      <text:p text:style-name="P60"><text:span text:style-name="Source_20_Text"><text:s text:c="10"/>| law/ <text:s text:c="14"/>|</text:span></text:p>
      <text:p text:style-name="P60"><text:span text:style-name="Source_20_Text"><text:s text:c="10"/>| science/ <text:s text:c="10"/>|</text:span></text:p>
      <text:p text:style-name="P60"><text:span text:style-name="Source_20_Text"><text:s text:c="10"/>| math/ <text:s text:c="13"/>|</text:span></text:p>
      <text:p text:style-name="P60"><text:span text:style-name="Source_20_Text"><text:s text:c="10"/>| ... <text:s text:c="15"/>|</text:span></text:p>
      <text:p text:style-name="P60"><text:span text:style-name="Source_20_Text"><text:s text:c="10"/>+--------------------+</text:span></text:p>
      <text:p text:style-name="P60"><text:span text:style-name="Source_20_Text"><text:s text:c="21"/>|</text:span></text:p>
      <text:p text:style-name="P60"><text:span text:style-name="Source_20_Text"><text:s text:c="21"/>| converts each .md</text:span></text:p>
      <text:p text:style-name="P60"><text:span text:style-name="Source_20_Text"><text:s text:c="21"/>v</text:span></text:p>
      <text:p text:style-name="P60"><text:span text:style-name="Source_20_Text"><text:s text:c="10"/>+--------------------+</text:span></text:p>
      <text:p text:style-name="P60"><text:span text:style-name="Source_20_Text"><text:s text:c="10"/>| <text:s/>HTML lessons <text:s text:c="5"/>| <text:s/>&lt;-- Generated HTML files</text:span></text:p>
      <text:p text:style-name="P60"><text:span text:style-name="Source_20_Text"><text:s text:c="10"/>| <text:s/>(in same folders) |</text:span></text:p>
      <text:p text:style-name="P60"><text:soft-page-break/><text:span text:style-name="Source_20_Text"><text:s text:c="10"/>+--------------------+</text:span></text:p>
      <text:p text:style-name="P60"><text:span text:style-name="Source_20_Text"><text:s text:c="21"/>|</text:span></text:p>
      <text:p text:style-name="P60"><text:span text:style-name="Source_20_Text"><text:s text:c="21"/>| logs each file</text:span></text:p>
      <text:p text:style-name="P60"><text:span text:style-name="Source_20_Text"><text:s text:c="21"/>v</text:span></text:p>
      <text:p text:style-name="P60"><text:span text:style-name="Source_20_Text"><text:s text:c="10"/>+--------------------+</text:span></text:p>
      <text:p text:style-name="P60"><text:span text:style-name="Source_20_Text"><text:s text:c="10"/>| conversion_log.txt | <text:s/>&lt;-- Timestamped entries</text:span></text:p>
      <text:p text:style-name="P60"><text:span text:style-name="Source_20_Text"><text:s text:c="10"/>+--------------------+</text:span></text:p>
      <text:p text:style-name="P60"><text:span text:style-name="Source_20_Text"><text:s text:c="21"/>|</text:span></text:p>
      <text:p text:style-name="P60"><text:span text:style-name="Source_20_Text"><text:s text:c="21"/>| counts conversions per department</text:span></text:p>
      <text:p text:style-name="P60"><text:span text:style-name="Source_20_Text"><text:s text:c="21"/>v</text:span></text:p>
      <text:p text:style-name="P60"><text:span text:style-name="Source_20_Text"><text:s text:c="10"/>+--------------------+</text:span></text:p>
      <text:p text:style-name="P60"><text:span text:style-name="Source_20_Text"><text:s text:c="10"/>| department_counts <text:s/>| <text:s/>&lt;-- e.g., law:5, science:4, math:3</text:span></text:p>
      <text:p text:style-name="P60"><text:span text:style-name="Source_20_Text"><text:s text:c="10"/>+--------------------+</text:span></text:p>
      <text:p text:style-name="P60"><text:span text:style-name="Source_20_Text"><text:s text:c="21"/>|</text:span></text:p>
      <text:p text:style-name="P60"><text:span text:style-name="Source_20_Text"><text:s text:c="21"/>| generates summary</text:span></text:p>
      <text:p text:style-name="P60"><text:span text:style-name="Source_20_Text"><text:s text:c="21"/>v</text:span></text:p>
      <text:p text:style-name="P60"><text:span text:style-name="Source_20_Text"><text:s text:c="10"/>+--------------------+</text:span></text:p>
      <text:p text:style-name="P60"><text:span text:style-name="Source_20_Text"><text:s text:c="10"/>| README.md <text:s text:c="9"/>| <text:s/>&lt;-- Appends per-department conversion summary</text:span></text:p>
      <text:p text:style-name="P60"><text:span text:style-name="Source_20_Text"><text:s text:c="10"/>| **Conversion Summary (timestamp)** |</text:span></text:p>
      <text:p text:style-name="P60"><text:span text:style-name="Source_20_Text"><text:s text:c="10"/>| - law: 5 files <text:s text:c="4"/>|</text:span></text:p>
      <text:p text:style-name="P60"><text:span text:style-name="Source_20_Text"><text:s text:c="10"/>| - science: 4 files |</text:span></text:p>
      <text:p text:style-name="P60"><text:span text:style-name="Source_20_Text"><text:s text:c="10"/>| - math: 3 files <text:s text:c="3"/>|</text:span></text:p>
      <text:p text:style-name="P61"><text:span text:style-name="Source_20_Text"><text:s text:c="10"/>+--------------------+</text:span></text:p>
      <text:p text:style-name="Horizontal_20_Line"/>
      <text:h text:style-name="Heading_20_3" text:outline-level="3">? Workflow Highlights</text:h>
      <text:list xml:id="list7943001760760225712" text:style-name="L31">
        <text:list-item>
          <text:p text:style-name="P31"><text:span text:style-name="Strong_20_Emphasis">File Conversion</text:span></text:p>
          <text:list>
            <text:list-item>
              <text:p text:style-name="P31">Script processes all <text:span text:style-name="Source_20_Text">.md</text:span> files recursively (or per-folder if desired).</text:p>
            </text:list-item>
          </text:list>
        </text:list-item>
        <text:list-item>
          <text:p text:style-name="P31"><text:span text:style-name="Strong_20_Emphasis">Logging</text:span></text:p>
          <text:list>
            <text:list-item>
              <text:p text:style-name="P31">Each file conversion is timestamped in <text:span text:style-name="Source_20_Text">conversion_log.txt</text:span>.</text:p>
            </text:list-item>
          </text:list>
        </text:list-item>
        <text:list-item>
          <text:p text:style-name="P31"><text:span text:style-name="Strong_20_Emphasis">Per-Department Counting</text:span></text:p>
          <text:list>
            <text:list-item>
              <text:p text:style-name="P31">Department is inferred from folder structure (<text:span text:style-name="Source_20_Text">departments/&lt;dept&gt;/</text:span>).</text:p>
            </text:list-item>
            <text:list-item>
              <text:p text:style-name="P31">Count is incremented in <text:span text:style-name="Source_20_Text">department_counts</text:span> dictionary.</text:p>
            </text:list-item>
          </text:list>
        </text:list-item>
        <text:list-item>
          <text:p text:style-name="P31"><text:span text:style-name="Strong_20_Emphasis">README Summary</text:span></text:p>
          <text:list>
            <text:list-item>
              <text:p text:style-name="P31">At the end of each run, the <text:span text:style-name="Strong_20_Emphasis">total and per-department conversion counts</text:span> are appended to <text:span text:style-name="Source_20_Text">README.md</text:span>.</text:p>
            </text:list-item>
            <text:list-item>
              <text:p text:style-name="P31">Gives a <text:span text:style-name="Strong_20_Emphasis">dashboard-like overview</text:span> while keeping the full log intact.</text:p>
            </text:list-item>
          </text:list>
        </text:list-item>
      </text:list>
      <text:p text:style-name="Horizontal_20_Line"/>
      <text:p text:style-name="Text_20_body">This diagram now visually represents your <text:span text:style-name="Strong_20_Emphasis">full enhanced workflow</text:span>: scripts → Markdown lessons → HTML → logs → per-department summary → README.</text:p>
      <text:p text:style-name="Text_20_body">If you want, I can create a <text:span text:style-name="Strong_20_Emphasis">final master diagram</text:span> that combines <text:span text:style-name="Strong_20_Emphasis">all features</text:span>: scripts, departments, components, images, MGU-DOCS, conversion log, and per-department summaries — a <text:span text:style-name="Strong_20_Emphasis">complete end-to-end map of your MGU content system</text:span>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the <text:span text:style-name="Strong_20_Emphasis">final master diagram</text:span> showing the <text:span text:style-name="Strong_20_Emphasis">entire MGU content system</text:span>, including all <text:soft-page-break/>scripts, departments, components, images, MGU-DOCS, conversion logs, and per-department summaries. This is a full <text:span text:style-name="Strong_20_Emphasis">end-to-end map</text:span> of your workflow.</text:p>
      <text:p text:style-name="Horizontal_20_Line"/>
      <text:h text:style-name="Heading_20_1" text:outline-level="1">?￯ﾸﾏ MGU Content System — Complete End-to-End Map</text:h>
      <text:p text:style-name="P60"><text:span text:style-name="Source_20_Text"><text:s text:c="17"/>+--------------------+</text:span></text:p>
      <text:p text:style-name="P60"><text:span text:style-name="Source_20_Text"><text:s text:c="17"/>| <text:s text:c="3"/>scripts/ <text:s text:c="7"/>|</text:span></text:p>
      <text:p text:style-name="P60"><text:span text:style-name="Source_20_Text"><text:s text:c="17"/>|--------------------|</text:span></text:p>
      <text:p text:style-name="P60"><text:span text:style-name="Source_20_Text"><text:s text:c="17"/>| md_to_html_v1.0.py | <text:s/>&lt;-- Stable base (enhanced)</text:span></text:p>
      <text:p text:style-name="P60"><text:span text:style-name="Source_20_Text"><text:s text:c="17"/>| md_to_html_v1.1.py | <text:s/>&lt;-- Future upgrades</text:span></text:p>
      <text:p text:style-name="P60"><text:span text:style-name="Source_20_Text"><text:s text:c="17"/>| md_to_html_v2.0.py |</text:span></text:p>
      <text:p text:style-name="P60"><text:span text:style-name="Source_20_Text"><text:s text:c="17"/>| README.md <text:s text:c="10"/>| <text:s/>&lt;-- Tracks versions + conversion summaries</text:span></text:p>
      <text:p text:style-name="P60"><text:span text:style-name="Source_20_Text"><text:s text:c="17"/>+--------------------+</text:span></text:p>
      <text:p text:style-name="P60"><text:span text:style-name="Source_20_Text"><text:s text:c="27"/>|</text:span></text:p>
      <text:p text:style-name="P60"><text:span text:style-name="Source_20_Text"><text:s text:c="27"/>| runs conversion (recursive or single-folder)</text:span></text:p>
      <text:p text:style-name="P60"><text:span text:style-name="Source_20_Text"><text:s text:c="27"/>v</text:span></text:p>
      <text:p text:style-name="P60"><text:span text:style-name="Source_20_Text"><text:s text:c="17"/>+--------------------+</text:span></text:p>
      <text:p text:style-name="P60"><text:span text:style-name="Source_20_Text"><text:s text:c="17"/>| <text:s/>departments/ <text:s text:c="5"/>| <text:s/>&lt;-- Source Markdown lessons</text:span></text:p>
      <text:p text:style-name="P60"><text:span text:style-name="Source_20_Text"><text:s text:c="17"/>|--------------------|</text:span></text:p>
      <text:p text:style-name="P60"><text:span text:style-name="Source_20_Text"><text:s text:c="17"/>| law/ <text:s text:c="14"/>|</text:span></text:p>
      <text:p text:style-name="P60"><text:span text:style-name="Source_20_Text"><text:s text:c="17"/>| <text:s text:c="2"/>├─ lesson1.md <text:s text:c="3"/>|</text:span></text:p>
      <text:p text:style-name="P60"><text:span text:style-name="Source_20_Text"><text:s text:c="17"/>| <text:s text:c="2"/>├─ lesson2.md <text:s text:c="3"/>|</text:span></text:p>
      <text:p text:style-name="P60"><text:span text:style-name="Source_20_Text"><text:s text:c="17"/>| <text:s text:c="2"/>└─ home.html <text:s text:c="4"/>|</text:span></text:p>
      <text:p text:style-name="P60"><text:span text:style-name="Source_20_Text"><text:s text:c="17"/>| science/ <text:s text:c="10"/>|</text:span></text:p>
      <text:p text:style-name="P60"><text:span text:style-name="Source_20_Text"><text:s text:c="17"/>| math/ <text:s text:c="13"/>|</text:span></text:p>
      <text:p text:style-name="P60"><text:span text:style-name="Source_20_Text"><text:s text:c="17"/>| ... <text:s text:c="15"/>|</text:span></text:p>
      <text:p text:style-name="P60"><text:span text:style-name="Source_20_Text"><text:s text:c="17"/>+--------------------+</text:span></text:p>
      <text:p text:style-name="P60"><text:span text:style-name="Source_20_Text"><text:s text:c="27"/>|</text:span></text:p>
      <text:p text:style-name="P60"><text:span text:style-name="Source_20_Text"><text:s text:c="27"/>| converts .md → .html</text:span></text:p>
      <text:p text:style-name="P60"><text:span text:style-name="Source_20_Text"><text:s text:c="27"/>v</text:span></text:p>
      <text:p text:style-name="P60"><text:span text:style-name="Source_20_Text"><text:s text:c="17"/>+--------------------+</text:span></text:p>
      <text:p text:style-name="P60"><text:span text:style-name="Source_20_Text"><text:s text:c="17"/>| <text:s/>HTML lessons <text:s text:c="5"/>| <text:s/>&lt;-- Generated HTML files</text:span></text:p>
      <text:p text:style-name="P60"><text:span text:style-name="Source_20_Text"><text:s text:c="17"/>| <text:s/>(next to source) <text:s/>|</text:span></text:p>
      <text:p text:style-name="P60"><text:span text:style-name="Source_20_Text"><text:s text:c="17"/>+--------------------+</text:span></text:p>
      <text:p text:style-name="P60"><text:span text:style-name="Source_20_Text"><text:s text:c="27"/>|</text:span></text:p>
      <text:p text:style-name="P60"><text:span text:style-name="Source_20_Text"><text:s text:c="27"/>| logs each conversion</text:span></text:p>
      <text:p text:style-name="P60"><text:span text:style-name="Source_20_Text"><text:s text:c="27"/>v</text:span></text:p>
      <text:p text:style-name="P60"><text:span text:style-name="Source_20_Text"><text:s text:c="17"/>+--------------------+</text:span></text:p>
      <text:p text:style-name="P60"><text:span text:style-name="Source_20_Text"><text:s text:c="17"/>| conversion_log.txt | <text:s/>&lt;-- Timestamped audit trail</text:span></text:p>
      <text:p text:style-name="P60"><text:span text:style-name="Source_20_Text"><text:s text:c="17"/>+--------------------+</text:span></text:p>
      <text:p text:style-name="P60"><text:span text:style-name="Source_20_Text"><text:s text:c="27"/>|</text:span></text:p>
      <text:p text:style-name="P60"><text:span text:style-name="Source_20_Text"><text:s text:c="27"/>| updates per-department counts</text:span></text:p>
      <text:p text:style-name="P60"><text:span text:style-name="Source_20_Text"><text:s text:c="27"/>v</text:span></text:p>
      <text:p text:style-name="P60"><text:span text:style-name="Source_20_Text"><text:s text:c="17"/>+--------------------+</text:span></text:p>
      <text:p text:style-name="P60"><text:span text:style-name="Source_20_Text"><text:s text:c="17"/>| department_counts <text:s/>| <text:s/>&lt;-- e.g., law:5, science:4, math:3</text:span></text:p>
      <text:p text:style-name="P60"><text:span text:style-name="Source_20_Text"><text:s text:c="17"/>+--------------------+</text:span></text:p>
      <text:p text:style-name="P60"><text:span text:style-name="Source_20_Text"><text:s text:c="27"/>|</text:span></text:p>
      <text:p text:style-name="P60"><text:span text:style-name="Source_20_Text"><text:s text:c="27"/>| appends summary</text:span></text:p>
      <text:p text:style-name="P60"><text:span text:style-name="Source_20_Text"><text:s text:c="27"/>v</text:span></text:p>
      <text:p text:style-name="P60"><text:span text:style-name="Source_20_Text"><text:s text:c="17"/>+--------------------+</text:span></text:p>
      <text:p text:style-name="P60"><text:span text:style-name="Source_20_Text"><text:s text:c="17"/>| README.md <text:s text:c="9"/>| <text:s/>&lt;-- Per-department summary added</text:span></text:p>
      <text:p text:style-name="P60"><text:span text:style-name="Source_20_Text"><text:s text:c="17"/>| **Conversion Summary (timestamp)** |</text:span></text:p>
      <text:p text:style-name="P60"><text:span text:style-name="Source_20_Text"><text:s text:c="17"/>| - law: 5 files <text:s text:c="4"/>|</text:span></text:p>
      <text:p text:style-name="P60"><text:span text:style-name="Source_20_Text"><text:s text:c="17"/>| - science: 4 files |</text:span></text:p>
      <text:p text:style-name="P60"><text:span text:style-name="Source_20_Text"><text:s text:c="17"/>| - math: 3 files <text:s text:c="3"/>|</text:span></text:p>
      <text:p text:style-name="P60"><text:span text:style-name="Source_20_Text"><text:s text:c="17"/>+--------------------+</text:span></text:p>
      <text:p text:style-name="P60"><text:span text:style-name="Source_20_Text"><text:s text:c="27"/>|</text:span></text:p>
      <text:p text:style-name="P60"><text:span text:style-name="Source_20_Text"><text:s text:c="10"/>------------------------------------</text:span></text:p>
      <text:p text:style-name="P60"><text:span text:style-name="Source_20_Text"><text:s text:c="10"/>| <text:s text:c="33"/>|</text:span></text:p>
      <text:p text:style-name="P60"><text:span text:style-name="Source_20_Text"><text:s text:c="10"/>v <text:s text:c="33"/>v</text:span></text:p>
      <text:p text:style-name="P60"><text:soft-page-break/><text:span text:style-name="Source_20_Text">+--------------------+ <text:s text:c="12"/>+--------------------+</text:span></text:p>
      <text:p text:style-name="P60"><text:span text:style-name="Source_20_Text">| <text:s/>components/ <text:s text:c="6"/>| <text:s text:c="12"/>| <text:s text:c="2"/>images/ <text:s text:c="9"/>|</text:span></text:p>
      <text:p text:style-name="P60"><text:span text:style-name="Source_20_Text">|--------------------| <text:s text:c="12"/>|--------------------|</text:span></text:p>
      <text:p text:style-name="P60"><text:span text:style-name="Source_20_Text">| css/ <text:s text:c="14"/>| <text:s text:c="12"/>| lesson images <text:s text:c="5"/>|</text:span></text:p>
      <text:p text:style-name="P60"><text:span text:style-name="Source_20_Text">| js/ <text:s text:c="15"/>| <text:s text:c="12"/>| media files <text:s text:c="7"/>|</text:span></text:p>
      <text:p text:style-name="P60"><text:span text:style-name="Source_20_Text">+--------------------+ <text:s text:c="12"/>+--------------------+</text:span></text:p>
      <text:p text:style-name="P60"><text:span text:style-name="Source_20_Text"><text:s text:c="27"/>|</text:span></text:p>
      <text:p text:style-name="P60"><text:span text:style-name="Source_20_Text"><text:s text:c="27"/>v</text:span></text:p>
      <text:p text:style-name="P60"><text:span text:style-name="Source_20_Text"><text:s text:c="17"/>+--------------------+</text:span></text:p>
      <text:p text:style-name="P60"><text:span text:style-name="Source_20_Text"><text:s text:c="17"/>| <text:s/>MGU-DOCS/ <text:s text:c="8"/>|</text:span></text:p>
      <text:p text:style-name="P60"><text:span text:style-name="Source_20_Text"><text:s text:c="17"/>|--------------------|</text:span></text:p>
      <text:p text:style-name="P60"><text:span text:style-name="Source_20_Text"><text:s text:c="17"/>| Journals, Notes <text:s text:c="3"/>|</text:span></text:p>
      <text:p text:style-name="P60"><text:span text:style-name="Source_20_Text"><text:s text:c="17"/>| Black Papers <text:s text:c="6"/>|</text:span></text:p>
      <text:p text:style-name="P61"><text:span text:style-name="Source_20_Text"><text:s text:c="17"/>+--------------------+</text:span></text:p>
      <text:p text:style-name="Horizontal_20_Line"/>
      <text:h text:style-name="Heading_20_3" text:outline-level="3">? Key Features Illustrated</text:h>
      <text:list xml:id="list880101580091631743" text:style-name="L32">
        <text:list-item>
          <text:p text:style-name="P32"><text:span text:style-name="Strong_20_Emphasis">Scripts</text:span></text:p>
          <text:list>
            <text:list-item>
              <text:p text:style-name="P32">All converter versions, README tracks version history.</text:p>
            </text:list-item>
            <text:list-item>
              <text:p text:style-name="P32">Enhanced v1.0 handles logs and per-department summaries.</text:p>
            </text:list-item>
          </text:list>
        </text:list-item>
        <text:list-item>
          <text:p text:style-name="P32"><text:span text:style-name="Strong_20_Emphasis">Departments</text:span></text:p>
          <text:list>
            <text:list-item>
              <text:p text:style-name="P32">Markdown lessons organized per department.</text:p>
            </text:list-item>
            <text:list-item>
              <text:p text:style-name="P32">HTML files generated next to source files.</text:p>
            </text:list-item>
          </text:list>
        </text:list-item>
        <text:list-item>
          <text:p text:style-name="P32"><text:span text:style-name="Strong_20_Emphasis">Conversion Logging</text:span></text:p>
          <text:list>
            <text:list-item>
              <text:p text:style-name="P32"><text:span text:style-name="Source_20_Text">conversion_log.txt</text:span> tracks every converted file with timestamp.</text:p>
            </text:list-item>
            <text:list-item>
              <text:p text:style-name="P32">Per-department counts stored in memory and used for summaries.</text:p>
            </text:list-item>
          </text:list>
        </text:list-item>
        <text:list-item>
          <text:p text:style-name="P32"><text:span text:style-name="Strong_20_Emphasis">README Summary</text:span></text:p>
          <text:list>
            <text:list-item>
              <text:p text:style-name="P32">At the end of each run, appends a dashboard-style summary of total and per-department conversions.</text:p>
            </text:list-item>
          </text:list>
        </text:list-item>
        <text:list-item>
          <text:p text:style-name="P32"><text:span text:style-name="Strong_20_Emphasis">Components</text:span></text:p>
          <text:list>
            <text:list-item>
              <text:p text:style-name="P32">Central CSS/JS for consistent styling and interactivity across lessons.</text:p>
            </text:list-item>
          </text:list>
        </text:list-item>
        <text:list-item>
          <text:p text:style-name="P32"><text:span text:style-name="Strong_20_Emphasis">Images</text:span></text:p>
          <text:list>
            <text:list-item>
              <text:p text:style-name="P32">Central repository for all media assets.</text:p>
            </text:list-item>
          </text:list>
        </text:list-item>
        <text:list-item>
          <text:p text:style-name="P32"><text:span text:style-name="Strong_20_Emphasis">MGU-DOCS</text:span></text:p>
          <text:list>
            <text:list-item>
              <text:p text:style-name="P32">Internal documentation, journals, black papers, reference notes.</text:p>
            </text:list-item>
          </text:list>
        </text:list-item>
      </text:list>
      <text:p text:style-name="Horizontal_20_Line"/>
      <text:p text:style-name="Text_20_body">This is now a <text:span text:style-name="Strong_20_Emphasis">complete visual map</text:span> of your MGU system:</text:p>
      <text:list xml:id="list493054784619634039" text:style-name="L33">
        <text:list-item>
          <text:p text:style-name="P33">Fully modular</text:p>
        </text:list-item>
        <text:list-item>
          <text:p text:style-name="P33">Auditable</text:p>
        </text:list-item>
        <text:list-item>
          <text:p text:style-name="P33">Versioned</text:p>
        </text:list-item>
        <text:list-item>
          <text:p text:style-name="P33">Ready for AI-assisted development and future upgrades</text:p>
        </text:list-item>
      </text:list>
      <text:p text:style-name="Horizontal_20_Line"/>
      <text:p text:style-name="Text_20_body">If you want, I can also create a <text:span text:style-name="Strong_20_Emphasis">tiny Python utility</text:span> that <text:span text:style-name="Strong_20_Emphasis">generates a visual HTML version of this diagram dynamically</text:span>, so every time a script runs, you get a <text:span text:style-name="Strong_20_Emphasis">live interactive system map</text:span> for your MGU content.</text:p>
      <text:p text:style-name="Text_20_body"><text:soft-page-break/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 <text:span text:style-name="Strong_20_Emphasis">Python utility</text:span> that generates a <text:span text:style-name="Strong_20_Emphasis">visual HTML map</text:span> of your MGU content system. It produces a simple interactive diagram in the browser so you can see <text:span text:style-name="Strong_20_Emphasis">scripts, departments, components, images, logs, and summaries</text:span> dynamically.</text:p>
      <text:p text:style-name="Horizontal_20_Line"/>
      <text:h text:style-name="Heading_20_1" text:outline-level="1">? <text:span text:style-name="Source_20_Text">generate_mgu_map.py</text:span></text:h>
      <text:p text:style-name="P60"><text:span text:style-name="Source_20_Text">"""</text:span></text:p>
      <text:p text:style-name="P60"><text:span text:style-name="Source_20_Text">Generate an HTML visual map of the MGU content system.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/>
      <text:p text:style-name="P60"><text:span text:style-name="Source_20_Text">HTML_FILE = "mgu_system_map.html"</text:span></text:p>
      <text:p text:style-name="P60"/>
      <text:p text:style-name="P60"><text:span text:style-name="Source_20_Text"># Define the structure of the MGU system</text:span></text:p>
      <text:p text:style-name="P60"><text:span text:style-name="Source_20_Text">mgu_structure = {</text:span></text:p>
      <text:p text:style-name="P60"><text:span text:style-name="Source_20_Text"><text:s text:c="4"/>"scripts": ["md_to_html_v1.0.py", "md_to_html_v1.1.py", "md_to_html_v2.0.py", "README.md"],</text:span></text:p>
      <text:p text:style-name="P60"><text:span text:style-name="Source_20_Text"><text:s text:c="4"/>"departments": ["law", "science", "math"],</text:span></text:p>
      <text:p text:style-name="P60"><text:span text:style-name="Source_20_Text"><text:s text:c="4"/>"components": ["css/", "js/"],</text:span></text:p>
      <text:p text:style-name="P60"><text:span text:style-name="Source_20_Text"><text:s text:c="4"/>"images": ["lesson images"],</text:span></text:p>
      <text:p text:style-name="P60"><text:span text:style-name="Source_20_Text"><text:s text:c="4"/>"MGU-DOCS": ["journals", "black papers"],</text:span></text:p>
      <text:p text:style-name="P60"><text:span text:style-name="Source_20_Text"><text:s text:c="4"/>"logs": ["conversion_log.txt", "per-department summaries in README.md"]</text:span></text:p>
      <text:p text:style-name="P60"><text:span text:style-name="Source_20_Text">}</text:span></text:p>
      <text:p text:style-name="P60"/>
      <text:p text:style-name="P60"><text:span text:style-name="Source_20_Text"># HTML template</text:span></text:p>
      <text:p text:style-name="P60"><text:span text:style-name="Source_20_Text">html_content = f"""</text:span></text:p>
      <text:p text:style-name="P60"><text:span text:style-name="Source_20_Text">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&lt;meta charset="UTF-8"&gt;</text:span></text:p>
      <text:p text:style-name="P60"><text:span text:style-name="Source_20_Text">&lt;title&gt;MGU Content System Map&lt;/title&gt;</text:span></text:p>
      <text:p text:style-name="P60"><text:span text:style-name="Source_20_Text">&lt;style&gt;</text:span></text:p>
      <text:p text:style-name="P60"><text:span text:style-name="Source_20_Text">body {{ font-family: Arial, sans-serif; background-color: #f5f5f5; }}</text:span></text:p>
      <text:p text:style-name="P60"><text:span text:style-name="Source_20_Text">.container {{ max-width: 900px; margin: auto; padding: 20px; }}</text:span></text:p>
      <text:p text:style-name="P60"><text:span text:style-name="Source_20_Text">h1 {{ text-align: center; color: #002147; }}</text:span></text:p>
      <text:p text:style-name="P60"><text:span text:style-name="Source_20_Text">ul {{ list-style-type: none; padding-left: 20px; }}</text:span></text:p>
      <text:p text:style-name="P60"><text:span text:style-name="Source_20_Text">li {{ margin: 5px 0; }}</text:span></text:p>
      <text:p text:style-name="P60"><text:span text:style-name="Source_20_Text">.department {{ color: #004080; font-weight: bold; }}</text:span></text:p>
      <text:p text:style-name="P60"><text:span text:style-name="Source_20_Text">.script {{ color: #0066cc; }}</text:span></text:p>
      <text:p text:style-name="P60"><text:span text:style-name="Source_20_Text">.component {{ color: #0099cc; }}</text:span></text:p>
      <text:p text:style-name="P60"><text:span text:style-name="Source_20_Text">.images {{ color: #cc6600; }}</text:span></text:p>
      <text:p text:style-name="P60"><text:span text:style-name="Source_20_Text">.docs {{ color: #660099; }}</text:span></text:p>
      <text:p text:style-name="P60"><text:span text:style-name="Source_20_Text">.logs {{ color: #990000; font-style: italic; }}</text:span></text:p>
      <text:p text:style-name="P60"><text:span text:style-name="Source_20_Text">&lt;/sty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&lt;div class="container"&gt;</text:span></text:p>
      <text:p text:style-name="P60"><text:span text:style-name="Source_20_Text">&lt;h1&gt;MGU Content System Map&lt;/h1&gt;</text:span></text:p>
      <text:p text:style-name="P60"><text:span text:style-name="Source_20_Text">&lt;ul&gt;</text:span></text:p>
      <text:p text:style-name="P60"><text:span text:style-name="Source_20_Text"><text:s text:c="4"/>&lt;li class="script"&gt;Scripts</text:span></text:p>
      <text:p text:style-name="P60"><text:span text:style-name="Source_20_Text"><text:s text:c="8"/>&lt;ul&gt;</text:span></text:p>
      <text:p text:style-name="P60"><text:span text:style-name="Source_20_Text"><text:s text:c="12"/>{''.join(f'&lt;li&gt;{item}&lt;/li&gt;' for item in mgu_structure["scripts"])}</text:span></text:p>
      <text:p text:style-name="P60"><text:soft-page-break/><text:span text:style-name="Source_20_Text"><text:s text:c="8"/>&lt;/ul&gt;</text:span></text:p>
      <text:p text:style-name="P60"><text:span text:style-name="Source_20_Text"><text:s text:c="4"/>&lt;/li&gt;</text:span></text:p>
      <text:p text:style-name="P60"><text:span text:style-name="Source_20_Text"><text:s text:c="4"/>&lt;li class="department"&gt;Departments</text:span></text:p>
      <text:p text:style-name="P60"><text:span text:style-name="Source_20_Text"><text:s text:c="8"/>&lt;ul&gt;</text:span></text:p>
      <text:p text:style-name="P60"><text:span text:style-name="Source_20_Text"><text:s text:c="12"/>{''.join(f'&lt;li&gt;{item}&lt;/li&gt;' for item in mgu_structure["departments"])}</text:span></text:p>
      <text:p text:style-name="P60"><text:span text:style-name="Source_20_Text"><text:s text:c="8"/>&lt;/ul&gt;</text:span></text:p>
      <text:p text:style-name="P60"><text:span text:style-name="Source_20_Text"><text:s text:c="4"/>&lt;/li&gt;</text:span></text:p>
      <text:p text:style-name="P60"><text:span text:style-name="Source_20_Text"><text:s text:c="4"/>&lt;li class="component"&gt;Components</text:span></text:p>
      <text:p text:style-name="P60"><text:span text:style-name="Source_20_Text"><text:s text:c="8"/>&lt;ul&gt;</text:span></text:p>
      <text:p text:style-name="P60"><text:span text:style-name="Source_20_Text"><text:s text:c="12"/>{''.join(f'&lt;li&gt;{item}&lt;/li&gt;' for item in mgu_structure["components"])}</text:span></text:p>
      <text:p text:style-name="P60"><text:span text:style-name="Source_20_Text"><text:s text:c="8"/>&lt;/ul&gt;</text:span></text:p>
      <text:p text:style-name="P60"><text:span text:style-name="Source_20_Text"><text:s text:c="4"/>&lt;/li&gt;</text:span></text:p>
      <text:p text:style-name="P60"><text:span text:style-name="Source_20_Text"><text:s text:c="4"/>&lt;li class="images"&gt;Images</text:span></text:p>
      <text:p text:style-name="P60"><text:span text:style-name="Source_20_Text"><text:s text:c="8"/>&lt;ul&gt;</text:span></text:p>
      <text:p text:style-name="P60"><text:span text:style-name="Source_20_Text"><text:s text:c="12"/>{''.join(f'&lt;li&gt;{item}&lt;/li&gt;' for item in mgu_structure["images"])}</text:span></text:p>
      <text:p text:style-name="P60"><text:span text:style-name="Source_20_Text"><text:s text:c="8"/>&lt;/ul&gt;</text:span></text:p>
      <text:p text:style-name="P60"><text:span text:style-name="Source_20_Text"><text:s text:c="4"/>&lt;/li&gt;</text:span></text:p>
      <text:p text:style-name="P60"><text:span text:style-name="Source_20_Text"><text:s text:c="4"/>&lt;li class="docs"&gt;MGU-DOCS</text:span></text:p>
      <text:p text:style-name="P60"><text:span text:style-name="Source_20_Text"><text:s text:c="8"/>&lt;ul&gt;</text:span></text:p>
      <text:p text:style-name="P60"><text:span text:style-name="Source_20_Text"><text:s text:c="12"/>{''.join(f'&lt;li&gt;{item}&lt;/li&gt;' for item in mgu_structure["MGU-DOCS"])}</text:span></text:p>
      <text:p text:style-name="P60"><text:span text:style-name="Source_20_Text"><text:s text:c="8"/>&lt;/ul&gt;</text:span></text:p>
      <text:p text:style-name="P60"><text:span text:style-name="Source_20_Text"><text:s text:c="4"/>&lt;/li&gt;</text:span></text:p>
      <text:p text:style-name="P60"><text:span text:style-name="Source_20_Text"><text:s text:c="4"/>&lt;li class="logs"&gt;Logs &amp; Summaries</text:span></text:p>
      <text:p text:style-name="P60"><text:span text:style-name="Source_20_Text"><text:s text:c="8"/>&lt;ul&gt;</text:span></text:p>
      <text:p text:style-name="P60"><text:span text:style-name="Source_20_Text"><text:s text:c="12"/>{''.join(f'&lt;li&gt;{item}&lt;/li&gt;' for item in mgu_structure["logs"])}</text:span></text:p>
      <text:p text:style-name="P60"><text:span text:style-name="Source_20_Text"><text:s text:c="8"/>&lt;/ul&gt;</text:span></text:p>
      <text:p text:style-name="P60"><text:span text:style-name="Source_20_Text"><text:s text:c="4"/>&lt;/li&gt;</text:span></text:p>
      <text:p text:style-name="P60"><text:span text:style-name="Source_20_Text">&lt;/ul&gt;</text:span></text:p>
      <text:p text:style-name="P60"><text:span text:style-name="Source_20_Text">&lt;/div&gt;</text:span></text:p>
      <text:p text:style-name="P60"><text:span text:style-name="Source_20_Text">&lt;/body&gt;</text:span></text:p>
      <text:p text:style-name="P60"><text:span text:style-name="Source_20_Text">&lt;/html&gt;</text:span></text:p>
      <text:p text:style-name="P60"><text:span text:style-name="Source_20_Text">"""</text:span></text:p>
      <text:p text:style-name="P60"/>
      <text:p text:style-name="P60"><text:span text:style-name="Source_20_Text"># Write HTML file</text:span></text:p>
      <text:p text:style-name="P60"><text:span text:style-name="Source_20_Text">with open(HTML_FILE, "w", encoding="utf-8") as f:</text:span></text:p>
      <text:p text:style-name="P60"><text:span text:style-name="Source_20_Text"><text:s text:c="4"/>f.write(html_content)</text:span></text:p>
      <text:p text:style-name="P60"/>
      <text:p text:style-name="P61"><text:span text:style-name="Source_20_Text">print(f"MGU system map generated: {HTML_FILE}")</text:span></text:p>
      <text:p text:style-name="Horizontal_20_Line"/>
      <text:h text:style-name="Heading_20_3" text:outline-level="3">? How It Works</text:h>
      <text:list xml:id="list8493033790496057505" text:style-name="L34">
        <text:list-item>
          <text:p text:style-name="P34"><text:span text:style-name="Strong_20_Emphasis">Structure dictionary</text:span></text:p>
          <text:list>
            <text:list-item>
              <text:p text:style-name="P34"><text:span text:style-name="Source_20_Text">mgu_structure</text:span> stores all main folders and key files.</text:p>
            </text:list-item>
          </text:list>
        </text:list-item>
        <text:list-item>
          <text:p text:style-name="P34"><text:span text:style-name="Strong_20_Emphasis">HTML generation</text:span></text:p>
          <text:list>
            <text:list-item>
              <text:p text:style-name="P34">Generates a simple, styled tree view.</text:p>
            </text:list-item>
            <text:list-item>
              <text:p text:style-name="P34">Different colors for scripts, departments, components, images, docs, and logs.</text:p>
            </text:list-item>
          </text:list>
        </text:list-item>
        <text:list-item>
          <text:p text:style-name="P34"><text:span text:style-name="Strong_20_Emphasis">Output</text:span></text:p>
          <text:list>
            <text:list-item>
              <text:p text:style-name="P34">Creates <text:span text:style-name="Source_20_Text">mgu_system_map.html</text:span> in the same folder.</text:p>
            </text:list-item>
            <text:list-item>
              <text:p text:style-name="P34">Open in any browser for a visual, interactive reference.</text:p>
            </text:list-item>
          </text:list>
        </text:list-item>
      </text:list>
      <text:p text:style-name="Horizontal_20_Line"/>
      <text:h text:style-name="Heading_20_3" text:outline-level="3">? Features</text:h>
      <text:list xml:id="list1470755258805786616" text:style-name="L35">
        <text:list-item>
          <text:p text:style-name="P35"><text:span text:style-name="Strong_20_Emphasis">Dynamic map</text:span>: You can update the <text:span text:style-name="Source_20_Text">mgu_structure</text:span> dictionary whenever you add new scripts, departments, or logs.</text:p>
        </text:list-item>
        <text:list-item>
          <text:p text:style-name="P35"><text:soft-page-break/><text:span text:style-name="Strong_20_Emphasis">Interactive style</text:span>: Collapsible sections can be added later using minimal JS if needed.</text:p>
        </text:list-item>
        <text:list-item>
          <text:p text:style-name="P35"><text:span text:style-name="Strong_20_Emphasis">Audit-friendly</text:span>: Works alongside your conversion logs and per-department summaries.</text:p>
        </text:list-item>
      </text:list>
      <text:p text:style-name="Horizontal_20_Line"/>
      <text:p text:style-name="Text_20_body">If you want, I can <text:span text:style-name="Strong_20_Emphasis">upgrade this utility</text:span> to <text:span text:style-name="Strong_20_Emphasis">scan your actual folders</text:span> dynamically instead of manually listing them, so it will generate a <text:span text:style-name="Strong_20_Emphasis">real-time system map</text:span> reflecting all existing files and subfolders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 <text:span text:style-name="Strong_20_Emphasis">dynamic version</text:span> of your MGU system map generator. It <text:span text:style-name="Strong_20_Emphasis">scans the actual folder structure</text:span> and generates a live HTML map of everything in your content system. No manual updates needed.</text:p>
      <text:p text:style-name="Horizontal_20_Line"/>
      <text:h text:style-name="Heading_20_1" text:outline-level="1">? <text:span text:style-name="Source_20_Text">generate_mgu_map_dynamic.py</text:span></text:h>
      <text:p text:style-name="P60"><text:span text:style-name="Source_20_Text">"""</text:span></text:p>
      <text:p text:style-name="P60"><text:span text:style-name="Source_20_Text">Dynamic MGU Content System Map Generator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Scans your actual folders and generates an HTML visual map.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/>
      <text:p text:style-name="P60"><text:span text:style-name="Source_20_Text">BASE_DIRS = ["scripts", "departments", "components", "images", "MGU-DOCS"]</text:span></text:p>
      <text:p text:style-name="P60"><text:span text:style-name="Source_20_Text">LOGS = ["conversion_log.txt", "README.md"] <text:s/># For per-department summaries</text:span></text:p>
      <text:p text:style-name="P60"/>
      <text:p text:style-name="P60"><text:span text:style-name="Source_20_Text">HTML_FILE = "mgu_system_map.html"</text:span></text:p>
      <text:p text:style-name="P60"/>
      <text:p text:style-name="P60"><text:span text:style-name="Source_20_Text">def scan_folder(folder_path):</text:span></text:p>
      <text:p text:style-name="P60"><text:span text:style-name="Source_20_Text"><text:s text:c="4"/>"""Recursively scan a folder and return nested structure as dict."""</text:span></text:p>
      <text:p text:style-name="P60"><text:span text:style-name="Source_20_Text"><text:s text:c="4"/>structure = {}</text:span></text:p>
      <text:p text:style-name="P60"><text:span text:style-name="Source_20_Text"><text:s text:c="4"/>if os.path.exists(folder_path):</text:span></text:p>
      <text:p text:style-name="P60"><text:span text:style-name="Source_20_Text"><text:s text:c="8"/>for item in os.listdir(folder_path):</text:span></text:p>
      <text:p text:style-name="P60"><text:span text:style-name="Source_20_Text"><text:s text:c="12"/>full_path = os.path.join(folder_path, item)</text:span></text:p>
      <text:p text:style-name="P60"><text:span text:style-name="Source_20_Text"><text:s text:c="12"/>if os.path.isdir(full_path):</text:span></text:p>
      <text:p text:style-name="P60"><text:span text:style-name="Source_20_Text"><text:s text:c="16"/>structure[item] = scan_folder(full_path)</text:span></text:p>
      <text:p text:style-name="P60"><text:span text:style-name="Source_20_Text"><text:s text:c="12"/>else:</text:span></text:p>
      <text:p text:style-name="P60"><text:span text:style-name="Source_20_Text"><text:s text:c="16"/>structure[item] = None</text:span></text:p>
      <text:p text:style-name="P60"><text:span text:style-name="Source_20_Text"><text:s text:c="4"/>return structure</text:span></text:p>
      <text:p text:style-name="P60"/>
      <text:p text:style-name="P60"><text:span text:style-name="Source_20_Text">def build_html_list(structure):</text:span></text:p>
      <text:p text:style-name="P60"><text:span text:style-name="Source_20_Text"><text:s text:c="4"/>"""Recursively build HTML &lt;ul&gt; list from folder structure dictionary."""</text:span></text:p>
      <text:p text:style-name="P60"><text:span text:style-name="Source_20_Text"><text:s text:c="4"/>html = "&lt;ul&gt;"</text:span></text:p>
      <text:p text:style-name="P60"><text:span text:style-name="Source_20_Text"><text:s text:c="4"/>for key, value in structure.items():</text:span></text:p>
      <text:p text:style-name="P60"><text:span text:style-name="Source_20_Text"><text:s text:c="8"/>html += f"&lt;li&gt;{key}"</text:span></text:p>
      <text:p text:style-name="P60"><text:span text:style-name="Source_20_Text"><text:s text:c="8"/>if isinstance(value, dict) and value:</text:span></text:p>
      <text:p text:style-name="P60"><text:span text:style-name="Source_20_Text"><text:s text:c="12"/>html += build_html_list(value)</text:span></text:p>
      <text:p text:style-name="P60"><text:span text:style-name="Source_20_Text"><text:s text:c="8"/>html += "&lt;/li&gt;"</text:span></text:p>
      <text:p text:style-name="P60"><text:span text:style-name="Source_20_Text"><text:s text:c="4"/>html += "&lt;/ul&gt;"</text:span></text:p>
      <text:p text:style-name="P60"><text:span text:style-name="Source_20_Text"><text:s text:c="4"/>return html</text:span></text:p>
      <text:p text:style-name="P60"/>
      <text:p text:style-name="P60"><text:span text:style-name="Source_20_Text"># Scan all base directories</text:span></text:p>
      <text:p text:style-name="P60"><text:span text:style-name="Source_20_Text">mgu_structure = {}</text:span></text:p>
      <text:p text:style-name="P60"><text:span text:style-name="Source_20_Text">for base in BASE_DIRS:</text:span></text:p>
      <text:p text:style-name="P60"><text:soft-page-break/><text:span text:style-name="Source_20_Text"><text:s text:c="4"/>mgu_structure[base] = scan_folder(base)</text:span></text:p>
      <text:p text:style-name="P60"/>
      <text:p text:style-name="P60"><text:span text:style-name="Source_20_Text"># Add logs separately</text:span></text:p>
      <text:p text:style-name="P60"><text:span text:style-name="Source_20_Text">mgu_structure["Logs &amp; Summaries"] = {log: None for log in LOGS}</text:span></text:p>
      <text:p text:style-name="P60"/>
      <text:p text:style-name="P60"><text:span text:style-name="Source_20_Text"># Generate HTML</text:span></text:p>
      <text:p text:style-name="P60"><text:span text:style-name="Source_20_Text">html_content = f"""</text:span></text:p>
      <text:p text:style-name="P60"><text:span text:style-name="Source_20_Text">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&lt;meta charset="UTF-8"&gt;</text:span></text:p>
      <text:p text:style-name="P60"><text:span text:style-name="Source_20_Text">&lt;title&gt;MGU Content System Map&lt;/title&gt;</text:span></text:p>
      <text:p text:style-name="P60"><text:span text:style-name="Source_20_Text">&lt;style&gt;</text:span></text:p>
      <text:p text:style-name="P60"><text:span text:style-name="Source_20_Text">body {{ font-family: Arial, sans-serif; background-color: #f5f5f5; }}</text:span></text:p>
      <text:p text:style-name="P60"><text:span text:style-name="Source_20_Text">.container {{ max-width: 1000px; margin: auto; padding: 20px; }}</text:span></text:p>
      <text:p text:style-name="P60"><text:span text:style-name="Source_20_Text">h1 {{ text-align: center; color: #002147; }}</text:span></text:p>
      <text:p text:style-name="P60"><text:span text:style-name="Source_20_Text">ul {{ list-style-type: none; padding-left: 20px; }}</text:span></text:p>
      <text:p text:style-name="P60"><text:span text:style-name="Source_20_Text">li {{ margin: 5px 0; }}</text:span></text:p>
      <text:p text:style-name="P60"><text:span text:style-name="Source_20_Text">li &gt; ul {{ padding-left: 20px; }}</text:span></text:p>
      <text:p text:style-name="P60"><text:span text:style-name="Source_20_Text">&lt;/sty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&lt;div class="container"&gt;</text:span></text:p>
      <text:p text:style-name="P60"><text:span text:style-name="Source_20_Text">&lt;h1&gt;MGU Content System Map&lt;/h1&gt;</text:span></text:p>
      <text:p text:style-name="P60"><text:span text:style-name="Source_20_Text">{build_html_list(mgu_structure)}</text:span></text:p>
      <text:p text:style-name="P60"><text:span text:style-name="Source_20_Text">&lt;/div&gt;</text:span></text:p>
      <text:p text:style-name="P60"><text:span text:style-name="Source_20_Text">&lt;/body&gt;</text:span></text:p>
      <text:p text:style-name="P60"><text:span text:style-name="Source_20_Text">&lt;/html&gt;</text:span></text:p>
      <text:p text:style-name="P60"><text:span text:style-name="Source_20_Text">"""</text:span></text:p>
      <text:p text:style-name="P60"/>
      <text:p text:style-name="P60"><text:span text:style-name="Source_20_Text"># Write HTML file</text:span></text:p>
      <text:p text:style-name="P60"><text:span text:style-name="Source_20_Text">with open(HTML_FILE, "w", encoding="utf-8") as f:</text:span></text:p>
      <text:p text:style-name="P60"><text:span text:style-name="Source_20_Text"><text:s text:c="4"/>f.write(html_content)</text:span></text:p>
      <text:p text:style-name="P60"/>
      <text:p text:style-name="P61"><text:span text:style-name="Source_20_Text">print(f"Dynamic MGU system map generated: {HTML_FILE}")</text:span></text:p>
      <text:p text:style-name="Horizontal_20_Line"/>
      <text:h text:style-name="Heading_20_3" text:outline-level="3">? How It Works</text:h>
      <text:list xml:id="list7649876740661861366" text:style-name="L36">
        <text:list-item>
          <text:p text:style-name="P36"><text:span text:style-name="Strong_20_Emphasis">Scans folders dynamically</text:span></text:p>
          <text:list>
            <text:list-item>
              <text:p text:style-name="P36"><text:span text:style-name="Source_20_Text">scripts</text:span>, <text:span text:style-name="Source_20_Text">departments</text:span>, <text:span text:style-name="Source_20_Text">components</text:span>, <text:span text:style-name="Source_20_Text">images</text:span>, <text:span text:style-name="Source_20_Text">MGU-DOCS</text:span>.</text:p>
            </text:list-item>
            <text:list-item>
              <text:p text:style-name="P36">Captures all files and subfolders recursively.</text:p>
            </text:list-item>
          </text:list>
        </text:list-item>
        <text:list-item>
          <text:p text:style-name="P36"><text:span text:style-name="Strong_20_Emphasis">Logs &amp; summaries</text:span></text:p>
          <text:list>
            <text:list-item>
              <text:p text:style-name="P36">Adds <text:span text:style-name="Source_20_Text">conversion_log.txt</text:span> and <text:span text:style-name="Source_20_Text">README.md</text:span> for per-department summaries.</text:p>
            </text:list-item>
          </text:list>
        </text:list-item>
        <text:list-item>
          <text:p text:style-name="P36"><text:span text:style-name="Strong_20_Emphasis">Generates HTML</text:span></text:p>
          <text:list>
            <text:list-item>
              <text:p text:style-name="P36">Nested <text:span text:style-name="Source_20_Text">&lt;ul&gt;</text:span> structure shows the full folder tree.</text:p>
            </text:list-item>
            <text:list-item>
              <text:p text:style-name="P36">Can be opened in a browser for an <text:span text:style-name="Strong_20_Emphasis">interactive overview</text:span>.</text:p>
            </text:list-item>
          </text:list>
        </text:list-item>
      </text:list>
      <text:p text:style-name="Horizontal_20_Line"/>
      <text:h text:style-name="Heading_20_3" text:outline-level="3">? Features</text:h>
      <text:list xml:id="list5075187610277469393" text:style-name="L37">
        <text:list-item>
          <text:p text:style-name="P37">Fully automatic — reflects <text:span text:style-name="Strong_20_Emphasis">actual current folder structure</text:span>.</text:p>
        </text:list-item>
        <text:list-item>
          <text:p text:style-name="P37">Works with <text:span text:style-name="Strong_20_Emphasis">new departments or scripts</text:span> without modification.</text:p>
        </text:list-item>
        <text:list-item>
          <text:p text:style-name="P37">Provides <text:span text:style-name="Strong_20_Emphasis">visual audit</text:span> of your MGU content system.</text:p>
        </text:list-item>
      </text:list>
      <text:p text:style-name="Horizontal_20_Line"/>
      <text:p text:style-name="Text_20_body"><text:soft-page-break/>If you want, I can <text:span text:style-name="Strong_20_Emphasis">add collapsible/expandable sections</text:span> with minimal JavaScript, so you can <text:span text:style-name="Strong_20_Emphasis">click to expand each department or script folder</text:span> in the HTML map. This makes navigation much easier for large structures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n upgraded version of your <text:span text:style-name="Strong_20_Emphasis">dynamic MGU system map</text:span> with <text:span text:style-name="Strong_20_Emphasis">collapsible/expandable sections</text:span> using minimal JavaScript. You can click each folder to expand or collapse its contents.</text:p>
      <text:p text:style-name="Horizontal_20_Line"/>
      <text:h text:style-name="Heading_20_1" text:outline-level="1">? <text:span text:style-name="Source_20_Text">generate_mgu_map_collapsible.py</text:span></text:h>
      <text:p text:style-name="P60"><text:span text:style-name="Source_20_Text">"""</text:span></text:p>
      <text:p text:style-name="P60"><text:span text:style-name="Source_20_Text">Dynamic MGU Content System Map Generator (Collapsible)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Scans your actual folders and generates an interactive HTML map</text:span></text:p>
      <text:p text:style-name="P60"><text:span text:style-name="Source_20_Text">with collapsible/expandable sections.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/>
      <text:p text:style-name="P60"><text:span text:style-name="Source_20_Text">BASE_DIRS = ["scripts", "departments", "components", "images", "MGU-DOCS"]</text:span></text:p>
      <text:p text:style-name="P60"><text:span text:style-name="Source_20_Text">LOGS = ["conversion_log.txt", "README.md"]</text:span></text:p>
      <text:p text:style-name="P60"><text:span text:style-name="Source_20_Text">HTML_FILE = "mgu_system_map.html"</text:span></text:p>
      <text:p text:style-name="P60"/>
      <text:p text:style-name="P60"><text:span text:style-name="Source_20_Text">def scan_folder(folder_path):</text:span></text:p>
      <text:p text:style-name="P60"><text:span text:style-name="Source_20_Text"><text:s text:c="4"/>"""Recursively scan a folder and return nested structure as dict."""</text:span></text:p>
      <text:p text:style-name="P60"><text:span text:style-name="Source_20_Text"><text:s text:c="4"/>structure = {}</text:span></text:p>
      <text:p text:style-name="P60"><text:span text:style-name="Source_20_Text"><text:s text:c="4"/>if os.path.exists(folder_path):</text:span></text:p>
      <text:p text:style-name="P60"><text:span text:style-name="Source_20_Text"><text:s text:c="8"/>for item in sorted(os.listdir(folder_path)):</text:span></text:p>
      <text:p text:style-name="P60"><text:span text:style-name="Source_20_Text"><text:s text:c="12"/>full_path = os.path.join(folder_path, item)</text:span></text:p>
      <text:p text:style-name="P60"><text:span text:style-name="Source_20_Text"><text:s text:c="12"/>if os.path.isdir(full_path):</text:span></text:p>
      <text:p text:style-name="P60"><text:span text:style-name="Source_20_Text"><text:s text:c="16"/>structure[item] = scan_folder(full_path)</text:span></text:p>
      <text:p text:style-name="P60"><text:span text:style-name="Source_20_Text"><text:s text:c="12"/>else:</text:span></text:p>
      <text:p text:style-name="P60"><text:span text:style-name="Source_20_Text"><text:s text:c="16"/>structure[item] = None</text:span></text:p>
      <text:p text:style-name="P60"><text:span text:style-name="Source_20_Text"><text:s text:c="4"/>return structure</text:span></text:p>
      <text:p text:style-name="P60"/>
      <text:p text:style-name="P60"><text:span text:style-name="Source_20_Text">def build_html_list(structure):</text:span></text:p>
      <text:p text:style-name="P60"><text:span text:style-name="Source_20_Text"><text:s text:c="4"/>"""Recursively build HTML list with collapsible sections."""</text:span></text:p>
      <text:p text:style-name="P60"><text:span text:style-name="Source_20_Text"><text:s text:c="4"/>html = "&lt;ul&gt;"</text:span></text:p>
      <text:p text:style-name="P60"><text:span text:style-name="Source_20_Text"><text:s text:c="4"/>for key, value in structure.items():</text:span></text:p>
      <text:p text:style-name="P60"><text:span text:style-name="Source_20_Text"><text:s text:c="8"/>if isinstance(value, dict) and value:</text:span></text:p>
      <text:p text:style-name="P60"><text:span text:style-name="Source_20_Text"><text:s text:c="12"/>html += f"""</text:span></text:p>
      <text:p text:style-name="P60"><text:span text:style-name="Source_20_Text"><text:s text:c="12"/>&lt;li&gt;</text:span></text:p>
      <text:p text:style-name="P60"><text:span text:style-name="Source_20_Text"><text:s text:c="16"/>&lt;span class="caret"&gt;{key}&lt;/span&gt;</text:span></text:p>
      <text:p text:style-name="P60"><text:span text:style-name="Source_20_Text"><text:s text:c="16"/>{build_html_list(value)}</text:span></text:p>
      <text:p text:style-name="P60"><text:span text:style-name="Source_20_Text"><text:s text:c="12"/>&lt;/li&gt;"""</text:span></text:p>
      <text:p text:style-name="P60"><text:span text:style-name="Source_20_Text"><text:s text:c="8"/>else:</text:span></text:p>
      <text:p text:style-name="P60"><text:span text:style-name="Source_20_Text"><text:s text:c="12"/>html += f"&lt;li&gt;{key}&lt;/li&gt;"</text:span></text:p>
      <text:p text:style-name="P60"><text:span text:style-name="Source_20_Text"><text:s text:c="4"/>html += "&lt;/ul&gt;"</text:span></text:p>
      <text:p text:style-name="P60"><text:span text:style-name="Source_20_Text"><text:s text:c="4"/>return html</text:span></text:p>
      <text:p text:style-name="P60"/>
      <text:p text:style-name="P60"><text:span text:style-name="Source_20_Text"># Scan folders</text:span></text:p>
      <text:p text:style-name="P60"><text:span text:style-name="Source_20_Text">mgu_structure = {}</text:span></text:p>
      <text:p text:style-name="P60"><text:span text:style-name="Source_20_Text">for base in BASE_DIRS:</text:span></text:p>
      <text:p text:style-name="P60"><text:span text:style-name="Source_20_Text"><text:s text:c="4"/>mgu_structure[base] = scan_folder(base)</text:span></text:p>
      <text:p text:style-name="P60"><text:soft-page-break/></text:p>
      <text:p text:style-name="P60"><text:span text:style-name="Source_20_Text"># Add logs</text:span></text:p>
      <text:p text:style-name="P60"><text:span text:style-name="Source_20_Text">mgu_structure["Logs &amp; Summaries"] = {log: None for log in LOGS}</text:span></text:p>
      <text:p text:style-name="P60"/>
      <text:p text:style-name="P60"><text:span text:style-name="Source_20_Text"># HTML template with collapsible JS</text:span></text:p>
      <text:p text:style-name="P60"><text:span text:style-name="Source_20_Text">html_content = f"""</text:span></text:p>
      <text:p text:style-name="P60"><text:span text:style-name="Source_20_Text">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&lt;meta charset="UTF-8"&gt;</text:span></text:p>
      <text:p text:style-name="P60"><text:span text:style-name="Source_20_Text">&lt;title&gt;MGU Content System Map&lt;/title&gt;</text:span></text:p>
      <text:p text:style-name="P60"><text:span text:style-name="Source_20_Text">&lt;style&gt;</text:span></text:p>
      <text:p text:style-name="P60"><text:span text:style-name="Source_20_Text">body {{ font-family: Arial, sans-serif; background-color: #f5f5f5; }}</text:span></text:p>
      <text:p text:style-name="P60"><text:span text:style-name="Source_20_Text">.container {{ max-width: 1000px; margin: auto; padding: 20px; }}</text:span></text:p>
      <text:p text:style-name="P60"><text:span text:style-name="Source_20_Text">h1 {{ text-align: center; color: #002147; }}</text:span></text:p>
      <text:p text:style-name="P60"><text:span text:style-name="Source_20_Text">ul {{ list-style-type: none; padding-left: 20px; display: none; }}</text:span></text:p>
      <text:p text:style-name="P60"><text:span text:style-name="Source_20_Text">.caret {{</text:span></text:p>
      <text:p text:style-name="P60"><text:span text:style-name="Source_20_Text"><text:s text:c="2"/>cursor: pointer;</text:span></text:p>
      <text:p text:style-name="P60"><text:span text:style-name="Source_20_Text"><text:s text:c="2"/>user-select: none;</text:span></text:p>
      <text:p text:style-name="P60"><text:span text:style-name="Source_20_Text"><text:s text:c="2"/>font-weight: bold;</text:span></text:p>
      <text:p text:style-name="P60"><text:span text:style-name="Source_20_Text"><text:s text:c="2"/>color: #004080;</text:span></text:p>
      <text:p text:style-name="P60"><text:span text:style-name="Source_20_Text">}}</text:span></text:p>
      <text:p text:style-name="P60"><text:span text:style-name="Source_20_Text">.caret::before {{</text:span></text:p>
      <text:p text:style-name="P60"><text:span text:style-name="Source_20_Text"><text:s text:c="2"/>content: "\\25B6"; /* triangle */</text:span></text:p>
      <text:p text:style-name="P60"><text:span text:style-name="Source_20_Text"><text:s text:c="2"/>color: #004080;</text:span></text:p>
      <text:p text:style-name="P60"><text:span text:style-name="Source_20_Text"><text:s text:c="2"/>display: inline-block;</text:span></text:p>
      <text:p text:style-name="P60"><text:span text:style-name="Source_20_Text"><text:s text:c="2"/>margin-right: 6px;</text:span></text:p>
      <text:p text:style-name="P60"><text:span text:style-name="Source_20_Text">}}</text:span></text:p>
      <text:p text:style-name="P60"><text:span text:style-name="Source_20_Text">.caret-down::before {{</text:span></text:p>
      <text:p text:style-name="P60"><text:span text:style-name="Source_20_Text"><text:s text:c="2"/>transform: rotate(90deg);</text:span></text:p>
      <text:p text:style-name="P60"><text:span text:style-name="Source_20_Text">}}</text:span></text:p>
      <text:p text:style-name="P60"><text:span text:style-name="Source_20_Text">&lt;/sty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&lt;div class="container"&gt;</text:span></text:p>
      <text:p text:style-name="P60"><text:span text:style-name="Source_20_Text">&lt;h1&gt;MGU Content System Map&lt;/h1&gt;</text:span></text:p>
      <text:p text:style-name="P60"><text:span text:style-name="Source_20_Text">{build_html_list(mgu_structure)}</text:span></text:p>
      <text:p text:style-name="P60"><text:span text:style-name="Source_20_Text">&lt;/div&gt;</text:span></text:p>
      <text:p text:style-name="P60"/>
      <text:p text:style-name="P60"><text:span text:style-name="Source_20_Text">&lt;script&gt;</text:span></text:p>
      <text:p text:style-name="P60"><text:span text:style-name="Source_20_Text">// Make collapsible lists interactive</text:span></text:p>
      <text:p text:style-name="P60"><text:span text:style-name="Source_20_Text">var togglers = document.getElementsByClassName("caret");</text:span></text:p>
      <text:p text:style-name="P60"><text:span text:style-name="Source_20_Text">for (var i = 0; i &lt; togglers.length; i++) {{</text:span></text:p>
      <text:p text:style-name="P60"><text:span text:style-name="Source_20_Text"><text:s text:c="2"/>togglers[i].addEventListener("click", function() {{</text:span></text:p>
      <text:p text:style-name="P60"><text:span text:style-name="Source_20_Text"><text:s text:c="4"/>this.parentElement.querySelector("ul").classList.toggle("active");</text:span></text:p>
      <text:p text:style-name="P60"><text:span text:style-name="Source_20_Text"><text:s text:c="4"/>this.classList.toggle("caret-down");</text:span></text:p>
      <text:p text:style-name="P60"><text:span text:style-name="Source_20_Text"><text:s text:c="4"/>var ul = this.parentElement.querySelector("ul");</text:span></text:p>
      <text:p text:style-name="P60"><text:span text:style-name="Source_20_Text"><text:s text:c="4"/>if (ul.style.display === "block") {{</text:span></text:p>
      <text:p text:style-name="P60"><text:span text:style-name="Source_20_Text"><text:s text:c="8"/>ul.style.display = "none";</text:span></text:p>
      <text:p text:style-name="P60"><text:span text:style-name="Source_20_Text"><text:s text:c="4"/>}} else {{</text:span></text:p>
      <text:p text:style-name="P60"><text:span text:style-name="Source_20_Text"><text:s text:c="8"/>ul.style.display = "block";</text:span></text:p>
      <text:p text:style-name="P60"><text:span text:style-name="Source_20_Text"><text:s text:c="4"/>}}</text:span></text:p>
      <text:p text:style-name="P60"><text:span text:style-name="Source_20_Text"><text:s text:c="2"/>}});</text:span></text:p>
      <text:p text:style-name="P60"><text:span text:style-name="Source_20_Text">}}</text:span></text:p>
      <text:p text:style-name="P60"/>
      <text:p text:style-name="P60"><text:span text:style-name="Source_20_Text">// Show top-level lists by default</text:span></text:p>
      <text:p text:style-name="P60"><text:span text:style-name="Source_20_Text">var topUl = document.querySelectorAll(".container &gt; ul");</text:span></text:p>
      <text:p text:style-name="P60"><text:span text:style-name="Source_20_Text">topUl.forEach(ul =&gt; ul.style.display = "block");</text:span></text:p>
      <text:p text:style-name="P60"><text:span text:style-name="Source_20_Text">&lt;/script&gt;</text:span></text:p>
      <text:p text:style-name="P60"><text:span text:style-name="Source_20_Text">&lt;/body&gt;</text:span></text:p>
      <text:p text:style-name="P60"><text:span text:style-name="Source_20_Text">&lt;/html&gt;</text:span></text:p>
      <text:p text:style-name="P60"><text:span text:style-name="Source_20_Text">"""</text:span></text:p>
      <text:p text:style-name="P60"/>
      <text:p text:style-name="P60"><text:span text:style-name="Source_20_Text"># Write HTML file</text:span></text:p>
      <text:p text:style-name="P60"><text:span text:style-name="Source_20_Text">with open(HTML_FILE, "w", encoding="utf-8") as f:</text:span></text:p>
      <text:p text:style-name="P60"><text:span text:style-name="Source_20_Text"><text:s text:c="4"/>f.write(html_content)</text:span></text:p>
      <text:p text:style-name="P60"/>
      <text:p text:style-name="P61"><text:soft-page-break/><text:span text:style-name="Source_20_Text">print(f"Interactive MGU system map generated: {HTML_FILE}")</text:span></text:p>
      <text:p text:style-name="Horizontal_20_Line"/>
      <text:h text:style-name="Heading_20_3" text:outline-level="3">? Features</text:h>
      <text:list xml:id="list5712785060774679706" text:style-name="L38">
        <text:list-item>
          <text:p text:style-name="P38"><text:span text:style-name="Strong_20_Emphasis">Fully dynamic</text:span></text:p>
          <text:list>
            <text:list-item>
              <text:p text:style-name="P38">Scans your actual folder structure automatically.</text:p>
            </text:list-item>
          </text:list>
        </text:list-item>
        <text:list-item>
          <text:p text:style-name="P38"><text:span text:style-name="Strong_20_Emphasis">Collapsible / Expandable sections</text:span></text:p>
          <text:list>
            <text:list-item>
              <text:p text:style-name="P38">Click any folder name (<text:span text:style-name="Source_20_Text">scripts</text:span>, <text:span text:style-name="Source_20_Text">departments</text:span>, etc.) to expand/collapse its contents.</text:p>
            </text:list-item>
          </text:list>
        </text:list-item>
        <text:list-item>
          <text:p text:style-name="P38"><text:span text:style-name="Strong_20_Emphasis">Top-level folders expanded by default</text:span></text:p>
          <text:list>
            <text:list-item>
              <text:p text:style-name="P38">Makes navigation easier without overwhelming the view.</text:p>
            </text:list-item>
          </text:list>
        </text:list-item>
        <text:list-item>
          <text:p text:style-name="P38"><text:span text:style-name="Strong_20_Emphasis">Styled for clarity</text:span></text:p>
          <text:list>
            <text:list-item>
              <text:p text:style-name="P38">Colors differentiate folders and scripts visually.</text:p>
            </text:list-item>
          </text:list>
        </text:list-item>
        <text:list-item>
          <text:p text:style-name="P38"><text:span text:style-name="Strong_20_Emphasis">Audit-ready</text:span></text:p>
          <text:list>
            <text:list-item>
              <text:p text:style-name="P38">Reflects current files and folders including logs and README summaries.</text:p>
            </text:list-item>
          </text:list>
        </text:list-item>
      </text:list>
      <text:p text:style-name="Horizontal_20_Line"/>
      <text:p text:style-name="Text_20_body">This now gives you a <text:span text:style-name="Strong_20_Emphasis">live, interactive, fully auditable MGU content map</text:span> that you can open in any browser.</text:p>
      <text:p text:style-name="Text_20_body">If you want, I can <text:span text:style-name="Strong_20_Emphasis">add extra features</text:span> like:</text:p>
      <text:list xml:id="list7572908934945090508" text:style-name="L39">
        <text:list-item>
          <text:p text:style-name="P39"><text:span text:style-name="Strong_20_Emphasis">Hover tooltips</text:span> showing the last modified date of each file</text:p>
        </text:list-item>
        <text:list-item>
          <text:p text:style-name="P39"><text:span text:style-name="Strong_20_Emphasis">Clickable links</text:span> to open Markdown/HTML files directly from the map</text:p>
        </text:list-item>
      </text:list>
      <text:p text:style-name="Text_20_body">Do you want me to add those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n <text:span text:style-name="Strong_20_Emphasis">upgraded version</text:span> of your interactive MGU system map with <text:span text:style-name="Strong_20_Emphasis">hover tooltips for last modified dates</text:span> and <text:span text:style-name="Strong_20_Emphasis">clickable links</text:span> for files.</text:p>
      <text:p text:style-name="Horizontal_20_Line"/>
      <text:h text:style-name="Heading_20_1" text:outline-level="1">? <text:span text:style-name="Source_20_Text">generate_mgu_map_interactive.py</text:span></text:h>
      <text:p text:style-name="P60"><text:span text:style-name="Source_20_Text">"""</text:span></text:p>
      <text:p text:style-name="P60"><text:span text:style-name="Source_20_Text">Interactive MGU Content System Map with Tooltips and Clickable Links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Features:</text:span></text:p>
      <text:p text:style-name="P60"><text:span text:style-name="Source_20_Text">- Dynamic scanning of actual folders</text:span></text:p>
      <text:p text:style-name="P60"><text:span text:style-name="Source_20_Text">- Collapsible/expandable sections</text:span></text:p>
      <text:p text:style-name="P60"><text:span text:style-name="Source_20_Text">- Hover tooltips showing last modified date</text:span></text:p>
      <text:p text:style-name="P60"><text:span text:style-name="Source_20_Text">- Clickable links to open Markdown or HTML files directly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from datetime import datetime</text:span></text:p>
      <text:p text:style-name="P60"><text:soft-page-break/></text:p>
      <text:p text:style-name="P60"><text:span text:style-name="Source_20_Text">BASE_DIRS = ["scripts", "departments", "components", "images", "MGU-DOCS"]</text:span></text:p>
      <text:p text:style-name="P60"><text:span text:style-name="Source_20_Text">LOGS = ["conversion_log.txt", "README.md"]</text:span></text:p>
      <text:p text:style-name="P60"><text:span text:style-name="Source_20_Text">HTML_FILE = "mgu_system_map.html"</text:span></text:p>
      <text:p text:style-name="P60"/>
      <text:p text:style-name="P60"><text:span text:style-name="Source_20_Text">def scan_folder(folder_path):</text:span></text:p>
      <text:p text:style-name="P60"><text:span text:style-name="Source_20_Text"><text:s text:c="4"/>"""Recursively scan folder and return structure with file info."""</text:span></text:p>
      <text:p text:style-name="P60"><text:span text:style-name="Source_20_Text"><text:s text:c="4"/>structure = {}</text:span></text:p>
      <text:p text:style-name="P60"><text:span text:style-name="Source_20_Text"><text:s text:c="4"/>if os.path.exists(folder_path):</text:span></text:p>
      <text:p text:style-name="P60"><text:span text:style-name="Source_20_Text"><text:s text:c="8"/>for item in sorted(os.listdir(folder_path)):</text:span></text:p>
      <text:p text:style-name="P60"><text:span text:style-name="Source_20_Text"><text:s text:c="12"/>full_path = os.path.join(folder_path, item)</text:span></text:p>
      <text:p text:style-name="P60"><text:span text:style-name="Source_20_Text"><text:s text:c="12"/>if os.path.isdir(full_path):</text:span></text:p>
      <text:p text:style-name="P60"><text:span text:style-name="Source_20_Text"><text:s text:c="16"/>structure[item] = scan_folder(full_path)</text:span></text:p>
      <text:p text:style-name="P60"><text:span text:style-name="Source_20_Text"><text:s text:c="12"/>else:</text:span></text:p>
      <text:p text:style-name="P60"><text:span text:style-name="Source_20_Text"><text:s text:c="16"/># Store last modified timestamp</text:span></text:p>
      <text:p text:style-name="P60"><text:span text:style-name="Source_20_Text"><text:s text:c="16"/>mtime = datetime.fromtimestamp(os.path.getmtime(full_path)).strftime("%Y-%m-%d %H:%M:%S")</text:span></text:p>
      <text:p text:style-name="P60"><text:span text:style-name="Source_20_Text"><text:s text:c="16"/>structure[item] = {"path": full_path.replace("\\", "/"), "mtime": mtime}</text:span></text:p>
      <text:p text:style-name="P60"><text:span text:style-name="Source_20_Text"><text:s text:c="4"/>return structure</text:span></text:p>
      <text:p text:style-name="P60"/>
      <text:p text:style-name="P60"><text:span text:style-name="Source_20_Text">def build_html_list(structure):</text:span></text:p>
      <text:p text:style-name="P60"><text:span text:style-name="Source_20_Text"><text:s text:c="4"/>"""Recursively build HTML &lt;ul&gt; with collapsible folders, tooltips, and links."""</text:span></text:p>
      <text:p text:style-name="P60"><text:span text:style-name="Source_20_Text"><text:s text:c="4"/>html = "&lt;ul&gt;"</text:span></text:p>
      <text:p text:style-name="P60"><text:span text:style-name="Source_20_Text"><text:s text:c="4"/>for key, value in structure.items():</text:span></text:p>
      <text:p text:style-name="P60"><text:span text:style-name="Source_20_Text"><text:s text:c="8"/>if isinstance(value, dict) and "path" in value:</text:span></text:p>
      <text:p text:style-name="P60"><text:span text:style-name="Source_20_Text"><text:s text:c="12"/># It's a file</text:span></text:p>
      <text:p text:style-name="P60"><text:span text:style-name="Source_20_Text"><text:s text:c="12"/>html += f'&lt;li title="Last Modified: {value["mtime"]}"&gt;'</text:span></text:p>
      <text:p text:style-name="P60"><text:span text:style-name="Source_20_Text"><text:s text:c="12"/>html += f'&lt;a href="{value["path"]}" target="_blank"&gt;{key}&lt;/a&gt;&lt;/li&gt;'</text:span></text:p>
      <text:p text:style-name="P60"><text:span text:style-name="Source_20_Text"><text:s text:c="8"/>elif isinstance(value, dict):</text:span></text:p>
      <text:p text:style-name="P60"><text:span text:style-name="Source_20_Text"><text:s text:c="12"/># It's a folder</text:span></text:p>
      <text:p text:style-name="P60"><text:span text:style-name="Source_20_Text"><text:s text:c="12"/>html += f"""</text:span></text:p>
      <text:p text:style-name="P60"><text:span text:style-name="Source_20_Text"><text:s text:c="12"/>&lt;li&gt;</text:span></text:p>
      <text:p text:style-name="P60"><text:span text:style-name="Source_20_Text"><text:s text:c="16"/>&lt;span class="caret"&gt;{key}&lt;/span&gt;</text:span></text:p>
      <text:p text:style-name="P60"><text:span text:style-name="Source_20_Text"><text:s text:c="16"/>{build_html_list(value)}</text:span></text:p>
      <text:p text:style-name="P60"><text:span text:style-name="Source_20_Text"><text:s text:c="12"/>&lt;/li&gt;"""</text:span></text:p>
      <text:p text:style-name="P60"><text:span text:style-name="Source_20_Text"><text:s text:c="8"/>else:</text:span></text:p>
      <text:p text:style-name="P60"><text:span text:style-name="Source_20_Text"><text:s text:c="12"/>html += f"&lt;li&gt;{key}&lt;/li&gt;"</text:span></text:p>
      <text:p text:style-name="P60"><text:span text:style-name="Source_20_Text"><text:s text:c="4"/>html += "&lt;/ul&gt;"</text:span></text:p>
      <text:p text:style-name="P60"><text:span text:style-name="Source_20_Text"><text:s text:c="4"/>return html</text:span></text:p>
      <text:p text:style-name="P60"/>
      <text:p text:style-name="P60"><text:span text:style-name="Source_20_Text"># Scan folders</text:span></text:p>
      <text:p text:style-name="P60"><text:span text:style-name="Source_20_Text">mgu_structure = {}</text:span></text:p>
      <text:p text:style-name="P60"><text:span text:style-name="Source_20_Text">for base in BASE_DIRS:</text:span></text:p>
      <text:p text:style-name="P60"><text:span text:style-name="Source_20_Text"><text:s text:c="4"/>mgu_structure[base] = scan_folder(base)</text:span></text:p>
      <text:p text:style-name="P60"/>
      <text:p text:style-name="P60"><text:span text:style-name="Source_20_Text"># Add logs</text:span></text:p>
      <text:p text:style-name="P60"><text:span text:style-name="Source_20_Text">log_info = {log: {"path": log, "mtime": datetime.now().strftime("%Y-%m-%d %H:%M:%S")} for log in LOGS}</text:span></text:p>
      <text:p text:style-name="P60"><text:span text:style-name="Source_20_Text">mgu_structure["Logs &amp; Summaries"] = log_info</text:span></text:p>
      <text:p text:style-name="P60"/>
      <text:p text:style-name="P60"><text:span text:style-name="Source_20_Text"># HTML template with collapsible JS</text:span></text:p>
      <text:p text:style-name="P60"><text:span text:style-name="Source_20_Text">html_content = f"""</text:span></text:p>
      <text:p text:style-name="P60"><text:span text:style-name="Source_20_Text">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&lt;meta charset="UTF-8"&gt;</text:span></text:p>
      <text:p text:style-name="P60"><text:span text:style-name="Source_20_Text">&lt;title&gt;MGU Content System Map&lt;/title&gt;</text:span></text:p>
      <text:p text:style-name="P60"><text:span text:style-name="Source_20_Text">&lt;style&gt;</text:span></text:p>
      <text:p text:style-name="P60"><text:span text:style-name="Source_20_Text">body {{ font-family: Arial, sans-serif; background-color: #f5f5f5; }}</text:span></text:p>
      <text:p text:style-name="P60"><text:span text:style-name="Source_20_Text">.container {{ max-width: 1000px; margin: auto; padding: 20px; }}</text:span></text:p>
      <text:p text:style-name="P60"><text:span text:style-name="Source_20_Text">h1 {{ text-align: center; color: #002147; }}</text:span></text:p>
      <text:p text:style-name="P60"><text:span text:style-name="Source_20_Text">ul {{ list-style-type: none; padding-left: 20px; display: none; }}</text:span></text:p>
      <text:p text:style-name="P60"><text:span text:style-name="Source_20_Text">li {{ margin: 5px 0; }}</text:span></text:p>
      <text:p text:style-name="P60"><text:span text:style-name="Source_20_Text">li &gt; ul {{ padding-left: 20px; }}</text:span></text:p>
      <text:p text:style-name="P60"><text:span text:style-name="Source_20_Text">a {{ text-decoration: none; color: #0066cc; }}</text:span></text:p>
      <text:p text:style-name="P60"><text:span text:style-name="Source_20_Text">a:hover {{ text-decoration: underline; }}</text:span></text:p>
      <text:p text:style-name="P60"><text:soft-page-break/><text:span text:style-name="Source_20_Text">.caret {{</text:span></text:p>
      <text:p text:style-name="P60"><text:span text:style-name="Source_20_Text"><text:s text:c="2"/>cursor: pointer;</text:span></text:p>
      <text:p text:style-name="P60"><text:span text:style-name="Source_20_Text"><text:s text:c="2"/>user-select: none;</text:span></text:p>
      <text:p text:style-name="P60"><text:span text:style-name="Source_20_Text"><text:s text:c="2"/>font-weight: bold;</text:span></text:p>
      <text:p text:style-name="P60"><text:span text:style-name="Source_20_Text"><text:s text:c="2"/>color: #004080;</text:span></text:p>
      <text:p text:style-name="P60"><text:span text:style-name="Source_20_Text">}}</text:span></text:p>
      <text:p text:style-name="P60"><text:span text:style-name="Source_20_Text">.caret::before {{</text:span></text:p>
      <text:p text:style-name="P60"><text:span text:style-name="Source_20_Text"><text:s text:c="2"/>content: "\\25B6"; /* triangle */</text:span></text:p>
      <text:p text:style-name="P60"><text:span text:style-name="Source_20_Text"><text:s text:c="2"/>color: #004080;</text:span></text:p>
      <text:p text:style-name="P60"><text:span text:style-name="Source_20_Text"><text:s text:c="2"/>display: inline-block;</text:span></text:p>
      <text:p text:style-name="P60"><text:span text:style-name="Source_20_Text"><text:s text:c="2"/>margin-right: 6px;</text:span></text:p>
      <text:p text:style-name="P60"><text:span text:style-name="Source_20_Text">}}</text:span></text:p>
      <text:p text:style-name="P60"><text:span text:style-name="Source_20_Text">.caret-down::before {{</text:span></text:p>
      <text:p text:style-name="P60"><text:span text:style-name="Source_20_Text"><text:s text:c="2"/>transform: rotate(90deg);</text:span></text:p>
      <text:p text:style-name="P60"><text:span text:style-name="Source_20_Text">}}</text:span></text:p>
      <text:p text:style-name="P60"><text:span text:style-name="Source_20_Text">&lt;/sty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&lt;div class="container"&gt;</text:span></text:p>
      <text:p text:style-name="P60"><text:span text:style-name="Source_20_Text">&lt;h1&gt;MGU Content System Map&lt;/h1&gt;</text:span></text:p>
      <text:p text:style-name="P60"><text:span text:style-name="Source_20_Text">{build_html_list(mgu_structure)}</text:span></text:p>
      <text:p text:style-name="P60"><text:span text:style-name="Source_20_Text">&lt;/div&gt;</text:span></text:p>
      <text:p text:style-name="P60"/>
      <text:p text:style-name="P60"><text:span text:style-name="Source_20_Text">&lt;script&gt;</text:span></text:p>
      <text:p text:style-name="P60"><text:span text:style-name="Source_20_Text">// Collapsible sections</text:span></text:p>
      <text:p text:style-name="P60"><text:span text:style-name="Source_20_Text">var togglers = document.getElementsByClassName("caret");</text:span></text:p>
      <text:p text:style-name="P60"><text:span text:style-name="Source_20_Text">for (var i = 0; i &lt; togglers.length; i++) {{</text:span></text:p>
      <text:p text:style-name="P60"><text:span text:style-name="Source_20_Text"><text:s text:c="2"/>togglers[i].addEventListener("click", function() {{</text:span></text:p>
      <text:p text:style-name="P60"><text:span text:style-name="Source_20_Text"><text:s text:c="4"/>this.parentElement.querySelector("ul").classList.toggle("active");</text:span></text:p>
      <text:p text:style-name="P60"><text:span text:style-name="Source_20_Text"><text:s text:c="4"/>this.classList.toggle("caret-down");</text:span></text:p>
      <text:p text:style-name="P60"><text:span text:style-name="Source_20_Text"><text:s text:c="4"/>var ul = this.parentElement.querySelector("ul");</text:span></text:p>
      <text:p text:style-name="P60"><text:span text:style-name="Source_20_Text"><text:s text:c="4"/>ul.style.display = (ul.style.display === "block") ? "none" : "block";</text:span></text:p>
      <text:p text:style-name="P60"><text:span text:style-name="Source_20_Text"><text:s text:c="2"/>}});</text:span></text:p>
      <text:p text:style-name="P60"><text:span text:style-name="Source_20_Text">}}</text:span></text:p>
      <text:p text:style-name="P60"/>
      <text:p text:style-name="P60"><text:span text:style-name="Source_20_Text">// Show top-level lists by default</text:span></text:p>
      <text:p text:style-name="P60"><text:span text:style-name="Source_20_Text">var topUl = document.querySelectorAll(".container &gt; ul");</text:span></text:p>
      <text:p text:style-name="P60"><text:span text:style-name="Source_20_Text">topUl.forEach(ul =&gt; ul.style.display = "block");</text:span></text:p>
      <text:p text:style-name="P60"><text:span text:style-name="Source_20_Text">&lt;/script&gt;</text:span></text:p>
      <text:p text:style-name="P60"><text:span text:style-name="Source_20_Text">&lt;/body&gt;</text:span></text:p>
      <text:p text:style-name="P60"><text:span text:style-name="Source_20_Text">&lt;/html&gt;</text:span></text:p>
      <text:p text:style-name="P60"><text:span text:style-name="Source_20_Text">"""</text:span></text:p>
      <text:p text:style-name="P60"/>
      <text:p text:style-name="P60"><text:span text:style-name="Source_20_Text"># Write HTML file</text:span></text:p>
      <text:p text:style-name="P60"><text:span text:style-name="Source_20_Text">with open(HTML_FILE, "w", encoding="utf-8") as f:</text:span></text:p>
      <text:p text:style-name="P60"><text:span text:style-name="Source_20_Text"><text:s text:c="4"/>f.write(html_content)</text:span></text:p>
      <text:p text:style-name="P60"/>
      <text:p text:style-name="P61"><text:span text:style-name="Source_20_Text">print(f"Interactive MGU system map generated: {HTML_FILE}")</text:span></text:p>
      <text:p text:style-name="Horizontal_20_Line"/>
      <text:h text:style-name="Heading_20_3" text:outline-level="3">? Features</text:h>
      <text:list xml:id="list7168883487310009688" text:style-name="L40">
        <text:list-item>
          <text:p text:style-name="P40"><text:span text:style-name="Strong_20_Emphasis">Dynamic scanning</text:span></text:p>
          <text:list>
            <text:list-item>
              <text:p text:style-name="P40">Detects actual folders and files automatically.</text:p>
            </text:list-item>
          </text:list>
        </text:list-item>
        <text:list-item>
          <text:p text:style-name="P40"><text:span text:style-name="Strong_20_Emphasis">Collapsible folders</text:span></text:p>
          <text:list>
            <text:list-item>
              <text:p text:style-name="P40">Click folder names to expand/collapse sections.</text:p>
            </text:list-item>
          </text:list>
        </text:list-item>
        <text:list-item>
          <text:p text:style-name="P40"><text:span text:style-name="Strong_20_Emphasis">Hover tooltips</text:span></text:p>
          <text:list>
            <text:list-item>
              <text:p text:style-name="P40">Shows <text:span text:style-name="Strong_20_Emphasis">last modified date</text:span> for every file when hovering over it.</text:p>
            </text:list-item>
          </text:list>
        </text:list-item>
        <text:list-item>
          <text:p text:style-name="P40"><text:span text:style-name="Strong_20_Emphasis">Clickable links</text:span></text:p>
          <text:list>
            <text:list-item>
              <text:p text:style-name="P40"><text:soft-page-break/>Opens Markdown or HTML files directly in the browser.</text:p>
            </text:list-item>
          </text:list>
        </text:list-item>
        <text:list-item>
          <text:p text:style-name="P40"><text:span text:style-name="Strong_20_Emphasis">Top-level folders expanded</text:span></text:p>
          <text:list>
            <text:list-item>
              <text:p text:style-name="P40">Easy navigation for large structures.</text:p>
            </text:list-item>
          </text:list>
        </text:list-item>
      </text:list>
      <text:p text:style-name="Horizontal_20_Line"/>
      <text:p text:style-name="Text_20_body">This gives you a <text:span text:style-name="Strong_20_Emphasis">fully interactive, audit-ready, real-time map</text:span> of your entire MGU content system.</text:p>
      <text:p text:style-name="Text_20_body">If you want, I can <text:span text:style-name="Strong_20_Emphasis">add a feature that highlights recently updated files</text:span> automatically, so any file modified in the last 24 hours is highlighted in the map.</text:p>
      <text:p text:style-name="Text_20_body">Do you want me to add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n upgraded version of your interactive MGU map that <text:span text:style-name="Strong_20_Emphasis">highlights recently updated files</text:span> (modified in the last 24 hours) in bright yellow.</text:p>
      <text:p text:style-name="Horizontal_20_Line"/>
      <text:h text:style-name="Heading_20_1" text:outline-level="1">? <text:span text:style-name="Source_20_Text">generate_mgu_map_recent.py</text:span></text:h>
      <text:p text:style-name="P60"><text:span text:style-name="Source_20_Text">"""</text:span></text:p>
      <text:p text:style-name="P60"><text:span text:style-name="Source_20_Text">Interactive MGU Content System Map with Recent Updates Highlight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Features:</text:span></text:p>
      <text:p text:style-name="P60"><text:span text:style-name="Source_20_Text">- Dynamic folder scan</text:span></text:p>
      <text:p text:style-name="P60"><text:span text:style-name="Source_20_Text">- Collapsible sections</text:span></text:p>
      <text:p text:style-name="P60"><text:span text:style-name="Source_20_Text">- Hover tooltips for last modified date</text:span></text:p>
      <text:p text:style-name="P60"><text:span text:style-name="Source_20_Text">- Clickable links</text:span></text:p>
      <text:p text:style-name="P60"><text:span text:style-name="Source_20_Text">- Highlights files modified in the last 24 hours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from datetime import datetime, timedelta</text:span></text:p>
      <text:p text:style-name="P60"/>
      <text:p text:style-name="P60"><text:span text:style-name="Source_20_Text">BASE_DIRS = ["scripts", "departments", "components", "images", "MGU-DOCS"]</text:span></text:p>
      <text:p text:style-name="P60"><text:span text:style-name="Source_20_Text">LOGS = ["conversion_log.txt", "README.md"]</text:span></text:p>
      <text:p text:style-name="P60"><text:span text:style-name="Source_20_Text">HTML_FILE = "mgu_system_map.html"</text:span></text:p>
      <text:p text:style-name="P60"/>
      <text:p text:style-name="P60"><text:span text:style-name="Source_20_Text"># Threshold for "recent" files</text:span></text:p>
      <text:p text:style-name="P60"><text:span text:style-name="Source_20_Text">RECENT_DELTA = timedelta(days=1)</text:span></text:p>
      <text:p text:style-name="P60"><text:span text:style-name="Source_20_Text">now = datetime.now()</text:span></text:p>
      <text:p text:style-name="P60"/>
      <text:p text:style-name="P60"><text:span text:style-name="Source_20_Text">def scan_folder(folder_path):</text:span></text:p>
      <text:p text:style-name="P60"><text:span text:style-name="Source_20_Text"><text:s text:c="4"/>"""Recursively scan folder and return structure with file info."""</text:span></text:p>
      <text:p text:style-name="P60"><text:span text:style-name="Source_20_Text"><text:s text:c="4"/>structure = {}</text:span></text:p>
      <text:p text:style-name="P60"><text:span text:style-name="Source_20_Text"><text:s text:c="4"/>if os.path.exists(folder_path):</text:span></text:p>
      <text:p text:style-name="P60"><text:span text:style-name="Source_20_Text"><text:s text:c="8"/>for item in sorted(os.listdir(folder_path)):</text:span></text:p>
      <text:p text:style-name="P60"><text:span text:style-name="Source_20_Text"><text:s text:c="12"/>full_path = os.path.join(folder_path, item)</text:span></text:p>
      <text:p text:style-name="P60"><text:span text:style-name="Source_20_Text"><text:s text:c="12"/>if os.path.isdir(full_path):</text:span></text:p>
      <text:p text:style-name="P60"><text:span text:style-name="Source_20_Text"><text:s text:c="16"/>structure[item] = scan_folder(full_path)</text:span></text:p>
      <text:p text:style-name="P60"><text:span text:style-name="Source_20_Text"><text:s text:c="12"/>else:</text:span></text:p>
      <text:p text:style-name="P60"><text:span text:style-name="Source_20_Text"><text:s text:c="16"/>mtime = datetime.fromtimestamp(os.path.getmtime(full_path))</text:span></text:p>
      <text:p text:style-name="P60"><text:span text:style-name="Source_20_Text"><text:s text:c="16"/>structure[item] = {</text:span></text:p>
      <text:p text:style-name="P60"><text:span text:style-name="Source_20_Text"><text:s text:c="20"/>"path": full_path.replace("\\", "/"),</text:span></text:p>
      <text:p text:style-name="P60"><text:span text:style-name="Source_20_Text"><text:s text:c="20"/>"mtime": mtime.strftime("%Y-%m-%d %H:%M:%S"),</text:span></text:p>
      <text:p text:style-name="P60"><text:span text:style-name="Source_20_Text"><text:s text:c="20"/>"recent": (now - mtime) &lt;= RECENT_DELTA</text:span></text:p>
      <text:p text:style-name="P60"><text:soft-page-break/><text:span text:style-name="Source_20_Text"><text:s text:c="16"/>}</text:span></text:p>
      <text:p text:style-name="P60"><text:span text:style-name="Source_20_Text"><text:s text:c="4"/>return structure</text:span></text:p>
      <text:p text:style-name="P60"/>
      <text:p text:style-name="P60"><text:span text:style-name="Source_20_Text">def build_html_list(structure):</text:span></text:p>
      <text:p text:style-name="P60"><text:span text:style-name="Source_20_Text"><text:s text:c="4"/>"""Recursively build HTML &lt;ul&gt; with collapsible folders and recent highlights."""</text:span></text:p>
      <text:p text:style-name="P60"><text:span text:style-name="Source_20_Text"><text:s text:c="4"/>html = "&lt;ul&gt;"</text:span></text:p>
      <text:p text:style-name="P60"><text:span text:style-name="Source_20_Text"><text:s text:c="4"/>for key, value in structure.items():</text:span></text:p>
      <text:p text:style-name="P60"><text:span text:style-name="Source_20_Text"><text:s text:c="8"/>if isinstance(value, dict) and "path" in value:</text:span></text:p>
      <text:p text:style-name="P60"><text:span text:style-name="Source_20_Text"><text:s text:c="12"/># File with recent highlight</text:span></text:p>
      <text:p text:style-name="P60"><text:span text:style-name="Source_20_Text"><text:s text:c="12"/>style = "background-color: yellow;" if value["recent"] else ""</text:span></text:p>
      <text:p text:style-name="P60"><text:span text:style-name="Source_20_Text"><text:s text:c="12"/>html += f'&lt;li title="Last Modified: {value["mtime"]}" style="{style}"&gt;'</text:span></text:p>
      <text:p text:style-name="P60"><text:span text:style-name="Source_20_Text"><text:s text:c="12"/>html += f'&lt;a href="{value["path"]}" target="_blank"&gt;{key}&lt;/a&gt;&lt;/li&gt;'</text:span></text:p>
      <text:p text:style-name="P60"><text:span text:style-name="Source_20_Text"><text:s text:c="8"/>elif isinstance(value, dict):</text:span></text:p>
      <text:p text:style-name="P60"><text:span text:style-name="Source_20_Text"><text:s text:c="12"/>html += f"""</text:span></text:p>
      <text:p text:style-name="P60"><text:span text:style-name="Source_20_Text"><text:s text:c="12"/>&lt;li&gt;</text:span></text:p>
      <text:p text:style-name="P60"><text:span text:style-name="Source_20_Text"><text:s text:c="16"/>&lt;span class="caret"&gt;{key}&lt;/span&gt;</text:span></text:p>
      <text:p text:style-name="P60"><text:span text:style-name="Source_20_Text"><text:s text:c="16"/>{build_html_list(value)}</text:span></text:p>
      <text:p text:style-name="P60"><text:span text:style-name="Source_20_Text"><text:s text:c="12"/>&lt;/li&gt;"""</text:span></text:p>
      <text:p text:style-name="P60"><text:span text:style-name="Source_20_Text"><text:s text:c="8"/>else:</text:span></text:p>
      <text:p text:style-name="P60"><text:span text:style-name="Source_20_Text"><text:s text:c="12"/>html += f"&lt;li&gt;{key}&lt;/li&gt;"</text:span></text:p>
      <text:p text:style-name="P60"><text:span text:style-name="Source_20_Text"><text:s text:c="4"/>html += "&lt;/ul&gt;"</text:span></text:p>
      <text:p text:style-name="P60"><text:span text:style-name="Source_20_Text"><text:s text:c="4"/>return html</text:span></text:p>
      <text:p text:style-name="P60"/>
      <text:p text:style-name="P60"><text:span text:style-name="Source_20_Text"># Scan base directories</text:span></text:p>
      <text:p text:style-name="P60"><text:span text:style-name="Source_20_Text">mgu_structure = {}</text:span></text:p>
      <text:p text:style-name="P60"><text:span text:style-name="Source_20_Text">for base in BASE_DIRS:</text:span></text:p>
      <text:p text:style-name="P60"><text:span text:style-name="Source_20_Text"><text:s text:c="4"/>mgu_structure[base] = scan_folder(base)</text:span></text:p>
      <text:p text:style-name="P60"/>
      <text:p text:style-name="P60"><text:span text:style-name="Source_20_Text"># Add logs</text:span></text:p>
      <text:p text:style-name="P60"><text:span text:style-name="Source_20_Text">log_info = {log: {"path": log, "mtime": now.strftime("%Y-%m-%d %H:%M:%S"), "recent": True} for log in LOGS}</text:span></text:p>
      <text:p text:style-name="P60"><text:span text:style-name="Source_20_Text">mgu_structure["Logs &amp; Summaries"] = log_info</text:span></text:p>
      <text:p text:style-name="P60"/>
      <text:p text:style-name="P60"><text:span text:style-name="Source_20_Text"># HTML template</text:span></text:p>
      <text:p text:style-name="P60"><text:span text:style-name="Source_20_Text">html_content = f"""</text:span></text:p>
      <text:p text:style-name="P60"><text:span text:style-name="Source_20_Text">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&lt;meta charset="UTF-8"&gt;</text:span></text:p>
      <text:p text:style-name="P60"><text:span text:style-name="Source_20_Text">&lt;title&gt;MGU Content System Map&lt;/title&gt;</text:span></text:p>
      <text:p text:style-name="P60"><text:span text:style-name="Source_20_Text">&lt;style&gt;</text:span></text:p>
      <text:p text:style-name="P60"><text:span text:style-name="Source_20_Text">body {{ font-family: Arial, sans-serif; background-color: #f5f5f5; }}</text:span></text:p>
      <text:p text:style-name="P60"><text:span text:style-name="Source_20_Text">.container {{ max-width: 1000px; margin: auto; padding: 20px; }}</text:span></text:p>
      <text:p text:style-name="P60"><text:span text:style-name="Source_20_Text">h1 {{ text-align: center; color: #002147; }}</text:span></text:p>
      <text:p text:style-name="P60"><text:span text:style-name="Source_20_Text">ul {{ list-style-type: none; padding-left: 20px; display: none; }}</text:span></text:p>
      <text:p text:style-name="P60"><text:span text:style-name="Source_20_Text">li {{ margin: 5px 0; }}</text:span></text:p>
      <text:p text:style-name="P60"><text:span text:style-name="Source_20_Text">li &gt; ul {{ padding-left: 20px; }}</text:span></text:p>
      <text:p text:style-name="P60"><text:span text:style-name="Source_20_Text">a {{ text-decoration: none; color: #0066cc; }}</text:span></text:p>
      <text:p text:style-name="P60"><text:span text:style-name="Source_20_Text">a:hover {{ text-decoration: underline; }}</text:span></text:p>
      <text:p text:style-name="P60"><text:span text:style-name="Source_20_Text">.caret {{</text:span></text:p>
      <text:p text:style-name="P60"><text:span text:style-name="Source_20_Text"><text:s text:c="2"/>cursor: pointer;</text:span></text:p>
      <text:p text:style-name="P60"><text:span text:style-name="Source_20_Text"><text:s text:c="2"/>user-select: none;</text:span></text:p>
      <text:p text:style-name="P60"><text:span text:style-name="Source_20_Text"><text:s text:c="2"/>font-weight: bold;</text:span></text:p>
      <text:p text:style-name="P60"><text:span text:style-name="Source_20_Text"><text:s text:c="2"/>color: #004080;</text:span></text:p>
      <text:p text:style-name="P60"><text:span text:style-name="Source_20_Text">}}</text:span></text:p>
      <text:p text:style-name="P60"><text:span text:style-name="Source_20_Text">.caret::before {{</text:span></text:p>
      <text:p text:style-name="P60"><text:span text:style-name="Source_20_Text"><text:s text:c="2"/>content: "\\25B6"; </text:span></text:p>
      <text:p text:style-name="P60"><text:span text:style-name="Source_20_Text"><text:s text:c="2"/>color: #004080;</text:span></text:p>
      <text:p text:style-name="P60"><text:span text:style-name="Source_20_Text"><text:s text:c="2"/>display: inline-block;</text:span></text:p>
      <text:p text:style-name="P60"><text:span text:style-name="Source_20_Text"><text:s text:c="2"/>margin-right: 6px;</text:span></text:p>
      <text:p text:style-name="P60"><text:span text:style-name="Source_20_Text">}}</text:span></text:p>
      <text:p text:style-name="P60"><text:span text:style-name="Source_20_Text">.caret-down::before {{</text:span></text:p>
      <text:p text:style-name="P60"><text:span text:style-name="Source_20_Text"><text:s text:c="2"/>transform: rotate(90deg);</text:span></text:p>
      <text:p text:style-name="P60"><text:span text:style-name="Source_20_Text">}}</text:span></text:p>
      <text:p text:style-name="P60"><text:span text:style-name="Source_20_Text">&lt;/sty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oft-page-break/><text:span text:style-name="Source_20_Text">&lt;div class="container"&gt;</text:span></text:p>
      <text:p text:style-name="P60"><text:span text:style-name="Source_20_Text">&lt;h1&gt;MGU Content System Map&lt;/h1&gt;</text:span></text:p>
      <text:p text:style-name="P60"><text:span text:style-name="Source_20_Text">{build_html_list(mgu_structure)}</text:span></text:p>
      <text:p text:style-name="P60"><text:span text:style-name="Source_20_Text">&lt;/div&gt;</text:span></text:p>
      <text:p text:style-name="P60"/>
      <text:p text:style-name="P60"><text:span text:style-name="Source_20_Text">&lt;script&gt;</text:span></text:p>
      <text:p text:style-name="P60"><text:span text:style-name="Source_20_Text">// Collapsible folders</text:span></text:p>
      <text:p text:style-name="P60"><text:span text:style-name="Source_20_Text">var togglers = document.getElementsByClassName("caret");</text:span></text:p>
      <text:p text:style-name="P60"><text:span text:style-name="Source_20_Text">for (var i = 0; i &lt; togglers.length; i++) {{</text:span></text:p>
      <text:p text:style-name="P60"><text:span text:style-name="Source_20_Text"><text:s text:c="2"/>togglers[i].addEventListener("click", function() {{</text:span></text:p>
      <text:p text:style-name="P60"><text:span text:style-name="Source_20_Text"><text:s text:c="4"/>this.parentElement.querySelector("ul").classList.toggle("active");</text:span></text:p>
      <text:p text:style-name="P60"><text:span text:style-name="Source_20_Text"><text:s text:c="4"/>this.classList.toggle("caret-down");</text:span></text:p>
      <text:p text:style-name="P60"><text:span text:style-name="Source_20_Text"><text:s text:c="4"/>var ul = this.parentElement.querySelector("ul");</text:span></text:p>
      <text:p text:style-name="P60"><text:span text:style-name="Source_20_Text"><text:s text:c="4"/>ul.style.display = (ul.style.display === "block") ? "none" : "block";</text:span></text:p>
      <text:p text:style-name="P60"><text:span text:style-name="Source_20_Text"><text:s text:c="2"/>}});</text:span></text:p>
      <text:p text:style-name="P60"><text:span text:style-name="Source_20_Text">}}</text:span></text:p>
      <text:p text:style-name="P60"/>
      <text:p text:style-name="P60"><text:span text:style-name="Source_20_Text">// Show top-level folders by default</text:span></text:p>
      <text:p text:style-name="P60"><text:span text:style-name="Source_20_Text">var topUl = document.querySelectorAll(".container &gt; ul");</text:span></text:p>
      <text:p text:style-name="P60"><text:span text:style-name="Source_20_Text">topUl.forEach(ul =&gt; ul.style.display = "block");</text:span></text:p>
      <text:p text:style-name="P60"><text:span text:style-name="Source_20_Text">&lt;/script&gt;</text:span></text:p>
      <text:p text:style-name="P60"><text:span text:style-name="Source_20_Text">&lt;/body&gt;</text:span></text:p>
      <text:p text:style-name="P60"><text:span text:style-name="Source_20_Text">&lt;/html&gt;</text:span></text:p>
      <text:p text:style-name="P60"><text:span text:style-name="Source_20_Text">"""</text:span></text:p>
      <text:p text:style-name="P60"/>
      <text:p text:style-name="P60"><text:span text:style-name="Source_20_Text"># Write HTML</text:span></text:p>
      <text:p text:style-name="P60"><text:span text:style-name="Source_20_Text">with open(HTML_FILE, "w", encoding="utf-8") as f:</text:span></text:p>
      <text:p text:style-name="P60"><text:span text:style-name="Source_20_Text"><text:s text:c="4"/>f.write(html_content)</text:span></text:p>
      <text:p text:style-name="P60"/>
      <text:p text:style-name="P61"><text:span text:style-name="Source_20_Text">print(f"Interactive MGU system map generated with recent highlights: {HTML_FILE}")</text:span></text:p>
      <text:p text:style-name="Horizontal_20_Line"/>
      <text:h text:style-name="Heading_20_3" text:outline-level="3">? Features Added</text:h>
      <text:list xml:id="list5774278931452448944" text:style-name="L41">
        <text:list-item>
          <text:p text:style-name="P41"><text:span text:style-name="Strong_20_Emphasis">Highlight recent files</text:span></text:p>
          <text:list>
            <text:list-item>
              <text:p text:style-name="P41">Files modified within the last 24 hours are highlighted in <text:span text:style-name="Strong_20_Emphasis">yellow</text:span>.</text:p>
            </text:list-item>
          </text:list>
        </text:list-item>
        <text:list-item>
          <text:p text:style-name="P41"><text:span text:style-name="Strong_20_Emphasis">Hover tooltips</text:span></text:p>
          <text:list>
            <text:list-item>
              <text:p text:style-name="P41">Show last modified date for every file.</text:p>
            </text:list-item>
          </text:list>
        </text:list-item>
        <text:list-item>
          <text:p text:style-name="P41"><text:span text:style-name="Strong_20_Emphasis">Clickable links</text:span></text:p>
          <text:list>
            <text:list-item>
              <text:p text:style-name="P41">Open Markdown or HTML files directly in browser.</text:p>
            </text:list-item>
          </text:list>
        </text:list-item>
        <text:list-item>
          <text:p text:style-name="P41"><text:span text:style-name="Strong_20_Emphasis">Collapsible folders</text:span></text:p>
          <text:list>
            <text:list-item>
              <text:p text:style-name="P41">Click to expand/collapse sections.</text:p>
            </text:list-item>
          </text:list>
        </text:list-item>
        <text:list-item>
          <text:p text:style-name="P41"><text:span text:style-name="Strong_20_Emphasis">Top-level expanded</text:span></text:p>
          <text:list>
            <text:list-item>
              <text:p text:style-name="P41">Immediate overview while keeping nested folders collapsible.</text:p>
            </text:list-item>
          </text:list>
        </text:list-item>
      </text:list>
      <text:p text:style-name="Horizontal_20_Line"/>
      <text:p text:style-name="Text_20_body">This gives you a <text:span text:style-name="Strong_20_Emphasis">fully interactive, visually informative system map</text:span>, showing at a glance which files were <text:span text:style-name="Strong_20_Emphasis">recently updated</text:span>, while keeping full auditability and easy navigation.</text:p>
      <text:p text:style-name="Text_20_body">I can also add a <text:span text:style-name="Strong_20_Emphasis">per-department summary section at the top of the HTML map</text:span> showing the number of files and recently updated files for each department, if you want a dashboard view <text:span text:style-name="Strong_20_Emphasis">inside the map itself</text:span>.</text:p>
      <text:p text:style-name="Text_20_body">Do you want me to add that?</text:p>
      <text:h text:style-name="Heading_20_5" text:outline-level="5">You said:</text:h>
      <text:p text:style-name="Text_20_body">yes</text:p>
      <text:h text:style-name="Heading_20_6" text:outline-level="6"><text:soft-page-break/>ChatGPT said:</text:h>
      <text:p text:style-name="Text_20_body">Perfect ✅ — here’s the <text:span text:style-name="Strong_20_Emphasis">final version</text:span> of your interactive MGU system map with a <text:span text:style-name="Strong_20_Emphasis">per-department summary dashboard</text:span> at the top, showing:</text:p>
      <text:list xml:id="list7871589163743746529" text:style-name="L42">
        <text:list-item>
          <text:p text:style-name="P42">Total files per department</text:p>
        </text:list-item>
        <text:list-item>
          <text:p text:style-name="P42">Recently updated files per department</text:p>
        </text:list-item>
      </text:list>
      <text:p text:style-name="Horizontal_20_Line"/>
      <text:h text:style-name="Heading_20_1" text:outline-level="1">? <text:span text:style-name="Source_20_Text">generate_mgu_map_dashboard.py</text:span></text:h>
      <text:p text:style-name="P60"><text:span text:style-name="Source_20_Text">"""</text:span></text:p>
      <text:p text:style-name="P60"><text:span text:style-name="Source_20_Text">Interactive MGU Content System Map with Dashboard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Features:</text:span></text:p>
      <text:p text:style-name="P60"><text:span text:style-name="Source_20_Text">- Dynamic folder scan</text:span></text:p>
      <text:p text:style-name="P60"><text:span text:style-name="Source_20_Text">- Collapsible sections</text:span></text:p>
      <text:p text:style-name="P60"><text:span text:style-name="Source_20_Text">- Hover tooltips for last modified date</text:span></text:p>
      <text:p text:style-name="P60"><text:span text:style-name="Source_20_Text">- Clickable links</text:span></text:p>
      <text:p text:style-name="P60"><text:span text:style-name="Source_20_Text">- Highlights files modified in last 24 hours</text:span></text:p>
      <text:p text:style-name="P60"><text:span text:style-name="Source_20_Text">- Per-department summary at top of map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from datetime import datetime, timedelta</text:span></text:p>
      <text:p text:style-name="P60"/>
      <text:p text:style-name="P60"><text:span text:style-name="Source_20_Text">BASE_DIRS = ["scripts", "departments", "components", "images", "MGU-DOCS"]</text:span></text:p>
      <text:p text:style-name="P60"><text:span text:style-name="Source_20_Text">LOGS = ["conversion_log.txt", "README.md"]</text:span></text:p>
      <text:p text:style-name="P60"><text:span text:style-name="Source_20_Text">HTML_FILE = "mgu_system_map.html"</text:span></text:p>
      <text:p text:style-name="P60"/>
      <text:p text:style-name="P60"><text:span text:style-name="Source_20_Text">RECENT_DELTA = timedelta(days=1)</text:span></text:p>
      <text:p text:style-name="P60"><text:span text:style-name="Source_20_Text">now = datetime.now()</text:span></text:p>
      <text:p text:style-name="P60"/>
      <text:p text:style-name="P60"><text:span text:style-name="Source_20_Text">department_summary = {} <text:s/># dept -&gt; {"total": int, "recent": int}</text:span></text:p>
      <text:p text:style-name="P60"/>
      <text:p text:style-name="P60"><text:span text:style-name="Source_20_Text">def scan_folder(folder_path, dept=None):</text:span></text:p>
      <text:p text:style-name="P60"><text:span text:style-name="Source_20_Text"><text:s text:c="4"/>"""Recursively scan folder and return structure with file info."""</text:span></text:p>
      <text:p text:style-name="P60"><text:span text:style-name="Source_20_Text"><text:s text:c="4"/>structure = {}</text:span></text:p>
      <text:p text:style-name="P60"><text:span text:style-name="Source_20_Text"><text:s text:c="4"/>if os.path.exists(folder_path):</text:span></text:p>
      <text:p text:style-name="P60"><text:span text:style-name="Source_20_Text"><text:s text:c="8"/>for item in sorted(os.listdir(folder_path)):</text:span></text:p>
      <text:p text:style-name="P60"><text:span text:style-name="Source_20_Text"><text:s text:c="12"/>full_path = os.path.join(folder_path, item)</text:span></text:p>
      <text:p text:style-name="P60"><text:span text:style-name="Source_20_Text"><text:s text:c="12"/>if os.path.isdir(full_path):</text:span></text:p>
      <text:p text:style-name="P60"><text:span text:style-name="Source_20_Text"><text:s text:c="16"/># If inside departments folder, set department name</text:span></text:p>
      <text:p text:style-name="P60"><text:span text:style-name="Source_20_Text"><text:s text:c="16"/>new_dept = dept</text:span></text:p>
      <text:p text:style-name="P60"><text:span text:style-name="Source_20_Text"><text:s text:c="16"/>if folder_path.startswith("departments") and dept is None:</text:span></text:p>
      <text:p text:style-name="P60"><text:span text:style-name="Source_20_Text"><text:s text:c="20"/>new_dept = item</text:span></text:p>
      <text:p text:style-name="P60"><text:span text:style-name="Source_20_Text"><text:s text:c="20"/>department_summary[new_dept] = {"total": 0, "recent": 0}</text:span></text:p>
      <text:p text:style-name="P60"><text:span text:style-name="Source_20_Text"><text:s text:c="16"/>structure[item] = scan_folder(full_path, new_dept)</text:span></text:p>
      <text:p text:style-name="P60"><text:span text:style-name="Source_20_Text"><text:s text:c="12"/>else:</text:span></text:p>
      <text:p text:style-name="P60"><text:span text:style-name="Source_20_Text"><text:s text:c="16"/>mtime = datetime.fromtimestamp(os.path.getmtime(full_path))</text:span></text:p>
      <text:p text:style-name="P60"><text:span text:style-name="Source_20_Text"><text:s text:c="16"/>recent = (now - mtime) &lt;= RECENT_DELTA</text:span></text:p>
      <text:p text:style-name="P60"><text:span text:style-name="Source_20_Text"><text:s text:c="16"/>info = {"path": full_path.replace("\\", "/"), "mtime": mtime.strftime("%Y-%m-%d %H:%M:%S"), "recent": recent}</text:span></text:p>
      <text:p text:style-name="P60"/>
      <text:p text:style-name="P60"><text:span text:style-name="Source_20_Text"><text:s text:c="16"/># Update department summary if applicable</text:span></text:p>
      <text:p text:style-name="P60"><text:span text:style-name="Source_20_Text"><text:s text:c="16"/>if dept and dept in department_summary:</text:span></text:p>
      <text:p text:style-name="P60"><text:span text:style-name="Source_20_Text"><text:s text:c="20"/>department_summary[dept]["total"] += 1</text:span></text:p>
      <text:p text:style-name="P60"><text:span text:style-name="Source_20_Text"><text:s text:c="20"/>if recent:</text:span></text:p>
      <text:p text:style-name="P60"><text:span text:style-name="Source_20_Text"><text:s text:c="24"/>department_summary[dept]["recent"] += 1</text:span></text:p>
      <text:p text:style-name="P60"><text:span text:style-name="Source_20_Text"><text:s text:c="16"/>structure[item] = info</text:span></text:p>
      <text:p text:style-name="P60"><text:span text:style-name="Source_20_Text"><text:s text:c="4"/>return structure</text:span></text:p>
      <text:p text:style-name="P60"/>
      <text:p text:style-name="P60"><text:soft-page-break/><text:span text:style-name="Source_20_Text">def build_html_list(structure):</text:span></text:p>
      <text:p text:style-name="P60"><text:span text:style-name="Source_20_Text"><text:s text:c="4"/>"""Recursively build HTML &lt;ul&gt; with collapsible folders and recent highlights."""</text:span></text:p>
      <text:p text:style-name="P60"><text:span text:style-name="Source_20_Text"><text:s text:c="4"/>html = "&lt;ul&gt;"</text:span></text:p>
      <text:p text:style-name="P60"><text:span text:style-name="Source_20_Text"><text:s text:c="4"/>for key, value in structure.items():</text:span></text:p>
      <text:p text:style-name="P60"><text:span text:style-name="Source_20_Text"><text:s text:c="8"/>if isinstance(value, dict) and "path" in value:</text:span></text:p>
      <text:p text:style-name="P60"><text:span text:style-name="Source_20_Text"><text:s text:c="12"/>style = "background-color: yellow;" if value["recent"] else ""</text:span></text:p>
      <text:p text:style-name="P60"><text:span text:style-name="Source_20_Text"><text:s text:c="12"/>html += f'&lt;li title="Last Modified: {value["mtime"]}" style="{style}"&gt;'</text:span></text:p>
      <text:p text:style-name="P60"><text:span text:style-name="Source_20_Text"><text:s text:c="12"/>html += f'&lt;a href="{value["path"]}" target="_blank"&gt;{key}&lt;/a&gt;&lt;/li&gt;'</text:span></text:p>
      <text:p text:style-name="P60"><text:span text:style-name="Source_20_Text"><text:s text:c="8"/>elif isinstance(value, dict):</text:span></text:p>
      <text:p text:style-name="P60"><text:span text:style-name="Source_20_Text"><text:s text:c="12"/>html += f"""</text:span></text:p>
      <text:p text:style-name="P60"><text:span text:style-name="Source_20_Text"><text:s text:c="12"/>&lt;li&gt;</text:span></text:p>
      <text:p text:style-name="P60"><text:span text:style-name="Source_20_Text"><text:s text:c="16"/>&lt;span class="caret"&gt;{key}&lt;/span&gt;</text:span></text:p>
      <text:p text:style-name="P60"><text:span text:style-name="Source_20_Text"><text:s text:c="16"/>{build_html_list(value)}</text:span></text:p>
      <text:p text:style-name="P60"><text:span text:style-name="Source_20_Text"><text:s text:c="12"/>&lt;/li&gt;"""</text:span></text:p>
      <text:p text:style-name="P60"><text:span text:style-name="Source_20_Text"><text:s text:c="8"/>else:</text:span></text:p>
      <text:p text:style-name="P60"><text:span text:style-name="Source_20_Text"><text:s text:c="12"/>html += f"&lt;li&gt;{key}&lt;/li&gt;"</text:span></text:p>
      <text:p text:style-name="P60"><text:span text:style-name="Source_20_Text"><text:s text:c="4"/>html += "&lt;/ul&gt;"</text:span></text:p>
      <text:p text:style-name="P60"><text:span text:style-name="Source_20_Text"><text:s text:c="4"/>return html</text:span></text:p>
      <text:p text:style-name="P60"/>
      <text:p text:style-name="P60"><text:span text:style-name="Source_20_Text"># Scan base directories</text:span></text:p>
      <text:p text:style-name="P60"><text:span text:style-name="Source_20_Text">mgu_structure = {}</text:span></text:p>
      <text:p text:style-name="P60"><text:span text:style-name="Source_20_Text">for base in BASE_DIRS:</text:span></text:p>
      <text:p text:style-name="P60"><text:span text:style-name="Source_20_Text"><text:s text:c="4"/>mgu_structure[base] = scan_folder(base)</text:span></text:p>
      <text:p text:style-name="P60"/>
      <text:p text:style-name="P60"><text:span text:style-name="Source_20_Text"># Add logs</text:span></text:p>
      <text:p text:style-name="P60"><text:span text:style-name="Source_20_Text">log_info = {log: {"path": log, "mtime": now.strftime("%Y-%m-%d %H:%M:%S"), "recent": True} for log in LOGS}</text:span></text:p>
      <text:p text:style-name="P60"><text:span text:style-name="Source_20_Text">mgu_structure["Logs &amp; Summaries"] = log_info</text:span></text:p>
      <text:p text:style-name="P60"/>
      <text:p text:style-name="P60"><text:span text:style-name="Source_20_Text"># Build department dashboard</text:span></text:p>
      <text:p text:style-name="P60"><text:span text:style-name="Source_20_Text">dashboard_html = "&lt;h2&gt;Department Summary&lt;/h2&gt;&lt;ul&gt;"</text:span></text:p>
      <text:p text:style-name="P60"><text:span text:style-name="Source_20_Text">for dept, data in department_summary.items():</text:span></text:p>
      <text:p text:style-name="P60"><text:span text:style-name="Source_20_Text"><text:s text:c="4"/>dashboard_html += f"&lt;li&gt;{dept}: {data['total']} files, {data['recent']} recently updated&lt;/li&gt;"</text:span></text:p>
      <text:p text:style-name="P60"><text:span text:style-name="Source_20_Text">dashboard_html += "&lt;/ul&gt;"</text:span></text:p>
      <text:p text:style-name="P60"/>
      <text:p text:style-name="P60"><text:span text:style-name="Source_20_Text"># HTML template</text:span></text:p>
      <text:p text:style-name="P60"><text:span text:style-name="Source_20_Text">html_content = f"""</text:span></text:p>
      <text:p text:style-name="P60"><text:span text:style-name="Source_20_Text">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&lt;meta charset="UTF-8"&gt;</text:span></text:p>
      <text:p text:style-name="P60"><text:span text:style-name="Source_20_Text">&lt;title&gt;MGU Content System Map&lt;/title&gt;</text:span></text:p>
      <text:p text:style-name="P60"><text:span text:style-name="Source_20_Text">&lt;style&gt;</text:span></text:p>
      <text:p text:style-name="P60"><text:span text:style-name="Source_20_Text">body {{ font-family: Arial, sans-serif; background-color: #f5f5f5; }}</text:span></text:p>
      <text:p text:style-name="P60"><text:span text:style-name="Source_20_Text">.container {{ max-width: 1000px; margin: auto; padding: 20px; }}</text:span></text:p>
      <text:p text:style-name="P60"><text:span text:style-name="Source_20_Text">h1 {{ text-align: center; color: #002147; }}</text:span></text:p>
      <text:p text:style-name="P60"><text:span text:style-name="Source_20_Text">h2 {{ color: #004080; }}</text:span></text:p>
      <text:p text:style-name="P60"><text:span text:style-name="Source_20_Text">ul {{ list-style-type: none; padding-left: 20px; display: none; }}</text:span></text:p>
      <text:p text:style-name="P60"><text:span text:style-name="Source_20_Text">li {{ margin: 5px 0; }}</text:span></text:p>
      <text:p text:style-name="P60"><text:span text:style-name="Source_20_Text">li &gt; ul {{ padding-left: 20px; }}</text:span></text:p>
      <text:p text:style-name="P60"><text:span text:style-name="Source_20_Text">a {{ text-decoration: none; color: #0066cc; }}</text:span></text:p>
      <text:p text:style-name="P60"><text:span text:style-name="Source_20_Text">a:hover {{ text-decoration: underline; }}</text:span></text:p>
      <text:p text:style-name="P60"><text:span text:style-name="Source_20_Text">.caret {{</text:span></text:p>
      <text:p text:style-name="P60"><text:span text:style-name="Source_20_Text"><text:s text:c="2"/>cursor: pointer;</text:span></text:p>
      <text:p text:style-name="P60"><text:span text:style-name="Source_20_Text"><text:s text:c="2"/>user-select: none;</text:span></text:p>
      <text:p text:style-name="P60"><text:span text:style-name="Source_20_Text"><text:s text:c="2"/>font-weight: bold;</text:span></text:p>
      <text:p text:style-name="P60"><text:span text:style-name="Source_20_Text"><text:s text:c="2"/>color: #004080;</text:span></text:p>
      <text:p text:style-name="P60"><text:span text:style-name="Source_20_Text">}}</text:span></text:p>
      <text:p text:style-name="P60"><text:span text:style-name="Source_20_Text">.caret::before {{</text:span></text:p>
      <text:p text:style-name="P60"><text:span text:style-name="Source_20_Text"><text:s text:c="2"/>content: "\\25B6"; </text:span></text:p>
      <text:p text:style-name="P60"><text:span text:style-name="Source_20_Text"><text:s text:c="2"/>color: #004080;</text:span></text:p>
      <text:p text:style-name="P60"><text:span text:style-name="Source_20_Text"><text:s text:c="2"/>display: inline-block;</text:span></text:p>
      <text:p text:style-name="P60"><text:span text:style-name="Source_20_Text"><text:s text:c="2"/>margin-right: 6px;</text:span></text:p>
      <text:p text:style-name="P60"><text:span text:style-name="Source_20_Text">}}</text:span></text:p>
      <text:p text:style-name="P60"><text:span text:style-name="Source_20_Text">.caret-down::before {{</text:span></text:p>
      <text:p text:style-name="P60"><text:span text:style-name="Source_20_Text"><text:s text:c="2"/>transform: rotate(90deg);</text:span></text:p>
      <text:p text:style-name="P60"><text:soft-page-break/><text:span text:style-name="Source_20_Text">}}</text:span></text:p>
      <text:p text:style-name="P60"><text:span text:style-name="Source_20_Text">&lt;/sty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&lt;div class="container"&gt;</text:span></text:p>
      <text:p text:style-name="P60"><text:span text:style-name="Source_20_Text">&lt;h1&gt;MGU Content System Map&lt;/h1&gt;</text:span></text:p>
      <text:p text:style-name="P60"><text:span text:style-name="Source_20_Text">{dashboard_html}</text:span></text:p>
      <text:p text:style-name="P60"><text:span text:style-name="Source_20_Text">{build_html_list(mgu_structure)}</text:span></text:p>
      <text:p text:style-name="P60"><text:span text:style-name="Source_20_Text">&lt;/div&gt;</text:span></text:p>
      <text:p text:style-name="P60"/>
      <text:p text:style-name="P60"><text:span text:style-name="Source_20_Text">&lt;script&gt;</text:span></text:p>
      <text:p text:style-name="P60"><text:span text:style-name="Source_20_Text">// Collapsible folders</text:span></text:p>
      <text:p text:style-name="P60"><text:span text:style-name="Source_20_Text">var togglers = document.getElementsByClassName("caret");</text:span></text:p>
      <text:p text:style-name="P60"><text:span text:style-name="Source_20_Text">for (var i = 0; i &lt; togglers.length; i++) {{</text:span></text:p>
      <text:p text:style-name="P60"><text:span text:style-name="Source_20_Text"><text:s text:c="2"/>togglers[i].addEventListener("click", function() {{</text:span></text:p>
      <text:p text:style-name="P60"><text:span text:style-name="Source_20_Text"><text:s text:c="4"/>this.parentElement.querySelector("ul").classList.toggle("active");</text:span></text:p>
      <text:p text:style-name="P60"><text:span text:style-name="Source_20_Text"><text:s text:c="4"/>this.classList.toggle("caret-down");</text:span></text:p>
      <text:p text:style-name="P60"><text:span text:style-name="Source_20_Text"><text:s text:c="4"/>var ul = this.parentElement.querySelector("ul");</text:span></text:p>
      <text:p text:style-name="P60"><text:span text:style-name="Source_20_Text"><text:s text:c="4"/>ul.style.display = (ul.style.display === "block") ? "none" : "block";</text:span></text:p>
      <text:p text:style-name="P60"><text:span text:style-name="Source_20_Text"><text:s text:c="2"/>}});</text:span></text:p>
      <text:p text:style-name="P60"><text:span text:style-name="Source_20_Text">}}</text:span></text:p>
      <text:p text:style-name="P60"/>
      <text:p text:style-name="P60"><text:span text:style-name="Source_20_Text">// Show top-level lists by default</text:span></text:p>
      <text:p text:style-name="P60"><text:span text:style-name="Source_20_Text">var topUl = document.querySelectorAll(".container &gt; ul");</text:span></text:p>
      <text:p text:style-name="P60"><text:span text:style-name="Source_20_Text">topUl.forEach(ul =&gt; ul.style.display = "block");</text:span></text:p>
      <text:p text:style-name="P60"><text:span text:style-name="Source_20_Text">&lt;/script&gt;</text:span></text:p>
      <text:p text:style-name="P60"><text:span text:style-name="Source_20_Text">&lt;/body&gt;</text:span></text:p>
      <text:p text:style-name="P60"><text:span text:style-name="Source_20_Text">&lt;/html&gt;</text:span></text:p>
      <text:p text:style-name="P60"><text:span text:style-name="Source_20_Text">"""</text:span></text:p>
      <text:p text:style-name="P60"/>
      <text:p text:style-name="P60"><text:span text:style-name="Source_20_Text"># Write HTML</text:span></text:p>
      <text:p text:style-name="P60"><text:span text:style-name="Source_20_Text">with open(HTML_FILE, "w", encoding="utf-8") as f:</text:span></text:p>
      <text:p text:style-name="P60"><text:span text:style-name="Source_20_Text"><text:s text:c="4"/>f.write(html_content)</text:span></text:p>
      <text:p text:style-name="P60"/>
      <text:p text:style-name="P61"><text:span text:style-name="Source_20_Text">print(f"Interactive MGU system map with dashboard generated: {HTML_FILE}")</text:span></text:p>
      <text:p text:style-name="Horizontal_20_Line"/>
      <text:h text:style-name="Heading_20_3" text:outline-level="3">? Features Added</text:h>
      <text:list xml:id="list2807328992052652499" text:style-name="L43">
        <text:list-item>
          <text:p text:style-name="P43"><text:span text:style-name="Strong_20_Emphasis">Per-department summary dashboard</text:span></text:p>
          <text:list>
            <text:list-item>
              <text:p text:style-name="P43">Shows total files and recently updated files for each department at the top.</text:p>
            </text:list-item>
          </text:list>
        </text:list-item>
        <text:list-item>
          <text:p text:style-name="P43"><text:span text:style-name="Strong_20_Emphasis">Highlights recent files</text:span></text:p>
          <text:list>
            <text:list-item>
              <text:p text:style-name="P43">Bright yellow for files modified in the last 24 hours.</text:p>
            </text:list-item>
          </text:list>
        </text:list-item>
        <text:list-item>
          <text:p text:style-name="P43"><text:span text:style-name="Strong_20_Emphasis">Clickable links</text:span></text:p>
          <text:list>
            <text:list-item>
              <text:p text:style-name="P43">Opens Markdown or HTML files directly.</text:p>
            </text:list-item>
          </text:list>
        </text:list-item>
        <text:list-item>
          <text:p text:style-name="P43"><text:span text:style-name="Strong_20_Emphasis">Hover tooltips</text:span></text:p>
          <text:list>
            <text:list-item>
              <text:p text:style-name="P43">Shows last modified timestamp.</text:p>
            </text:list-item>
          </text:list>
        </text:list-item>
        <text:list-item>
          <text:p text:style-name="P43"><text:span text:style-name="Strong_20_Emphasis">Collapsible sections</text:span></text:p>
          <text:list>
            <text:list-item>
              <text:p text:style-name="P43">Keeps map clean and navigable.</text:p>
            </text:list-item>
          </text:list>
        </text:list-item>
        <text:list-item>
          <text:p text:style-name="P43"><text:span text:style-name="Strong_20_Emphasis">Top-level expanded</text:span></text:p>
          <text:list>
            <text:list-item>
              <text:p text:style-name="P43">Easy overview while nested folders remain collapsible.</text:p>
            </text:list-item>
          </text:list>
        </text:list-item>
      </text:list>
      <text:p text:style-name="Horizontal_20_Line"/>
      <text:p text:style-name="Text_20_body">This is now your <text:span text:style-name="Strong_20_Emphasis">ultimate MGU content map</text:span>, combining:</text:p>
      <text:list xml:id="list380249577081148965" text:style-name="L44">
        <text:list-item>
          <text:p text:style-name="P44">Auditability</text:p>
        </text:list-item>
        <text:list-item>
          <text:p text:style-name="P44"><text:soft-page-break/>Interactivity</text:p>
        </text:list-item>
        <text:list-item>
          <text:p text:style-name="P44">Real-time updates</text:p>
        </text:list-item>
        <text:list-item>
          <text:p text:style-name="P44">Department dashboard</text:p>
        </text:list-item>
      </text:list>
      <text:p text:style-name="Text_20_body">It’s fully ready to <text:span text:style-name="Strong_20_Emphasis">track and visualize all content, updates, and structure</text:span> across your university system.</text:p>
      <text:p text:style-name="Text_20_body">Do you want me to <text:span text:style-name="Strong_20_Emphasis">also add color-coding per department</text:span> for faster visual identification in the map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n upgraded version of your interactive MGU system map with <text:span text:style-name="Strong_20_Emphasis">color-coded departments</text:span> for faster visual identification. Each department gets a distinct color, and the dashboard reflects the same colors.</text:p>
      <text:p text:style-name="Horizontal_20_Line"/>
      <text:h text:style-name="Heading_20_1" text:outline-level="1">? <text:span text:style-name="Source_20_Text">generate_mgu_map_colored.py</text:span></text:h>
      <text:p text:style-name="P60"><text:span text:style-name="Source_20_Text">"""</text:span></text:p>
      <text:p text:style-name="P60"><text:span text:style-name="Source_20_Text">Interactive MGU Content System Map with Department Colors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Features:</text:span></text:p>
      <text:p text:style-name="P60"><text:span text:style-name="Source_20_Text">- Dynamic folder scan</text:span></text:p>
      <text:p text:style-name="P60"><text:span text:style-name="Source_20_Text">- Collapsible sections</text:span></text:p>
      <text:p text:style-name="P60"><text:span text:style-name="Source_20_Text">- Hover tooltips for last modified date</text:span></text:p>
      <text:p text:style-name="P60"><text:span text:style-name="Source_20_Text">- Clickable links</text:span></text:p>
      <text:p text:style-name="P60"><text:span text:style-name="Source_20_Text">- Highlights recently updated files</text:span></text:p>
      <text:p text:style-name="P60"><text:span text:style-name="Source_20_Text">- Per-department summary dashboard</text:span></text:p>
      <text:p text:style-name="P60"><text:span text:style-name="Source_20_Text">- Color-coded departments for easy identification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from datetime import datetime, timedelta</text:span></text:p>
      <text:p text:style-name="P60"/>
      <text:p text:style-name="P60"><text:span text:style-name="Source_20_Text">BASE_DIRS = ["scripts", "departments", "components", "images", "MGU-DOCS"]</text:span></text:p>
      <text:p text:style-name="P60"><text:span text:style-name="Source_20_Text">LOGS = ["conversion_log.txt", "README.md"]</text:span></text:p>
      <text:p text:style-name="P60"><text:span text:style-name="Source_20_Text">HTML_FILE = "mgu_system_map.html"</text:span></text:p>
      <text:p text:style-name="P60"/>
      <text:p text:style-name="P60"><text:span text:style-name="Source_20_Text">RECENT_DELTA = timedelta(days=1)</text:span></text:p>
      <text:p text:style-name="P60"><text:span text:style-name="Source_20_Text">now = datetime.now()</text:span></text:p>
      <text:p text:style-name="P60"/>
      <text:p text:style-name="P60"><text:span text:style-name="Source_20_Text"># Assign colors per department</text:span></text:p>
      <text:p text:style-name="P60"><text:span text:style-name="Source_20_Text">department_colors = {</text:span></text:p>
      <text:p text:style-name="P60"><text:span text:style-name="Source_20_Text"><text:s text:c="4"/>"law": "#FF9999", <text:s text:c="7"/># light red</text:span></text:p>
      <text:p text:style-name="P60"><text:span text:style-name="Source_20_Text"><text:s text:c="4"/>"science": "#99CCFF", <text:s text:c="3"/># light blue</text:span></text:p>
      <text:p text:style-name="P60"><text:span text:style-name="Source_20_Text"><text:s text:c="4"/>"math": "#99FF99", <text:s text:c="6"/># light green</text:span></text:p>
      <text:p text:style-name="P60"><text:span text:style-name="Source_20_Text"><text:s text:c="4"/>"scripts": "#FFD700", <text:s text:c="3"/># gold</text:span></text:p>
      <text:p text:style-name="P60"><text:span text:style-name="Source_20_Text"><text:s text:c="4"/>"components": "#FFCC66", # orange</text:span></text:p>
      <text:p text:style-name="P60"><text:span text:style-name="Source_20_Text"><text:s text:c="4"/>"images": "#CC9966", <text:s text:c="4"/># brownish</text:span></text:p>
      <text:p text:style-name="P60"><text:span text:style-name="Source_20_Text"><text:s text:c="4"/>"MGU-DOCS": "#CC99FF" <text:s text:c="3"/># purple</text:span></text:p>
      <text:p text:style-name="P60"><text:span text:style-name="Source_20_Text">}</text:span></text:p>
      <text:p text:style-name="P60"/>
      <text:p text:style-name="P60"><text:span text:style-name="Source_20_Text">department_summary = {}</text:span></text:p>
      <text:p text:style-name="P60"/>
      <text:p text:style-name="P60"><text:span text:style-name="Source_20_Text">def scan_folder(folder_path, dept=None):</text:span></text:p>
      <text:p text:style-name="P60"><text:span text:style-name="Source_20_Text"><text:s text:c="4"/>"""Recursively scan folder and return structure with file info."""</text:span></text:p>
      <text:p text:style-name="P60"><text:span text:style-name="Source_20_Text"><text:s text:c="4"/>structure = {}</text:span></text:p>
      <text:p text:style-name="P60"><text:soft-page-break/><text:span text:style-name="Source_20_Text"><text:s text:c="4"/>if os.path.exists(folder_path):</text:span></text:p>
      <text:p text:style-name="P60"><text:span text:style-name="Source_20_Text"><text:s text:c="8"/>for item in sorted(os.listdir(folder_path)):</text:span></text:p>
      <text:p text:style-name="P60"><text:span text:style-name="Source_20_Text"><text:s text:c="12"/>full_path = os.path.join(folder_path, item)</text:span></text:p>
      <text:p text:style-name="P60"><text:span text:style-name="Source_20_Text"><text:s text:c="12"/>if os.path.isdir(full_path):</text:span></text:p>
      <text:p text:style-name="P60"><text:span text:style-name="Source_20_Text"><text:s text:c="16"/>new_dept = dept</text:span></text:p>
      <text:p text:style-name="P60"><text:span text:style-name="Source_20_Text"><text:s text:c="16"/># Set department if inside departments folder</text:span></text:p>
      <text:p text:style-name="P60"><text:span text:style-name="Source_20_Text"><text:s text:c="16"/>if folder_path.startswith("departments") and dept is None:</text:span></text:p>
      <text:p text:style-name="P60"><text:span text:style-name="Source_20_Text"><text:s text:c="20"/>new_dept = item</text:span></text:p>
      <text:p text:style-name="P60"><text:span text:style-name="Source_20_Text"><text:s text:c="20"/>department_summary[new_dept] = {"total": 0, "recent": 0, "color": department_colors.get(new_dept, "#FFFFFF")}</text:span></text:p>
      <text:p text:style-name="P60"><text:span text:style-name="Source_20_Text"><text:s text:c="16"/>elif folder_path in BASE_DIRS:</text:span></text:p>
      <text:p text:style-name="P60"><text:span text:style-name="Source_20_Text"><text:s text:c="20"/>new_dept = item</text:span></text:p>
      <text:p text:style-name="P60"><text:span text:style-name="Source_20_Text"><text:s text:c="20"/>if item not in department_summary:</text:span></text:p>
      <text:p text:style-name="P60"><text:span text:style-name="Source_20_Text"><text:s text:c="24"/>department_summary[item] = {"total": 0, "recent": 0, "color": department_colors.get(item, "#FFFFFF")}</text:span></text:p>
      <text:p text:style-name="P60"><text:span text:style-name="Source_20_Text"><text:s text:c="16"/>structure[item] = scan_folder(full_path, new_dept)</text:span></text:p>
      <text:p text:style-name="P60"><text:span text:style-name="Source_20_Text"><text:s text:c="12"/>else:</text:span></text:p>
      <text:p text:style-name="P60"><text:span text:style-name="Source_20_Text"><text:s text:c="16"/>mtime = datetime.fromtimestamp(os.path.getmtime(full_path))</text:span></text:p>
      <text:p text:style-name="P60"><text:span text:style-name="Source_20_Text"><text:s text:c="16"/>recent = (now - mtime) &lt;= RECENT_DELTA</text:span></text:p>
      <text:p text:style-name="P60"><text:span text:style-name="Source_20_Text"><text:s text:c="16"/>info = {"path": full_path.replace("\\", "/"), "mtime": mtime.strftime("%Y-%m-%d %H:%M:%S"), "recent": recent}</text:span></text:p>
      <text:p text:style-name="P60"><text:span text:style-name="Source_20_Text"><text:s text:c="16"/>if dept and dept in department_summary:</text:span></text:p>
      <text:p text:style-name="P60"><text:span text:style-name="Source_20_Text"><text:s text:c="20"/>department_summary[dept]["total"] += 1</text:span></text:p>
      <text:p text:style-name="P60"><text:span text:style-name="Source_20_Text"><text:s text:c="20"/>if recent:</text:span></text:p>
      <text:p text:style-name="P60"><text:span text:style-name="Source_20_Text"><text:s text:c="24"/>department_summary[dept]["recent"] += 1</text:span></text:p>
      <text:p text:style-name="P60"><text:span text:style-name="Source_20_Text"><text:s text:c="16"/>structure[item] = info</text:span></text:p>
      <text:p text:style-name="P60"><text:span text:style-name="Source_20_Text"><text:s text:c="4"/>return structure</text:span></text:p>
      <text:p text:style-name="P60"/>
      <text:p text:style-name="P60"><text:span text:style-name="Source_20_Text">def build_html_list(structure, dept=None):</text:span></text:p>
      <text:p text:style-name="P60"><text:span text:style-name="Source_20_Text"><text:s text:c="4"/>"""Recursively build HTML &lt;ul&gt; with collapsible folders and color highlights."""</text:span></text:p>
      <text:p text:style-name="P60"><text:span text:style-name="Source_20_Text"><text:s text:c="4"/>html = "&lt;ul&gt;"</text:span></text:p>
      <text:p text:style-name="P60"><text:span text:style-name="Source_20_Text"><text:s text:c="4"/>for key, value in structure.items():</text:span></text:p>
      <text:p text:style-name="P60"><text:span text:style-name="Source_20_Text"><text:s text:c="8"/>color = department_colors.get(dept, "")</text:span></text:p>
      <text:p text:style-name="P60"><text:span text:style-name="Source_20_Text"><text:s text:c="8"/>if isinstance(value, dict) and "path" in value:</text:span></text:p>
      <text:p text:style-name="P60"><text:span text:style-name="Source_20_Text"><text:s text:c="12"/>style = "background-color: yellow;" if value["recent"] else f"background-color: {color};"</text:span></text:p>
      <text:p text:style-name="P60"><text:span text:style-name="Source_20_Text"><text:s text:c="12"/>html += f'&lt;li title="Last Modified: {value["mtime"]}" style="{style}"&gt;'</text:span></text:p>
      <text:p text:style-name="P60"><text:span text:style-name="Source_20_Text"><text:s text:c="12"/>html += f'&lt;a href="{value["path"]}" target="_blank"&gt;{key}&lt;/a&gt;&lt;/li&gt;'</text:span></text:p>
      <text:p text:style-name="P60"><text:span text:style-name="Source_20_Text"><text:s text:c="8"/>elif isinstance(value, dict):</text:span></text:p>
      <text:p text:style-name="P60"><text:span text:style-name="Source_20_Text"><text:s text:c="12"/>html += f"""</text:span></text:p>
      <text:p text:style-name="P60"><text:span text:style-name="Source_20_Text"><text:s text:c="12"/>&lt;li&gt;</text:span></text:p>
      <text:p text:style-name="P60"><text:span text:style-name="Source_20_Text"><text:s text:c="16"/>&lt;span class="caret"&gt;{key}&lt;/span&gt;</text:span></text:p>
      <text:p text:style-name="P60"><text:span text:style-name="Source_20_Text"><text:s text:c="16"/>{build_html_list(value, dept)}</text:span></text:p>
      <text:p text:style-name="P60"><text:span text:style-name="Source_20_Text"><text:s text:c="12"/>&lt;/li&gt;"""</text:span></text:p>
      <text:p text:style-name="P60"><text:span text:style-name="Source_20_Text"><text:s text:c="8"/>else:</text:span></text:p>
      <text:p text:style-name="P60"><text:span text:style-name="Source_20_Text"><text:s text:c="12"/>html += f"&lt;li&gt;{key}&lt;/li&gt;"</text:span></text:p>
      <text:p text:style-name="P60"><text:span text:style-name="Source_20_Text"><text:s text:c="4"/>html += "&lt;/ul&gt;"</text:span></text:p>
      <text:p text:style-name="P60"><text:span text:style-name="Source_20_Text"><text:s text:c="4"/>return html</text:span></text:p>
      <text:p text:style-name="P60"/>
      <text:p text:style-name="P60"><text:span text:style-name="Source_20_Text"># Scan folders</text:span></text:p>
      <text:p text:style-name="P60"><text:span text:style-name="Source_20_Text">mgu_structure = {}</text:span></text:p>
      <text:p text:style-name="P60"><text:span text:style-name="Source_20_Text">for base in BASE_DIRS:</text:span></text:p>
      <text:p text:style-name="P60"><text:span text:style-name="Source_20_Text"><text:s text:c="4"/>mgu_structure[base] = scan_folder(base)</text:span></text:p>
      <text:p text:style-name="P60"/>
      <text:p text:style-name="P60"><text:span text:style-name="Source_20_Text"># Add logs</text:span></text:p>
      <text:p text:style-name="P60"><text:span text:style-name="Source_20_Text">log_info = {log: {"path": log, "mtime": now.strftime("%Y-%m-%d %H:%M:%S"), "recent": True} for log in LOGS}</text:span></text:p>
      <text:p text:style-name="P60"><text:span text:style-name="Source_20_Text">mgu_structure["Logs &amp; Summaries"] = log_info</text:span></text:p>
      <text:p text:style-name="P60"><text:span text:style-name="Source_20_Text">department_summary["Logs &amp; Summaries"] = {"total": len(LOGS), "recent": len(LOGS), "color": "#FFCCCC"}</text:span></text:p>
      <text:p text:style-name="P60"/>
      <text:p text:style-name="P60"><text:span text:style-name="Source_20_Text"># Build department dashboard</text:span></text:p>
      <text:p text:style-name="P60"><text:span text:style-name="Source_20_Text">dashboard_html = "&lt;h2&gt;Department Summary&lt;/h2&gt;&lt;ul&gt;"</text:span></text:p>
      <text:p text:style-name="P60"><text:span text:style-name="Source_20_Text">for dept, data in department_summary.items():</text:span></text:p>
      <text:p text:style-name="P60"><text:span text:style-name="Source_20_Text"><text:s text:c="4"/>dashboard_html += f'&lt;li style="background-color:{data["color"]}; padding:2px;"&gt;{dept}: {data["total"]} files, {data["recent"]} recently updated&lt;/li&gt;'</text:span></text:p>
      <text:p text:style-name="P60"><text:span text:style-name="Source_20_Text">dashboard_html += "&lt;/ul&gt;"</text:span></text:p>
      <text:p text:style-name="P60"><text:soft-page-break/></text:p>
      <text:p text:style-name="P60"><text:span text:style-name="Source_20_Text"># HTML template</text:span></text:p>
      <text:p text:style-name="P60"><text:span text:style-name="Source_20_Text">html_content = f"""</text:span></text:p>
      <text:p text:style-name="P60"><text:span text:style-name="Source_20_Text">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&lt;meta charset="UTF-8"&gt;</text:span></text:p>
      <text:p text:style-name="P60"><text:span text:style-name="Source_20_Text">&lt;title&gt;MGU Content System Map&lt;/title&gt;</text:span></text:p>
      <text:p text:style-name="P60"><text:span text:style-name="Source_20_Text">&lt;style&gt;</text:span></text:p>
      <text:p text:style-name="P60"><text:span text:style-name="Source_20_Text">body {{ font-family: Arial, sans-serif; background-color: #f5f5f5; }}</text:span></text:p>
      <text:p text:style-name="P60"><text:span text:style-name="Source_20_Text">.container {{ max-width: 1000px; margin: auto; padding: 20px; }}</text:span></text:p>
      <text:p text:style-name="P60"><text:span text:style-name="Source_20_Text">h1 {{ text-align: center; color: #002147; }}</text:span></text:p>
      <text:p text:style-name="P60"><text:span text:style-name="Source_20_Text">h2 {{ color: #004080; }}</text:span></text:p>
      <text:p text:style-name="P60"><text:span text:style-name="Source_20_Text">ul {{ list-style-type: none; padding-left: 20px; display: none; }}</text:span></text:p>
      <text:p text:style-name="P60"><text:span text:style-name="Source_20_Text">li {{ margin: 5px 0; }}</text:span></text:p>
      <text:p text:style-name="P60"><text:span text:style-name="Source_20_Text">li &gt; ul {{ padding-left: 20px; }}</text:span></text:p>
      <text:p text:style-name="P60"><text:span text:style-name="Source_20_Text">a {{ text-decoration: none; color: #0066cc; }}</text:span></text:p>
      <text:p text:style-name="P60"><text:span text:style-name="Source_20_Text">a:hover {{ text-decoration: underline; }}</text:span></text:p>
      <text:p text:style-name="P60"><text:span text:style-name="Source_20_Text">.caret {{</text:span></text:p>
      <text:p text:style-name="P60"><text:span text:style-name="Source_20_Text"><text:s text:c="2"/>cursor: pointer;</text:span></text:p>
      <text:p text:style-name="P60"><text:span text:style-name="Source_20_Text"><text:s text:c="2"/>user-select: none;</text:span></text:p>
      <text:p text:style-name="P60"><text:span text:style-name="Source_20_Text"><text:s text:c="2"/>font-weight: bold;</text:span></text:p>
      <text:p text:style-name="P60"><text:span text:style-name="Source_20_Text"><text:s text:c="2"/>color: #004080;</text:span></text:p>
      <text:p text:style-name="P60"><text:span text:style-name="Source_20_Text">}}</text:span></text:p>
      <text:p text:style-name="P60"><text:span text:style-name="Source_20_Text">.caret::before {{</text:span></text:p>
      <text:p text:style-name="P60"><text:span text:style-name="Source_20_Text"><text:s text:c="2"/>content: "\\25B6"; </text:span></text:p>
      <text:p text:style-name="P60"><text:span text:style-name="Source_20_Text"><text:s text:c="2"/>color: #004080;</text:span></text:p>
      <text:p text:style-name="P60"><text:span text:style-name="Source_20_Text"><text:s text:c="2"/>display: inline-block;</text:span></text:p>
      <text:p text:style-name="P60"><text:span text:style-name="Source_20_Text"><text:s text:c="2"/>margin-right: 6px;</text:span></text:p>
      <text:p text:style-name="P60"><text:span text:style-name="Source_20_Text">}}</text:span></text:p>
      <text:p text:style-name="P60"><text:span text:style-name="Source_20_Text">.caret-down::before {{</text:span></text:p>
      <text:p text:style-name="P60"><text:span text:style-name="Source_20_Text"><text:s text:c="2"/>transform: rotate(90deg);</text:span></text:p>
      <text:p text:style-name="P60"><text:span text:style-name="Source_20_Text">}}</text:span></text:p>
      <text:p text:style-name="P60"><text:span text:style-name="Source_20_Text">&lt;/sty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&lt;div class="container"&gt;</text:span></text:p>
      <text:p text:style-name="P60"><text:span text:style-name="Source_20_Text">&lt;h1&gt;MGU Content System Map&lt;/h1&gt;</text:span></text:p>
      <text:p text:style-name="P60"><text:span text:style-name="Source_20_Text">{dashboard_html}</text:span></text:p>
      <text:p text:style-name="P60"><text:span text:style-name="Source_20_Text">{build_html_list(mgu_structure)}</text:span></text:p>
      <text:p text:style-name="P60"><text:span text:style-name="Source_20_Text">&lt;/div&gt;</text:span></text:p>
      <text:p text:style-name="P60"/>
      <text:p text:style-name="P60"><text:span text:style-name="Source_20_Text">&lt;script&gt;</text:span></text:p>
      <text:p text:style-name="P60"><text:span text:style-name="Source_20_Text">// Collapsible folders</text:span></text:p>
      <text:p text:style-name="P60"><text:span text:style-name="Source_20_Text">var togglers = document.getElementsByClassName("caret");</text:span></text:p>
      <text:p text:style-name="P60"><text:span text:style-name="Source_20_Text">for (var i = 0; i &lt; togglers.length; i++) {{</text:span></text:p>
      <text:p text:style-name="P60"><text:span text:style-name="Source_20_Text"><text:s text:c="2"/>togglers[i].addEventListener("click", function() {{</text:span></text:p>
      <text:p text:style-name="P60"><text:span text:style-name="Source_20_Text"><text:s text:c="4"/>this.parentElement.querySelector("ul").classList.toggle("active");</text:span></text:p>
      <text:p text:style-name="P60"><text:span text:style-name="Source_20_Text"><text:s text:c="4"/>this.classList.toggle("caret-down");</text:span></text:p>
      <text:p text:style-name="P60"><text:span text:style-name="Source_20_Text"><text:s text:c="4"/>var ul = this.parentElement.querySelector("ul");</text:span></text:p>
      <text:p text:style-name="P60"><text:span text:style-name="Source_20_Text"><text:s text:c="4"/>ul.style.display = (ul.style.display === "block") ? "none" : "block";</text:span></text:p>
      <text:p text:style-name="P60"><text:span text:style-name="Source_20_Text"><text:s text:c="2"/>}});</text:span></text:p>
      <text:p text:style-name="P60"><text:span text:style-name="Source_20_Text">}}</text:span></text:p>
      <text:p text:style-name="P60"/>
      <text:p text:style-name="P60"><text:span text:style-name="Source_20_Text">// Show top-level lists by default</text:span></text:p>
      <text:p text:style-name="P60"><text:span text:style-name="Source_20_Text">var topUl = document.querySelectorAll(".container &gt; ul");</text:span></text:p>
      <text:p text:style-name="P60"><text:span text:style-name="Source_20_Text">topUl.forEach(ul =&gt; ul.style.display = "block");</text:span></text:p>
      <text:p text:style-name="P60"><text:span text:style-name="Source_20_Text">&lt;/script&gt;</text:span></text:p>
      <text:p text:style-name="P60"><text:span text:style-name="Source_20_Text">&lt;/body&gt;</text:span></text:p>
      <text:p text:style-name="P60"><text:span text:style-name="Source_20_Text">&lt;/html&gt;</text:span></text:p>
      <text:p text:style-name="P60"><text:span text:style-name="Source_20_Text">"""</text:span></text:p>
      <text:p text:style-name="P60"/>
      <text:p text:style-name="P60"><text:span text:style-name="Source_20_Text"># Write HTML file</text:span></text:p>
      <text:p text:style-name="P60"><text:span text:style-name="Source_20_Text">with open(HTML_FILE, "w", encoding="utf-8") as f:</text:span></text:p>
      <text:p text:style-name="P60"><text:span text:style-name="Source_20_Text"><text:s text:c="4"/>f.write(html_content)</text:span></text:p>
      <text:p text:style-name="P60"/>
      <text:p text:style-name="P61"><text:span text:style-name="Source_20_Text">print(f"Interactive MGU system map with department colors generated: {HTML_FILE}")</text:span></text:p>
      <text:p text:style-name="Horizontal_20_Line"><text:soft-page-break/></text:p>
      <text:h text:style-name="Heading_20_3" text:outline-level="3">? Features Added</text:h>
      <text:list xml:id="list1666497679084185734" text:style-name="L45">
        <text:list-item>
          <text:p text:style-name="P45"><text:span text:style-name="Strong_20_Emphasis">Color-coded departments</text:span></text:p>
          <text:list>
            <text:list-item>
              <text:p text:style-name="P45">Each department folder and dashboard entry has a unique background color.</text:p>
            </text:list-item>
          </text:list>
        </text:list-item>
        <text:list-item>
          <text:p text:style-name="P45"><text:span text:style-name="Strong_20_Emphasis">Recent file highlight</text:span></text:p>
          <text:list>
            <text:list-item>
              <text:p text:style-name="P45">Files modified in the last 24 hours are highlighted in <text:span text:style-name="Strong_20_Emphasis">bright yellow</text:span>, overriding department color.</text:p>
            </text:list-item>
          </text:list>
        </text:list-item>
        <text:list-item>
          <text:p text:style-name="P45"><text:span text:style-name="Strong_20_Emphasis">Clickable links &amp; tooltips</text:span></text:p>
          <text:list>
            <text:list-item>
              <text:p text:style-name="P45">Opens files in browser, shows last modified date on hover.</text:p>
            </text:list-item>
          </text:list>
        </text:list-item>
        <text:list-item>
          <text:p text:style-name="P45"><text:span text:style-name="Strong_20_Emphasis">Collapsible folders</text:span></text:p>
          <text:list>
            <text:list-item>
              <text:p text:style-name="P45">Click to expand/collapse nested sections.</text:p>
            </text:list-item>
          </text:list>
        </text:list-item>
        <text:list-item>
          <text:p text:style-name="P45"><text:span text:style-name="Strong_20_Emphasis">Dashboard summary</text:span></text:p>
          <text:list>
            <text:list-item>
              <text:p text:style-name="P45">Total files and recently updated files per department shown at top.</text:p>
            </text:list-item>
          </text:list>
        </text:list-item>
        <text:list-item>
          <text:p text:style-name="P45"><text:span text:style-name="Strong_20_Emphasis">Top-level expanded</text:span></text:p>
          <text:list>
            <text:list-item>
              <text:p text:style-name="P45">Immediate overview, clean nested navigation.</text:p>
            </text:list-item>
          </text:list>
        </text:list-item>
      </text:list>
      <text:p text:style-name="Horizontal_20_Line"/>
      <text:p text:style-name="Text_20_body">This version is now <text:span text:style-name="Strong_20_Emphasis">fully visual, interactive, and intuitive</text:span>, giving you a complete <text:span text:style-name="Strong_20_Emphasis">real-time system map</text:span> with clear department distinctions, update tracking, and easy navigation.</text:p>
      <text:p text:style-name="Text_20_body">Do you want me to <text:span text:style-name="Strong_20_Emphasis">also add a filter/search box</text:span> so you can quickly find any file by name in this map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 fully upgraded version of your <text:span text:style-name="Strong_20_Emphasis">interactive MGU system map</text:span> with a <text:span text:style-name="Strong_20_Emphasis">search/filter box</text:span> to quickly find any file or folder by name. It keeps all previous features: collapsible sections, department colors, recent highlights, tooltips, clickable links, and the dashboard.</text:p>
      <text:p text:style-name="Horizontal_20_Line"/>
      <text:h text:style-name="Heading_20_1" text:outline-level="1">? <text:span text:style-name="Source_20_Text">generate_mgu_map_searchable.py</text:span></text:h>
      <text:p text:style-name="P60"><text:span text:style-name="Source_20_Text">"""</text:span></text:p>
      <text:p text:style-name="P60"><text:span text:style-name="Source_20_Text">Interactive MGU Content System Map with Search/Filter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Features:</text:span></text:p>
      <text:p text:style-name="P60"><text:span text:style-name="Source_20_Text">- Dynamic folder scan</text:span></text:p>
      <text:p text:style-name="P60"><text:span text:style-name="Source_20_Text">- Collapsible sections</text:span></text:p>
      <text:p text:style-name="P60"><text:span text:style-name="Source_20_Text">- Hover tooltips for last modified date</text:span></text:p>
      <text:p text:style-name="P60"><text:span text:style-name="Source_20_Text">- Clickable links</text:span></text:p>
      <text:p text:style-name="P60"><text:span text:style-name="Source_20_Text">- Highlights recently updated files</text:span></text:p>
      <text:p text:style-name="P60"><text:span text:style-name="Source_20_Text">- Per-department summary dashboard</text:span></text:p>
      <text:p text:style-name="P60"><text:span text:style-name="Source_20_Text">- Color-coded departments</text:span></text:p>
      <text:p text:style-name="P60"><text:span text:style-name="Source_20_Text">- Search/filter box to quickly find files or folders</text:span></text:p>
      <text:p text:style-name="P60"><text:span text:style-name="Source_20_Text">"""</text:span></text:p>
      <text:p text:style-name="P60"/>
      <text:p text:style-name="P60"><text:soft-page-break/><text:span text:style-name="Source_20_Text">import os</text:span></text:p>
      <text:p text:style-name="P60"><text:span text:style-name="Source_20_Text">from datetime import datetime, timedelta</text:span></text:p>
      <text:p text:style-name="P60"/>
      <text:p text:style-name="P60"><text:span text:style-name="Source_20_Text">BASE_DIRS = ["scripts", "departments", "components", "images", "MGU-DOCS"]</text:span></text:p>
      <text:p text:style-name="P60"><text:span text:style-name="Source_20_Text">LOGS = ["conversion_log.txt", "README.md"]</text:span></text:p>
      <text:p text:style-name="P60"><text:span text:style-name="Source_20_Text">HTML_FILE = "mgu_system_map.html"</text:span></text:p>
      <text:p text:style-name="P60"/>
      <text:p text:style-name="P60"><text:span text:style-name="Source_20_Text">RECENT_DELTA = timedelta(days=1)</text:span></text:p>
      <text:p text:style-name="P60"><text:span text:style-name="Source_20_Text">now = datetime.now()</text:span></text:p>
      <text:p text:style-name="P60"/>
      <text:p text:style-name="P60"><text:span text:style-name="Source_20_Text">department_colors = {</text:span></text:p>
      <text:p text:style-name="P60"><text:span text:style-name="Source_20_Text"><text:s text:c="4"/>"law": "#FF9999",</text:span></text:p>
      <text:p text:style-name="P60"><text:span text:style-name="Source_20_Text"><text:s text:c="4"/>"science": "#99CCFF",</text:span></text:p>
      <text:p text:style-name="P60"><text:span text:style-name="Source_20_Text"><text:s text:c="4"/>"math": "#99FF99",</text:span></text:p>
      <text:p text:style-name="P60"><text:span text:style-name="Source_20_Text"><text:s text:c="4"/>"scripts": "#FFD700",</text:span></text:p>
      <text:p text:style-name="P60"><text:span text:style-name="Source_20_Text"><text:s text:c="4"/>"components": "#FFCC66",</text:span></text:p>
      <text:p text:style-name="P60"><text:span text:style-name="Source_20_Text"><text:s text:c="4"/>"images": "#CC9966",</text:span></text:p>
      <text:p text:style-name="P60"><text:span text:style-name="Source_20_Text"><text:s text:c="4"/>"MGU-DOCS": "#CC99FF"</text:span></text:p>
      <text:p text:style-name="P60"><text:span text:style-name="Source_20_Text">}</text:span></text:p>
      <text:p text:style-name="P60"/>
      <text:p text:style-name="P60"><text:span text:style-name="Source_20_Text">department_summary = {}</text:span></text:p>
      <text:p text:style-name="P60"/>
      <text:p text:style-name="P60"><text:span text:style-name="Source_20_Text">def scan_folder(folder_path, dept=None):</text:span></text:p>
      <text:p text:style-name="P60"><text:span text:style-name="Source_20_Text"><text:s text:c="4"/>structure = {}</text:span></text:p>
      <text:p text:style-name="P60"><text:span text:style-name="Source_20_Text"><text:s text:c="4"/>if os.path.exists(folder_path):</text:span></text:p>
      <text:p text:style-name="P60"><text:span text:style-name="Source_20_Text"><text:s text:c="8"/>for item in sorted(os.listdir(folder_path)):</text:span></text:p>
      <text:p text:style-name="P60"><text:span text:style-name="Source_20_Text"><text:s text:c="12"/>full_path = os.path.join(folder_path, item)</text:span></text:p>
      <text:p text:style-name="P60"><text:span text:style-name="Source_20_Text"><text:s text:c="12"/>if os.path.isdir(full_path):</text:span></text:p>
      <text:p text:style-name="P60"><text:span text:style-name="Source_20_Text"><text:s text:c="16"/>new_dept = dept</text:span></text:p>
      <text:p text:style-name="P60"><text:span text:style-name="Source_20_Text"><text:s text:c="16"/>if folder_path.startswith("departments") and dept is None:</text:span></text:p>
      <text:p text:style-name="P60"><text:span text:style-name="Source_20_Text"><text:s text:c="20"/>new_dept = item</text:span></text:p>
      <text:p text:style-name="P60"><text:span text:style-name="Source_20_Text"><text:s text:c="20"/>department_summary[new_dept] = {"total": 0, "recent": 0, "color": department_colors.get(new_dept, "#FFFFFF")}</text:span></text:p>
      <text:p text:style-name="P60"><text:span text:style-name="Source_20_Text"><text:s text:c="16"/>elif folder_path in BASE_DIRS:</text:span></text:p>
      <text:p text:style-name="P60"><text:span text:style-name="Source_20_Text"><text:s text:c="20"/>new_dept = item</text:span></text:p>
      <text:p text:style-name="P60"><text:span text:style-name="Source_20_Text"><text:s text:c="20"/>if item not in department_summary:</text:span></text:p>
      <text:p text:style-name="P60"><text:span text:style-name="Source_20_Text"><text:s text:c="24"/>department_summary[item] = {"total": 0, "recent": 0, "color": department_colors.get(item, "#FFFFFF")}</text:span></text:p>
      <text:p text:style-name="P60"><text:span text:style-name="Source_20_Text"><text:s text:c="16"/>structure[item] = scan_folder(full_path, new_dept)</text:span></text:p>
      <text:p text:style-name="P60"><text:span text:style-name="Source_20_Text"><text:s text:c="12"/>else:</text:span></text:p>
      <text:p text:style-name="P60"><text:span text:style-name="Source_20_Text"><text:s text:c="16"/>mtime = datetime.fromtimestamp(os.path.getmtime(full_path))</text:span></text:p>
      <text:p text:style-name="P60"><text:span text:style-name="Source_20_Text"><text:s text:c="16"/>recent = (now - mtime) &lt;= RECENT_DELTA</text:span></text:p>
      <text:p text:style-name="P60"><text:span text:style-name="Source_20_Text"><text:s text:c="16"/>info = {"path": full_path.replace("\\", "/"), "mtime": mtime.strftime("%Y-%m-%d %H:%M:%S"), "recent": recent}</text:span></text:p>
      <text:p text:style-name="P60"><text:span text:style-name="Source_20_Text"><text:s text:c="16"/>if dept and dept in department_summary:</text:span></text:p>
      <text:p text:style-name="P60"><text:span text:style-name="Source_20_Text"><text:s text:c="20"/>department_summary[dept]["total"] += 1</text:span></text:p>
      <text:p text:style-name="P60"><text:span text:style-name="Source_20_Text"><text:s text:c="20"/>if recent:</text:span></text:p>
      <text:p text:style-name="P60"><text:span text:style-name="Source_20_Text"><text:s text:c="24"/>department_summary[dept]["recent"] += 1</text:span></text:p>
      <text:p text:style-name="P60"><text:span text:style-name="Source_20_Text"><text:s text:c="16"/>structure[item] = info</text:span></text:p>
      <text:p text:style-name="P60"><text:span text:style-name="Source_20_Text"><text:s text:c="4"/>return structure</text:span></text:p>
      <text:p text:style-name="P60"/>
      <text:p text:style-name="P60"><text:span text:style-name="Source_20_Text">def build_html_list(structure, dept=None):</text:span></text:p>
      <text:p text:style-name="P60"><text:span text:style-name="Source_20_Text"><text:s text:c="4"/>html = "&lt;ul class='file-tree'&gt;"</text:span></text:p>
      <text:p text:style-name="P60"><text:span text:style-name="Source_20_Text"><text:s text:c="4"/>for key, value in structure.items():</text:span></text:p>
      <text:p text:style-name="P60"><text:span text:style-name="Source_20_Text"><text:s text:c="8"/>color = department_colors.get(dept, "")</text:span></text:p>
      <text:p text:style-name="P60"><text:span text:style-name="Source_20_Text"><text:s text:c="8"/>if isinstance(value, dict) and "path" in value:</text:span></text:p>
      <text:p text:style-name="P60"><text:span text:style-name="Source_20_Text"><text:s text:c="12"/>style = "background-color: yellow;" if value["recent"] else f"background-color: {color};"</text:span></text:p>
      <text:p text:style-name="P60"><text:span text:style-name="Source_20_Text"><text:s text:c="12"/>html += f'&lt;li title="Last Modified: {value["mtime"]}" style="{style}"&gt;'</text:span></text:p>
      <text:p text:style-name="P60"><text:span text:style-name="Source_20_Text"><text:s text:c="12"/>html += f'&lt;a href="{value["path"]}" target="_blank"&gt;{key}&lt;/a&gt;&lt;/li&gt;'</text:span></text:p>
      <text:p text:style-name="P60"><text:span text:style-name="Source_20_Text"><text:s text:c="8"/>elif isinstance(value, dict):</text:span></text:p>
      <text:p text:style-name="P60"><text:span text:style-name="Source_20_Text"><text:s text:c="12"/>html += f"""</text:span></text:p>
      <text:p text:style-name="P60"><text:span text:style-name="Source_20_Text"><text:s text:c="12"/>&lt;li&gt;</text:span></text:p>
      <text:p text:style-name="P60"><text:span text:style-name="Source_20_Text"><text:s text:c="16"/>&lt;span class="caret"&gt;{key}&lt;/span&gt;</text:span></text:p>
      <text:p text:style-name="P60"><text:span text:style-name="Source_20_Text"><text:s text:c="16"/>{build_html_list(value, dept)}</text:span></text:p>
      <text:p text:style-name="P60"><text:span text:style-name="Source_20_Text"><text:s text:c="12"/>&lt;/li&gt;"""</text:span></text:p>
      <text:p text:style-name="P60"><text:span text:style-name="Source_20_Text"><text:s text:c="8"/>else:</text:span></text:p>
      <text:p text:style-name="P60"><text:soft-page-break/><text:span text:style-name="Source_20_Text"><text:s text:c="12"/>html += f"&lt;li&gt;{key}&lt;/li&gt;"</text:span></text:p>
      <text:p text:style-name="P60"><text:span text:style-name="Source_20_Text"><text:s text:c="4"/>html += "&lt;/ul&gt;"</text:span></text:p>
      <text:p text:style-name="P60"><text:span text:style-name="Source_20_Text"><text:s text:c="4"/>return html</text:span></text:p>
      <text:p text:style-name="P60"/>
      <text:p text:style-name="P60"><text:span text:style-name="Source_20_Text"># Scan folders</text:span></text:p>
      <text:p text:style-name="P60"><text:span text:style-name="Source_20_Text">mgu_structure = {}</text:span></text:p>
      <text:p text:style-name="P60"><text:span text:style-name="Source_20_Text">for base in BASE_DIRS:</text:span></text:p>
      <text:p text:style-name="P60"><text:span text:style-name="Source_20_Text"><text:s text:c="4"/>mgu_structure[base] = scan_folder(base)</text:span></text:p>
      <text:p text:style-name="P60"/>
      <text:p text:style-name="P60"><text:span text:style-name="Source_20_Text"># Add logs</text:span></text:p>
      <text:p text:style-name="P60"><text:span text:style-name="Source_20_Text">log_info = {log: {"path": log, "mtime": now.strftime("%Y-%m-%d %H:%M:%S"), "recent": True} for log in LOGS}</text:span></text:p>
      <text:p text:style-name="P60"><text:span text:style-name="Source_20_Text">mgu_structure["Logs &amp; Summaries"] = log_info</text:span></text:p>
      <text:p text:style-name="P60"><text:span text:style-name="Source_20_Text">department_summary["Logs &amp; Summaries"] = {"total": len(LOGS), "recent": len(LOGS), "color": "#FFCCCC"}</text:span></text:p>
      <text:p text:style-name="P60"/>
      <text:p text:style-name="P60"><text:span text:style-name="Source_20_Text"># Build department dashboard</text:span></text:p>
      <text:p text:style-name="P60"><text:span text:style-name="Source_20_Text">dashboard_html = "&lt;h2&gt;Department Summary&lt;/h2&gt;&lt;ul&gt;"</text:span></text:p>
      <text:p text:style-name="P60"><text:span text:style-name="Source_20_Text">for dept, data in department_summary.items():</text:span></text:p>
      <text:p text:style-name="P60"><text:span text:style-name="Source_20_Text"><text:s text:c="4"/>dashboard_html += f'&lt;li style="background-color:{data["color"]}; padding:2px;"&gt;{dept}: {data["total"]} files, {data["recent"]} recently updated&lt;/li&gt;'</text:span></text:p>
      <text:p text:style-name="P60"><text:span text:style-name="Source_20_Text">dashboard_html += "&lt;/ul&gt;"</text:span></text:p>
      <text:p text:style-name="P60"/>
      <text:p text:style-name="P60"><text:span text:style-name="Source_20_Text"># HTML template</text:span></text:p>
      <text:p text:style-name="P60"><text:span text:style-name="Source_20_Text">html_content = f"""</text:span></text:p>
      <text:p text:style-name="P60"><text:span text:style-name="Source_20_Text">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&lt;meta charset="UTF-8"&gt;</text:span></text:p>
      <text:p text:style-name="P60"><text:span text:style-name="Source_20_Text">&lt;title&gt;MGU Content System Map&lt;/title&gt;</text:span></text:p>
      <text:p text:style-name="P60"><text:span text:style-name="Source_20_Text">&lt;style&gt;</text:span></text:p>
      <text:p text:style-name="P60"><text:span text:style-name="Source_20_Text">body {{ font-family: Arial, sans-serif; background-color: #f5f5f5; }}</text:span></text:p>
      <text:p text:style-name="P60"><text:span text:style-name="Source_20_Text">.container {{ max-width: 1000px; margin: auto; padding: 20px; }}</text:span></text:p>
      <text:p text:style-name="P60"><text:span text:style-name="Source_20_Text">h1 {{ text-align: center; color: #002147; }}</text:span></text:p>
      <text:p text:style-name="P60"><text:span text:style-name="Source_20_Text">h2 {{ color: #004080; }}</text:span></text:p>
      <text:p text:style-name="P60"><text:span text:style-name="Source_20_Text">ul {{ list-style-type: none; padding-left: 20px; display: none; }}</text:span></text:p>
      <text:p text:style-name="P60"><text:span text:style-name="Source_20_Text">li {{ margin: 5px 0; }}</text:span></text:p>
      <text:p text:style-name="P60"><text:span text:style-name="Source_20_Text">li &gt; ul {{ padding-left: 20px; }}</text:span></text:p>
      <text:p text:style-name="P60"><text:span text:style-name="Source_20_Text">a {{ text-decoration: none; color: #0066cc; }}</text:span></text:p>
      <text:p text:style-name="P60"><text:span text:style-name="Source_20_Text">a:hover {{ text-decoration: underline; }}</text:span></text:p>
      <text:p text:style-name="P60"><text:span text:style-name="Source_20_Text">.caret {{ cursor: pointer; user-select: none; font-weight: bold; color: #004080; }}</text:span></text:p>
      <text:p text:style-name="P60"><text:span text:style-name="Source_20_Text">.caret::before {{ content: "\\25B6"; display: inline-block; margin-right: 6px; }}</text:span></text:p>
      <text:p text:style-name="P60"><text:span text:style-name="Source_20_Text">.caret-down::before {{ transform: rotate(90deg); }}</text:span></text:p>
      <text:p text:style-name="P60"><text:span text:style-name="Source_20_Text">#searchBox {{ width: 100%; padding: 8px; margin-bottom: 10px; font-size: 16px; }}</text:span></text:p>
      <text:p text:style-name="P60"><text:span text:style-name="Source_20_Text">&lt;/style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&lt;div class="container"&gt;</text:span></text:p>
      <text:p text:style-name="P60"><text:span text:style-name="Source_20_Text">&lt;h1&gt;MGU Content System Map&lt;/h1&gt;</text:span></text:p>
      <text:p text:style-name="P60"><text:span text:style-name="Source_20_Text">{dashboard_html}</text:span></text:p>
      <text:p text:style-name="P60"><text:span text:style-name="Source_20_Text">&lt;input type="text" id="searchBox" placeholder="Search files or folders..." onkeyup="filterTree()"&gt;</text:span></text:p>
      <text:p text:style-name="P60"><text:span text:style-name="Source_20_Text">{build_html_list(mgu_structure)}</text:span></text:p>
      <text:p text:style-name="P60"><text:span text:style-name="Source_20_Text">&lt;/div&gt;</text:span></text:p>
      <text:p text:style-name="P60"/>
      <text:p text:style-name="P60"><text:span text:style-name="Source_20_Text">&lt;script&gt;</text:span></text:p>
      <text:p text:style-name="P60"><text:span text:style-name="Source_20_Text">// Collapsible folders</text:span></text:p>
      <text:p text:style-name="P60"><text:span text:style-name="Source_20_Text">var togglers = document.getElementsByClassName("caret");</text:span></text:p>
      <text:p text:style-name="P60"><text:span text:style-name="Source_20_Text">for (var i = 0; i &lt; togglers.length; i++) {{</text:span></text:p>
      <text:p text:style-name="P60"><text:span text:style-name="Source_20_Text"><text:s text:c="2"/>togglers[i].addEventListener("click", function() {{</text:span></text:p>
      <text:p text:style-name="P60"><text:span text:style-name="Source_20_Text"><text:s text:c="4"/>this.parentElement.querySelector("ul").classList.toggle("active");</text:span></text:p>
      <text:p text:style-name="P60"><text:span text:style-name="Source_20_Text"><text:s text:c="4"/>this.classList.toggle("caret-down");</text:span></text:p>
      <text:p text:style-name="P60"><text:span text:style-name="Source_20_Text"><text:s text:c="4"/>var ul = this.parentElement.querySelector("ul");</text:span></text:p>
      <text:p text:style-name="P60"><text:span text:style-name="Source_20_Text"><text:s text:c="4"/>ul.style.display = (ul.style.display === "block") ? "none" : "block";</text:span></text:p>
      <text:p text:style-name="P60"><text:span text:style-name="Source_20_Text"><text:s text:c="2"/>}});</text:span></text:p>
      <text:p text:style-name="P60"><text:span text:style-name="Source_20_Text">}}</text:span></text:p>
      <text:p text:style-name="P60"/>
      <text:p text:style-name="P60"><text:soft-page-break/><text:span text:style-name="Source_20_Text">// Show top-level lists by default</text:span></text:p>
      <text:p text:style-name="P60"><text:span text:style-name="Source_20_Text">var topUl = document.querySelectorAll(".container &gt; ul");</text:span></text:p>
      <text:p text:style-name="P60"><text:span text:style-name="Source_20_Text">topUl.forEach(ul =&gt; ul.style.display = "block");</text:span></text:p>
      <text:p text:style-name="P60"/>
      <text:p text:style-name="P60"><text:span text:style-name="Source_20_Text">// Search/filter function</text:span></text:p>
      <text:p text:style-name="P60"><text:span text:style-name="Source_20_Text">function filterTree() {{</text:span></text:p>
      <text:p text:style-name="P60"><text:span text:style-name="Source_20_Text"><text:s text:c="2"/>var input = document.getElementById('searchBox');</text:span></text:p>
      <text:p text:style-name="P60"><text:span text:style-name="Source_20_Text"><text:s text:c="2"/>var filter = input.value.toLowerCase();</text:span></text:p>
      <text:p text:style-name="P60"><text:span text:style-name="Source_20_Text"><text:s text:c="2"/>var items = document.querySelectorAll('.file-tree li');</text:span></text:p>
      <text:p text:style-name="P60"><text:span text:style-name="Source_20_Text"><text:s text:c="2"/>items.forEach(function(li) {{</text:span></text:p>
      <text:p text:style-name="P60"><text:span text:style-name="Source_20_Text"><text:s text:c="4"/>var text = li.textContent || li.innerText;</text:span></text:p>
      <text:p text:style-name="P60"><text:span text:style-name="Source_20_Text"><text:s text:c="4"/>if(text.toLowerCase().indexOf(filter) &gt; -1) {{</text:span></text:p>
      <text:p text:style-name="P60"><text:span text:style-name="Source_20_Text"><text:s text:c="6"/>li.style.display = "";</text:span></text:p>
      <text:p text:style-name="P60"><text:span text:style-name="Source_20_Text"><text:s text:c="4"/>}} else {{</text:span></text:p>
      <text:p text:style-name="P60"><text:span text:style-name="Source_20_Text"><text:s text:c="6"/>li.style.display = "none";</text:span></text:p>
      <text:p text:style-name="P60"><text:span text:style-name="Source_20_Text"><text:s text:c="4"/>}}</text:span></text:p>
      <text:p text:style-name="P60"><text:span text:style-name="Source_20_Text"><text:s text:c="2"/>}});</text:span></text:p>
      <text:p text:style-name="P60"><text:span text:style-name="Source_20_Text">}}</text:span></text:p>
      <text:p text:style-name="P60"><text:span text:style-name="Source_20_Text">&lt;/script&gt;</text:span></text:p>
      <text:p text:style-name="P60"><text:span text:style-name="Source_20_Text">&lt;/body&gt;</text:span></text:p>
      <text:p text:style-name="P60"><text:span text:style-name="Source_20_Text">&lt;/html&gt;</text:span></text:p>
      <text:p text:style-name="P60"><text:span text:style-name="Source_20_Text">"""</text:span></text:p>
      <text:p text:style-name="P60"/>
      <text:p text:style-name="P60"><text:span text:style-name="Source_20_Text"># Write HTML</text:span></text:p>
      <text:p text:style-name="P60"><text:span text:style-name="Source_20_Text">with open(HTML_FILE, "w", encoding="utf-8") as f:</text:span></text:p>
      <text:p text:style-name="P60"><text:span text:style-name="Source_20_Text"><text:s text:c="4"/>f.write(html_content)</text:span></text:p>
      <text:p text:style-name="P60"/>
      <text:p text:style-name="P61"><text:span text:style-name="Source_20_Text">print(f"Interactive MGU system map with search/filter generated: {HTML_FILE}")</text:span></text:p>
      <text:p text:style-name="Horizontal_20_Line"/>
      <text:h text:style-name="Heading_20_3" text:outline-level="3">? New Features</text:h>
      <text:list xml:id="list8532397990816594825" text:style-name="L46">
        <text:list-item>
          <text:p text:style-name="P46"><text:span text:style-name="Strong_20_Emphasis">Search/filter box</text:span></text:p>
          <text:list>
            <text:list-item>
              <text:p text:style-name="P46">Type any file or folder name to instantly filter the tree.</text:p>
            </text:list-item>
          </text:list>
        </text:list-item>
        <text:list-item>
          <text:p text:style-name="P46"><text:span text:style-name="Strong_20_Emphasis">Previous features preserved</text:span></text:p>
          <text:list>
            <text:list-item>
              <text:p text:style-name="P46">Collapsible folders</text:p>
            </text:list-item>
            <text:list-item>
              <text:p text:style-name="P46">Department color-coding</text:p>
            </text:list-item>
            <text:list-item>
              <text:p text:style-name="P46">Dashboard summary</text:p>
            </text:list-item>
            <text:list-item>
              <text:p text:style-name="P46">Recent file highlights</text:p>
            </text:list-item>
            <text:list-item>
              <text:p text:style-name="P46">Clickable links &amp; tooltips</text:p>
            </text:list-item>
          </text:list>
        </text:list-item>
        <text:list-item>
          <text:p text:style-name="P46"><text:span text:style-name="Strong_20_Emphasis">Fast navigation</text:span></text:p>
          <text:list>
            <text:list-item>
              <text:p text:style-name="P46">Works even for large structures with hundreds of files.</text:p>
            </text:list-item>
          </text:list>
        </text:list-item>
      </text:list>
      <text:p text:style-name="Horizontal_20_Line"/>
      <text:p text:style-name="Text_20_body">This is now your <text:span text:style-name="Strong_20_Emphasis">ultimate MGU content map</text:span>: fully dynamic, interactive, color-coded, with a search box, recent updates highlighted, and a department dashboard.</text:p>
      <text:p text:style-name="Text_20_body">You now have <text:span text:style-name="Strong_20_Emphasis">everything needed for audit, navigation, and real-time monitoring</text:span> of your entire university content system.</text:p>
      <text:p text:style-name="Text_20_body">Do you want me to <text:span text:style-name="Strong_20_Emphasis">also make the map exportable as a PDF or image</text:span> for sharing or offline use?</text:p>
      <text:h text:style-name="Heading_20_5" text:outline-level="5">You said:</text:h>
      <text:p text:style-name="Text_20_body">yes</text:p>
      <text:h text:style-name="Heading_20_6" text:outline-level="6"><text:soft-page-break/>ChatGPT said:</text:h>
      <text:p text:style-name="Text_20_body">Perfect ✅ — we can add <text:span text:style-name="Strong_20_Emphasis">PDF export</text:span> directly from the HTML map using <text:span text:style-name="Strong_20_Emphasis">JavaScript</text:span> and the <text:span text:style-name="Source_20_Text">html2pdf.js</text:span> library. This lets you generate a PDF snapshot of the full map (with colors, highlights, and dashboard) for offline sharing or archiving.</text:p>
      <text:p text:style-name="Text_20_body">Here’s how to integrate it into your existing map:</text:p>
      <text:p text:style-name="Horizontal_20_Line"/>
      <text:h text:style-name="Heading_20_1" text:outline-level="1">? Add PDF Export to the MGU Map</text:h>
      <text:list xml:id="list3509972829298953822" text:style-name="L47">
        <text:list-item>
          <text:p text:style-name="P47"><text:span text:style-name="Strong_20_Emphasis">Include </text:span><text:span text:style-name="Strong_20_Emphasis"><text:span text:style-name="Source_20_Text">html2pdf.js</text:span></text:span> in your HTML <text:span text:style-name="Source_20_Text">&lt;head&gt;</text:span>:</text:p>
        </text:list-item>
      </text:list>
      <text:p text:style-name="P61"><text:span text:style-name="Source_20_Text">&lt;script src="https://cdnjs.cloudflare.com/ajax/libs/html2pdf.js/0.10.1/html2pdf.bundle.min.js"&gt;&lt;/script&gt;</text:span></text:p>
      <text:list xml:id="list5873519151316682742" text:style-name="L48">
        <text:list-item>
          <text:p text:style-name="P48"><text:span text:style-name="Strong_20_Emphasis">Add a “Download PDF” button</text:span> above the map:</text:p>
        </text:list-item>
      </text:list>
      <text:p text:style-name="P61"><text:span text:style-name="Source_20_Text">&lt;button id="downloadPdf" style="margin-bottom:10px;padding:8px 12px;font-size:16px;"&gt;Download PDF&lt;/button&gt;</text:span></text:p>
      <text:list xml:id="list3757754241720402025" text:style-name="L49">
        <text:list-item>
          <text:p text:style-name="P49"><text:span text:style-name="Strong_20_Emphasis">Add JavaScript to trigger PDF export</text:span>:</text:p>
        </text:list-item>
      </text:list>
      <text:p text:style-name="P60"><text:span text:style-name="Source_20_Text">document.getElementById("downloadPdf").addEventListener("click", function() {</text:span></text:p>
      <text:p text:style-name="P60"><text:span text:style-name="Source_20_Text"><text:s text:c="4"/>var element = document.querySelector(".container");</text:span></text:p>
      <text:p text:style-name="P60"><text:span text:style-name="Source_20_Text"><text:s text:c="4"/>var opt = {</text:span></text:p>
      <text:p text:style-name="P60"><text:span text:style-name="Source_20_Text"><text:s text:c="8"/>margin: <text:s text:c="6"/>0.5,</text:span></text:p>
      <text:p text:style-name="P60"><text:span text:style-name="Source_20_Text"><text:s text:c="8"/>filename: <text:s text:c="4"/>'MGU_Content_Map.pdf',</text:span></text:p>
      <text:p text:style-name="P60"><text:span text:style-name="Source_20_Text"><text:s text:c="8"/>image: <text:s text:c="7"/>{ type: 'jpeg', quality: 0.98 },</text:span></text:p>
      <text:p text:style-name="P60"><text:span text:style-name="Source_20_Text"><text:s text:c="8"/>html2canvas: <text:s/>{ scale: 2 },</text:span></text:p>
      <text:p text:style-name="P60"><text:span text:style-name="Source_20_Text"><text:s text:c="8"/>jsPDF: <text:s text:c="7"/>{ unit: 'in', format: 'letter', orientation: 'portrait' }</text:span></text:p>
      <text:p text:style-name="P60"><text:span text:style-name="Source_20_Text"><text:s text:c="4"/>};</text:span></text:p>
      <text:p text:style-name="P60"><text:span text:style-name="Source_20_Text"><text:s text:c="4"/>html2pdf().set(opt).from(element).save();</text:span></text:p>
      <text:p text:style-name="P61"><text:span text:style-name="Source_20_Text">});</text:span></text:p>
      <text:p text:style-name="Horizontal_20_Line"/>
      <text:h text:style-name="Heading_20_3" text:outline-level="3">? Notes</text:h>
      <text:list xml:id="list723742497429900405" text:style-name="L50">
        <text:list-item>
          <text:p text:style-name="P50">The PDF will <text:span text:style-name="Strong_20_Emphasis">capture colors, highlights, and dashboard</text:span> exactly as shown in the browser.</text:p>
        </text:list-item>
        <text:list-item>
          <text:p text:style-name="P50">The <text:span text:style-name="Source_20_Text">html2canvas</text:span> scale option improves clarity for large maps.</text:p>
        </text:list-item>
        <text:list-item>
          <text:p text:style-name="P50">Works <text:span text:style-name="Strong_20_Emphasis">offline</text:span> once the page is loaded in the browser (no server needed).</text:p>
        </text:list-item>
        <text:list-item>
          <text:p text:style-name="P50">You can click <text:span text:style-name="Strong_20_Emphasis">Download PDF</text:span> anytime to generate a fresh snapshot of the current map.</text:p>
        </text:list-item>
      </text:list>
      <text:p text:style-name="Horizontal_20_Line"/>
      <text:p text:style-name="Text_20_body">If you want, I can <text:span text:style-name="Strong_20_Emphasis">merge this directly into your current </text:span><text:span text:style-name="Strong_20_Emphasis"><text:span text:style-name="Source_20_Text">generate_mgu_map_searchable.py</text:span></text:span> script so that the generated HTML comes <text:span text:style-name="Strong_20_Emphasis">ready with the search box, dashboard, colored departments, and a PDF download button</text:span> — fully integrated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your <text:span text:style-name="Strong_20_Emphasis">fully integrated ultimate MGU system map HTML generator</text:span>. It now includes:</text:p>
      <text:list xml:id="list6424328926533163514" text:style-name="L51">
        <text:list-item>
          <text:p text:style-name="P51"><text:soft-page-break/>Collapsible folders</text:p>
        </text:list-item>
        <text:list-item>
          <text:p text:style-name="P51">Department color-coding</text:p>
        </text:list-item>
        <text:list-item>
          <text:p text:style-name="P51">Recent file highlights</text:p>
        </text:list-item>
        <text:list-item>
          <text:p text:style-name="P51">Dashboard summary</text:p>
        </text:list-item>
        <text:list-item>
          <text:p text:style-name="P51">Search/filter box</text:p>
        </text:list-item>
        <text:list-item>
          <text:p text:style-name="P51">Clickable links &amp; tooltips</text:p>
        </text:list-item>
        <text:list-item>
          <text:p text:style-name="P51"><text:span text:style-name="Strong_20_Emphasis">PDF export button</text:span></text:p>
        </text:list-item>
      </text:list>
      <text:p text:style-name="Horizontal_20_Line"/>
      <text:h text:style-name="Heading_20_1" text:outline-level="1">? <text:span text:style-name="Source_20_Text">generate_mgu_map_final.py</text:span></text:h>
      <text:p text:style-name="P60"><text:span text:style-name="Source_20_Text">"""</text:span></text:p>
      <text:p text:style-name="P60"><text:span text:style-name="Source_20_Text">Ultimate Interactive MGU System Map with PDF Export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Features:</text:span></text:p>
      <text:p text:style-name="P60"><text:span text:style-name="Source_20_Text">- Dynamic folder scan</text:span></text:p>
      <text:p text:style-name="P60"><text:span text:style-name="Source_20_Text">- Collapsible sections</text:span></text:p>
      <text:p text:style-name="P60"><text:span text:style-name="Source_20_Text">- Hover tooltips for last modified date</text:span></text:p>
      <text:p text:style-name="P60"><text:span text:style-name="Source_20_Text">- Clickable links</text:span></text:p>
      <text:p text:style-name="P60"><text:span text:style-name="Source_20_Text">- Highlights recently updated files</text:span></text:p>
      <text:p text:style-name="P60"><text:span text:style-name="Source_20_Text">- Per-department summary dashboard</text:span></text:p>
      <text:p text:style-name="P60"><text:span text:style-name="Source_20_Text">- Color-coded departments</text:span></text:p>
      <text:p text:style-name="P60"><text:span text:style-name="Source_20_Text">- Search/filter box</text:span></text:p>
      <text:p text:style-name="P60"><text:span text:style-name="Source_20_Text">- PDF export button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from datetime import datetime, timedelta</text:span></text:p>
      <text:p text:style-name="P60"/>
      <text:p text:style-name="P60"><text:span text:style-name="Source_20_Text">BASE_DIRS = ["scripts", "departments", "components", "images", "MGU-DOCS"]</text:span></text:p>
      <text:p text:style-name="P60"><text:span text:style-name="Source_20_Text">LOGS = ["conversion_log.txt", "README.md"]</text:span></text:p>
      <text:p text:style-name="P60"><text:span text:style-name="Source_20_Text">HTML_FILE = "mgu_system_map.html"</text:span></text:p>
      <text:p text:style-name="P60"/>
      <text:p text:style-name="P60"><text:span text:style-name="Source_20_Text">RECENT_DELTA = timedelta(days=1)</text:span></text:p>
      <text:p text:style-name="P60"><text:span text:style-name="Source_20_Text">now = datetime.now()</text:span></text:p>
      <text:p text:style-name="P60"/>
      <text:p text:style-name="P60"><text:span text:style-name="Source_20_Text"># Assign colors per department</text:span></text:p>
      <text:p text:style-name="P60"><text:span text:style-name="Source_20_Text">department_colors = {</text:span></text:p>
      <text:p text:style-name="P60"><text:span text:style-name="Source_20_Text"><text:s text:c="4"/>"law": "#FF9999",</text:span></text:p>
      <text:p text:style-name="P60"><text:span text:style-name="Source_20_Text"><text:s text:c="4"/>"science": "#99CCFF",</text:span></text:p>
      <text:p text:style-name="P60"><text:span text:style-name="Source_20_Text"><text:s text:c="4"/>"math": "#99FF99",</text:span></text:p>
      <text:p text:style-name="P60"><text:span text:style-name="Source_20_Text"><text:s text:c="4"/>"scripts": "#FFD700",</text:span></text:p>
      <text:p text:style-name="P60"><text:span text:style-name="Source_20_Text"><text:s text:c="4"/>"components": "#FFCC66",</text:span></text:p>
      <text:p text:style-name="P60"><text:span text:style-name="Source_20_Text"><text:s text:c="4"/>"images": "#CC9966",</text:span></text:p>
      <text:p text:style-name="P60"><text:span text:style-name="Source_20_Text"><text:s text:c="4"/>"MGU-DOCS": "#CC99FF"</text:span></text:p>
      <text:p text:style-name="P60"><text:span text:style-name="Source_20_Text">}</text:span></text:p>
      <text:p text:style-name="P60"/>
      <text:p text:style-name="P60"><text:span text:style-name="Source_20_Text">department_summary = {}</text:span></text:p>
      <text:p text:style-name="P60"/>
      <text:p text:style-name="P60"><text:span text:style-name="Source_20_Text">def scan_folder(folder_path, dept=None):</text:span></text:p>
      <text:p text:style-name="P60"><text:span text:style-name="Source_20_Text"><text:s text:c="4"/>structure = {}</text:span></text:p>
      <text:p text:style-name="P60"><text:span text:style-name="Source_20_Text"><text:s text:c="4"/>if os.path.exists(folder_path):</text:span></text:p>
      <text:p text:style-name="P60"><text:span text:style-name="Source_20_Text"><text:s text:c="8"/>for item in sorted(os.listdir(folder_path)):</text:span></text:p>
      <text:p text:style-name="P60"><text:span text:style-name="Source_20_Text"><text:s text:c="12"/>full_path = os.path.join(folder_path, item)</text:span></text:p>
      <text:p text:style-name="P60"><text:span text:style-name="Source_20_Text"><text:s text:c="12"/>if os.path.isdir(full_path):</text:span></text:p>
      <text:p text:style-name="P60"><text:span text:style-name="Source_20_Text"><text:s text:c="16"/>new_dept = dept</text:span></text:p>
      <text:p text:style-name="P60"><text:span text:style-name="Source_20_Text"><text:s text:c="16"/>if folder_path.startswith("departments") and dept is None:</text:span></text:p>
      <text:p text:style-name="P60"><text:soft-page-break/><text:span text:style-name="Source_20_Text"><text:s text:c="20"/>new_dept = item</text:span></text:p>
      <text:p text:style-name="P60"><text:span text:style-name="Source_20_Text"><text:s text:c="20"/>department_summary[new_dept] = {"total": 0, "recent": 0, "color": department_colors.get(new_dept, "#FFFFFF")}</text:span></text:p>
      <text:p text:style-name="P60"><text:span text:style-name="Source_20_Text"><text:s text:c="16"/>elif folder_path in BASE_DIRS:</text:span></text:p>
      <text:p text:style-name="P60"><text:span text:style-name="Source_20_Text"><text:s text:c="20"/>new_dept = item</text:span></text:p>
      <text:p text:style-name="P60"><text:span text:style-name="Source_20_Text"><text:s text:c="20"/>if item not in department_summary:</text:span></text:p>
      <text:p text:style-name="P60"><text:span text:style-name="Source_20_Text"><text:s text:c="24"/>department_summary[item] = {"total": 0, "recent": 0, "color": department_colors.get(item, "#FFFFFF")}</text:span></text:p>
      <text:p text:style-name="P60"><text:span text:style-name="Source_20_Text"><text:s text:c="16"/>structure[item] = scan_folder(full_path, new_dept)</text:span></text:p>
      <text:p text:style-name="P60"><text:span text:style-name="Source_20_Text"><text:s text:c="12"/>else:</text:span></text:p>
      <text:p text:style-name="P60"><text:span text:style-name="Source_20_Text"><text:s text:c="16"/>mtime = datetime.fromtimestamp(os.path.getmtime(full_path))</text:span></text:p>
      <text:p text:style-name="P60"><text:span text:style-name="Source_20_Text"><text:s text:c="16"/>recent = (now - mtime) &lt;= RECENT_DELTA</text:span></text:p>
      <text:p text:style-name="P60"><text:span text:style-name="Source_20_Text"><text:s text:c="16"/>info = {"path": full_path.replace("\\", "/"), "mtime": mtime.strftime("%Y-%m-%d %H:%M:%S"), "recent": recent}</text:span></text:p>
      <text:p text:style-name="P60"><text:span text:style-name="Source_20_Text"><text:s text:c="16"/>if dept and dept in department_summary:</text:span></text:p>
      <text:p text:style-name="P60"><text:span text:style-name="Source_20_Text"><text:s text:c="20"/>department_summary[dept]["total"] += 1</text:span></text:p>
      <text:p text:style-name="P60"><text:span text:style-name="Source_20_Text"><text:s text:c="20"/>if recent:</text:span></text:p>
      <text:p text:style-name="P60"><text:span text:style-name="Source_20_Text"><text:s text:c="24"/>department_summary[dept]["recent"] += 1</text:span></text:p>
      <text:p text:style-name="P60"><text:span text:style-name="Source_20_Text"><text:s text:c="16"/>structure[item] = info</text:span></text:p>
      <text:p text:style-name="P60"><text:span text:style-name="Source_20_Text"><text:s text:c="4"/>return structure</text:span></text:p>
      <text:p text:style-name="P60"/>
      <text:p text:style-name="P60"><text:span text:style-name="Source_20_Text">def build_html_list(structure, dept=None):</text:span></text:p>
      <text:p text:style-name="P60"><text:span text:style-name="Source_20_Text"><text:s text:c="4"/>html = "&lt;ul class='file-tree'&gt;"</text:span></text:p>
      <text:p text:style-name="P60"><text:span text:style-name="Source_20_Text"><text:s text:c="4"/>for key, value in structure.items():</text:span></text:p>
      <text:p text:style-name="P60"><text:span text:style-name="Source_20_Text"><text:s text:c="8"/>color = department_colors.get(dept, "")</text:span></text:p>
      <text:p text:style-name="P60"><text:span text:style-name="Source_20_Text"><text:s text:c="8"/>if isinstance(value, dict) and "path" in value:</text:span></text:p>
      <text:p text:style-name="P60"><text:span text:style-name="Source_20_Text"><text:s text:c="12"/>style = "background-color: yellow;" if value["recent"] else f"background-color: {color};"</text:span></text:p>
      <text:p text:style-name="P60"><text:span text:style-name="Source_20_Text"><text:s text:c="12"/>html += f'&lt;li title="Last Modified: {value["mtime"]}" style="{style}"&gt;'</text:span></text:p>
      <text:p text:style-name="P60"><text:span text:style-name="Source_20_Text"><text:s text:c="12"/>html += f'&lt;a href="{value["path"]}" target="_blank"&gt;{key}&lt;/a&gt;&lt;/li&gt;'</text:span></text:p>
      <text:p text:style-name="P60"><text:span text:style-name="Source_20_Text"><text:s text:c="8"/>elif isinstance(value, dict):</text:span></text:p>
      <text:p text:style-name="P60"><text:span text:style-name="Source_20_Text"><text:s text:c="12"/>html += f"""</text:span></text:p>
      <text:p text:style-name="P60"><text:span text:style-name="Source_20_Text"><text:s text:c="12"/>&lt;li&gt;</text:span></text:p>
      <text:p text:style-name="P60"><text:span text:style-name="Source_20_Text"><text:s text:c="16"/>&lt;span class="caret"&gt;{key}&lt;/span&gt;</text:span></text:p>
      <text:p text:style-name="P60"><text:span text:style-name="Source_20_Text"><text:s text:c="16"/>{build_html_list(value, dept)}</text:span></text:p>
      <text:p text:style-name="P60"><text:span text:style-name="Source_20_Text"><text:s text:c="12"/>&lt;/li&gt;"""</text:span></text:p>
      <text:p text:style-name="P60"><text:span text:style-name="Source_20_Text"><text:s text:c="8"/>else:</text:span></text:p>
      <text:p text:style-name="P60"><text:span text:style-name="Source_20_Text"><text:s text:c="12"/>html += f"&lt;li&gt;{key}&lt;/li&gt;"</text:span></text:p>
      <text:p text:style-name="P60"><text:span text:style-name="Source_20_Text"><text:s text:c="4"/>html += "&lt;/ul&gt;"</text:span></text:p>
      <text:p text:style-name="P60"><text:span text:style-name="Source_20_Text"><text:s text:c="4"/>return html</text:span></text:p>
      <text:p text:style-name="P60"/>
      <text:p text:style-name="P60"><text:span text:style-name="Source_20_Text"># Scan folders</text:span></text:p>
      <text:p text:style-name="P60"><text:span text:style-name="Source_20_Text">mgu_structure = {}</text:span></text:p>
      <text:p text:style-name="P60"><text:span text:style-name="Source_20_Text">for base in BASE_DIRS:</text:span></text:p>
      <text:p text:style-name="P60"><text:span text:style-name="Source_20_Text"><text:s text:c="4"/>mgu_structure[base] = scan_folder(base)</text:span></text:p>
      <text:p text:style-name="P60"/>
      <text:p text:style-name="P60"><text:span text:style-name="Source_20_Text"># Add logs</text:span></text:p>
      <text:p text:style-name="P60"><text:span text:style-name="Source_20_Text">log_info = {log: {"path": log, "mtime": now.strftime("%Y-%m-%d %H:%M:%S"), "recent": True} for log in LOGS}</text:span></text:p>
      <text:p text:style-name="P60"><text:span text:style-name="Source_20_Text">mgu_structure["Logs &amp; Summaries"] = log_info</text:span></text:p>
      <text:p text:style-name="P60"><text:span text:style-name="Source_20_Text">department_summary["Logs &amp; Summaries"] = {"total": len(LOGS), "recent": len(LOGS), "color": "#FFCCCC"}</text:span></text:p>
      <text:p text:style-name="P60"/>
      <text:p text:style-name="P60"><text:span text:style-name="Source_20_Text"># Build dashboard</text:span></text:p>
      <text:p text:style-name="P60"><text:span text:style-name="Source_20_Text">dashboard_html = "&lt;h2&gt;Department Summary&lt;/h2&gt;&lt;ul&gt;"</text:span></text:p>
      <text:p text:style-name="P60"><text:span text:style-name="Source_20_Text">for dept, data in department_summary.items():</text:span></text:p>
      <text:p text:style-name="P60"><text:span text:style-name="Source_20_Text"><text:s text:c="4"/>dashboard_html += f'&lt;li style="background-color:{data["color"]}; padding:2px;"&gt;{dept}: {data["total"]} files, {data["recent"]} recently updated&lt;/li&gt;'</text:span></text:p>
      <text:p text:style-name="P60"><text:span text:style-name="Source_20_Text">dashboard_html += "&lt;/ul&gt;"</text:span></text:p>
      <text:p text:style-name="P60"/>
      <text:p text:style-name="P60"><text:span text:style-name="Source_20_Text"># HTML template</text:span></text:p>
      <text:p text:style-name="P60"><text:span text:style-name="Source_20_Text">html_content = f"""</text:span></text:p>
      <text:p text:style-name="P60"><text:span text:style-name="Source_20_Text">&lt;!DOCTYPE html&gt;</text:span></text:p>
      <text:p text:style-name="P60"><text:span text:style-name="Source_20_Text">&lt;html lang="en"&gt;</text:span></text:p>
      <text:p text:style-name="P60"><text:span text:style-name="Source_20_Text">&lt;head&gt;</text:span></text:p>
      <text:p text:style-name="P60"><text:span text:style-name="Source_20_Text">&lt;meta charset="UTF-8"&gt;</text:span></text:p>
      <text:p text:style-name="P60"><text:span text:style-name="Source_20_Text">&lt;title&gt;MGU Content System Map&lt;/title&gt;</text:span></text:p>
      <text:p text:style-name="P60"><text:soft-page-break/><text:span text:style-name="Source_20_Text">&lt;style&gt;</text:span></text:p>
      <text:p text:style-name="P60"><text:span text:style-name="Source_20_Text">body {{ font-family: Arial, sans-serif; background-color: #f5f5f5; }}</text:span></text:p>
      <text:p text:style-name="P60"><text:span text:style-name="Source_20_Text">.container {{ max-width: 1000px; margin: auto; padding: 20px; }}</text:span></text:p>
      <text:p text:style-name="P60"><text:span text:style-name="Source_20_Text">h1 {{ text-align: center; color: #002147; }}</text:span></text:p>
      <text:p text:style-name="P60"><text:span text:style-name="Source_20_Text">h2 {{ color: #004080; }}</text:span></text:p>
      <text:p text:style-name="P60"><text:span text:style-name="Source_20_Text">ul {{ list-style-type: none; padding-left: 20px; display: none; }}</text:span></text:p>
      <text:p text:style-name="P60"><text:span text:style-name="Source_20_Text">li {{ margin: 5px 0; }}</text:span></text:p>
      <text:p text:style-name="P60"><text:span text:style-name="Source_20_Text">li &gt; ul {{ padding-left: 20px; }}</text:span></text:p>
      <text:p text:style-name="P60"><text:span text:style-name="Source_20_Text">a {{ text-decoration: none; color: #0066cc; }}</text:span></text:p>
      <text:p text:style-name="P60"><text:span text:style-name="Source_20_Text">a:hover {{ text-decoration: underline; }}</text:span></text:p>
      <text:p text:style-name="P60"><text:span text:style-name="Source_20_Text">.caret {{ cursor: pointer; user-select: none; font-weight: bold; color: #004080; }}</text:span></text:p>
      <text:p text:style-name="P60"><text:span text:style-name="Source_20_Text">.caret::before {{ content: "\\25B6"; display: inline-block; margin-right: 6px; }}</text:span></text:p>
      <text:p text:style-name="P60"><text:span text:style-name="Source_20_Text">.caret-down::before {{ transform: rotate(90deg); }}</text:span></text:p>
      <text:p text:style-name="P60"><text:span text:style-name="Source_20_Text">#searchBox {{ width: 100%; padding: 8px; margin-bottom: 10px; font-size: 16px; }}</text:span></text:p>
      <text:p text:style-name="P60"><text:span text:style-name="Source_20_Text">#downloadPdf {{ padding: 8px 12px; font-size: 16px; margin-bottom:10px; }}</text:span></text:p>
      <text:p text:style-name="P60"><text:span text:style-name="Source_20_Text">&lt;/style&gt;</text:span></text:p>
      <text:p text:style-name="P60"><text:span text:style-name="Source_20_Text">&lt;script src="https://cdnjs.cloudflare.com/ajax/libs/html2pdf.js/0.10.1/html2pdf.bundle.min.js"&gt;&lt;/script&gt;</text:span></text:p>
      <text:p text:style-name="P60"><text:span text:style-name="Source_20_Text">&lt;/head&gt;</text:span></text:p>
      <text:p text:style-name="P60"><text:span text:style-name="Source_20_Text">&lt;body&gt;</text:span></text:p>
      <text:p text:style-name="P60"><text:span text:style-name="Source_20_Text">&lt;div class="container"&gt;</text:span></text:p>
      <text:p text:style-name="P60"><text:span text:style-name="Source_20_Text">&lt;h1&gt;MGU Content System Map&lt;/h1&gt;</text:span></text:p>
      <text:p text:style-name="P60"><text:span text:style-name="Source_20_Text">{dashboard_html}</text:span></text:p>
      <text:p text:style-name="P60"><text:span text:style-name="Source_20_Text">&lt;input type="text" id="searchBox" placeholder="Search files or folders..." onkeyup="filterTree()"&gt;</text:span></text:p>
      <text:p text:style-name="P60"><text:span text:style-name="Source_20_Text">&lt;button id="downloadPdf"&gt;Download PDF&lt;/button&gt;</text:span></text:p>
      <text:p text:style-name="P60"><text:span text:style-name="Source_20_Text">{build_html_list(mgu_structure)}</text:span></text:p>
      <text:p text:style-name="P60"><text:span text:style-name="Source_20_Text">&lt;/div&gt;</text:span></text:p>
      <text:p text:style-name="P60"/>
      <text:p text:style-name="P60"><text:span text:style-name="Source_20_Text">&lt;script&gt;</text:span></text:p>
      <text:p text:style-name="P60"><text:span text:style-name="Source_20_Text">// Collapsible folders</text:span></text:p>
      <text:p text:style-name="P60"><text:span text:style-name="Source_20_Text">var togglers = document.getElementsByClassName("caret");</text:span></text:p>
      <text:p text:style-name="P60"><text:span text:style-name="Source_20_Text">for (var i = 0; i &lt; togglers.length; i++) {{</text:span></text:p>
      <text:p text:style-name="P60"><text:span text:style-name="Source_20_Text"><text:s text:c="2"/>togglers[i].addEventListener("click", function() {{</text:span></text:p>
      <text:p text:style-name="P60"><text:span text:style-name="Source_20_Text"><text:s text:c="4"/>this.parentElement.querySelector("ul").classList.toggle("active");</text:span></text:p>
      <text:p text:style-name="P60"><text:span text:style-name="Source_20_Text"><text:s text:c="4"/>this.classList.toggle("caret-down");</text:span></text:p>
      <text:p text:style-name="P60"><text:span text:style-name="Source_20_Text"><text:s text:c="4"/>var ul = this.parentElement.querySelector("ul");</text:span></text:p>
      <text:p text:style-name="P60"><text:span text:style-name="Source_20_Text"><text:s text:c="4"/>ul.style.display = (ul.style.display === "block") ? "none" : "block";</text:span></text:p>
      <text:p text:style-name="P60"><text:span text:style-name="Source_20_Text"><text:s text:c="2"/>}});</text:span></text:p>
      <text:p text:style-name="P60"><text:span text:style-name="Source_20_Text">}}</text:span></text:p>
      <text:p text:style-name="P60"/>
      <text:p text:style-name="P60"><text:span text:style-name="Source_20_Text">// Show top-level lists by default</text:span></text:p>
      <text:p text:style-name="P60"><text:span text:style-name="Source_20_Text">var topUl = document.querySelectorAll(".container &gt; ul");</text:span></text:p>
      <text:p text:style-name="P60"><text:span text:style-name="Source_20_Text">topUl.forEach(ul =&gt; ul.style.display = "block");</text:span></text:p>
      <text:p text:style-name="P60"/>
      <text:p text:style-name="P60"><text:span text:style-name="Source_20_Text">// Search/filter function</text:span></text:p>
      <text:p text:style-name="P60"><text:span text:style-name="Source_20_Text">function filterTree() {{</text:span></text:p>
      <text:p text:style-name="P60"><text:span text:style-name="Source_20_Text"><text:s text:c="2"/>var input = document.getElementById('searchBox');</text:span></text:p>
      <text:p text:style-name="P60"><text:span text:style-name="Source_20_Text"><text:s text:c="2"/>var filter = input.value.toLowerCase();</text:span></text:p>
      <text:p text:style-name="P60"><text:span text:style-name="Source_20_Text"><text:s text:c="2"/>var items = document.querySelectorAll('.file-tree li');</text:span></text:p>
      <text:p text:style-name="P60"><text:span text:style-name="Source_20_Text"><text:s text:c="2"/>items.forEach(function(li) {{</text:span></text:p>
      <text:p text:style-name="P60"><text:span text:style-name="Source_20_Text"><text:s text:c="4"/>var text = li.textContent || li.innerText;</text:span></text:p>
      <text:p text:style-name="P60"><text:span text:style-name="Source_20_Text"><text:s text:c="4"/>li.style.display = text.toLowerCase().indexOf(filter) &gt; -1 ? "" : "none";</text:span></text:p>
      <text:p text:style-name="P60"><text:span text:style-name="Source_20_Text"><text:s text:c="2"/>}});</text:span></text:p>
      <text:p text:style-name="P60"><text:span text:style-name="Source_20_Text">}}</text:span></text:p>
      <text:p text:style-name="P60"/>
      <text:p text:style-name="P60"><text:span text:style-name="Source_20_Text">// PDF export</text:span></text:p>
      <text:p text:style-name="P60"><text:span text:style-name="Source_20_Text">document.getElementById("downloadPdf").addEventListener("click", function() {{</text:span></text:p>
      <text:p text:style-name="P60"><text:span text:style-name="Source_20_Text"><text:s text:c="4"/>var element = document.querySelector(".container");</text:span></text:p>
      <text:p text:style-name="P60"><text:span text:style-name="Source_20_Text"><text:s text:c="4"/>var opt = {{</text:span></text:p>
      <text:p text:style-name="P60"><text:span text:style-name="Source_20_Text"><text:s text:c="8"/>margin: 0.5,</text:span></text:p>
      <text:p text:style-name="P60"><text:span text:style-name="Source_20_Text"><text:s text:c="8"/>filename: 'MGU_Content_Map.pdf',</text:span></text:p>
      <text:p text:style-name="P60"><text:span text:style-name="Source_20_Text"><text:s text:c="8"/>image: {{ type: 'jpeg', quality: 0.98 }},</text:span></text:p>
      <text:p text:style-name="P60"><text:span text:style-name="Source_20_Text"><text:s text:c="8"/>html2canvas: {{ scale: 2 }},</text:span></text:p>
      <text:p text:style-name="P60"><text:span text:style-name="Source_20_Text"><text:s text:c="8"/>jsPDF: {{ unit: 'in', format: 'letter', orientation: 'portrait' }}</text:span></text:p>
      <text:p text:style-name="P60"><text:span text:style-name="Source_20_Text"><text:s text:c="4"/>}};</text:span></text:p>
      <text:p text:style-name="P60"><text:soft-page-break/><text:span text:style-name="Source_20_Text"><text:s text:c="4"/>html2pdf().set(opt).from(element).save();</text:span></text:p>
      <text:p text:style-name="P60"><text:span text:style-name="Source_20_Text">}});</text:span></text:p>
      <text:p text:style-name="P60"><text:span text:style-name="Source_20_Text">&lt;/script&gt;</text:span></text:p>
      <text:p text:style-name="P60"><text:span text:style-name="Source_20_Text">&lt;/body&gt;</text:span></text:p>
      <text:p text:style-name="P60"><text:span text:style-name="Source_20_Text">&lt;/html&gt;</text:span></text:p>
      <text:p text:style-name="P60"><text:span text:style-name="Source_20_Text">"""</text:span></text:p>
      <text:p text:style-name="P60"/>
      <text:p text:style-name="P60"><text:span text:style-name="Source_20_Text"># Write HTML</text:span></text:p>
      <text:p text:style-name="P60"><text:span text:style-name="Source_20_Text">with open(HTML_FILE, "w", encoding="utf-8") as f:</text:span></text:p>
      <text:p text:style-name="P60"><text:span text:style-name="Source_20_Text"><text:s text:c="4"/>f.write(html_content)</text:span></text:p>
      <text:p text:style-name="P60"/>
      <text:p text:style-name="P61"><text:span text:style-name="Source_20_Text">print(f"Ultimate interactive MGU system map generated: {HTML_FILE}")</text:span></text:p>
      <text:p text:style-name="Horizontal_20_Line"/>
      <text:h text:style-name="Heading_20_3" text:outline-level="3">✅ Full Feature Set</text:h>
      <text:list xml:id="list3995269564475786627" text:style-name="L52">
        <text:list-item>
          <text:p text:style-name="P52"><text:span text:style-name="Strong_20_Emphasis">Collapsible/expandable folders</text:span></text:p>
        </text:list-item>
        <text:list-item>
          <text:p text:style-name="P52"><text:span text:style-name="Strong_20_Emphasis">Department color-coding</text:span></text:p>
        </text:list-item>
        <text:list-item>
          <text:p text:style-name="P52"><text:span text:style-name="Strong_20_Emphasis">Recently updated file highlights</text:span></text:p>
        </text:list-item>
        <text:list-item>
          <text:p text:style-name="P52"><text:span text:style-name="Strong_20_Emphasis">Per-department dashboard summary</text:span></text:p>
        </text:list-item>
        <text:list-item>
          <text:p text:style-name="P52"><text:span text:style-name="Strong_20_Emphasis">Search/filter box for quick navigation</text:span></text:p>
        </text:list-item>
        <text:list-item>
          <text:p text:style-name="P52"><text:span text:style-name="Strong_20_Emphasis">Hover tooltips for last modified timestamps</text:span></text:p>
        </text:list-item>
        <text:list-item>
          <text:p text:style-name="P52"><text:span text:style-name="Strong_20_Emphasis">Clickable file links</text:span></text:p>
        </text:list-item>
        <text:list-item>
          <text:p text:style-name="P52"><text:span text:style-name="Strong_20_Emphasis">PDF export button for offline use</text:span></text:p>
        </text:list-item>
        <text:list-item>
          <text:p text:style-name="P52"><text:span text:style-name="Strong_20_Emphasis">Top-level folders expanded by default</text:span></text:p>
        </text:list-item>
      </text:list>
      <text:p text:style-name="Text_20_body">This is now your <text:span text:style-name="Strong_20_Emphasis">complete, audit-ready, shareable, interactive system map</text:span> for MGU content.</text:p>
      <text:p text:style-name="Text_20_body">It can serve as a <text:span text:style-name="Strong_20_Emphasis">version 1.0 base script</text:span> for future upgrades.</text:p>
      <text:p text:style-name="Horizontal_20_Line"/>
      <text:p text:style-name="Text_20_body">Do you want me to <text:span text:style-name="Strong_20_Emphasis">add automatic periodic updates</text:span>, so this HTML map regenerates daily or whenever files change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we can make your MGU system map <text:span text:style-name="Strong_20_Emphasis">automatically update periodically</text:span> so the HTML regenerates on a schedule. There are a couple of approaches depending on your environment:</text:p>
      <text:p text:style-name="Horizontal_20_Line"/>
      <text:h text:style-name="Heading_20_2" text:outline-level="2">1️⃣ Windows: Task Scheduler</text:h>
      <text:list xml:id="list1940695315270848348" text:style-name="L53">
        <text:list-item>
          <text:p text:style-name="P53">Open <text:span text:style-name="Strong_20_Emphasis">Task Scheduler</text:span> → Create Task.</text:p>
        </text:list-item>
        <text:list-item>
          <text:p text:style-name="P53"><text:span text:style-name="Strong_20_Emphasis">Trigger</text:span> → Daily / At logon / On file change.</text:p>
        </text:list-item>
        <text:list-item>
          <text:p text:style-name="P53"><text:span text:style-name="Strong_20_Emphasis">Action</text:span> → Start a program:</text:p>
        </text:list-item>
      </text:list>
      <text:p text:style-name="P60"><text:span text:style-name="Source_20_Text">Program/script: python</text:span></text:p>
      <text:p text:style-name="P60"><text:span text:style-name="Source_20_Text">Add arguments: "C:\mgu\generate_mgu_map_final.py"</text:span></text:p>
      <text:p text:style-name="P61"><text:span text:style-name="Source_20_Text">Start in: "C:\mgu"</text:span></text:p>
      <text:list xml:id="list2356829259989068292" text:style-name="L54">
        <text:list-item>
          <text:p text:style-name="P54"><text:soft-page-break/>Save → Task Scheduler will now run the script on your chosen schedule.</text:p>
        </text:list-item>
      </text:list>
      <text:p text:style-name="Horizontal_20_Line"/>
      <text:h text:style-name="Heading_20_2" text:outline-level="2">2️⃣ Cross-Platform: Python with Scheduler (Recommended for full control)</text:h>
      <text:p text:style-name="Text_20_body">We can wrap your generator script in a <text:span text:style-name="Strong_20_Emphasis">Python scheduler</text:span> that regenerates the HTML at set intervals. Here’s a small wrapper:</text:p>
      <text:p text:style-name="P60"><text:span text:style-name="Source_20_Text">import time</text:span></text:p>
      <text:p text:style-name="P60"><text:span text:style-name="Source_20_Text">import subprocess</text:span></text:p>
      <text:p text:style-name="P60"/>
      <text:p text:style-name="P60"><text:span text:style-name="Source_20_Text"># Interval in seconds (e.g., 3600 = 1 hour)</text:span></text:p>
      <text:p text:style-name="P60"><text:span text:style-name="Source_20_Text">UPDATE_INTERVAL = 3600 <text:s/></text:span></text:p>
      <text:p text:style-name="P60"/>
      <text:p text:style-name="P60"><text:span text:style-name="Source_20_Text">while True:</text:span></text:p>
      <text:p text:style-name="P60"><text:span text:style-name="Source_20_Text"><text:s text:c="4"/># Run your map generator</text:span></text:p>
      <text:p text:style-name="P60"><text:span text:style-name="Source_20_Text"><text:s text:c="4"/>subprocess.run(["python", "generate_mgu_map_final.py"])</text:span></text:p>
      <text:p text:style-name="P60"><text:span text:style-name="Source_20_Text"><text:s text:c="4"/>print("MGU map regenerated at", time.strftime("%Y-%m-%d %H:%M:%S"))</text:span></text:p>
      <text:p text:style-name="P60"><text:span text:style-name="Source_20_Text"><text:s text:c="4"/># Wait until next update</text:span></text:p>
      <text:p text:style-name="P61"><text:span text:style-name="Source_20_Text"><text:s text:c="4"/>time.sleep(UPDATE_INTERVAL)</text:span></text:p>
      <text:list xml:id="list766291689367414269" text:style-name="L55">
        <text:list-item>
          <text:p text:style-name="P55">Save as <text:span text:style-name="Source_20_Text">auto_update_mgu_map.py</text:span>.</text:p>
        </text:list-item>
        <text:list-item>
          <text:p text:style-name="P55">Run it in a <text:span text:style-name="Strong_20_Emphasis">terminal or background process</text:span>: it will regenerate the HTML every hour (or whatever interval you set).</text:p>
        </text:list-item>
        <text:list-item>
          <text:p text:style-name="P55">You can stop it anytime with <text:span text:style-name="Strong_20_Emphasis">Ctrl+C</text:span>.</text:p>
        </text:list-item>
      </text:list>
      <text:p text:style-name="Horizontal_20_Line"/>
      <text:h text:style-name="Heading_20_2" text:outline-level="2">3️⃣ Optional: Watch for File Changes (Instant Updates)</text:h>
      <text:p text:style-name="Text_20_body">Use the <text:a xlink:type="simple" xlink:href="https://pypi.org/project/watchdog/" office:target-frame-name="_new" xlink:show="replace" text:style-name="Internet_20_link" text:visited-style-name="Visited_20_Internet_20_Link"><text:span text:style-name="Source_20_Text">watchdog</text:span></text:a> Python library to <text:span text:style-name="Strong_20_Emphasis">automatically regenerate whenever a file changes</text:span> in your content folders:</text:p>
      <text:p text:style-name="P60"><text:span text:style-name="Source_20_Text">from watchdog.observers import Observer</text:span></text:p>
      <text:p text:style-name="P60"><text:span text:style-name="Source_20_Text">from watchdog.events import FileSystemEventHandler</text:span></text:p>
      <text:p text:style-name="P60"><text:span text:style-name="Source_20_Text">import subprocess</text:span></text:p>
      <text:p text:style-name="P60"><text:span text:style-name="Source_20_Text">import time</text:span></text:p>
      <text:p text:style-name="P60"/>
      <text:p text:style-name="P60"><text:span text:style-name="Source_20_Text">class ChangeHandler(FileSystemEventHandler):</text:span></text:p>
      <text:p text:style-name="P60"><text:span text:style-name="Source_20_Text"><text:s text:c="4"/>def on_modified(self, event):</text:span></text:p>
      <text:p text:style-name="P60"><text:span text:style-name="Source_20_Text"><text:s text:c="8"/>if event.src_path.endswith((".md", ".html")):</text:span></text:p>
      <text:p text:style-name="P60"><text:span text:style-name="Source_20_Text"><text:s text:c="12"/>subprocess.run(["python", "generate_mgu_map_final.py"])</text:span></text:p>
      <text:p text:style-name="P60"><text:span text:style-name="Source_20_Text"><text:s text:c="12"/>print("MGU map regenerated due to changes in", event.src_path)</text:span></text:p>
      <text:p text:style-name="P60"/>
      <text:p text:style-name="P60"><text:span text:style-name="Source_20_Text">observer = Observer()</text:span></text:p>
      <text:p text:style-name="P60"><text:span text:style-name="Source_20_Text">observer.schedule(ChangeHandler(), path="C:/mgu", recursive=True)</text:span></text:p>
      <text:p text:style-name="P60"><text:span text:style-name="Source_20_Text">observer.start()</text:span></text:p>
      <text:p text:style-name="P60"/>
      <text:p text:style-name="P60"><text:span text:style-name="Source_20_Text">try:</text:span></text:p>
      <text:p text:style-name="P60"><text:span text:style-name="Source_20_Text"><text:s text:c="4"/>while True:</text:span></text:p>
      <text:p text:style-name="P60"><text:span text:style-name="Source_20_Text"><text:s text:c="8"/>time.sleep(1)</text:span></text:p>
      <text:p text:style-name="P60"><text:span text:style-name="Source_20_Text">except KeyboardInterrupt:</text:span></text:p>
      <text:p text:style-name="P60"><text:span text:style-name="Source_20_Text"><text:s text:c="4"/>observer.stop()</text:span></text:p>
      <text:p text:style-name="P61"><text:span text:style-name="Source_20_Text">observer.join()</text:span></text:p>
      <text:list xml:id="list2487314011910372174" text:style-name="L56">
        <text:list-item>
          <text:p text:style-name="P56">This regenerates your HTML <text:span text:style-name="Strong_20_Emphasis">immediately whenever any Markdown or HTML file changes</text:span>.</text:p>
        </text:list-item>
        <text:list-item>
          <text:p text:style-name="P56">Works for <text:span text:style-name="Strong_20_Emphasis">real-time updates</text:span> without waiting for a fixed interval.</text:p>
        </text:list-item>
      </text:list>
      <text:p text:style-name="Horizontal_20_Line"/>
      <text:h text:style-name="Heading_20_3" text:outline-level="3"><text:soft-page-break/>? Recommendation</text:h>
      <text:list xml:id="list4354004651918662237" text:style-name="L57">
        <text:list-item>
          <text:p text:style-name="P57">For <text:span text:style-name="Strong_20_Emphasis">real-time, always up-to-date map</text:span>, use <text:span text:style-name="Strong_20_Emphasis">watchdog</text:span>.</text:p>
        </text:list-item>
        <text:list-item>
          <text:p text:style-name="P57">For <text:span text:style-name="Strong_20_Emphasis">scheduled updates</text:span>, use Task Scheduler (Windows) or the Python timer wrapper.</text:p>
        </text:list-item>
      </text:list>
      <text:p text:style-name="Horizontal_20_Line"/>
      <text:p text:style-name="Text_20_body">I can combine this <text:span text:style-name="Strong_20_Emphasis">watchdog auto-update feature directly into your final map script</text:span>, so the HTML regenerates automatically whenever any file changes in your content folders.</text:p>
      <text:p text:style-name="Text_20_body">Do you want me to do that?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Perfect ✅ — here’s a fully integrated version of your <text:span text:style-name="Strong_20_Emphasis">MGU system map generator with real-time auto-update</text:span> using <text:span text:style-name="Source_20_Text">watchdog</text:span>.</text:p>
      <text:list xml:id="list7876631616096961565" text:style-name="L58">
        <text:list-item>
          <text:p text:style-name="P58">Every time a file changes in your content folders, the HTML regenerates automatically.</text:p>
        </text:list-item>
        <text:list-item>
          <text:p text:style-name="P58">All previous features remain: collapsible folders, colored departments, recent highlights, dashboard, search box, and PDF export.</text:p>
        </text:list-item>
      </text:list>
      <text:p text:style-name="Horizontal_20_Line"/>
      <text:h text:style-name="Heading_20_1" text:outline-level="1">? <text:span text:style-name="Source_20_Text">mgu_map_auto_update.py</text:span></text:h>
      <text:p text:style-name="P60"><text:span text:style-name="Source_20_Text">"""</text:span></text:p>
      <text:p text:style-name="P60"><text:span text:style-name="Source_20_Text">Ultimate MGU System Map with Real-Time Auto-Update</text:span></text:p>
      <text:p text:style-name="P60"><text:span text:style-name="Source_20_Text">Date: 2025-08-16</text:span></text:p>
      <text:p text:style-name="P60"><text:span text:style-name="Source_20_Text">Author: Malone Global University</text:span></text:p>
      <text:p text:style-name="P60"/>
      <text:p text:style-name="P60"><text:span text:style-name="Source_20_Text">Features:</text:span></text:p>
      <text:p text:style-name="P60"><text:span text:style-name="Source_20_Text">- Auto-regenerates HTML whenever files change</text:span></text:p>
      <text:p text:style-name="P60"><text:span text:style-name="Source_20_Text">- Collapsible folders</text:span></text:p>
      <text:p text:style-name="P60"><text:span text:style-name="Source_20_Text">- Department color-coding</text:span></text:p>
      <text:p text:style-name="P60"><text:span text:style-name="Source_20_Text">- Recent file highlights</text:span></text:p>
      <text:p text:style-name="P60"><text:span text:style-name="Source_20_Text">- Dashboard summary</text:span></text:p>
      <text:p text:style-name="P60"><text:span text:style-name="Source_20_Text">- Search/filter box</text:span></text:p>
      <text:p text:style-name="P60"><text:span text:style-name="Source_20_Text">- Clickable links &amp; tooltips</text:span></text:p>
      <text:p text:style-name="P60"><text:span text:style-name="Source_20_Text">- PDF export</text:span></text:p>
      <text:p text:style-name="P60"><text:span text:style-name="Source_20_Text">"""</text:span></text:p>
      <text:p text:style-name="P60"/>
      <text:p text:style-name="P60"><text:span text:style-name="Source_20_Text">import os</text:span></text:p>
      <text:p text:style-name="P60"><text:span text:style-name="Source_20_Text">import subprocess</text:span></text:p>
      <text:p text:style-name="P60"><text:span text:style-name="Source_20_Text">from datetime import datetime, timedelta</text:span></text:p>
      <text:p text:style-name="P60"><text:span text:style-name="Source_20_Text">from watchdog.observers import Observer</text:span></text:p>
      <text:p text:style-name="P60"><text:span text:style-name="Source_20_Text">from watchdog.events import FileSystemEventHandler</text:span></text:p>
      <text:p text:style-name="P60"><text:span text:style-name="Source_20_Text">import time</text:span></text:p>
      <text:p text:style-name="P60"/>
      <text:p text:style-name="P60"><text:span text:style-name="Source_20_Text">BASE_DIRS = ["scripts", "departments", "components", "images", "MGU-DOCS"]</text:span></text:p>
      <text:p text:style-name="P60"><text:span text:style-name="Source_20_Text">LOGS = ["conversion_log.txt", "README.md"]</text:span></text:p>
      <text:p text:style-name="P60"><text:span text:style-name="Source_20_Text">HTML_FILE = "mgu_system_map.html"</text:span></text:p>
      <text:p text:style-name="P60"><text:span text:style-name="Source_20_Text">RECENT_DELTA = timedelta(days=1)</text:span></text:p>
      <text:p text:style-name="P60"><text:span text:style-name="Source_20_Text">now = datetime.now()</text:span></text:p>
      <text:p text:style-name="P60"/>
      <text:p text:style-name="P60"><text:span text:style-name="Source_20_Text">department_colors = {</text:span></text:p>
      <text:p text:style-name="P60"><text:span text:style-name="Source_20_Text"><text:s text:c="4"/>"law": "#FF9999",</text:span></text:p>
      <text:p text:style-name="P60"><text:span text:style-name="Source_20_Text"><text:s text:c="4"/>"science": "#99CCFF",</text:span></text:p>
      <text:p text:style-name="P60"><text:span text:style-name="Source_20_Text"><text:s text:c="4"/>"math": "#99FF99",</text:span></text:p>
      <text:p text:style-name="P60"><text:span text:style-name="Source_20_Text"><text:s text:c="4"/>"scripts": "#FFD700",</text:span></text:p>
      <text:p text:style-name="P60"><text:soft-page-break/><text:span text:style-name="Source_20_Text"><text:s text:c="4"/>"components": "#FFCC66",</text:span></text:p>
      <text:p text:style-name="P60"><text:span text:style-name="Source_20_Text"><text:s text:c="4"/>"images": "#CC9966",</text:span></text:p>
      <text:p text:style-name="P60"><text:span text:style-name="Source_20_Text"><text:s text:c="4"/>"MGU-DOCS": "#CC99FF"</text:span></text:p>
      <text:p text:style-name="P60"><text:span text:style-name="Source_20_Text">}</text:span></text:p>
      <text:p text:style-name="P60"/>
      <text:p text:style-name="P60"><text:span text:style-name="Source_20_Text">department_summary = {}</text:span></text:p>
      <text:p text:style-name="P60"/>
      <text:p text:style-name="P60"><text:span text:style-name="Source_20_Text">def generate_map():</text:span></text:p>
      <text:p text:style-name="P60"><text:span text:style-name="Source_20_Text"><text:s text:c="4"/>global now</text:span></text:p>
      <text:p text:style-name="P60"><text:span text:style-name="Source_20_Text"><text:s text:c="4"/>now = datetime.now()</text:span></text:p>
      <text:p text:style-name="P60"><text:span text:style-name="Source_20_Text"><text:s text:c="4"/>department_summary.clear()</text:span></text:p>
      <text:p text:style-name="P60"/>
      <text:p text:style-name="P60"><text:span text:style-name="Source_20_Text"><text:s text:c="4"/>def scan_folder(folder_path, dept=None):</text:span></text:p>
      <text:p text:style-name="P60"><text:span text:style-name="Source_20_Text"><text:s text:c="8"/>structure = {}</text:span></text:p>
      <text:p text:style-name="P60"><text:span text:style-name="Source_20_Text"><text:s text:c="8"/>if os.path.exists(folder_path):</text:span></text:p>
      <text:p text:style-name="P60"><text:span text:style-name="Source_20_Text"><text:s text:c="12"/>for item in sorted(os.listdir(folder_path)):</text:span></text:p>
      <text:p text:style-name="P60"><text:span text:style-name="Source_20_Text"><text:s text:c="16"/>full_path = os.path.join(folder_path, item)</text:span></text:p>
      <text:p text:style-name="P60"><text:span text:style-name="Source_20_Text"><text:s text:c="16"/>if os.path.isdir(full_path):</text:span></text:p>
      <text:p text:style-name="P60"><text:span text:style-name="Source_20_Text"><text:s text:c="20"/>new_dept = dept</text:span></text:p>
      <text:p text:style-name="P60"><text:span text:style-name="Source_20_Text"><text:s text:c="20"/>if folder_path.startswith("departments") and dept is None:</text:span></text:p>
      <text:p text:style-name="P60"><text:span text:style-name="Source_20_Text"><text:s text:c="24"/>new_dept = item</text:span></text:p>
      <text:p text:style-name="P60"><text:span text:style-name="Source_20_Text"><text:s text:c="24"/>department_summary[new_dept] = {"total": 0, "recent": 0, "color": department_colors.get(new_dept, "#FFFFFF")}</text:span></text:p>
      <text:p text:style-name="P60"><text:span text:style-name="Source_20_Text"><text:s text:c="20"/>elif folder_path in BASE_DIRS:</text:span></text:p>
      <text:p text:style-name="P60"><text:span text:style-name="Source_20_Text"><text:s text:c="24"/>new_dept = item</text:span></text:p>
      <text:p text:style-name="P60"><text:span text:style-name="Source_20_Text"><text:s text:c="24"/>if item not in department_summary:</text:span></text:p>
      <text:p text:style-name="P60"><text:span text:style-name="Source_20_Text"><text:s text:c="28"/>department_summary[item] = {"total": 0, "recent": 0, "color": department_colors.get(item, "#FFFFFF")}</text:span></text:p>
      <text:p text:style-name="P60"><text:span text:style-name="Source_20_Text"><text:s text:c="20"/>structure[item] = scan_folder(full_path, new_dept)</text:span></text:p>
      <text:p text:style-name="P60"><text:span text:style-name="Source_20_Text"><text:s text:c="16"/>else:</text:span></text:p>
      <text:p text:style-name="P60"><text:span text:style-name="Source_20_Text"><text:s text:c="20"/>mtime = datetime.fromtimestamp(os.path.getmtime(full_path))</text:span></text:p>
      <text:p text:style-name="P60"><text:span text:style-name="Source_20_Text"><text:s text:c="20"/>recent = (now - mtime) &lt;= RECENT_DELTA</text:span></text:p>
      <text:p text:style-name="P60"><text:span text:style-name="Source_20_Text"><text:s text:c="20"/>info = {"path": full_path.replace("\\", "/"), "mtime": mtime.strftime("%Y-%m-%d %H:%M:%S"), "recent": recent}</text:span></text:p>
      <text:p text:style-name="P60"><text:span text:style-name="Source_20_Text"><text:s text:c="20"/>if dept and dept in department_summary:</text:span></text:p>
      <text:p text:style-name="P60"><text:span text:style-name="Source_20_Text"><text:s text:c="24"/>department_summary[dept]["total"] += 1</text:span></text:p>
      <text:p text:style-name="P60"><text:span text:style-name="Source_20_Text"><text:s text:c="24"/>if recent:</text:span></text:p>
      <text:p text:style-name="P60"><text:span text:style-name="Source_20_Text"><text:s text:c="28"/>department_summary[dept]["recent"] += 1</text:span></text:p>
      <text:p text:style-name="P60"><text:span text:style-name="Source_20_Text"><text:s text:c="20"/>structure[item] = info</text:span></text:p>
      <text:p text:style-name="P60"><text:span text:style-name="Source_20_Text"><text:s text:c="8"/>return structure</text:span></text:p>
      <text:p text:style-name="P60"/>
      <text:p text:style-name="P60"><text:span text:style-name="Source_20_Text"><text:s text:c="4"/>def build_html_list(structure, dept=None):</text:span></text:p>
      <text:p text:style-name="P60"><text:span text:style-name="Source_20_Text"><text:s text:c="8"/>html = "&lt;ul class='file-tree'&gt;"</text:span></text:p>
      <text:p text:style-name="P60"><text:span text:style-name="Source_20_Text"><text:s text:c="8"/>for key, value in structure.items():</text:span></text:p>
      <text:p text:style-name="P60"><text:span text:style-name="Source_20_Text"><text:s text:c="12"/>color = department_colors.get(dept, "")</text:span></text:p>
      <text:p text:style-name="P60"><text:span text:style-name="Source_20_Text"><text:s text:c="12"/>if isinstance(value, dict) and "path" in value:</text:span></text:p>
      <text:p text:style-name="P60"><text:span text:style-name="Source_20_Text"><text:s text:c="16"/>style = "background-color: yellow;" if value["recent"] else f"background-color: {color};"</text:span></text:p>
      <text:p text:style-name="P60"><text:span text:style-name="Source_20_Text"><text:s text:c="16"/>html += f'&lt;li title="Last Modified: {value["mtime"]}" style="{style}"&gt;'</text:span></text:p>
      <text:p text:style-name="P60"><text:span text:style-name="Source_20_Text"><text:s text:c="16"/>html += f'&lt;a href="{value["path"]}" target="_blank"&gt;{key}&lt;/a&gt;&lt;/li&gt;'</text:span></text:p>
      <text:p text:style-name="P60"><text:span text:style-name="Source_20_Text"><text:s text:c="12"/>elif isinstance(value, dict):</text:span></text:p>
      <text:p text:style-name="P60"><text:span text:style-name="Source_20_Text"><text:s text:c="16"/>html += f"""</text:span></text:p>
      <text:p text:style-name="P60"><text:span text:style-name="Source_20_Text"><text:s text:c="16"/>&lt;li&gt;</text:span></text:p>
      <text:p text:style-name="P60"><text:span text:style-name="Source_20_Text"><text:s text:c="20"/>&lt;span class="caret"&gt;{key}&lt;/span&gt;</text:span></text:p>
      <text:p text:style-name="P60"><text:span text:style-name="Source_20_Text"><text:s text:c="20"/>{build_html_list(value, dept)}</text:span></text:p>
      <text:p text:style-name="P60"><text:span text:style-name="Source_20_Text"><text:s text:c="16"/>&lt;/li&gt;"""</text:span></text:p>
      <text:p text:style-name="P60"><text:span text:style-name="Source_20_Text"><text:s text:c="12"/>else:</text:span></text:p>
      <text:p text:style-name="P60"><text:span text:style-name="Source_20_Text"><text:s text:c="16"/>html += f"&lt;li&gt;{key}&lt;/li&gt;"</text:span></text:p>
      <text:p text:style-name="P60"><text:span text:style-name="Source_20_Text"><text:s text:c="8"/>html += "&lt;/ul&gt;"</text:span></text:p>
      <text:p text:style-name="P60"><text:span text:style-name="Source_20_Text"><text:s text:c="8"/>return html</text:span></text:p>
      <text:p text:style-name="P60"/>
      <text:p text:style-name="P60"><text:span text:style-name="Source_20_Text"><text:s text:c="4"/># Scan base folders</text:span></text:p>
      <text:p text:style-name="P60"><text:span text:style-name="Source_20_Text"><text:s text:c="4"/>mgu_structure = {}</text:span></text:p>
      <text:p text:style-name="P60"><text:span text:style-name="Source_20_Text"><text:s text:c="4"/>for base in BASE_DIRS:</text:span></text:p>
      <text:p text:style-name="P60"><text:span text:style-name="Source_20_Text"><text:s text:c="8"/>mgu_structure[base] = scan_folder(base)</text:span></text:p>
      <text:p text:style-name="P60"/>
      <text:p text:style-name="P60"><text:span text:style-name="Source_20_Text"><text:s text:c="4"/># Add logs</text:span></text:p>
      <text:p text:style-name="P60"><text:soft-page-break/><text:span text:style-name="Source_20_Text"><text:s text:c="4"/>log_info = {log: {"path": log, "mtime": now.strftime("%Y-%m-%d %H:%M:%S"), "recent": True} for log in LOGS}</text:span></text:p>
      <text:p text:style-name="P60"><text:span text:style-name="Source_20_Text"><text:s text:c="4"/>mgu_structure["Logs &amp; Summaries"] = log_info</text:span></text:p>
      <text:p text:style-name="P60"><text:span text:style-name="Source_20_Text"><text:s text:c="4"/>department_summary["Logs &amp; Summaries"] = {"total": len(LOGS), "recent": len(LOGS), "color": "#FFCCCC"}</text:span></text:p>
      <text:p text:style-name="P60"/>
      <text:p text:style-name="P60"><text:span text:style-name="Source_20_Text"><text:s text:c="4"/># Dashboard HTML</text:span></text:p>
      <text:p text:style-name="P60"><text:span text:style-name="Source_20_Text"><text:s text:c="4"/>dashboard_html = "&lt;h2&gt;Department Summary&lt;/h2&gt;&lt;ul&gt;"</text:span></text:p>
      <text:p text:style-name="P60"><text:span text:style-name="Source_20_Text"><text:s text:c="4"/>for dept, data in department_summary.items():</text:span></text:p>
      <text:p text:style-name="P60"><text:span text:style-name="Source_20_Text"><text:s text:c="8"/>dashboard_html += f'&lt;li style="background-color:{data["color"]}; padding:2px;"&gt;{dept}: {data["total"]} files, {data["recent"]} recently updated&lt;/li&gt;'</text:span></text:p>
      <text:p text:style-name="P60"><text:span text:style-name="Source_20_Text"><text:s text:c="4"/>dashboard_html += "&lt;/ul&gt;"</text:span></text:p>
      <text:p text:style-name="P60"/>
      <text:p text:style-name="P60"><text:span text:style-name="Source_20_Text"><text:s text:c="4"/># HTML Template</text:span></text:p>
      <text:p text:style-name="P60"><text:span text:style-name="Source_20_Text"><text:s text:c="4"/>html_content = f"""</text:span></text:p>
      <text:p text:style-name="P60"><text:span text:style-name="Source_20_Text"><text:s text:c="4"/>&lt;!DOCTYPE html&gt;</text:span></text:p>
      <text:p text:style-name="P60"><text:span text:style-name="Source_20_Text"><text:s text:c="4"/>&lt;html lang="en"&gt;</text:span></text:p>
      <text:p text:style-name="P60"><text:span text:style-name="Source_20_Text"><text:s text:c="4"/>&lt;head&gt;</text:span></text:p>
      <text:p text:style-name="P60"><text:span text:style-name="Source_20_Text"><text:s text:c="4"/>&lt;meta charset="UTF-8"&gt;</text:span></text:p>
      <text:p text:style-name="P60"><text:span text:style-name="Source_20_Text"><text:s text:c="4"/>&lt;title&gt;MGU Content System Map&lt;/title&gt;</text:span></text:p>
      <text:p text:style-name="P60"><text:span text:style-name="Source_20_Text"><text:s text:c="4"/>&lt;style&gt;</text:span></text:p>
      <text:p text:style-name="P60"><text:span text:style-name="Source_20_Text"><text:s text:c="4"/>body {{ font-family: Arial, sans-serif; background-color: #f5f5f5; }}</text:span></text:p>
      <text:p text:style-name="P60"><text:span text:style-name="Source_20_Text"><text:s text:c="4"/>.container {{ max-width: 1000px; margin: auto; padding: 20px; }}</text:span></text:p>
      <text:p text:style-name="P60"><text:span text:style-name="Source_20_Text"><text:s text:c="4"/>h1 {{ text-align: center; color: #002147; }}</text:span></text:p>
      <text:p text:style-name="P60"><text:span text:style-name="Source_20_Text"><text:s text:c="4"/>h2 {{ color: #004080; }}</text:span></text:p>
      <text:p text:style-name="P60"><text:span text:style-name="Source_20_Text"><text:s text:c="4"/>ul {{ list-style-type: none; padding-left: 20px; display: none; }}</text:span></text:p>
      <text:p text:style-name="P60"><text:span text:style-name="Source_20_Text"><text:s text:c="4"/>li {{ margin: 5px 0; }}</text:span></text:p>
      <text:p text:style-name="P60"><text:span text:style-name="Source_20_Text"><text:s text:c="4"/>li &gt; ul {{ padding-left: 20px; }}</text:span></text:p>
      <text:p text:style-name="P60"><text:span text:style-name="Source_20_Text"><text:s text:c="4"/>a {{ text-decoration: none; color: #0066cc; }}</text:span></text:p>
      <text:p text:style-name="P60"><text:span text:style-name="Source_20_Text"><text:s text:c="4"/>a:hover {{ text-decoration: underline; }}</text:span></text:p>
      <text:p text:style-name="P60"><text:span text:style-name="Source_20_Text"><text:s text:c="4"/>.caret {{ cursor: pointer; user-select: none; font-weight: bold; color: #004080; }}</text:span></text:p>
      <text:p text:style-name="P60"><text:span text:style-name="Source_20_Text"><text:s text:c="4"/>.caret::before {{ content: "\\25B6"; display: inline-block; margin-right: 6px; }}</text:span></text:p>
      <text:p text:style-name="P60"><text:span text:style-name="Source_20_Text"><text:s text:c="4"/>.caret-down::before {{ transform: rotate(90deg); }}</text:span></text:p>
      <text:p text:style-name="P60"><text:span text:style-name="Source_20_Text"><text:s text:c="4"/>#searchBox {{ width: 100%; padding: 8px; margin-bottom: 10px; font-size: 16px; }}</text:span></text:p>
      <text:p text:style-name="P60"><text:span text:style-name="Source_20_Text"><text:s text:c="4"/>#downloadPdf {{ padding: 8px 12px; font-size: 16px; margin-bottom:10px; }}</text:span></text:p>
      <text:p text:style-name="P60"><text:span text:style-name="Source_20_Text"><text:s text:c="4"/>&lt;/style&gt;</text:span></text:p>
      <text:p text:style-name="P60"><text:span text:style-name="Source_20_Text"><text:s text:c="4"/>&lt;script src="https://cdnjs.cloudflare.com/ajax/libs/html2pdf.js/0.10.1/html2pdf.bundle.min.js"&gt;&lt;/script&gt;</text:span></text:p>
      <text:p text:style-name="P60"><text:span text:style-name="Source_20_Text"><text:s text:c="4"/>&lt;/head&gt;</text:span></text:p>
      <text:p text:style-name="P60"><text:span text:style-name="Source_20_Text"><text:s text:c="4"/>&lt;body&gt;</text:span></text:p>
      <text:p text:style-name="P60"><text:span text:style-name="Source_20_Text"><text:s text:c="4"/>&lt;div class="container"&gt;</text:span></text:p>
      <text:p text:style-name="P60"><text:span text:style-name="Source_20_Text"><text:s text:c="4"/>&lt;h1&gt;MGU Content System Map&lt;/h1&gt;</text:span></text:p>
      <text:p text:style-name="P60"><text:span text:style-name="Source_20_Text"><text:s text:c="4"/>{dashboard_html}</text:span></text:p>
      <text:p text:style-name="P60"><text:span text:style-name="Source_20_Text"><text:s text:c="4"/>&lt;input type="text" id="searchBox" placeholder="Search files or folders..." onkeyup="filterTree()"&gt;</text:span></text:p>
      <text:p text:style-name="P60"><text:span text:style-name="Source_20_Text"><text:s text:c="4"/>&lt;button id="downloadPdf"&gt;Download PDF&lt;/button&gt;</text:span></text:p>
      <text:p text:style-name="P60"><text:span text:style-name="Source_20_Text"><text:s text:c="4"/>{build_html_list(mgu_structure)}</text:span></text:p>
      <text:p text:style-name="P60"><text:span text:style-name="Source_20_Text"><text:s text:c="4"/>&lt;/div&gt;</text:span></text:p>
      <text:p text:style-name="P60"/>
      <text:p text:style-name="P60"><text:span text:style-name="Source_20_Text"><text:s text:c="4"/>&lt;script&gt;</text:span></text:p>
      <text:p text:style-name="P60"><text:span text:style-name="Source_20_Text"><text:s text:c="4"/>// Collapsible folders</text:span></text:p>
      <text:p text:style-name="P60"><text:span text:style-name="Source_20_Text"><text:s text:c="4"/>var togglers = document.getElementsByClassName("caret");</text:span></text:p>
      <text:p text:style-name="P60"><text:span text:style-name="Source_20_Text"><text:s text:c="4"/>for (var i = 0; i &lt; togglers.length; i++) {{</text:span></text:p>
      <text:p text:style-name="P60"><text:span text:style-name="Source_20_Text"><text:s text:c="6"/>togglers[i].addEventListener("click", function() {{</text:span></text:p>
      <text:p text:style-name="P60"><text:span text:style-name="Source_20_Text"><text:s text:c="8"/>this.parentElement.querySelector("ul").classList.toggle("active");</text:span></text:p>
      <text:p text:style-name="P60"><text:span text:style-name="Source_20_Text"><text:s text:c="8"/>this.classList.toggle("caret-down");</text:span></text:p>
      <text:p text:style-name="P60"><text:span text:style-name="Source_20_Text"><text:s text:c="8"/>var ul = this.parentElement.querySelector("ul");</text:span></text:p>
      <text:p text:style-name="P60"><text:span text:style-name="Source_20_Text"><text:s text:c="8"/>ul.style.display = (ul.style.display === "block") ? "none" : "block";</text:span></text:p>
      <text:p text:style-name="P60"><text:span text:style-name="Source_20_Text"><text:s text:c="6"/>}});</text:span></text:p>
      <text:p text:style-name="P60"><text:span text:style-name="Source_20_Text"><text:s text:c="4"/>}}</text:span></text:p>
      <text:p text:style-name="P60"/>
      <text:p text:style-name="P60"><text:span text:style-name="Source_20_Text"><text:s text:c="4"/>// Show top-level lists by default</text:span></text:p>
      <text:p text:style-name="P60"><text:span text:style-name="Source_20_Text"><text:s text:c="4"/>var topUl = document.querySelectorAll(".container &gt; ul");</text:span></text:p>
      <text:p text:style-name="P60"><text:span text:style-name="Source_20_Text"><text:s text:c="4"/>topUl.forEach(ul =&gt; ul.style.display = "block");</text:span></text:p>
      <text:p text:style-name="P60"/>
      <text:p text:style-name="P60"><text:span text:style-name="Source_20_Text"><text:s text:c="4"/>// Search/filter function</text:span></text:p>
      <text:p text:style-name="P60"><text:soft-page-break/><text:span text:style-name="Source_20_Text"><text:s text:c="4"/>function filterTree() {{</text:span></text:p>
      <text:p text:style-name="P60"><text:span text:style-name="Source_20_Text"><text:s text:c="6"/>var input = document.getElementById('searchBox');</text:span></text:p>
      <text:p text:style-name="P60"><text:span text:style-name="Source_20_Text"><text:s text:c="6"/>var filter = input.value.toLowerCase();</text:span></text:p>
      <text:p text:style-name="P60"><text:span text:style-name="Source_20_Text"><text:s text:c="6"/>var items = document.querySelectorAll('.file-tree li');</text:span></text:p>
      <text:p text:style-name="P60"><text:span text:style-name="Source_20_Text"><text:s text:c="6"/>items.forEach(function(li) {{</text:span></text:p>
      <text:p text:style-name="P60"><text:span text:style-name="Source_20_Text"><text:s text:c="8"/>var text = li.textContent || li.innerText;</text:span></text:p>
      <text:p text:style-name="P60"><text:span text:style-name="Source_20_Text"><text:s text:c="8"/>li.style.display = text.toLowerCase().indexOf(filter) &gt; -1 ? "" : "none";</text:span></text:p>
      <text:p text:style-name="P60"><text:span text:style-name="Source_20_Text"><text:s text:c="6"/>}});</text:span></text:p>
      <text:p text:style-name="P60"><text:span text:style-name="Source_20_Text"><text:s text:c="4"/>}}</text:span></text:p>
      <text:p text:style-name="P60"/>
      <text:p text:style-name="P60"><text:span text:style-name="Source_20_Text"><text:s text:c="4"/>// PDF export</text:span></text:p>
      <text:p text:style-name="P60"><text:span text:style-name="Source_20_Text"><text:s text:c="4"/>document.getElementById("downloadPdf").addEventListener("click", function() {{</text:span></text:p>
      <text:p text:style-name="P60"><text:span text:style-name="Source_20_Text"><text:s text:c="8"/>var element = document.querySelector(".container");</text:span></text:p>
      <text:p text:style-name="P60"><text:span text:style-name="Source_20_Text"><text:s text:c="8"/>var opt = {{</text:span></text:p>
      <text:p text:style-name="P60"><text:span text:style-name="Source_20_Text"><text:s text:c="12"/>margin: 0.5,</text:span></text:p>
      <text:p text:style-name="P60"><text:span text:style-name="Source_20_Text"><text:s text:c="12"/>filename: 'MGU_Content_Map.pdf',</text:span></text:p>
      <text:p text:style-name="P60"><text:span text:style-name="Source_20_Text"><text:s text:c="12"/>image: {{ type: 'jpeg', quality: 0.98 }},</text:span></text:p>
      <text:p text:style-name="P60"><text:span text:style-name="Source_20_Text"><text:s text:c="12"/>html2canvas: {{ scale: 2 }},</text:span></text:p>
      <text:p text:style-name="P60"><text:span text:style-name="Source_20_Text"><text:s text:c="12"/>jsPDF: {{ unit: 'in', format: 'letter', orientation: 'portrait' }}</text:span></text:p>
      <text:p text:style-name="P60"><text:span text:style-name="Source_20_Text"><text:s text:c="8"/>}};</text:span></text:p>
      <text:p text:style-name="P60"><text:span text:style-name="Source_20_Text"><text:s text:c="8"/>html2pdf().set(opt).from(element).save();</text:span></text:p>
      <text:p text:style-name="P60"><text:span text:style-name="Source_20_Text"><text:s text:c="4"/>}});</text:span></text:p>
      <text:p text:style-name="P60"><text:span text:style-name="Source_20_Text"><text:s text:c="4"/>&lt;/script&gt;</text:span></text:p>
      <text:p text:style-name="P60"><text:span text:style-name="Source_20_Text"><text:s text:c="4"/>&lt;/body&gt;</text:span></text:p>
      <text:p text:style-name="P60"><text:span text:style-name="Source_20_Text"><text:s text:c="4"/>&lt;/html&gt;</text:span></text:p>
      <text:p text:style-name="P60"><text:span text:style-name="Source_20_Text"><text:s text:c="4"/>"""</text:span></text:p>
      <text:p text:style-name="P60"/>
      <text:p text:style-name="P60"><text:span text:style-name="Source_20_Text"><text:s text:c="4"/># Write HTML file</text:span></text:p>
      <text:p text:style-name="P60"><text:span text:style-name="Source_20_Text"><text:s text:c="4"/>with open(HTML_FILE, "w", encoding="utf-8") as f:</text:span></text:p>
      <text:p text:style-name="P60"><text:span text:style-name="Source_20_Text"><text:s text:c="8"/>f.write(html_content)</text:span></text:p>
      <text:p text:style-name="P60"/>
      <text:p text:style-name="P60"><text:span text:style-name="Source_20_Text"><text:s text:c="4"/>print(f"MGU map regenerated at {datetime.now().strftime('%Y-%m-%d %H:%M:%S')}")</text:span></text:p>
      <text:p text:style-name="P60"/>
      <text:p text:style-name="P60"><text:span text:style-name="Source_20_Text"># Watchdog event handler</text:span></text:p>
      <text:p text:style-name="P60"><text:span text:style-name="Source_20_Text">class ChangeHandler(FileSystemEventHandler):</text:span></text:p>
      <text:p text:style-name="P60"><text:span text:style-name="Source_20_Text"><text:s text:c="4"/>def on_modified(self, event):</text:span></text:p>
      <text:p text:style-name="P60"><text:span text:style-name="Source_20_Text"><text:s text:c="8"/>if event.src_path.endswith((".md", ".html")):</text:span></text:p>
      <text:p text:style-name="P60"><text:span text:style-name="Source_20_Text"><text:s text:c="12"/>generate_map()</text:span></text:p>
      <text:p text:style-name="P60"/>
      <text:p text:style-name="P60"><text:span text:style-name="Source_20_Text"># Start observer</text:span></text:p>
      <text:p text:style-name="P60"><text:span text:style-name="Source_20_Text">if __name__ == "__main__":</text:span></text:p>
      <text:p text:style-name="P60"><text:span text:style-name="Source_20_Text"><text:s text:c="4"/>generate_map() <text:s/># initial generation</text:span></text:p>
      <text:p text:style-name="P60"><text:span text:style-name="Source_20_Text"><text:s text:c="4"/>observer = Observer()</text:span></text:p>
      <text:p text:style-name="P60"><text:span text:style-name="Source_20_Text"><text:s text:c="4"/>for folder in BASE_DIRS:</text:span></text:p>
      <text:p text:style-name="P60"><text:span text:style-name="Source_20_Text"><text:s text:c="8"/>observer.schedule(ChangeHandler(), path=folder, recursive=True)</text:span></text:p>
      <text:p text:style-name="P60"><text:span text:style-name="Source_20_Text"><text:s text:c="4"/>observer.start()</text:span></text:p>
      <text:p text:style-name="P60"><text:span text:style-name="Source_20_Text"><text:s text:c="4"/>print("Watching for file changes...")</text:span></text:p>
      <text:p text:style-name="P60"><text:span text:style-name="Source_20_Text"><text:s text:c="4"/>try:</text:span></text:p>
      <text:p text:style-name="P60"><text:span text:style-name="Source_20_Text"><text:s text:c="8"/>while True:</text:span></text:p>
      <text:p text:style-name="P60"><text:span text:style-name="Source_20_Text"><text:s text:c="12"/>time.sleep(1)</text:span></text:p>
      <text:p text:style-name="P60"><text:span text:style-name="Source_20_Text"><text:s text:c="4"/>except KeyboardInterrupt:</text:span></text:p>
      <text:p text:style-name="P60"><text:span text:style-name="Source_20_Text"><text:s text:c="8"/>observer.stop()</text:span></text:p>
      <text:p text:style-name="P61"><text:span text:style-name="Source_20_Text"><text:s text:c="4"/>observer.join()</text:span></text:p>
      <text:p text:style-name="Horizontal_20_Line"/>
      <text:h text:style-name="Heading_20_3" text:outline-level="3">✅ Key Features</text:h>
      <text:list xml:id="list7645992913022868320" text:style-name="L59">
        <text:list-item>
          <text:p text:style-name="P59"><text:span text:style-name="Strong_20_Emphasis">Automatic regeneration</text:span> whenever a Markdown or HTML file changes.</text:p>
        </text:list-item>
        <text:list-item>
          <text:p text:style-name="P59"><text:span text:style-name="Strong_20_Emphasis">Collapsible folders</text:span> with colored departments.</text:p>
        </text:list-item>
        <text:list-item>
          <text:p text:style-name="P59"><text:span text:style-name="Strong_20_Emphasis">Dashboard summary</text:span> showing total &amp; recent files.</text:p>
        </text:list-item>
        <text:list-item>
          <text:p text:style-name="P59"><text:span text:style-name="Strong_20_Emphasis">Search/filter box</text:span> for instant file/folder search.</text:p>
        </text:list-item>
        <text:list-item>
          <text:p text:style-name="P59"><text:span text:style-name="Strong_20_Emphasis">PDF export button</text:span> for offline snapshots.</text:p>
        </text:list-item>
        <text:list-item>
          <text:p text:style-name="P59"><text:soft-page-break/><text:span text:style-name="Strong_20_Emphasis">Top-level expanded</text:span> by default.</text:p>
        </text:list-item>
      </text:list>
      <text:p text:style-name="Horizontal_20_Line"/>
      <text:p text:style-name="Text_20_body">This is now your <text:span text:style-name="Strong_20_Emphasis">fully automated, real-time, interactive MGU system map</text:span> — the ultimate 1.0 base for future upgrades.</text:p>
      <text:p text:style-name="Text_20_body">Do you want me to <text:span text:style-name="Strong_20_Emphasis">also add email notifications when new or updated files are detected</text:span>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MS Gothic" style:font-size-asian="7pt" style:font-weight-asian="bold" style:font-name-complex="Tahoma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2M57S</meta:editing-duration>
    <meta:editing-cycles>12</meta:editing-cycles>
    <meta:generator>OpenOffice/4.1.15$Win32 OpenOffice.org_project/4115m2$Build-9813</meta:generator>
    <dc:date>2025-08-16T05:05:18.27</dc:date>
    <dc:creator>Joseph Malone</dc:creator>
    <meta:document-statistic meta:table-count="0" meta:image-count="0" meta:object-count="0" meta:page-count="65" meta:paragraph-count="2850" meta:word-count="13969" meta:character-count="114763"/>
    <meta:user-defined meta:name="Info 1"/>
    <meta:user-defined meta:name="Info 2"/>
    <meta:user-defined meta:name="Info 3"/>
    <meta:user-defined meta:name="Info 4"/>
  </office:meta>
</office:document-meta>
</file>